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000000"/>
      <style:text-properties fo:color="#FFFFFF" style:font-name="Open Sans" style:font-name-asian="Open Sans" style:font-name-complex="Open Sans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36">
      <style:table-cell-properties fo:background-color="#F0FFFF"/>
    </style:style>
    <style:style style:name="ce13" style:family="table-cell" style:parent-style-name="Default" style:data-style-name="N0">
      <style:table-cell-properties fo:background-color="#F0FFFF"/>
    </style:style>
    <style:style style:name="ce14" style:family="table-cell" style:parent-style-name="Default" style:data-style-name="N38"/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 fo:background-color="#000000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transparent"/>
    </style:style>
    <style:style style:name="ce19" style:family="table-cell" style:parent-style-name="Default" style:data-style-name="N4">
      <style:table-cell-properties fo:background-color="#F0FFFF"/>
    </style:style>
    <style:style style:name="ce20" style:family="table-cell" style:parent-style-name="Default" style:data-style-name="N4">
      <style:table-cell-properties fo:background-color="#F0FFF0"/>
    </style:style>
    <style:style style:name="ce21" style:family="table-cell" style:parent-style-name="Default" style:data-style-name="N4">
      <style:table-cell-properties fo:background-color="#FFFFE0"/>
    </style:style>
    <style:style style:name="ce22" style:family="table-cell" style:parent-style-name="Default" style:data-style-name="N37"/>
    <style:style style:name="ce23" style:family="table-cell" style:parent-style-name="Default" style:data-style-name="N36">
      <style:table-cell-properties fo:background-color="#F5FFFA"/>
    </style:style>
    <style:style style:name="ce24" style:family="table-cell" style:parent-style-name="Default" style:data-style-name="N0">
      <style:table-cell-properties fo:background-color="#F5FFFA"/>
    </style:style>
    <style:style style:name="ce25" style:family="table-cell" style:parent-style-name="Default" style:data-style-name="N36">
      <style:table-cell-properties fo:background-color="#FFFFE0"/>
    </style:style>
    <style:style style:name="ce26" style:family="table-cell" style:parent-style-name="Default" style:data-style-name="N0">
      <style:table-cell-properties fo:background-color="#FFFFE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3.17625cm"/>
    </style:style>
    <style:style style:name="co4" style:family="table-column">
      <style:table-column-properties fo:break-before="auto" style:column-width="32.7554166666667cm"/>
    </style:style>
    <style:style style:name="co5" style:family="table-column">
      <style:table-column-properties fo:break-before="auto" style:column-width="0.740833333333333cm" style:use-optimal-column-width="true"/>
    </style:style>
    <style:style style:name="co6" style:family="table-column">
      <style:table-column-properties fo:break-before="auto" style:column-width="0.846666666666667cm" style:use-optimal-column-width="true"/>
    </style:style>
    <style:style style:name="co7" style:family="table-column">
      <style:table-column-properties fo:break-before="auto" style:column-width="2.51354166666667cm" style:use-optimal-column-width="true"/>
    </style:style>
    <style:style style:name="co8" style:family="table-column">
      <style:table-column-properties fo:break-before="auto" style:column-width="1.905cm" style:use-optimal-column-width="true"/>
    </style:style>
    <style:style style:name="co9" style:family="table-column">
      <style:table-column-properties fo:break-before="auto" style:column-width="2.01083333333333cm" style:use-optimal-column-width="true"/>
    </style:style>
    <style:style style:name="co10" style:family="table-column">
      <style:table-column-properties fo:break-before="auto" style:column-width="2.75166666666667cm" style:use-optimal-column-width="true"/>
    </style:style>
    <style:style style:name="co11" style:family="table-column">
      <style:table-column-properties fo:break-before="auto" style:column-width="3.175cm" style:use-optimal-column-width="true"/>
    </style:style>
    <style:style style:name="co12" style:family="table-column">
      <style:table-column-properties fo:break-before="auto" style:column-width="1.61395833333333cm" style:use-optimal-column-width="true"/>
    </style:style>
    <style:style style:name="co13" style:family="table-column">
      <style:table-column-properties fo:break-before="auto" style:column-width="4.39208333333333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0.687916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9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7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6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4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6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4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9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4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8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8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3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8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7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4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7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4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6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8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7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8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4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</text:p>
          </table:table-cell>
          <table:table-cell office:value-type="string" table:style-name="ce1">
            <text:p>4.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5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9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5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9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4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5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4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8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6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3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Iris-set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0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9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5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4.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7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9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4.6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2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9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0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6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6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8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4.1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6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9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4.3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6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8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0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7</text:p>
          </table:table-cell>
          <table:table-cell office:value-type="string" table:style-name="ce1">
            <text:p>2.6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5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5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8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0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4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0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6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1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5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5</text:p>
          </table:table-cell>
          <table:table-cell office:value-type="string" table:style-name="ce1">
            <text:p>2.6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6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8</text:p>
          </table:table-cell>
          <table:table-cell office:value-type="string" table:style-name="ce1">
            <text:p>2.6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0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6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7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7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4.3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1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7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4.1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Iris-versicol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8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1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9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5.6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8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6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6.6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.9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3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5.8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2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6.1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5.3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8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5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7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8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5.3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5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7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6.7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7</text:p>
          </table:table-cell>
          <table:table-cell office:value-type="string" table:style-name="ce1">
            <text:p>2.6</text:p>
          </table:table-cell>
          <table:table-cell office:value-type="string" table:style-name="ce1">
            <text:p>6.9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0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9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5.7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6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7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6.7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5.7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2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6.0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5.6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2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8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4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6.1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9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6.4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5.6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1</text:p>
          </table:table-cell>
          <table:table-cell office:value-type="string" table:style-name="ce1">
            <text:p>2.6</text:p>
          </table:table-cell>
          <table:table-cell office:value-type="string" table:style-name="ce1">
            <text:p>5.6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.7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6.1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5.6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4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5.5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0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9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5.4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5.6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9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8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8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5.9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5.7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7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2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3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5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2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.2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5.4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.9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Iris-virginica</text:p>
          </table:table-cell>
          <table:table-cell table:number-columns-repeated="16379"/>
        </table:table-row>
        <table:table-row table:number-rows-repeated="1048426" table:style-name="ro1">
          <table:table-cell table:number-columns-repeated="16384"/>
        </table:table-row>
      </table:table>
      <table:table table:name="names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1. Title: Iris Plants Datab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dated Sept 21 by C.Blake - Added discrepency inform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Source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5"/>(a) Creator: R.A. Fis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5"/>(b) Donor: Michael Marshall (MARSHALL%PLU@io.arc.nasa.gov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5"/>(c) Date: July, 1988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Past Usage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- Publications: too many to mention!!! <text:s/>Here are a few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1. Fisher,R.A. "The use of multiple measurements in taxonomic problems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Annual Eugenics, 7, Part II, 179-188 (1936); also in "Contribu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to Mathematical Statistics" (John Wiley, NY, 1950)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2. Duda,R.O., &amp; Hart,P.E. (1973) Pattern Classification and Scene Analysi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(Q327.D83) John Wiley &amp; Sons. <text:s/>ISBN 0-471-22361-1. <text:s/>See page 218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3. Dasarathy, B.V. (1980) "Nosing Around the Neighborhood: A New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Structure and Classification Rule for Recognition in Partially Expo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Environments". <text:s/>IEEE Transactions on Pattern Analysis and Mach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Intelligence, Vol. PAMI-2, No. 1, 67-71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-- Result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9"/>-- very low misclassification rates (0% for the setosa clas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4. Gates, G.W. (1972) "The Reduced Nearest Neighbor Rule". <text:s/>IE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Transactions on Information Theory, May 1972, 431-433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-- Result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9"/>-- very low misclassification rates ag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5. See also: 1988 MLC Proceedings, 54-64. <text:s/>Cheeseman et al's AUTOCLASS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conceptual clustering system finds 3 classes in the data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Relevant Information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--- This is perhaps the best known database to be found in the patt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7"/>recognition literature. <text:s/>Fisher's paper is a classic in the fie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7"/>and is referenced frequently to this day. <text:s/>(See Duda &amp; Hart, f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7"/>example.) <text:s/>The data set contains 3 classes of 50 instances each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7"/>where each class refers to a type of iris plant. <text:s/>One class 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7"/>linearly separable from the other 2; the latter are NOT linear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7"/>separable from each other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--- Predicted attribute: class of iris plant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--- This is an exceedingly simple domain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--- This data differs from the data presented in Fishers arti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identified by Steve Chadwick, <text:s/>spchadwick@espeedaz.net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35th sample should be: 4.9,3.1,1.5,0.2,"Iris-setosa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re the error is in the fourth featur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38th sample: 4.9,3.6,1.4,0.1,"Iris-setosa"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re the errors are in the second and third features.<text:s text:c="2"/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Number of Instances: 150 (50 in each of three classes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Number of Attributes: 4 numeric, predictive attributes and the cla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Attribute Information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1. sepal length in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2. sepal width in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3. petal length in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4. petal width in c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5. clas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-- Iris Set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-- Iris Versicol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6"/>-- Iris Virginic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. Missing Attribute Values: No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mary Statistic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9"/>Min <text:s/>Max <text:s text:c="2"/>Mean <text:s text:c="3"/>SD <text:s text:c="2"/>Class Correl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sepal length: 4.3 <text:s/>7.9 <text:s text:c="2"/>5.84 <text:s/>0.83 <text:s text:c="3"/>0.7826<text:s text:c="3"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sepal width: 2.0 <text:s/>4.4 <text:s text:c="2"/>3.05 <text:s/>0.43 <text:s text:c="2"/>-0.41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3"/>petal length: 1.0 <text:s/>6.9 <text:s text:c="2"/>3.76 <text:s/>1.76 <text:s text:c="3"/>0.9490 <text:s/>(high!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4"/>petal width: 0.1 <text:s/>2.5 <text:s text:c="2"/>1.20 <text:s/>0.76 <text:s text:c="3"/>0.9565 <text:s/>(high!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. Class Distribution: 33.3% for each of 3 classes.</text:p>
          </table:table-cell>
          <table:table-cell table:number-columns-repeated="16383"/>
        </table:table-row>
        <table:table-row table:number-rows-repeated="1048507" table:style-name="ro1">
          <table:table-cell table:number-columns-repeated="16384"/>
        </table:table-row>
      </table:table>
      <table:table table:name="Objetivos" table:style-name="ta1">
        <table:table-column table:style-name="co4" table:default-cell-style-name="ce1"/>
        <table:table-column table:style-name="co1" table:number-columns-repeated="1023" table:default-cell-style-name="ce1"/>
        <table:table-column table:style-name="co2" table:number-columns-repeated="15360" table:default-cell-style-name="ce1"/>
        <table:table-row table:style-name="ro2">
          <table:table-cell office:value-type="string" table:style-name="ce2">
            <text:p>Problema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1 Apresente o gráfico das funções de probabilidade: p(SL | Ci), p(SW | Ci), p(PL | Ci), p(SW |Ci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2 Apresente o gráfico do modelo de classificação p(Ci | SL, SW, PL, PW) usando o classificador Bayesiano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ta: as variáveis em questão são variáveis contínuas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<text:span text:style-name="T2">Problema 02:<text:s/></text:span>Realize a classificação dos dados de teste usando o classificador do Problema 02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cule e apresente a taxa de acerto de cada amostra de teste para cada classe.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3">
          <table:table-cell office:value-type="string" table:style-name="ce4">
            <text:p>TUTORIAL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roblema 1.1: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) Para gerar o gráfico das funções de probabilidade é preciso achar as<text:s/><text:span text:style-name="T2">gausianas</text:span>.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NOTA: Gaussianas == Distribuição normal | Dados contínuos assumem uma distribuição normal.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1">
            <text:p>1.1 - Obter a média de cada caracteristica em cada Class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2 - Obter o desvio padrão de cada caracteristica em cada Cla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Plotar as gaussia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1 – Será gerado um gráfico para cada característica, contendo todas as classes. Para plotar os gráficos é preciso de um eixo X (escala) e um eixo Y (distribuição normal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nossa escala deve compreender os valores da nossa mostra, por exemplo: temos uma mostra de 1, 7, 8, 3. Como não passam de 10 a nossa escala poderia ser de 0 a 10.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2.2 – Formula =DIST.NORM.N( x ; média ; desvpadrão ; FALSO)<text:s/><text:span text:style-name="T1">| Falso = relativa (por isso nesse caso éh falso) | Verdadeiro = acumulado (não é distribuição normal)</text:span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a formula você tem que aplicar em cada uma das escal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3 - Gera o gráfico de dispersão</text:p>
          </table:table-cell>
          <table:table-cell table:number-columns-repeated="16383"/>
        </table:table-row>
        <table:table-row table:number-rows-repeated="1048551" table:style-name="ro1">
          <table:table-cell table:number-columns-repeated="16384"/>
        </table:table-row>
      </table:table>
      <table:table table:name="Resolução" table:style-name="ta2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number-columns-repeated="4" table:default-cell-style-name="ce1"/>
        <table:table-column table:style-name="co11" table:number-columns-repeated="2" table:default-cell-style-name="ce1"/>
        <table:table-column table:style-name="co5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2" table:number-columns-repeated="7" table:default-cell-style-name="ce1"/>
        <table:table-column table:style-name="co16" table:default-cell-style-name="ce1"/>
        <table:table-column table:style-name="co11" table:number-columns-repeated="3" table:default-cell-style-name="ce1"/>
        <table:table-column table:style-name="co2" table:number-columns-repeated="16351" table:default-cell-style-name="ce1"/>
        <table:table-row table:style-name="ro2">
          <table:table-cell office:value-type="string" table:style-name="ce7">
            <text:p>SL</text:p>
          </table:table-cell>
          <table:table-cell office:value-type="string" table:style-name="ce7">
            <text:p>SW</text:p>
          </table:table-cell>
          <table:table-cell office:value-type="string" table:style-name="ce7">
            <text:p>PL</text:p>
          </table:table-cell>
          <table:table-cell office:value-type="string" table:style-name="ce7">
            <text:p>PW</text:p>
          </table:table-cell>
          <table:table-cell office:value-type="string" table:style-name="ce7">
            <text:p>C</text:p>
          </table:table-cell>
          <table:table-cell office:value-type="string" table:style-name="ce8">
            <text:p>p(SL | Ci)</text:p>
          </table:table-cell>
          <table:table-cell office:value-type="string" table:style-name="ce8">
            <text:p>p(SW | Ci)</text:p>
          </table:table-cell>
          <table:table-cell office:value-type="string" table:style-name="ce9">
            <text:p>p(PL | Ci)</text:p>
          </table:table-cell>
          <table:table-cell office:value-type="string" table:style-name="ce9">
            <text:p>p(PW |Ci)</text:p>
          </table:table-cell>
          <table:table-cell office:value-type="string" table:style-name="ce8">
            <text:p>p(Ci | SL, SW)</text:p>
          </table:table-cell>
          <table:table-cell office:value-type="string" table:style-name="ce8">
            <text:p>p(Ci | SL, PL)</text:p>
          </table:table-cell>
          <table:table-cell office:value-type="string" table:style-name="ce8">
            <text:p>p(Ci | SL, PW)</text:p>
          </table:table-cell>
          <table:table-cell office:value-type="string" table:style-name="ce8">
            <text:p>p(Ci | SW, PL)</text:p>
          </table:table-cell>
          <table:table-cell office:value-type="string" table:style-name="ce8">
            <text:p>p(Ci | SW, PW)</text:p>
          </table:table-cell>
          <table:table-cell office:value-type="string" table:style-name="ce8">
            <text:p>p(Ci | PL, PW)</text:p>
          </table:table-cell>
          <table:table-cell table:number-columns-repeated="2" table:style-name="ce1"/>
          <table:table-cell table:style-name="ce10"/>
          <table:table-cell table:style-name="ce11"/>
          <table:table-cell table:number-columns-repeated="16365" table:style-name="ce1"/>
        </table:table-row>
        <table:table-row table:style-name="ro2">
          <table:table-cell office:value-type="float" office:value="5.0999999999999996" table:style-name="ce12">
            <text:p>5,1</text:p>
          </table:table-cell>
          <table:table-cell office:value-type="float" office:value="3.5" table:style-name="ce12">
            <text:p>3,5</text:p>
          </table:table-cell>
          <table:table-cell office:value-type="float" office:value="1.4" table:style-name="ce12">
            <text:p>1,4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1.088372777046718" table:formula="of:=((1/(SQRT(2*PI())*[.S$11])))*EXP((-1/2)*(([.A2]-[.S$3])^2)/(([.S$11])^2))" table:style-name="ce14">
            <text:p>1,088373</text:p>
          </table:table-cell>
          <table:table-cell office:value-type="float" office:value="1.0607578103705189" table:formula="of:=((1/(SQRT(2*PI())*[.S$12])))*EXP((-1/2)*(([.B2]-[.S$4])^2)/(([.S$12])^2))" table:style-name="ce14">
            <text:p>1,060758</text:p>
          </table:table-cell>
          <table:table-cell office:value-type="float" office:value="2.0844051750143828" table:formula="of:=((1/(SQRT(2*PI())*[.S$13])))*EXP((-1/2)*(([.C2]-[.S$5])^2)/(([.S$13])^2))" table:style-name="ce14">
            <text:p>2,084405</text:p>
          </table:table-cell>
          <table:table-cell office:value-type="float" office:value="3.5780471403328127" table:formula="of:=((1/(SQRT(2*PI())*[.S$14])))*EXP((-1/2)*(([.D2]-[.S$6])^2)/(([.S$14])^2))" table:style-name="ce14">
            <text:p>3,578047</text:p>
          </table:table-cell>
          <table:table-cell office:value-type="float" office:value="0.38483330794898579" table:formula="of:=1/3*[.F2]*[.G2]" table:style-name="ce1">
            <text:p>0,384833308</text:p>
          </table:table-cell>
          <table:table-cell office:value-type="float" office:value="0.75620328294031802" table:formula="of:=1/3*[.F2]*[.H2]" table:style-name="ce1">
            <text:p>0,756203283</text:p>
          </table:table-cell>
          <table:table-cell office:value-type="float" office:value="1.2980830341760303" table:formula="of:=1/3*[.F2]*[.I2]" table:style-name="ce1">
            <text:p>1,298083034</text:p>
          </table:table-cell>
          <table:table-cell office:value-type="float" office:value="0.73701635645774488" table:formula="of:=1/3*[.G2]*[.H2]" table:style-name="ce1">
            <text:p>0,737016356</text:p>
          </table:table-cell>
          <table:table-cell office:value-type="float" office:value="1.2651471499939768" table:formula="of:=1/3*[.G2]*[.I2]" table:style-name="ce1">
            <text:p>1,26514715</text:p>
          </table:table-cell>
          <table:table-cell office:value-type="float" office:value="2.4860333252517091" table:formula="of:=1/3*[.H2]*[.I2]" table:style-name="ce1">
            <text:p>2,486033325</text:p>
          </table:table-cell>
          <table:table-cell table:style-name="ce1"/>
          <table:table-cell office:value-type="string" table:style-name="ce15">
            <text:p>1.1</text:p>
          </table:table-cell>
          <table:table-cell office:value-type="string" table:style-name="ce16">
            <text:p>MEDIA</text:p>
          </table:table-cell>
          <table:table-cell office:value-type="string" table:style-name="ce7">
            <text:p>SETOSA</text:p>
          </table:table-cell>
          <table:table-cell office:value-type="string" table:style-name="ce8">
            <text:p>VERSICOLOR</text:p>
          </table:table-cell>
          <table:table-cell office:value-type="string" table:style-name="ce8">
            <text:p>VIRGINICA</text:p>
          </table:table-cell>
          <table:table-cell table:number-columns-repeated="4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4.9000000000000004" table:style-name="ce12">
            <text:p>4,9</text:p>
          </table:table-cell>
          <table:table-cell office:value-type="float" office:value="3" table:style-name="ce12">
            <text:p>3,0</text:p>
          </table:table-cell>
          <table:table-cell office:value-type="float" office:value="1.4" table:style-name="ce12">
            <text:p>1,4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1.0152062569384694" table:formula="of:=((1/(SQRT(2*PI())*[.S$11])))*EXP((-1/2)*(([.A3]-[.S$3])^2)/(([.S$11])^2))" table:style-name="ce14">
            <text:p>1,015206</text:p>
          </table:table-cell>
          <table:table-cell office:value-type="float" office:value="0.48718728763651514" table:formula="of:=((1/(SQRT(2*PI())*[.S$12])))*EXP((-1/2)*(([.B3]-[.S$4])^2)/(([.S$12])^2))" table:style-name="ce14">
            <text:p>0,487187</text:p>
          </table:table-cell>
          <table:table-cell office:value-type="float" office:value="2.0844051750143828" table:formula="of:=((1/(SQRT(2*PI())*[.S$13])))*EXP((-1/2)*(([.C3]-[.S$5])^2)/(([.S$13])^2))" table:style-name="ce14">
            <text:p>2,084405</text:p>
          </table:table-cell>
          <table:table-cell office:value-type="float" office:value="3.5780471403328127" table:formula="of:=((1/(SQRT(2*PI())*[.S$14])))*EXP((-1/2)*(([.D3]-[.S$6])^2)/(([.S$14])^2))" table:style-name="ce14">
            <text:p>3,578047</text:p>
          </table:table-cell>
          <table:table-cell office:value-type="float" office:value="0.16486519423649068" table:formula="of:=1/3*[.F3]*[.G3]" table:style-name="ce1">
            <text:p>0,164865194</text:p>
          </table:table-cell>
          <table:table-cell office:value-type="float" office:value="0.70536705855650894" table:formula="of:=1/3*[.F3]*[.H3]" table:style-name="ce1">
            <text:p>0,705367059</text:p>
          </table:table-cell>
          <table:table-cell office:value-type="float" office:value="1.2108186148288897" table:formula="of:=1/3*[.F3]*[.I3]" table:style-name="ce1">
            <text:p>1,210818615</text:p>
          </table:table-cell>
          <table:table-cell office:value-type="float" office:value="0.33849856785025756" table:formula="of:=1/3*[.G3]*[.H3]" table:style-name="ce1">
            <text:p>0,338498568</text:p>
          </table:table-cell>
          <table:table-cell office:value-type="float" office:value="0.58105969377811073" table:formula="of:=1/3*[.G3]*[.I3]" table:style-name="ce1">
            <text:p>0,581059694</text:p>
          </table:table-cell>
          <table:table-cell office:value-type="float" office:value="2.4860333252517091" table:formula="of:=1/3*[.H3]*[.I3]" table:style-name="ce1">
            <text:p>2,486033325</text:p>
          </table:table-cell>
          <table:table-cell table:number-columns-repeated="2" table:style-name="ce1"/>
          <table:table-cell office:value-type="string" table:style-name="ce8">
            <text:p>SL</text:p>
          </table:table-cell>
          <table:table-cell office:value-type="float" office:value="5.0457142857142845" table:formula="of:=AVERAGE([.A2:.A36])" table:style-name="ce19">
            <text:p>5,05</text:p>
          </table:table-cell>
          <table:table-cell office:value-type="float" office:value="6.0085714285714289" table:formula="of:=AVERAGE([.A37:.A71])" table:style-name="ce20">
            <text:p>6,01</text:p>
          </table:table-cell>
          <table:table-cell office:value-type="float" office:value="6.6171428571428565" table:formula="of:=AVERAGE([.A72:.A106])" table:style-name="ce21">
            <text:p>6,62</text:p>
          </table:table-cell>
          <table:table-cell table:number-columns-repeated="4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4.7" table:style-name="ce12">
            <text:p>4,7</text:p>
          </table:table-cell>
          <table:table-cell office:value-type="float" office:value="3.2" table:style-name="ce12">
            <text:p>3,2</text:p>
          </table:table-cell>
          <table:table-cell office:value-type="float" office:value="1.3" table:style-name="ce12">
            <text:p>1,3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69839897452730437" table:formula="of:=((1/(SQRT(2*PI())*[.S$11])))*EXP((-1/2)*(([.A4]-[.S$3])^2)/(([.S$11])^2))" table:style-name="ce14">
            <text:p>0,698399</text:p>
          </table:table-cell>
          <table:table-cell office:value-type="float" office:value="0.82342964152061415" table:formula="of:=((1/(SQRT(2*PI())*[.S$12])))*EXP((-1/2)*(([.B4]-[.S$4])^2)/(([.S$12])^2))" table:style-name="ce14">
            <text:p>0,823430</text:p>
          </table:table-cell>
          <table:table-cell office:value-type="float" office:value="1.3653148928726633" table:formula="of:=((1/(SQRT(2*PI())*[.S$13])))*EXP((-1/2)*(([.C4]-[.S$5])^2)/(([.S$13])^2))" table:style-name="ce14">
            <text:p>1,365315</text:p>
          </table:table-cell>
          <table:table-cell office:value-type="float" office:value="3.5780471403328127" table:formula="of:=((1/(SQRT(2*PI())*[.S$14])))*EXP((-1/2)*(([.D4]-[.S$6])^2)/(([.S$14])^2))" table:style-name="ce14">
            <text:p>3,578047</text:p>
          </table:table-cell>
          <table:table-cell office:value-type="float" office:value="0.19169413907779426" table:formula="of:=1/3*[.F4]*[.G4]" table:style-name="ce1">
            <text:p>0,191694139</text:p>
          </table:table-cell>
          <table:table-cell office:value-type="float" office:value="0.31784484036304145" table:formula="of:=1/3*[.F4]*[.H4]" table:style-name="ce1">
            <text:p>0,31784484</text:p>
          </table:table-cell>
          <table:table-cell office:value-type="float" office:value="0.83296815120626344" table:formula="of:=1/3*[.F4]*[.I4]" table:style-name="ce1">
            <text:p>0,832968151</text:p>
          </table:table-cell>
          <table:table-cell office:value-type="float" office:value="0.3747469176002976" table:formula="of:=1/3*[.G4]*[.H4]" table:style-name="ce1">
            <text:p>0,374746918</text:p>
          </table:table-cell>
          <table:table-cell office:value-type="float" office:value="0.98209002470270212" table:formula="of:=1/3*[.G4]*[.I4]" table:style-name="ce1">
            <text:p>0,982090025</text:p>
          </table:table-cell>
          <table:table-cell office:value-type="float" office:value="1.6283870160322778" table:formula="of:=1/3*[.H4]*[.I4]" table:style-name="ce1">
            <text:p>1,628387016</text:p>
          </table:table-cell>
          <table:table-cell table:number-columns-repeated="2" table:style-name="ce1"/>
          <table:table-cell office:value-type="string" table:style-name="ce8">
            <text:p>SW</text:p>
          </table:table-cell>
          <table:table-cell office:value-type="float" office:value="3.4685714285714289" table:formula="of:=AVERAGE([.B2:.B36])" table:style-name="ce19">
            <text:p>3,47</text:p>
          </table:table-cell>
          <table:table-cell office:value-type="float" office:value="2.7685714285714296" table:formula="of:=AVERAGE([.B37:.B71])" table:style-name="ce20">
            <text:p>2,77</text:p>
          </table:table-cell>
          <table:table-cell office:value-type="float" office:value="2.9371428571428568" table:formula="of:=AVERAGE([.B72:.B106])" table:style-name="ce21">
            <text:p>2,94</text:p>
          </table:table-cell>
          <table:table-cell table:number-columns-repeated="4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4.5999999999999996" table:style-name="ce12">
            <text:p>4,6</text:p>
          </table:table-cell>
          <table:table-cell office:value-type="float" office:value="3.1" table:style-name="ce12">
            <text:p>3,1</text:p>
          </table:table-cell>
          <table:table-cell office:value-type="float" office:value="1.5" table:style-name="ce12">
            <text:p>1,5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51676489826687222" table:formula="of:=((1/(SQRT(2*PI())*[.S$11])))*EXP((-1/2)*(([.A5]-[.S$3])^2)/(([.S$11])^2))" table:style-name="ce14">
            <text:p>0,516765</text:p>
          </table:table-cell>
          <table:table-cell office:value-type="float" office:value="0.65632905053798574" table:formula="of:=((1/(SQRT(2*PI())*[.S$12])))*EXP((-1/2)*(([.B5]-[.S$4])^2)/(([.S$12])^2))" table:style-name="ce14">
            <text:p>0,656329</text:p>
          </table:table-cell>
          <table:table-cell office:value-type="float" office:value="2.2814424845383012" table:formula="of:=((1/(SQRT(2*PI())*[.S$13])))*EXP((-1/2)*(([.C5]-[.S$5])^2)/(([.S$13])^2))" table:style-name="ce14">
            <text:p>2,281442</text:p>
          </table:table-cell>
          <table:table-cell office:value-type="float" office:value="3.5780471403328127" table:formula="of:=((1/(SQRT(2*PI())*[.S$14])))*EXP((-1/2)*(([.D5]-[.S$6])^2)/(([.S$14])^2))" table:style-name="ce14">
            <text:p>3,578047</text:p>
          </table:table-cell>
          <table:table-cell office:value-type="float" office:value="0.11305593834361835" table:formula="of:=1/3*[.F5]*[.G5]" table:style-name="ce1">
            <text:p>0,113055938</text:p>
          </table:table-cell>
          <table:table-cell office:value-type="float" office:value="0.39298979780805182" table:formula="of:=1/3*[.F5]*[.H5]" table:style-name="ce1">
            <text:p>0,392989798</text:p>
          </table:table-cell>
          <table:table-cell office:value-type="float" office:value="0.61633638882271968" table:formula="of:=1/3*[.F5]*[.I5]" table:style-name="ce1">
            <text:p>0,616336389</text:p>
          </table:table-cell>
          <table:table-cell office:value-type="float" office:value="0.49912565991134877" table:formula="of:=1/3*[.G5]*[.H5]" table:style-name="ce1">
            <text:p>0,49912566</text:p>
          </table:table-cell>
          <table:table-cell office:value-type="float" office:value="0.78279209413159656" table:formula="of:=1/3*[.G5]*[.I5]" table:style-name="ce1">
            <text:p>0,782792094</text:p>
          </table:table-cell>
          <table:table-cell office:value-type="float" office:value="2.721036252545352" table:formula="of:=1/3*[.H5]*[.I5]" table:style-name="ce1">
            <text:p>2,721036253</text:p>
          </table:table-cell>
          <table:table-cell table:number-columns-repeated="2" table:style-name="ce1"/>
          <table:table-cell office:value-type="string" table:style-name="ce8">
            <text:p>PL</text:p>
          </table:table-cell>
          <table:table-cell office:value-type="float" office:value="1.4771428571428573" table:formula="of:=AVERAGE([.C2:.C36])" table:style-name="ce19">
            <text:p>1,48</text:p>
          </table:table-cell>
          <table:table-cell office:value-type="float" office:value="4.3142857142857141" table:formula="of:=AVERAGE([.C37:.C71])" table:style-name="ce20">
            <text:p>4,31</text:p>
          </table:table-cell>
          <table:table-cell office:value-type="float" office:value="5.6257142857142854" table:formula="of:=AVERAGE([.C72:.C106])" table:style-name="ce21">
            <text:p>5,63</text:p>
          </table:table-cell>
          <table:table-cell table:number-columns-repeated="4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5" table:style-name="ce12">
            <text:p>5,0</text:p>
          </table:table-cell>
          <table:table-cell office:value-type="float" office:value="3.6" table:style-name="ce12">
            <text:p>3,6</text:p>
          </table:table-cell>
          <table:table-cell office:value-type="float" office:value="1.4" table:style-name="ce12">
            <text:p>1,4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1.0919289779837835" table:formula="of:=((1/(SQRT(2*PI())*[.S$11])))*EXP((-1/2)*(([.A6]-[.S$3])^2)/(([.S$11])^2))" table:style-name="ce14">
            <text:p>1,091929</text:p>
          </table:table-cell>
          <table:table-cell office:value-type="float" office:value="1.0010087265543191" table:formula="of:=((1/(SQRT(2*PI())*[.S$12])))*EXP((-1/2)*(([.B6]-[.S$4])^2)/(([.S$12])^2))" table:style-name="ce14">
            <text:p>1,001009</text:p>
          </table:table-cell>
          <table:table-cell office:value-type="float" office:value="2.0844051750143828" table:formula="of:=((1/(SQRT(2*PI())*[.S$13])))*EXP((-1/2)*(([.C6]-[.S$5])^2)/(([.S$13])^2))" table:style-name="ce14">
            <text:p>2,084405</text:p>
          </table:table-cell>
          <table:table-cell office:value-type="float" office:value="3.5780471403328127" table:formula="of:=((1/(SQRT(2*PI())*[.S$14])))*EXP((-1/2)*(([.D6]-[.S$6])^2)/(([.S$14])^2))" table:style-name="ce14">
            <text:p>3,578047</text:p>
          </table:table-cell>
          <table:table-cell office:value-type="float" office:value="0.36434347857976873" table:formula="of:=1/3*[.F6]*[.G6]" table:style-name="ce1">
            <text:p>0,364343479</text:p>
          </table:table-cell>
          <table:table-cell office:value-type="float" office:value="0.75867413748585477" table:formula="of:=1/3*[.F6]*[.H6]" table:style-name="ce1">
            <text:p>0,758674137</text:p>
          </table:table-cell>
          <table:table-cell office:value-type="float" office:value="1.3023244523738025" table:formula="of:=1/3*[.F6]*[.I6]" table:style-name="ce1">
            <text:p>1,302324452</text:p>
          </table:table-cell>
          <table:table-cell office:value-type="float" office:value="0.6955025899547933" table:formula="of:=1/3*[.G6]*[.H6]" table:style-name="ce1">
            <text:p>0,69550259</text:p>
          </table:table-cell>
          <table:table-cell office:value-type="float" office:value="1.1938854704986239" table:formula="of:=1/3*[.G6]*[.I6]" table:style-name="ce1">
            <text:p>1,19388547</text:p>
          </table:table-cell>
          <table:table-cell office:value-type="float" office:value="2.4860333252517091" table:formula="of:=1/3*[.H6]*[.I6]" table:style-name="ce1">
            <text:p>2,486033325</text:p>
          </table:table-cell>
          <table:table-cell table:number-columns-repeated="2" table:style-name="ce1"/>
          <table:table-cell office:value-type="string" table:style-name="ce8">
            <text:p>PW</text:p>
          </table:table-cell>
          <table:table-cell office:value-type="float" office:value="0.24000000000000002" table:formula="of:=AVERAGE([.D2:.D36])" table:style-name="ce19">
            <text:p>0,24</text:p>
          </table:table-cell>
          <table:table-cell office:value-type="float" office:value="1.342857142857143" table:formula="of:=AVERAGE([.D37:.D71])" table:style-name="ce20">
            <text:p>1,34</text:p>
          </table:table-cell>
          <table:table-cell office:value-type="float" office:value="1.9771428571428569" table:formula="of:=AVERAGE([.D72:.D106])" table:style-name="ce21">
            <text:p>1,98</text:p>
          </table:table-cell>
          <table:table-cell table:number-columns-repeated="4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5.4" table:style-name="ce12">
            <text:p>5,4</text:p>
          </table:table-cell>
          <table:table-cell office:value-type="float" office:value="3.9" table:style-name="ce12">
            <text:p>3,9</text:p>
          </table:table-cell>
          <table:table-cell office:value-type="float" office:value="1.7" table:style-name="ce12">
            <text:p>1,7</text:p>
          </table:table-cell>
          <table:table-cell office:value-type="float" office:value="0.4" table:style-name="ce12">
            <text:p>0,4</text:p>
          </table:table-cell>
          <table:table-cell office:value-type="string" table:style-name="ce13">
            <text:p>Iris-setosa</text:p>
          </table:table-cell>
          <table:table-cell office:value-type="float" office:value="0.68263184581203518" table:formula="of:=((1/(SQRT(2*PI())*[.S$11])))*EXP((-1/2)*(([.A7]-[.S$3])^2)/(([.S$11])^2))" table:style-name="ce14">
            <text:p>0,682632</text:p>
          </table:table-cell>
          <table:table-cell office:value-type="float" office:value="0.54875422165348509" table:formula="of:=((1/(SQRT(2*PI())*[.S$12])))*EXP((-1/2)*(([.B7]-[.S$4])^2)/(([.S$12])^2))" table:style-name="ce14">
            <text:p>0,548754</text:p>
          </table:table-cell>
          <table:table-cell office:value-type="float" office:value="1.0071600449157041" table:formula="of:=((1/(SQRT(2*PI())*[.S$13])))*EXP((-1/2)*(([.C7]-[.S$5])^2)/(([.S$13])^2))" table:style-name="ce14">
            <text:p>1,007160</text:p>
          </table:table-cell>
          <table:table-cell office:value-type="float" office:value="1.1664186122760216" table:formula="of:=((1/(SQRT(2*PI())*[.S$14])))*EXP((-1/2)*(([.D7]-[.S$6])^2)/(([.S$14])^2))" table:style-name="ce14">
            <text:p>1,166419</text:p>
          </table:table-cell>
          <table:table-cell office:value-type="float" office:value="0.12486570240815507" table:formula="of:=1/3*[.F7]*[.G7]" table:style-name="ce1">
            <text:p>0,124865702</text:p>
          </table:table-cell>
          <table:table-cell office:value-type="float" office:value="0.22917317349631311" table:formula="of:=1/3*[.F7]*[.H7]" table:style-name="ce1">
            <text:p>0,229173173</text:p>
          </table:table-cell>
          <table:table-cell office:value-type="float" office:value="0.26541149676249776" table:formula="of:=1/3*[.F7]*[.I7]" table:style-name="ce1">
            <text:p>0,265411497</text:p>
          </table:table-cell>
          <table:table-cell office:value-type="float" office:value="0.18422777550940209" table:formula="of:=1/3*[.G7]*[.H7]" table:style-name="ce1">
            <text:p>0,184227776</text:p>
          </table:table-cell>
          <table:table-cell office:value-type="float" office:value="0.21335904590055546" table:formula="of:=1/3*[.G7]*[.I7]" table:style-name="ce1">
            <text:p>0,213359046</text:p>
          </table:table-cell>
          <table:table-cell office:value-type="float" office:value="0.39159007397681039" table:formula="of:=1/3*[.H7]*[.I7]" table:style-name="ce1">
            <text:p>0,391590074</text:p>
          </table:table-cell>
          <table:table-cell table:style-name="ce1"/>
          <table:table-cell table:style-name="ce15"/>
          <table:table-cell table:number-columns-repeated="8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4.5999999999999996" table:style-name="ce12">
            <text:p>4,6</text:p>
          </table:table-cell>
          <table:table-cell office:value-type="float" office:value="3.4" table:style-name="ce12">
            <text:p>3,4</text:p>
          </table:table-cell>
          <table:table-cell office:value-type="float" office:value="1.4" table:style-name="ce12">
            <text:p>1,4</text:p>
          </table:table-cell>
          <table:table-cell office:value-type="float" office:value="0.3" table:style-name="ce12">
            <text:p>0,3</text:p>
          </table:table-cell>
          <table:table-cell office:value-type="string" table:style-name="ce13">
            <text:p>Iris-setosa</text:p>
          </table:table-cell>
          <table:table-cell office:value-type="float" office:value="0.51676489826687222" table:formula="of:=((1/(SQRT(2*PI())*[.S$11])))*EXP((-1/2)*(([.A8]-[.S$3])^2)/(([.S$11])^2))" table:style-name="ce14">
            <text:p>0,516765</text:p>
          </table:table-cell>
          <table:table-cell office:value-type="float" office:value="1.0468243155796613" table:formula="of:=((1/(SQRT(2*PI())*[.S$12])))*EXP((-1/2)*(([.B8]-[.S$4])^2)/(([.S$12])^2))" table:style-name="ce14">
            <text:p>1,046824</text:p>
          </table:table-cell>
          <table:table-cell office:value-type="float" office:value="2.0844051750143828" table:formula="of:=((1/(SQRT(2*PI())*[.S$13])))*EXP((-1/2)*(([.C8]-[.S$5])^2)/(([.S$13])^2))" table:style-name="ce14">
            <text:p>2,084405</text:p>
          </table:table-cell>
          <table:table-cell office:value-type="float" office:value="3.2589679537223013" table:formula="of:=((1/(SQRT(2*PI())*[.S$14])))*EXP((-1/2)*(([.D8]-[.S$6])^2)/(([.S$14])^2))" table:style-name="ce14">
            <text:p>3,258968</text:p>
          </table:table-cell>
          <table:table-cell office:value-type="float" office:value="0.1803206869812706" table:formula="of:=1/3*[.F8]*[.G8]" table:style-name="ce1">
            <text:p>0,180320687</text:p>
          </table:table-cell>
          <table:table-cell office:value-type="float" office:value="0.35904914273774985" table:formula="of:=1/3*[.F8]*[.H8]" table:style-name="ce1">
            <text:p>0,359049143</text:p>
          </table:table-cell>
          <table:table-cell office:value-type="float" office:value="0.56137341435343391" table:formula="of:=1/3*[.F8]*[.I8]" table:style-name="ce1">
            <text:p>0,561373414</text:p>
          </table:table-cell>
          <table:table-cell office:value-type="float" office:value="0.72733534024171176" table:formula="of:=1/3*[.G8]*[.H8]" table:style-name="ce1">
            <text:p>0,72733534</text:p>
          </table:table-cell>
          <table:table-cell office:value-type="float" office:value="1.137188965883799" table:formula="of:=1/3*[.G8]*[.I8]" table:style-name="ce1">
            <text:p>1,137188966</text:p>
          </table:table-cell>
          <table:table-cell office:value-type="float" office:value="2.2643365559815991" table:formula="of:=1/3*[.H8]*[.I8]" table:style-name="ce1">
            <text:p>2,264336556</text:p>
          </table:table-cell>
          <table:table-cell table:style-name="ce1"/>
          <table:table-cell table:style-name="ce15"/>
          <table:table-cell table:number-columns-repeated="8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5" table:style-name="ce12">
            <text:p>5,0</text:p>
          </table:table-cell>
          <table:table-cell office:value-type="float" office:value="3.4" table:style-name="ce12">
            <text:p>3,4</text:p>
          </table:table-cell>
          <table:table-cell office:value-type="float" office:value="1.5" table:style-name="ce12">
            <text:p>1,5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1.0919289779837835" table:formula="of:=((1/(SQRT(2*PI())*[.S$11])))*EXP((-1/2)*(([.A9]-[.S$3])^2)/(([.S$11])^2))" table:style-name="ce14">
            <text:p>1,091929</text:p>
          </table:table-cell>
          <table:table-cell office:value-type="float" office:value="1.0468243155796613" table:formula="of:=((1/(SQRT(2*PI())*[.S$12])))*EXP((-1/2)*(([.B9]-[.S$4])^2)/(([.S$12])^2))" table:style-name="ce14">
            <text:p>1,046824</text:p>
          </table:table-cell>
          <table:table-cell office:value-type="float" office:value="2.2814424845383012" table:formula="of:=((1/(SQRT(2*PI())*[.S$13])))*EXP((-1/2)*(([.C9]-[.S$5])^2)/(([.S$13])^2))" table:style-name="ce14">
            <text:p>2,281442</text:p>
          </table:table-cell>
          <table:table-cell office:value-type="float" office:value="3.5780471403328127" table:formula="of:=((1/(SQRT(2*PI())*[.S$14])))*EXP((-1/2)*(([.D9]-[.S$6])^2)/(([.S$14])^2))" table:style-name="ce14">
            <text:p>3,578047</text:p>
          </table:table-cell>
          <table:table-cell office:value-type="float" office:value="0.38101926834649108" table:formula="of:=1/3*[.F9]*[.G9]" table:style-name="ce1">
            <text:p>0,381019268</text:p>
          </table:table-cell>
          <table:table-cell office:value-type="float" office:value="0.83039105349023035" table:formula="of:=1/3*[.F9]*[.H9]" table:style-name="ce1">
            <text:p>0,830391053</text:p>
          </table:table-cell>
          <table:table-cell office:value-type="float" office:value="1.3023244523738025" table:formula="of:=1/3*[.F9]*[.I9]" table:style-name="ce1">
            <text:p>1,302324452</text:p>
          </table:table-cell>
          <table:table-cell office:value-type="float" office:value="0.79608982247038962" table:formula="of:=1/3*[.G9]*[.H9]" table:style-name="ce1">
            <text:p>0,796089822</text:p>
          </table:table-cell>
          <table:table-cell office:value-type="float" office:value="1.2485289162635536" table:formula="of:=1/3*[.G9]*[.I9]" table:style-name="ce1">
            <text:p>1,248528916</text:p>
          </table:table-cell>
          <table:table-cell office:value-type="float" office:value="2.721036252545352" table:formula="of:=1/3*[.H9]*[.I9]" table:style-name="ce1">
            <text:p>2,721036253</text:p>
          </table:table-cell>
          <table:table-cell table:style-name="ce1"/>
          <table:table-cell table:style-name="ce15"/>
          <table:table-cell table:number-columns-repeated="8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4.4000000000000004" table:style-name="ce12">
            <text:p>4,4</text:p>
          </table:table-cell>
          <table:table-cell office:value-type="float" office:value="2.9" table:style-name="ce12">
            <text:p>2,9</text:p>
          </table:table-cell>
          <table:table-cell office:value-type="float" office:value="1.4" table:style-name="ce12">
            <text:p>1,4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22516524229547905" table:formula="of:=((1/(SQRT(2*PI())*[.S$11])))*EXP((-1/2)*(([.A10]-[.S$3])^2)/(([.S$11])^2))" table:style-name="ce14">
            <text:p>0,225165</text:p>
          </table:table-cell>
          <table:table-cell office:value-type="float" office:value="0.3367824536739254" table:formula="of:=((1/(SQRT(2*PI())*[.S$12])))*EXP((-1/2)*(([.B10]-[.S$4])^2)/(([.S$12])^2))" table:style-name="ce14">
            <text:p>0,336782</text:p>
          </table:table-cell>
          <table:table-cell office:value-type="float" office:value="2.0844051750143828" table:formula="of:=((1/(SQRT(2*PI())*[.S$13])))*EXP((-1/2)*(([.C10]-[.S$5])^2)/(([.S$13])^2))" table:style-name="ce14">
            <text:p>2,084405</text:p>
          </table:table-cell>
          <table:table-cell office:value-type="float" office:value="3.5780471403328127" table:formula="of:=((1/(SQRT(2*PI())*[.S$14])))*EXP((-1/2)*(([.D10]-[.S$6])^2)/(([.S$14])^2))" table:style-name="ce14">
            <text:p>3,578047</text:p>
          </table:table-cell>
          <table:table-cell office:value-type="float" office:value="2.5277234260785118E-2" table:formula="of:=1/3*[.F10]*[.G10]" table:style-name="ce1">
            <text:p>0,025277234</text:p>
          </table:table-cell>
          <table:table-cell office:value-type="float" office:value="0.15644519875802129" table:formula="of:=1/3*[.F10]*[.H10]" table:style-name="ce1">
            <text:p>0,156445199</text:p>
          </table:table-cell>
          <table:table-cell office:value-type="float" office:value="0.2685506170992279" table:formula="of:=1/3*[.F10]*[.I10]" table:style-name="ce1">
            <text:p>0,268550617</text:p>
          </table:table-cell>
          <table:table-cell office:value-type="float" office:value="0.23399702976399056" table:formula="of:=1/3*[.G10]*[.H10]" table:style-name="ce1">
            <text:p>0,23399703</text:p>
          </table:table-cell>
          <table:table-cell office:value-type="float" office:value="0.40167449842741887" table:formula="of:=1/3*[.G10]*[.I10]" table:style-name="ce1">
            <text:p>0,401674498</text:p>
          </table:table-cell>
          <table:table-cell office:value-type="float" office:value="2.4860333252517091" table:formula="of:=1/3*[.H10]*[.I10]" table:style-name="ce1">
            <text:p>2,486033325</text:p>
          </table:table-cell>
          <table:table-cell table:style-name="ce1"/>
          <table:table-cell office:value-type="string" table:style-name="ce15">
            <text:p>1.2</text:p>
          </table:table-cell>
          <table:table-cell office:value-type="string" table:style-name="ce16">
            <text:p>DESV.P</text:p>
          </table:table-cell>
          <table:table-cell office:value-type="string" table:style-name="ce7">
            <text:p>SETOSA</text:p>
          </table:table-cell>
          <table:table-cell office:value-type="string" table:style-name="ce8">
            <text:p>VERSICOLOR</text:p>
          </table:table-cell>
          <table:table-cell office:value-type="string" table:style-name="ce8">
            <text:p>VIRGINICA</text:p>
          </table:table-cell>
          <table:table-cell table:number-columns-repeated="4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4.9000000000000004" table:style-name="ce12">
            <text:p>4,9</text:p>
          </table:table-cell>
          <table:table-cell office:value-type="float" office:value="3.1" table:style-name="ce12">
            <text:p>3,1</text:p>
          </table:table-cell>
          <table:table-cell office:value-type="float" office:value="1.5" table:style-name="ce12">
            <text:p>1,5</text:p>
          </table:table-cell>
          <table:table-cell office:value-type="float" office:value="0.1" table:style-name="ce12">
            <text:p>0,1</text:p>
          </table:table-cell>
          <table:table-cell office:value-type="string" table:style-name="ce13">
            <text:p>Iris-setosa</text:p>
          </table:table-cell>
          <table:table-cell office:value-type="float" office:value="1.0152062569384694" table:formula="of:=((1/(SQRT(2*PI())*[.S$11])))*EXP((-1/2)*(([.A11]-[.S$3])^2)/(([.S$11])^2))" table:style-name="ce14">
            <text:p>1,015206</text:p>
          </table:table-cell>
          <table:table-cell office:value-type="float" office:value="0.65632905053798574" table:formula="of:=((1/(SQRT(2*PI())*[.S$12])))*EXP((-1/2)*(([.B11]-[.S$4])^2)/(([.S$12])^2))" table:style-name="ce14">
            <text:p>0,656329</text:p>
          </table:table-cell>
          <table:table-cell office:value-type="float" office:value="2.2814424845383012" table:formula="of:=((1/(SQRT(2*PI())*[.S$13])))*EXP((-1/2)*(([.C11]-[.S$5])^2)/(([.S$13])^2))" table:style-name="ce14">
            <text:p>2,281442</text:p>
          </table:table-cell>
          <table:table-cell office:value-type="float" office:value="1.5436624687650176" table:formula="of:=((1/(SQRT(2*PI())*[.S$14])))*EXP((-1/2)*(([.D11]-[.S$6])^2)/(([.S$14])^2))" table:style-name="ce14">
            <text:p>1,543662</text:p>
          </table:table-cell>
          <table:table-cell office:value-type="float" office:value="0.22210311957221601" table:formula="of:=1/3*[.F11]*[.G11]" table:style-name="ce1">
            <text:p>0,22210312</text:p>
          </table:table-cell>
          <table:table-cell office:value-type="float" office:value="0.77204489504951024" table:formula="of:=1/3*[.F11]*[.H11]" table:style-name="ce1">
            <text:p>0,772044895</text:p>
          </table:table-cell>
          <table:table-cell office:value-type="float" office:value="0.52237859896377681" table:formula="of:=1/3*[.F11]*[.I11]" table:style-name="ce1">
            <text:p>0,522378599</text:p>
          </table:table-cell>
          <table:table-cell office:value-type="float" office:value="0.49912565991134877" table:formula="of:=1/3*[.G11]*[.H11]" table:style-name="ce1">
            <text:p>0,49912566</text:p>
          </table:table-cell>
          <table:table-cell office:value-type="float" office:value="0.3377168408252223" table:formula="of:=1/3*[.G11]*[.I11]" table:style-name="ce1">
            <text:p>0,337716841</text:p>
          </table:table-cell>
          <table:table-cell office:value-type="float" office:value="1.1739257126759299" table:formula="of:=1/3*[.H11]*[.I11]" table:style-name="ce1">
            <text:p>1,173925713</text:p>
          </table:table-cell>
          <table:table-cell table:style-name="ce1"/>
          <table:table-cell table:style-name="ce15"/>
          <table:table-cell office:value-type="string" table:style-name="ce8">
            <text:p>SL</text:p>
          </table:table-cell>
          <table:table-cell office:value-type="float" office:value="0.36246124104585903" table:formula="of:=STDEV([.A2:.A36])" table:style-name="ce19">
            <text:p>0,36</text:p>
          </table:table-cell>
          <table:table-cell office:value-type="float" office:value="0.53378307368059086" table:formula="of:=STDEV([.A37:.A71])" table:style-name="ce20">
            <text:p>0,53</text:p>
          </table:table-cell>
          <table:table-cell office:value-type="float" office:value="0.69599092044691813" table:formula="of:=STDEV([.A72:.A106])" table:style-name="ce21">
            <text:p>0,70</text:p>
          </table:table-cell>
          <table:table-cell table:number-columns-repeated="4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5.4" table:style-name="ce12">
            <text:p>5,4</text:p>
          </table:table-cell>
          <table:table-cell office:value-type="float" office:value="3.7" table:style-name="ce12">
            <text:p>3,7</text:p>
          </table:table-cell>
          <table:table-cell office:value-type="float" office:value="1.5" table:style-name="ce12">
            <text:p>1,5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68263184581203518" table:formula="of:=((1/(SQRT(2*PI())*[.S$11])))*EXP((-1/2)*(([.A12]-[.S$3])^2)/(([.S$11])^2))" table:style-name="ce14">
            <text:p>0,682632</text:p>
          </table:table-cell>
          <table:table-cell office:value-type="float" office:value="0.87970827678095131" table:formula="of:=((1/(SQRT(2*PI())*[.S$12])))*EXP((-1/2)*(([.B12]-[.S$4])^2)/(([.S$12])^2))" table:style-name="ce14">
            <text:p>0,879708</text:p>
          </table:table-cell>
          <table:table-cell office:value-type="float" office:value="2.2814424845383012" table:formula="of:=((1/(SQRT(2*PI())*[.S$13])))*EXP((-1/2)*(([.C12]-[.S$5])^2)/(([.S$13])^2))" table:style-name="ce14">
            <text:p>2,281442</text:p>
          </table:table-cell>
          <table:table-cell office:value-type="float" office:value="3.5780471403328127" table:formula="of:=((1/(SQRT(2*PI())*[.S$14])))*EXP((-1/2)*(([.D12]-[.S$6])^2)/(([.S$14])^2))" table:style-name="ce14">
            <text:p>3,578047</text:p>
          </table:table-cell>
          <table:table-cell office:value-type="float" office:value="0.20017229491836852" table:formula="of:=1/3*[.F12]*[.G12]" table:style-name="ce1">
            <text:p>0,200172295</text:p>
          </table:table-cell>
          <table:table-cell office:value-type="float" office:value="0.51912843144479204" table:formula="of:=1/3*[.F12]*[.H12]" table:style-name="ce1">
            <text:p>0,519128431</text:p>
          </table:table-cell>
          <table:table-cell office:value-type="float" office:value="0.81416297460262066" table:formula="of:=1/3*[.F12]*[.I12]" table:style-name="ce1">
            <text:p>0,814162975</text:p>
          </table:table-cell>
          <table:table-cell office:value-type="float" office:value="0.66900127888268035" table:formula="of:=1/3*[.G12]*[.H12]" table:style-name="ce1">
            <text:p>0,669001279</text:p>
          </table:table-cell>
          <table:table-cell office:value-type="float" office:value="1.0492125613543963" table:formula="of:=1/3*[.G12]*[.I12]" table:style-name="ce1">
            <text:p>1,049212561</text:p>
          </table:table-cell>
          <table:table-cell office:value-type="float" office:value="2.721036252545352" table:formula="of:=1/3*[.H12]*[.I12]" table:style-name="ce1">
            <text:p>2,721036253</text:p>
          </table:table-cell>
          <table:table-cell table:style-name="ce1"/>
          <table:table-cell table:style-name="ce15"/>
          <table:table-cell office:value-type="string" table:style-name="ce8">
            <text:p>SW</text:p>
          </table:table-cell>
          <table:table-cell office:value-type="float" office:value="0.37477163915190381" table:formula="of:=STDEV([.B2:.B36])" table:style-name="ce19">
            <text:p>0,37</text:p>
          </table:table-cell>
          <table:table-cell office:value-type="float" office:value="0.31971626076093218" table:formula="of:=STDEV([.B37:.B71])" table:style-name="ce20">
            <text:p>0,32</text:p>
          </table:table-cell>
          <table:table-cell office:value-type="float" office:value="0.34986191753967527" table:formula="of:=STDEV([.B72:.B106])" table:style-name="ce21">
            <text:p>0,35</text:p>
          </table:table-cell>
          <table:table-cell table:number-columns-repeated="4" table:style-name="ce1"/>
          <table:table-cell table:style-name="ce17"/>
          <table:table-cell table:style-name="ce18"/>
          <table:table-cell table:number-columns-repeated="16357"/>
        </table:table-row>
        <table:table-row table:style-name="ro2">
          <table:table-cell office:value-type="float" office:value="4.8" table:style-name="ce12">
            <text:p>4,8</text:p>
          </table:table-cell>
          <table:table-cell office:value-type="float" office:value="3.4" table:style-name="ce12">
            <text:p>3,4</text:p>
          </table:table-cell>
          <table:table-cell office:value-type="float" office:value="1.6" table:style-name="ce12">
            <text:p>1,6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87469642777063583" table:formula="of:=((1/(SQRT(2*PI())*[.S$11])))*EXP((-1/2)*(([.A13]-[.S$3])^2)/(([.S$11])^2))" table:style-name="ce14">
            <text:p>0,874696</text:p>
          </table:table-cell>
          <table:table-cell office:value-type="float" office:value="1.0468243155796613" table:formula="of:=((1/(SQRT(2*PI())*[.S$12])))*EXP((-1/2)*(([.B13]-[.S$4])^2)/(([.S$12])^2))" table:style-name="ce14">
            <text:p>1,046824</text:p>
          </table:table-cell>
          <table:table-cell office:value-type="float" office:value="1.790255321058086" table:formula="of:=((1/(SQRT(2*PI())*[.S$13])))*EXP((-1/2)*(([.C13]-[.S$5])^2)/(([.S$13])^2))" table:style-name="ce14">
            <text:p>1,790255</text:p>
          </table:table-cell>
          <table:table-cell office:value-type="float" office:value="3.5780471403328127" table:formula="of:=((1/(SQRT(2*PI())*[.S$14])))*EXP((-1/2)*(([.D13]-[.S$6])^2)/(([.S$14])^2))" table:style-name="ce14">
            <text:p>3,578047</text:p>
          </table:table-cell>
          <table:table-cell office:value-type="float" office:value="0.30521782978032347" table:formula="of:=1/3*[.F13]*[.G13]" table:style-name="ce1">
            <text:p>0,30521783</text:p>
          </table:table-cell>
          <table:table-cell office:value-type="float" office:value="0.52197664470896021" table:formula="of:=1/3*[.F13]*[.H13]" table:style-name="ce1">
            <text:p>0,521976645</text:p>
          </table:table-cell>
          <table:table-cell office:value-type="float" office:value="1.0432350173480167" table:formula="of:=1/3*[.F13]*[.I13]" table:style-name="ce1">
            <text:p>1,043235017</text:p>
          </table:table-cell>
          <table:table-cell office:value-type="float" office:value="0.62469426705982589" table:formula="of:=1/3*[.G13]*[.H13]" table:style-name="ce1">
            <text:p>0,624694267</text:p>
          </table:table-cell>
          <table:table-cell office:value-type="float" office:value="1.2485289162635536" table:formula="of:=1/3*[.G13]*[.I13]" table:style-name="ce1">
            <text:p>1,248528916</text:p>
          </table:table-cell>
          <table:table-cell office:value-type="float" office:value="2.1352059773258283" table:formula="of:=1/3*[.H13]*[.I13]" table:style-name="ce1">
            <text:p>2,135205977</text:p>
          </table:table-cell>
          <table:table-cell table:style-name="ce1"/>
          <table:table-cell table:style-name="ce15"/>
          <table:table-cell office:value-type="string" table:style-name="ce8">
            <text:p>PL</text:p>
          </table:table-cell>
          <table:table-cell office:value-type="float" office:value="0.17335057014058855" table:formula="of:=STDEV([.C2:.C36])" table:style-name="ce19">
            <text:p>0,17</text:p>
          </table:table-cell>
          <table:table-cell office:value-type="float" office:value="0.47287783346035023" table:formula="of:=STDEV([.C37:.C71])" table:style-name="ce20">
            <text:p>0,47</text:p>
          </table:table-cell>
          <table:table-cell office:value-type="float" office:value="0.60650534993170913" table:formula="of:=STDEV([.C72:.C106])" table:style-name="ce21">
            <text:p>0,61</text:p>
          </table:table-cell>
          <table:table-cell table:number-columns-repeated="16363" table:style-name="ce1"/>
        </table:table-row>
        <table:table-row table:style-name="ro2">
          <table:table-cell office:value-type="float" office:value="4.8" table:style-name="ce12">
            <text:p>4,8</text:p>
          </table:table-cell>
          <table:table-cell office:value-type="float" office:value="3" table:style-name="ce12">
            <text:p>3,0</text:p>
          </table:table-cell>
          <table:table-cell office:value-type="float" office:value="1.4" table:style-name="ce12">
            <text:p>1,4</text:p>
          </table:table-cell>
          <table:table-cell office:value-type="float" office:value="0.1" table:style-name="ce12">
            <text:p>0,1</text:p>
          </table:table-cell>
          <table:table-cell office:value-type="string" table:style-name="ce13">
            <text:p>Iris-setosa</text:p>
          </table:table-cell>
          <table:table-cell office:value-type="float" office:value="0.87469642777063583" table:formula="of:=((1/(SQRT(2*PI())*[.S$11])))*EXP((-1/2)*(([.A14]-[.S$3])^2)/(([.S$11])^2))" table:style-name="ce14">
            <text:p>0,874696</text:p>
          </table:table-cell>
          <table:table-cell office:value-type="float" office:value="0.48718728763651514" table:formula="of:=((1/(SQRT(2*PI())*[.S$12])))*EXP((-1/2)*(([.B14]-[.S$4])^2)/(([.S$12])^2))" table:style-name="ce14">
            <text:p>0,487187</text:p>
          </table:table-cell>
          <table:table-cell office:value-type="float" office:value="2.0844051750143828" table:formula="of:=((1/(SQRT(2*PI())*[.S$13])))*EXP((-1/2)*(([.C14]-[.S$5])^2)/(([.S$13])^2))" table:style-name="ce14">
            <text:p>2,084405</text:p>
          </table:table-cell>
          <table:table-cell office:value-type="float" office:value="1.5436624687650176" table:formula="of:=((1/(SQRT(2*PI())*[.S$14])))*EXP((-1/2)*(([.D14]-[.S$6])^2)/(([.S$14])^2))" table:style-name="ce14">
            <text:p>1,543662</text:p>
          </table:table-cell>
          <table:table-cell office:value-type="float" office:value="0.14204699338364168" table:formula="of:=1/3*[.F14]*[.G14]" table:style-name="ce1">
            <text:p>0,142046993</text:p>
          </table:table-cell>
          <table:table-cell office:value-type="float" office:value="0.6077405868705692" table:formula="of:=1/3*[.F14]*[.H14]" table:style-name="ce1">
            <text:p>0,607740587</text:p>
          </table:table-cell>
          <table:table-cell office:value-type="float" office:value="0.45007868237078719" table:formula="of:=1/3*[.F14]*[.I14]" table:style-name="ce1">
            <text:p>0,450078682</text:p>
          </table:table-cell>
          <table:table-cell office:value-type="float" office:value="0.33849856785025756" table:formula="of:=1/3*[.G14]*[.H14]" table:style-name="ce1">
            <text:p>0,338498568</text:p>
          </table:table-cell>
          <table:table-cell office:value-type="float" office:value="0.25068424372797188" table:formula="of:=1/3*[.G14]*[.I14]" table:style-name="ce1">
            <text:p>0,250684244</text:p>
          </table:table-cell>
          <table:table-cell office:value-type="float" office:value="1.0725393461230934" table:formula="of:=1/3*[.H14]*[.I14]" table:style-name="ce1">
            <text:p>1,072539346</text:p>
          </table:table-cell>
          <table:table-cell table:style-name="ce1"/>
          <table:table-cell table:style-name="ce15"/>
          <table:table-cell office:value-type="string" table:style-name="ce8">
            <text:p>PW</text:p>
          </table:table-cell>
          <table:table-cell office:value-type="float" office:value="0.10346923384727075" table:formula="of:=STDEV([.D2:.D36])" table:style-name="ce19">
            <text:p>0,10</text:p>
          </table:table-cell>
          <table:table-cell office:value-type="float" office:value="0.21595984687479416" table:formula="of:=STDEV([.D37:.D71])" table:style-name="ce20">
            <text:p>0,22</text:p>
          </table:table-cell>
          <table:table-cell office:value-type="float" office:value="0.27341598804936379" table:formula="of:=STDEV([.D72:.D106])" table:style-name="ce21">
            <text:p>0,27</text:p>
          </table:table-cell>
          <table:table-cell table:number-columns-repeated="16363" table:style-name="ce1"/>
        </table:table-row>
        <table:table-row table:style-name="ro1">
          <table:table-cell office:value-type="float" office:value="4.3" table:style-name="ce12">
            <text:p>4,3</text:p>
          </table:table-cell>
          <table:table-cell office:value-type="float" office:value="3" table:style-name="ce12">
            <text:p>3,0</text:p>
          </table:table-cell>
          <table:table-cell office:value-type="float" office:value="1.1000000000000001" table:style-name="ce12">
            <text:p>1,1</text:p>
          </table:table-cell>
          <table:table-cell office:value-type="float" office:value="0.1" table:style-name="ce12">
            <text:p>0,1</text:p>
          </table:table-cell>
          <table:table-cell office:value-type="string" table:style-name="ce13">
            <text:p>Iris-setosa</text:p>
          </table:table-cell>
          <table:table-cell office:value-type="float" office:value="0.13259290429595039" table:formula="of:=((1/(SQRT(2*PI())*[.S$11])))*EXP((-1/2)*(([.A15]-[.S$3])^2)/(([.S$11])^2))" table:style-name="ce14">
            <text:p>0,132593</text:p>
          </table:table-cell>
          <table:table-cell office:value-type="float" office:value="0.48718728763651514" table:formula="of:=((1/(SQRT(2*PI())*[.S$12])))*EXP((-1/2)*(([.B15]-[.S$4])^2)/(([.S$12])^2))" table:style-name="ce14">
            <text:p>0,487187</text:p>
          </table:table-cell>
          <table:table-cell office:value-type="float" office:value="0.21585812347373132" table:formula="of:=((1/(SQRT(2*PI())*[.S$13])))*EXP((-1/2)*(([.C15]-[.S$5])^2)/(([.S$13])^2))" table:style-name="ce14">
            <text:p>0,215858</text:p>
          </table:table-cell>
          <table:table-cell office:value-type="float" office:value="1.5436624687650176" table:formula="of:=((1/(SQRT(2*PI())*[.S$14])))*EXP((-1/2)*(([.D15]-[.S$6])^2)/(([.S$14])^2))" table:style-name="ce14">
            <text:p>1,543662</text:p>
          </table:table-cell>
          <table:table-cell office:value-type="float" office:value="2.1532525801264035E-2" table:formula="of:=1/3*[.F15]*[.G15]" table:style-name="ce1">
            <text:p>0,021532526</text:p>
          </table:table-cell>
          <table:table-cell office:value-type="float" office:value="9.5404185024186329E-3" table:formula="of:=1/3*[.F15]*[.H15]" table:style-name="ce1">
            <text:p>0,009540419</text:p>
          </table:table-cell>
          <table:table-cell office:value-type="float" office:value="6.8226229995403495E-2" table:formula="of:=1/3*[.F15]*[.I15]" table:style-name="ce1">
            <text:p>0,06822623</text:p>
          </table:table-cell>
          <table:table-cell office:value-type="float" office:value="3.5054444563158378E-2" table:formula="of:=1/3*[.G15]*[.H15]" table:style-name="ce1">
            <text:p>0,035054445</text:p>
          </table:table-cell>
          <table:table-cell office:value-type="float" office:value="0.25068424372797188" table:formula="of:=1/3*[.G15]*[.I15]" table:style-name="ce1">
            <text:p>0,250684244</text:p>
          </table:table-cell>
          <table:table-cell office:value-type="float" office:value="0.1110706945948147" table:formula="of:=1/3*[.H15]*[.I15]" table:style-name="ce1">
            <text:p>0,111070695</text:p>
          </table:table-cell>
          <table:table-cell table:style-name="ce1"/>
          <table:table-cell table:style-name="ce15"/>
          <table:table-cell table:number-columns-repeated="16367" table:style-name="ce1"/>
        </table:table-row>
        <table:table-row table:style-name="ro1">
          <table:table-cell office:value-type="float" office:value="5.8" table:style-name="ce12">
            <text:p>5,8</text:p>
          </table:table-cell>
          <table:table-cell office:value-type="float" office:value="4" table:style-name="ce12">
            <text:p>4,0</text:p>
          </table:table-cell>
          <table:table-cell office:value-type="float" office:value="1.2" table:style-name="ce12">
            <text:p>1,2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12626107018544949" table:formula="of:=((1/(SQRT(2*PI())*[.S$11])))*EXP((-1/2)*(([.A16]-[.S$3])^2)/(([.S$11])^2))" table:style-name="ce14">
            <text:p>0,126261</text:p>
          </table:table-cell>
          <table:table-cell office:value-type="float" office:value="0.38950788716247664" table:formula="of:=((1/(SQRT(2*PI())*[.S$12])))*EXP((-1/2)*(([.B16]-[.S$4])^2)/(([.S$12])^2))" table:style-name="ce14">
            <text:p>0,389508</text:p>
          </table:table-cell>
          <table:table-cell office:value-type="float" office:value="0.64115285289087831" table:formula="of:=((1/(SQRT(2*PI())*[.S$13])))*EXP((-1/2)*(([.C16]-[.S$5])^2)/(([.S$13])^2))" table:style-name="ce14">
            <text:p>0,641153</text:p>
          </table:table-cell>
          <table:table-cell office:value-type="float" office:value="3.5780471403328127" table:formula="of:=((1/(SQRT(2*PI())*[.S$14])))*EXP((-1/2)*(([.D16]-[.S$6])^2)/(([.S$14])^2))" table:style-name="ce14">
            <text:p>3,578047</text:p>
          </table:table-cell>
          <table:table-cell office:value-type="float" office:value="1.6393227559602534E-2" table:formula="of:=1/3*[.F16]*[.G16]" table:style-name="ce1">
            <text:p>0,016393228</text:p>
          </table:table-cell>
          <table:table-cell office:value-type="float" office:value="2.6984215119485452E-2" table:formula="of:=1/3*[.F16]*[.H16]" table:style-name="ce1">
            <text:p>0,026984215</text:p>
          </table:table-cell>
          <table:table-cell office:value-type="float" office:value="0.15058935370413604" table:formula="of:=1/3*[.F16]*[.I16]" table:style-name="ce1">
            <text:p>0,150589354</text:p>
          </table:table-cell>
          <table:table-cell office:value-type="float" office:value="8.3244697692573394E-2" table:formula="of:=1/3*[.G16]*[.H16]" table:style-name="ce1">
            <text:p>0,083244698</text:p>
          </table:table-cell>
          <table:table-cell office:value-type="float" office:value="0.46455919393292511" table:formula="of:=1/3*[.G16]*[.I16]" table:style-name="ce1">
            <text:p>0,464559194</text:p>
          </table:table-cell>
          <table:table-cell office:value-type="float" office:value="0.76469171060081054" table:formula="of:=1/3*[.H16]*[.I16]" table:style-name="ce1">
            <text:p>0,764691711</text:p>
          </table:table-cell>
          <table:table-cell table:style-name="ce1"/>
          <table:table-cell table:style-name="ce15"/>
          <table:table-cell table:number-columns-repeated="17" table:style-name="ce1"/>
          <table:table-cell table:style-name="ce1">
            <draw:frame draw:z-index="5" draw:id="id4" draw:style-name="a4" draw:name="Gráfico 11" svg:x="0.02451in" svg:y="0.05637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49"/>
        </table:table-row>
        <table:table-row table:style-name="ro2">
          <table:table-cell office:value-type="float" office:value="5.7" table:style-name="ce12">
            <text:p>5,7</text:p>
          </table:table-cell>
          <table:table-cell office:value-type="float" office:value="4.4000000000000004" table:style-name="ce12">
            <text:p>4,4</text:p>
          </table:table-cell>
          <table:table-cell office:value-type="float" office:value="1.5" table:style-name="ce12">
            <text:p>1,5</text:p>
          </table:table-cell>
          <table:table-cell office:value-type="float" office:value="0.4" table:style-name="ce12">
            <text:p>0,4</text:p>
          </table:table-cell>
          <table:table-cell office:value-type="string" table:style-name="ce13">
            <text:p>Iris-setosa</text:p>
          </table:table-cell>
          <table:table-cell office:value-type="float" office:value="0.21581616765050216" table:formula="of:=((1/(SQRT(2*PI())*[.S$11])))*EXP((-1/2)*(([.A17]-[.S$3])^2)/(([.S$11])^2))" table:style-name="ce14">
            <text:p>0,215816</text:p>
          </table:table-cell>
          <table:table-cell office:value-type="float" office:value="4.851339570737289E-2" table:formula="of:=((1/(SQRT(2*PI())*[.S$12])))*EXP((-1/2)*(([.B17]-[.S$4])^2)/(([.S$12])^2))" table:style-name="ce14">
            <text:p>0,048513</text:p>
          </table:table-cell>
          <table:table-cell office:value-type="float" office:value="2.2814424845383012" table:formula="of:=((1/(SQRT(2*PI())*[.S$13])))*EXP((-1/2)*(([.C17]-[.S$5])^2)/(([.S$13])^2))" table:style-name="ce14">
            <text:p>2,281442</text:p>
          </table:table-cell>
          <table:table-cell office:value-type="float" office:value="1.1664186122760216" table:formula="of:=((1/(SQRT(2*PI())*[.S$14])))*EXP((-1/2)*(([.D17]-[.S$6])^2)/(([.S$14])^2))" table:style-name="ce14">
            <text:p>1,166419</text:p>
          </table:table-cell>
          <table:table-cell office:value-type="float" office:value="3.4899917137591794E-3" table:formula="of:=1/3*[.F17]*[.G17]" table:style-name="ce1">
            <text:p>0,003489992</text:p>
          </table:table-cell>
          <table:table-cell office:value-type="float" office:value="0.16412405790936538" table:formula="of:=1/3*[.F17]*[.H17]" table:style-name="ce1">
            <text:p>0,164124058</text:p>
          </table:table-cell>
          <table:table-cell office:value-type="float" office:value="8.3910664925875983E-2" table:formula="of:=1/3*[.F17]*[.I17]" table:style-name="ce1">
            <text:p>0,083910665</text:p>
          </table:table-cell>
          <table:table-cell office:value-type="float" office:value="3.6893507345339513E-2" table:formula="of:=1/3*[.G17]*[.H17]" table:style-name="ce1">
            <text:p>0,036893507</text:p>
          </table:table-cell>
          <table:table-cell office:value-type="float" office:value="1.8862309232597126E-2" table:formula="of:=1/3*[.G17]*[.I17]" table:style-name="ce1">
            <text:p>0,018862309</text:p>
          </table:table-cell>
          <table:table-cell office:value-type="float" office:value="0.88703899226757477" table:formula="of:=1/3*[.H17]*[.I17]" table:style-name="ce1">
            <text:p>0,887038992</text:p>
          </table:table-cell>
          <table:table-cell table:style-name="ce1"/>
          <table:table-cell office:value-type="string" table:style-name="ce15">
            <text:p>2.1</text:p>
          </table:table-cell>
          <table:table-cell office:value-type="string" table:style-name="ce7">
            <text:p>SL</text:p>
          </table:table-cell>
          <table:table-cell office:value-type="string" table:style-name="ce7">
            <text:p>SETOSA</text:p>
          </table:table-cell>
          <table:table-cell office:value-type="string" table:style-name="ce8">
            <text:p>VERSICOLOR</text:p>
          </table:table-cell>
          <table:table-cell office:value-type="string" table:style-name="ce8">
            <text:p>VIRGINICA</text:p>
          </table:table-cell>
          <table:table-cell office:value-type="string" table:style-name="ce15">
            <text:p>2.3</text:p>
          </table:table-cell>
          <table:table-cell table:style-name="ce1">
            <draw:frame draw:z-index="1" draw:id="id0" draw:style-name="a0" draw:name="Gráfico 2" svg:x="0.01562in" svg:y="0in" svg:width="4.44087in" svg:height="2.47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7">
            <text:p>SL</text:p>
          </table:table-cell>
          <table:table-cell office:value-type="string" table:style-name="ce7">
            <text:p>SETOSA</text:p>
          </table:table-cell>
          <table:table-cell office:value-type="string" table:style-name="ce8">
            <text:p>VERSICOLOR</text:p>
          </table:table-cell>
          <table:table-cell office:value-type="string" table:style-name="ce8">
            <text:p>VIRGINICA</text:p>
          </table:table-cell>
          <table:table-cell office:value-type="string" table:style-name="ce15">
            <text:p>2.3</text:p>
          </table:table-cell>
          <table:table-cell table:number-columns-repeated="16350"/>
        </table:table-row>
        <table:table-row table:style-name="ro2">
          <table:table-cell office:value-type="float" office:value="5.4" table:style-name="ce12">
            <text:p>5,4</text:p>
          </table:table-cell>
          <table:table-cell office:value-type="float" office:value="3.9" table:style-name="ce12">
            <text:p>3,9</text:p>
          </table:table-cell>
          <table:table-cell office:value-type="float" office:value="1.3" table:style-name="ce12">
            <text:p>1,3</text:p>
          </table:table-cell>
          <table:table-cell office:value-type="float" office:value="0.4" table:style-name="ce12">
            <text:p>0,4</text:p>
          </table:table-cell>
          <table:table-cell office:value-type="string" table:style-name="ce13">
            <text:p>Iris-setosa</text:p>
          </table:table-cell>
          <table:table-cell office:value-type="float" office:value="0.68263184581203518" table:formula="of:=((1/(SQRT(2*PI())*[.S$11])))*EXP((-1/2)*(([.A18]-[.S$3])^2)/(([.S$11])^2))" table:style-name="ce14">
            <text:p>0,682632</text:p>
          </table:table-cell>
          <table:table-cell office:value-type="float" office:value="0.54875422165348509" table:formula="of:=((1/(SQRT(2*PI())*[.S$12])))*EXP((-1/2)*(([.B18]-[.S$4])^2)/(([.S$12])^2))" table:style-name="ce14">
            <text:p>0,548754</text:p>
          </table:table-cell>
          <table:table-cell office:value-type="float" office:value="1.3653148928726633" table:formula="of:=((1/(SQRT(2*PI())*[.S$13])))*EXP((-1/2)*(([.C18]-[.S$5])^2)/(([.S$13])^2))" table:style-name="ce14">
            <text:p>1,365315</text:p>
          </table:table-cell>
          <table:table-cell office:value-type="float" office:value="1.1664186122760216" table:formula="of:=((1/(SQRT(2*PI())*[.S$14])))*EXP((-1/2)*(([.D18]-[.S$6])^2)/(([.S$14])^2))" table:style-name="ce14">
            <text:p>1,166419</text:p>
          </table:table-cell>
          <table:table-cell office:value-type="float" office:value="0.12486570240815507" table:formula="of:=1/3*[.F18]*[.G18]" table:style-name="ce1">
            <text:p>0,124865702</text:p>
          </table:table-cell>
          <table:table-cell office:value-type="float" office:value="0.31066914181210908" table:formula="of:=1/3*[.F18]*[.H18]" table:style-name="ce1">
            <text:p>0,310669142</text:p>
          </table:table-cell>
          <table:table-cell office:value-type="float" office:value="0.26541149676249776" table:formula="of:=1/3*[.F18]*[.I18]" table:style-name="ce1">
            <text:p>0,265411497</text:p>
          </table:table-cell>
          <table:table-cell office:value-type="float" office:value="0.24974077045008322" table:formula="of:=1/3*[.G18]*[.H18]" table:style-name="ce1">
            <text:p>0,24974077</text:p>
          </table:table-cell>
          <table:table-cell office:value-type="float" office:value="0.21335904590055546" table:formula="of:=1/3*[.G18]*[.I18]" table:style-name="ce1">
            <text:p>0,213359046</text:p>
          </table:table-cell>
          <table:table-cell office:value-type="float" office:value="0.53084290088810571" table:formula="of:=1/3*[.H18]*[.I18]" table:style-name="ce1">
            <text:p>0,530842901</text:p>
          </table:table-cell>
          <table:table-cell table:style-name="ce1"/>
          <table:table-cell office:value-type="string" table:style-name="ce15">
            <text:p>2.2</text:p>
          </table:table-cell>
          <table:table-cell office:value-type="float" office:value="0" table:style-name="ce16">
            <text:p>0</text:p>
          </table:table-cell>
          <table:table-cell office:value-type="float" office:value="9.153264504990077E-43" table:formula="of:=((1/(SQRT(2*PI())*[.S$11])))*EXP((-1/2)*(([.R18]-[.S$3])^2)/(([.S$11])^2))" table:style-name="ce22">
            <text:p>0,000000000000</text:p>
          </table:table-cell>
          <table:table-cell office:value-type="float" office:value="2.2839868065772361E-28" table:formula="of:=((1/(SQRT(2*PI())*[.T$11])))*EXP((-1/2)*(([.R18]-[.T$3])^2)/(([.T$11])^2))" table:style-name="ce22">
            <text:p>0,000000000000</text:p>
          </table:table-cell>
          <table:table-cell office:value-type="float" office:value="1.3482108939878221E-20" table:formula="of:=((1/(SQRT(2*PI())*[.U$11])))*EXP((-1/2)*(([.R18]-[.U$3])^2)/(([.U$11])^2))" table:style-name="ce22">
            <text:p>0,000000000000</text:p>
          </table:table-cell>
          <table:table-cell table:number-columns-repeated="8" table:style-name="ce1"/>
          <table:table-cell office:value-type="float" office:value="0" table:style-name="ce16">
            <text:p>0</text:p>
          </table:table-cell>
          <table:table-cell office:value-type="float" office:value="2.4452568903449528E-61" table:formula="of:=((1/(SQRT(2*PI())*[.S$12])))*EXP((-1/2)*(([.AD18]-[.S$4])^2)/(([.S$12])^2)) * ((1/(SQRT(2*PI())*[.S$11])))*EXP((-1/2)*(([.AD18]-[.S$3])^2)/(([.S$11])^2))" table:style-name="ce22">
            <text:p>0,000000000000</text:p>
          </table:table-cell>
          <table:table-cell office:value-type="float" office:value="1.4851399880081338E-44" table:formula="of:=((1/(SQRT(2*PI())*[.T$12])))*EXP((-1/2)*(([.AD18]-[.T$4])^2)/(([.T$12])^2)) * ((1/(SQRT(2*PI())*[.T$11])))*EXP((-1/2)*(([.AD18]-[.T$3])^2)/(([.T$11])^2))" table:style-name="ce22">
            <text:p>0,000000000000</text:p>
          </table:table-cell>
          <table:table-cell office:value-type="float" office:value="7.6305234140905211E-36" table:formula="of:=((1/(SQRT(2*PI())*[.U$12])))*EXP((-1/2)*(([.AD18]-[.U$4])^2)/(([.U$12])^2)) * ((1/(SQRT(2*PI())*[.U$11])))*EXP((-1/2)*(([.AD18]-[.U$3])^2)/(([.U$11])^2))" table:style-name="ce22">
            <text:p>0,000000000000</text:p>
          </table:table-cell>
          <table:table-cell table:number-columns-repeated="16351" table:style-name="ce1"/>
        </table:table-row>
        <table:table-row table:style-name="ro2">
          <table:table-cell office:value-type="float" office:value="5.0999999999999996" table:style-name="ce12">
            <text:p>5,1</text:p>
          </table:table-cell>
          <table:table-cell office:value-type="float" office:value="3.5" table:style-name="ce12">
            <text:p>3,5</text:p>
          </table:table-cell>
          <table:table-cell office:value-type="float" office:value="1.4" table:style-name="ce12">
            <text:p>1,4</text:p>
          </table:table-cell>
          <table:table-cell office:value-type="float" office:value="0.3" table:style-name="ce12">
            <text:p>0,3</text:p>
          </table:table-cell>
          <table:table-cell office:value-type="string" table:style-name="ce13">
            <text:p>Iris-setosa</text:p>
          </table:table-cell>
          <table:table-cell office:value-type="float" office:value="1.088372777046718" table:formula="of:=((1/(SQRT(2*PI())*[.S$11])))*EXP((-1/2)*(([.A19]-[.S$3])^2)/(([.S$11])^2))" table:style-name="ce14">
            <text:p>1,088373</text:p>
          </table:table-cell>
          <table:table-cell office:value-type="float" office:value="1.0607578103705189" table:formula="of:=((1/(SQRT(2*PI())*[.S$12])))*EXP((-1/2)*(([.B19]-[.S$4])^2)/(([.S$12])^2))" table:style-name="ce14">
            <text:p>1,060758</text:p>
          </table:table-cell>
          <table:table-cell office:value-type="float" office:value="2.0844051750143828" table:formula="of:=((1/(SQRT(2*PI())*[.S$13])))*EXP((-1/2)*(([.C19]-[.S$5])^2)/(([.S$13])^2))" table:style-name="ce14">
            <text:p>2,084405</text:p>
          </table:table-cell>
          <table:table-cell office:value-type="float" office:value="3.2589679537223013" table:formula="of:=((1/(SQRT(2*PI())*[.S$14])))*EXP((-1/2)*(([.D19]-[.S$6])^2)/(([.S$14])^2))" table:style-name="ce14">
            <text:p>3,258968</text:p>
          </table:table-cell>
          <table:table-cell office:value-type="float" office:value="0.38483330794898579" table:formula="of:=1/3*[.F19]*[.G19]" table:style-name="ce1">
            <text:p>0,384833308</text:p>
          </table:table-cell>
          <table:table-cell office:value-type="float" office:value="0.75620328294031802" table:formula="of:=1/3*[.F19]*[.H19]" table:style-name="ce1">
            <text:p>0,756203283</text:p>
          </table:table-cell>
          <table:table-cell office:value-type="float" office:value="1.1823240006996669" table:formula="of:=1/3*[.F19]*[.I19]" table:style-name="ce1">
            <text:p>1,182324001</text:p>
          </table:table-cell>
          <table:table-cell office:value-type="float" office:value="0.73701635645774488" table:formula="of:=1/3*[.G19]*[.H19]" table:style-name="ce1">
            <text:p>0,737016356</text:p>
          </table:table-cell>
          <table:table-cell office:value-type="float" office:value="1.1523252368860528" table:formula="of:=1/3*[.G19]*[.I19]" table:style-name="ce1">
            <text:p>1,152325237</text:p>
          </table:table-cell>
          <table:table-cell office:value-type="float" office:value="2.2643365559815991" table:formula="of:=1/3*[.H19]*[.I19]" table:style-name="ce1">
            <text:p>2,264336556</text:p>
          </table:table-cell>
          <table:table-cell table:number-columns-repeated="2" table:style-name="ce1"/>
          <table:table-cell office:value-type="float" office:value="1" table:style-name="ce16">
            <text:p>1</text:p>
          </table:table-cell>
          <table:table-cell office:value-type="float" office:value="9.7334116286655663E-28" table:formula="of:=((1/(SQRT(2*PI())*[.S$11])))*EXP((-1/2)*(([.R19]-[.S$3])^2)/(([.S$11])^2))" table:style-name="ce22">
            <text:p>0,000000000000</text:p>
          </table:table-cell>
          <table:table-cell office:value-type="float" office:value="5.6899023023159422E-20" table:formula="of:=((1/(SQRT(2*PI())*[.T$11])))*EXP((-1/2)*(([.R19]-[.T$3])^2)/(([.T$11])^2))" table:style-name="ce22">
            <text:p>0,000000000000</text:p>
          </table:table-cell>
          <table:table-cell office:value-type="float" office:value="4.1125927328749392E-15" table:formula="of:=((1/(SQRT(2*PI())*[.U$11])))*EXP((-1/2)*(([.R19]-[.U$3])^2)/(([.U$11])^2))" table:style-name="ce22">
            <text:p>0,000000000000</text:p>
          </table:table-cell>
          <table:table-cell table:number-columns-repeated="8" table:style-name="ce1"/>
          <table:table-cell office:value-type="float" office:value="1" table:style-name="ce16">
            <text:p>1</text:p>
          </table:table-cell>
          <table:table-cell office:value-type="float" office:value="3.9271469198287986E-37" table:formula="of:=((1/(SQRT(2*PI())*[.S$12])))*EXP((-1/2)*(([.AD19]-[.S$4])^2)/(([.S$12])^2)) * ((1/(SQRT(2*PI())*[.S$11])))*EXP((-1/2)*(([.AD19]-[.S$3])^2)/(([.S$11])^2))" table:style-name="ce22">
            <text:p>0,000000000000</text:p>
          </table:table-cell>
          <table:table-cell office:value-type="float" office:value="1.6092787812908553E-26" table:formula="of:=((1/(SQRT(2*PI())*[.T$12])))*EXP((-1/2)*(([.AD19]-[.T$4])^2)/(([.T$12])^2)) * ((1/(SQRT(2*PI())*[.T$11])))*EXP((-1/2)*(([.AD19]-[.T$3])^2)/(([.T$11])^2))" table:style-name="ce22">
            <text:p>0,000000000000</text:p>
          </table:table-cell>
          <table:table-cell office:value-type="float" office:value="1.0328601428598471E-21" table:formula="of:=((1/(SQRT(2*PI())*[.U$12])))*EXP((-1/2)*(([.AD19]-[.U$4])^2)/(([.U$12])^2)) * ((1/(SQRT(2*PI())*[.U$11])))*EXP((-1/2)*(([.AD19]-[.U$3])^2)/(([.U$11])^2))" table:style-name="ce22">
            <text:p>0,000000000000</text:p>
          </table:table-cell>
          <table:table-cell table:number-columns-repeated="16351" table:style-name="ce1"/>
        </table:table-row>
        <table:table-row table:style-name="ro2">
          <table:table-cell office:value-type="float" office:value="5.7" table:style-name="ce12">
            <text:p>5,7</text:p>
          </table:table-cell>
          <table:table-cell office:value-type="float" office:value="3.8" table:style-name="ce12">
            <text:p>3,8</text:p>
          </table:table-cell>
          <table:table-cell office:value-type="float" office:value="1.7" table:style-name="ce12">
            <text:p>1,7</text:p>
          </table:table-cell>
          <table:table-cell office:value-type="float" office:value="0.3" table:style-name="ce12">
            <text:p>0,3</text:p>
          </table:table-cell>
          <table:table-cell office:value-type="string" table:style-name="ce13">
            <text:p>Iris-setosa</text:p>
          </table:table-cell>
          <table:table-cell office:value-type="float" office:value="0.21581616765050216" table:formula="of:=((1/(SQRT(2*PI())*[.S$11])))*EXP((-1/2)*(([.A20]-[.S$3])^2)/(([.S$11])^2))" table:style-name="ce14">
            <text:p>0,215816</text:p>
          </table:table-cell>
          <table:table-cell office:value-type="float" office:value="0.71997709740384497" table:formula="of:=((1/(SQRT(2*PI())*[.S$12])))*EXP((-1/2)*(([.B20]-[.S$4])^2)/(([.S$12])^2))" table:style-name="ce14">
            <text:p>0,719977</text:p>
          </table:table-cell>
          <table:table-cell office:value-type="float" office:value="1.0071600449157041" table:formula="of:=((1/(SQRT(2*PI())*[.S$13])))*EXP((-1/2)*(([.C20]-[.S$5])^2)/(([.S$13])^2))" table:style-name="ce14">
            <text:p>1,007160</text:p>
          </table:table-cell>
          <table:table-cell office:value-type="float" office:value="3.2589679537223013" table:formula="of:=((1/(SQRT(2*PI())*[.S$14])))*EXP((-1/2)*(([.D20]-[.S$6])^2)/(([.S$14])^2))" table:style-name="ce14">
            <text:p>3,258968</text:p>
          </table:table-cell>
          <table:table-cell office:value-type="float" office:value="5.1794232652610038E-2" table:formula="of:=1/3*[.F20]*[.G20]" table:style-name="ce1">
            <text:p>0,051794233</text:p>
          </table:table-cell>
          <table:table-cell office:value-type="float" office:value="7.245380703480496E-2" table:formula="of:=1/3*[.F20]*[.H20]" table:style-name="ce1">
            <text:p>0,072453807</text:p>
          </table:table-cell>
          <table:table-cell office:value-type="float" office:value="0.23444599142271536" table:formula="of:=1/3*[.F20]*[.I20]" table:style-name="ce1">
            <text:p>0,234445991</text:p>
          </table:table-cell>
          <table:table-cell office:value-type="float" office:value="0.24171072191984491" table:formula="of:=1/3*[.G20]*[.H20]" table:style-name="ce1">
            <text:p>0,241710722</text:p>
          </table:table-cell>
          <table:table-cell office:value-type="float" office:value="0.78212742928437684" table:formula="of:=1/3*[.G20]*[.I20]" table:style-name="ce1">
            <text:p>0,782127429</text:p>
          </table:table-cell>
          <table:table-cell office:value-type="float" office:value="1.0941007702165977" table:formula="of:=1/3*[.H20]*[.I20]" table:style-name="ce1">
            <text:p>1,09410077</text:p>
          </table:table-cell>
          <table:table-cell table:number-columns-repeated="2" table:style-name="ce1"/>
          <table:table-cell office:value-type="float" office:value="2" table:style-name="ce16">
            <text:p>2</text:p>
          </table:table-cell>
          <table:table-cell office:value-type="float" office:value="5.1200177543953576E-16" table:formula="of:=((1/(SQRT(2*PI())*[.S$11])))*EXP((-1/2)*(([.R20]-[.S$3])^2)/(([.S$11])^2))" table:style-name="ce22">
            <text:p>0,000000000000</text:p>
          </table:table-cell>
          <table:table-cell office:value-type="float" office:value="4.2390764883431472E-13" table:formula="of:=((1/(SQRT(2*PI())*[.T$11])))*EXP((-1/2)*(([.R20]-[.T$3])^2)/(([.T$11])^2))" table:style-name="ce22">
            <text:p>0,000000000000</text:p>
          </table:table-cell>
          <table:table-cell office:value-type="float" office:value="1.5919085245288371E-10" table:formula="of:=((1/(SQRT(2*PI())*[.U$11])))*EXP((-1/2)*(([.R20]-[.U$3])^2)/(([.U$11])^2))" table:style-name="ce22">
            <text:p>0,000000000159</text:p>
          </table:table-cell>
          <table:table-cell table:number-columns-repeated="8" table:style-name="ce1"/>
          <table:table-cell office:value-type="float" office:value="2" table:style-name="ce16">
            <text:p>2</text:p>
          </table:table-cell>
          <table:table-cell office:value-type="float" office:value="2.5238643862859016E-19" table:formula="of:=((1/(SQRT(2*PI())*[.S$12])))*EXP((-1/2)*(([.AD20]-[.S$4])^2)/(([.S$12])^2)) * ((1/(SQRT(2*PI())*[.S$11])))*EXP((-1/2)*(([.AD20]-[.S$3])^2)/(([.S$11])^2))" table:style-name="ce22">
            <text:p>0,000000000000</text:p>
          </table:table-cell>
          <table:table-cell office:value-type="float" office:value="2.9414549168491254E-14" table:formula="of:=((1/(SQRT(2*PI())*[.T$12])))*EXP((-1/2)*(([.AD20]-[.T$4])^2)/(([.T$12])^2)) * ((1/(SQRT(2*PI())*[.T$11])))*EXP((-1/2)*(([.AD20]-[.T$3])^2)/(([.T$11])^2))" table:style-name="ce22">
            <text:p>0,000000000000</text:p>
          </table:table-cell>
          <table:table-cell office:value-type="float" office:value="5.0224213650064711E-12" table:formula="of:=((1/(SQRT(2*PI())*[.U$12])))*EXP((-1/2)*(([.AD20]-[.U$4])^2)/(([.U$12])^2)) * ((1/(SQRT(2*PI())*[.U$11])))*EXP((-1/2)*(([.AD20]-[.U$3])^2)/(([.U$11])^2))" table:style-name="ce22">
            <text:p>0,000000000005</text:p>
          </table:table-cell>
          <table:table-cell table:number-columns-repeated="16351" table:style-name="ce1"/>
        </table:table-row>
        <table:table-row table:style-name="ro2">
          <table:table-cell office:value-type="float" office:value="5.0999999999999996" table:style-name="ce12">
            <text:p>5,1</text:p>
          </table:table-cell>
          <table:table-cell office:value-type="float" office:value="3.8" table:style-name="ce12">
            <text:p>3,8</text:p>
          </table:table-cell>
          <table:table-cell office:value-type="float" office:value="1.5" table:style-name="ce12">
            <text:p>1,5</text:p>
          </table:table-cell>
          <table:table-cell office:value-type="float" office:value="0.3" table:style-name="ce12">
            <text:p>0,3</text:p>
          </table:table-cell>
          <table:table-cell office:value-type="string" table:style-name="ce13">
            <text:p>Iris-setosa</text:p>
          </table:table-cell>
          <table:table-cell office:value-type="float" office:value="1.088372777046718" table:formula="of:=((1/(SQRT(2*PI())*[.S$11])))*EXP((-1/2)*(([.A21]-[.S$3])^2)/(([.S$11])^2))" table:style-name="ce14">
            <text:p>1,088373</text:p>
          </table:table-cell>
          <table:table-cell office:value-type="float" office:value="0.71997709740384497" table:formula="of:=((1/(SQRT(2*PI())*[.S$12])))*EXP((-1/2)*(([.B21]-[.S$4])^2)/(([.S$12])^2))" table:style-name="ce14">
            <text:p>0,719977</text:p>
          </table:table-cell>
          <table:table-cell office:value-type="float" office:value="2.2814424845383012" table:formula="of:=((1/(SQRT(2*PI())*[.S$13])))*EXP((-1/2)*(([.C21]-[.S$5])^2)/(([.S$13])^2))" table:style-name="ce14">
            <text:p>2,281442</text:p>
          </table:table-cell>
          <table:table-cell office:value-type="float" office:value="3.2589679537223013" table:formula="of:=((1/(SQRT(2*PI())*[.S$14])))*EXP((-1/2)*(([.D21]-[.S$6])^2)/(([.S$14])^2))" table:style-name="ce14">
            <text:p>3,258968</text:p>
          </table:table-cell>
          <table:table-cell office:value-type="float" office:value="0.26120115763715268" table:formula="of:=1/3*[.F21]*[.G21]" table:style-name="ce1">
            <text:p>0,261201158</text:p>
          </table:table-cell>
          <table:table-cell office:value-type="float" office:value="0.82768663085643823" table:formula="of:=1/3*[.F21]*[.H21]" table:style-name="ce1">
            <text:p>0,827686631</text:p>
          </table:table-cell>
          <table:table-cell office:value-type="float" office:value="1.1823240006996669" table:formula="of:=1/3*[.F21]*[.I21]" table:style-name="ce1">
            <text:p>1,182324001</text:p>
          </table:table-cell>
          <table:table-cell office:value-type="float" office:value="0.54752877930390087" table:formula="of:=1/3*[.G21]*[.H21]" table:style-name="ce1">
            <text:p>0,547528779</text:p>
          </table:table-cell>
          <table:table-cell office:value-type="float" office:value="0.78212742928437684" table:formula="of:=1/3*[.G21]*[.I21]" table:style-name="ce1">
            <text:p>0,782127429</text:p>
          </table:table-cell>
          <table:table-cell office:value-type="float" office:value="2.4783826484569702" table:formula="of:=1/3*[.H21]*[.I21]" table:style-name="ce1">
            <text:p>2,478382648</text:p>
          </table:table-cell>
          <table:table-cell table:number-columns-repeated="2" table:style-name="ce1"/>
          <table:table-cell office:value-type="float" office:value="3" table:style-name="ce16">
            <text:p>3</text:p>
          </table:table-cell>
          <table:table-cell office:value-type="float" office:value="1.3322788784607174E-7" table:formula="of:=((1/(SQRT(2*PI())*[.S$11])))*EXP((-1/2)*(([.R21]-[.S$3])^2)/(([.S$11])^2))" table:style-name="ce22">
            <text:p>0,000000133228</text:p>
          </table:table-cell>
          <table:table-cell office:value-type="float" office:value="9.444803376921116E-8" table:formula="of:=((1/(SQRT(2*PI())*[.T$11])))*EXP((-1/2)*(([.R21]-[.T$3])^2)/(([.T$11])^2))" table:style-name="ce22">
            <text:p>0,000000094448</text:p>
          </table:table-cell>
          <table:table-cell office:value-type="float" office:value="7.8192490466576038E-7" table:formula="of:=((1/(SQRT(2*PI())*[.U$11])))*EXP((-1/2)*(([.R21]-[.U$3])^2)/(([.U$11])^2))" table:style-name="ce22">
            <text:p>0,000000781925</text:p>
          </table:table-cell>
          <table:table-cell table:number-columns-repeated="8" table:style-name="ce1"/>
          <table:table-cell office:value-type="float" office:value="3" table:style-name="ce16">
            <text:p>3</text:p>
          </table:table-cell>
          <table:table-cell office:value-type="float" office:value="6.4906933317269526E-8" table:formula="of:=((1/(SQRT(2*PI())*[.S$12])))*EXP((-1/2)*(([.AD21]-[.S$4])^2)/(([.S$12])^2)) * ((1/(SQRT(2*PI())*[.S$11])))*EXP((-1/2)*(([.AD21]-[.S$3])^2)/(([.S$11])^2))" table:style-name="ce22">
            <text:p>0,000000064907</text:p>
          </table:table-cell>
          <table:table-cell office:value-type="float" office:value="9.0690151191506068E-8" table:formula="of:=((1/(SQRT(2*PI())*[.T$12])))*EXP((-1/2)*(([.AD21]-[.T$4])^2)/(([.T$12])^2)) * ((1/(SQRT(2*PI())*[.T$11])))*EXP((-1/2)*(([.AD21]-[.T$3])^2)/(([.T$11])^2))" table:style-name="ce22">
            <text:p>0,000000090690</text:p>
          </table:table-cell>
          <table:table-cell office:value-type="float" office:value="8.7734258638888516E-7" table:formula="of:=((1/(SQRT(2*PI())*[.U$12])))*EXP((-1/2)*(([.AD21]-[.U$4])^2)/(([.U$12])^2)) * ((1/(SQRT(2*PI())*[.U$11])))*EXP((-1/2)*(([.AD21]-[.U$3])^2)/(([.U$11])^2))" table:style-name="ce22">
            <text:p>0,000000877343</text:p>
          </table:table-cell>
          <table:table-cell table:number-columns-repeated="16351" table:style-name="ce1"/>
        </table:table-row>
        <table:table-row table:style-name="ro2">
          <table:table-cell office:value-type="float" office:value="5.4" table:style-name="ce12">
            <text:p>5,4</text:p>
          </table:table-cell>
          <table:table-cell office:value-type="float" office:value="3.4" table:style-name="ce12">
            <text:p>3,4</text:p>
          </table:table-cell>
          <table:table-cell office:value-type="float" office:value="1.7" table:style-name="ce12">
            <text:p>1,7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68263184581203518" table:formula="of:=((1/(SQRT(2*PI())*[.S$11])))*EXP((-1/2)*(([.A22]-[.S$3])^2)/(([.S$11])^2))" table:style-name="ce14">
            <text:p>0,682632</text:p>
          </table:table-cell>
          <table:table-cell office:value-type="float" office:value="1.0468243155796613" table:formula="of:=((1/(SQRT(2*PI())*[.S$12])))*EXP((-1/2)*(([.B22]-[.S$4])^2)/(([.S$12])^2))" table:style-name="ce14">
            <text:p>1,046824</text:p>
          </table:table-cell>
          <table:table-cell office:value-type="float" office:value="1.0071600449157041" table:formula="of:=((1/(SQRT(2*PI())*[.S$13])))*EXP((-1/2)*(([.C22]-[.S$5])^2)/(([.S$13])^2))" table:style-name="ce14">
            <text:p>1,007160</text:p>
          </table:table-cell>
          <table:table-cell office:value-type="float" office:value="3.5780471403328127" table:formula="of:=((1/(SQRT(2*PI())*[.S$14])))*EXP((-1/2)*(([.D22]-[.S$6])^2)/(([.S$14])^2))" table:style-name="ce14">
            <text:p>3,578047</text:p>
          </table:table-cell>
          <table:table-cell office:value-type="float" office:value="0.23819853826168819" table:formula="of:=1/3*[.F22]*[.G22]" table:style-name="ce1">
            <text:p>0,238198538</text:p>
          </table:table-cell>
          <table:table-cell office:value-type="float" office:value="0.22917317349631311" table:formula="of:=1/3*[.F22]*[.H22]" table:style-name="ce1">
            <text:p>0,229173173</text:p>
          </table:table-cell>
          <table:table-cell office:value-type="float" office:value="0.81416297460262066" table:formula="of:=1/3*[.F22]*[.I22]" table:style-name="ce1">
            <text:p>0,814162975</text:p>
          </table:table-cell>
          <table:table-cell office:value-type="float" office:value="0.35143987489935424" table:formula="of:=1/3*[.G22]*[.H22]" table:style-name="ce1">
            <text:p>0,351439875</text:p>
          </table:table-cell>
          <table:table-cell office:value-type="float" office:value="1.2485289162635536" table:formula="of:=1/3*[.G22]*[.I22]" table:style-name="ce1">
            <text:p>1,248528916</text:p>
          </table:table-cell>
          <table:table-cell office:value-type="float" office:value="1.2012220395227007" table:formula="of:=1/3*[.H22]*[.I22]" table:style-name="ce1">
            <text:p>1,20122204</text:p>
          </table:table-cell>
          <table:table-cell table:number-columns-repeated="2" table:style-name="ce1"/>
          <table:table-cell office:value-type="float" office:value="4" table:style-name="ce16">
            <text:p>4</text:p>
          </table:table-cell>
          <table:table-cell office:value-type="float" office:value="1.7148894068879626E-2" table:formula="of:=((1/(SQRT(2*PI())*[.S$11])))*EXP((-1/2)*(([.R22]-[.S$3])^2)/(([.S$11])^2))" table:style-name="ce22">
            <text:p>0,017148894069</text:p>
          </table:table-cell>
          <table:table-cell office:value-type="float" office:value="6.2931750801460901E-4" table:formula="of:=((1/(SQRT(2*PI())*[.T$11])))*EXP((-1/2)*(([.R22]-[.T$3])^2)/(([.T$11])^2))" table:style-name="ce22">
            <text:p>0,000629317508</text:p>
          </table:table-cell>
          <table:table-cell office:value-type="float" office:value="4.8736744524352461E-4" table:formula="of:=((1/(SQRT(2*PI())*[.U$11])))*EXP((-1/2)*(([.R22]-[.U$3])^2)/(([.U$11])^2))" table:style-name="ce22">
            <text:p>0,000487367445</text:p>
          </table:table-cell>
          <table:table-cell table:number-columns-repeated="8" table:style-name="ce1"/>
          <table:table-cell office:value-type="float" office:value="4" table:style-name="ce16">
            <text:p>4</text:p>
          </table:table-cell>
          <table:table-cell office:value-type="float" office:value="6.6796294959424298E-3" table:formula="of:=((1/(SQRT(2*PI())*[.S$12])))*EXP((-1/2)*(([.AD22]-[.S$4])^2)/(([.S$12])^2)) * ((1/(SQRT(2*PI())*[.S$11])))*EXP((-1/2)*(([.AD22]-[.S$3])^2)/(([.S$11])^2))" table:style-name="ce22">
            <text:p>0,006679629496</text:p>
          </table:table-cell>
          <table:table-cell office:value-type="float" office:value="4.7165568506988964E-7" table:formula="of:=((1/(SQRT(2*PI())*[.T$12])))*EXP((-1/2)*(([.AD22]-[.T$4])^2)/(([.T$12])^2)) * ((1/(SQRT(2*PI())*[.T$11])))*EXP((-1/2)*(([.AD22]-[.T$3])^2)/(([.T$11])^2))" table:style-name="ce22">
            <text:p>0,000000471656</text:p>
          </table:table-cell>
          <table:table-cell office:value-type="float" office:value="5.5056641190550525E-6" table:formula="of:=((1/(SQRT(2*PI())*[.U$12])))*EXP((-1/2)*(([.AD22]-[.U$4])^2)/(([.U$12])^2)) * ((1/(SQRT(2*PI())*[.U$11])))*EXP((-1/2)*(([.AD22]-[.U$3])^2)/(([.U$11])^2))" table:style-name="ce22">
            <text:p>0,000005505664</text:p>
          </table:table-cell>
          <table:table-cell table:number-columns-repeated="16351" table:style-name="ce1"/>
        </table:table-row>
        <table:table-row table:style-name="ro2">
          <table:table-cell office:value-type="float" office:value="5.0999999999999996" table:style-name="ce12">
            <text:p>5,1</text:p>
          </table:table-cell>
          <table:table-cell office:value-type="float" office:value="3.7" table:style-name="ce12">
            <text:p>3,7</text:p>
          </table:table-cell>
          <table:table-cell office:value-type="float" office:value="1.5" table:style-name="ce12">
            <text:p>1,5</text:p>
          </table:table-cell>
          <table:table-cell office:value-type="float" office:value="0.4" table:style-name="ce12">
            <text:p>0,4</text:p>
          </table:table-cell>
          <table:table-cell office:value-type="string" table:style-name="ce13">
            <text:p>Iris-setosa</text:p>
          </table:table-cell>
          <table:table-cell office:value-type="float" office:value="1.088372777046718" table:formula="of:=((1/(SQRT(2*PI())*[.S$11])))*EXP((-1/2)*(([.A23]-[.S$3])^2)/(([.S$11])^2))" table:style-name="ce14">
            <text:p>1,088373</text:p>
          </table:table-cell>
          <table:table-cell office:value-type="float" office:value="0.87970827678095131" table:formula="of:=((1/(SQRT(2*PI())*[.S$12])))*EXP((-1/2)*(([.B23]-[.S$4])^2)/(([.S$12])^2))" table:style-name="ce14">
            <text:p>0,879708</text:p>
          </table:table-cell>
          <table:table-cell office:value-type="float" office:value="2.2814424845383012" table:formula="of:=((1/(SQRT(2*PI())*[.S$13])))*EXP((-1/2)*(([.C23]-[.S$5])^2)/(([.S$13])^2))" table:style-name="ce14">
            <text:p>2,281442</text:p>
          </table:table-cell>
          <table:table-cell office:value-type="float" office:value="1.1664186122760216" table:formula="of:=((1/(SQRT(2*PI())*[.S$14])))*EXP((-1/2)*(([.D23]-[.S$6])^2)/(([.S$14])^2))" table:style-name="ce14">
            <text:p>1,166419</text:p>
          </table:table-cell>
          <table:table-cell office:value-type="float" office:value="0.31915018006368889" table:formula="of:=1/3*[.F23]*[.G23]" table:style-name="ce1">
            <text:p>0,31915018</text:p>
          </table:table-cell>
          <table:table-cell office:value-type="float" office:value="0.82768663085643823" table:formula="of:=1/3*[.F23]*[.H23]" table:style-name="ce1">
            <text:p>0,827686631</text:p>
          </table:table-cell>
          <table:table-cell office:value-type="float" office:value="0.42316608808061085" table:formula="of:=1/3*[.F23]*[.I23]" table:style-name="ce1">
            <text:p>0,423166088</text:p>
          </table:table-cell>
          <table:table-cell office:value-type="float" office:value="0.66900127888268035" table:formula="of:=1/3*[.G23]*[.H23]" table:style-name="ce1">
            <text:p>0,669001279</text:p>
          </table:table-cell>
          <table:table-cell office:value-type="float" office:value="0.34203603580352254" table:formula="of:=1/3*[.G23]*[.I23]" table:style-name="ce1">
            <text:p>0,342036036</text:p>
          </table:table-cell>
          <table:table-cell office:value-type="float" office:value="0.88703899226757477" table:formula="of:=1/3*[.H23]*[.I23]" table:style-name="ce1">
            <text:p>0,887038992</text:p>
          </table:table-cell>
          <table:table-cell table:number-columns-repeated="2" table:style-name="ce1"/>
          <table:table-cell office:value-type="float" office:value="5" table:style-name="ce16">
            <text:p>5</text:p>
          </table:table-cell>
          <table:table-cell office:value-type="float" office:value="1.0919289779837835" table:formula="of:=((1/(SQRT(2*PI())*[.S$11])))*EXP((-1/2)*(([.R23]-[.S$3])^2)/(([.S$11])^2))" table:style-name="ce22">
            <text:p>1,091928977984</text:p>
          </table:table-cell>
          <table:table-cell office:value-type="float" office:value="0.12540126924558198" table:formula="of:=((1/(SQRT(2*PI())*[.T$11])))*EXP((-1/2)*(([.R23]-[.T$3])^2)/(([.T$11])^2))" table:style-name="ce22">
            <text:p>0,125401269246</text:p>
          </table:table-cell>
          <table:table-cell office:value-type="float" office:value="3.8547171798705274E-2" table:formula="of:=((1/(SQRT(2*PI())*[.U$11])))*EXP((-1/2)*(([.R23]-[.U$3])^2)/(([.U$11])^2))" table:style-name="ce22">
            <text:p>0,038547171799</text:p>
          </table:table-cell>
          <table:table-cell table:number-columns-repeated="8" table:style-name="ce1"/>
          <table:table-cell office:value-type="float" office:value="5" table:style-name="ce16">
            <text:p>5</text:p>
          </table:table-cell>
          <table:table-cell office:value-type="float" office:value="2.7507420460152918E-4" table:formula="of:=((1/(SQRT(2*PI())*[.S$12])))*EXP((-1/2)*(([.AD23]-[.S$4])^2)/(([.S$12])^2)) * ((1/(SQRT(2*PI())*[.S$11])))*EXP((-1/2)*(([.AD23]-[.S$3])^2)/(([.S$11])^2))" table:style-name="ce22">
            <text:p>0,000275074205</text:p>
          </table:table-cell>
          <table:table-cell office:value-type="float" office:value="4.137681325705105E-12" table:formula="of:=((1/(SQRT(2*PI())*[.T$12])))*EXP((-1/2)*(([.AD23]-[.T$4])^2)/(([.T$12])^2)) * ((1/(SQRT(2*PI())*[.T$11])))*EXP((-1/2)*(([.AD23]-[.T$3])^2)/(([.T$11])^2))" table:style-name="ce22">
            <text:p>0,000000000004</text:p>
          </table:table-cell>
          <table:table-cell office:value-type="float" office:value="1.2411796696784718E-9" table:formula="of:=((1/(SQRT(2*PI())*[.U$12])))*EXP((-1/2)*(([.AD23]-[.U$4])^2)/(([.U$12])^2)) * ((1/(SQRT(2*PI())*[.U$11])))*EXP((-1/2)*(([.AD23]-[.U$3])^2)/(([.U$11])^2))" table:style-name="ce22">
            <text:p>0,000000001241</text:p>
          </table:table-cell>
          <table:table-cell table:number-columns-repeated="16351" table:style-name="ce1"/>
        </table:table-row>
        <table:table-row table:style-name="ro2">
          <table:table-cell office:value-type="float" office:value="4.5999999999999996" table:style-name="ce12">
            <text:p>4,6</text:p>
          </table:table-cell>
          <table:table-cell office:value-type="float" office:value="3.6" table:style-name="ce12">
            <text:p>3,6</text:p>
          </table:table-cell>
          <table:table-cell office:value-type="float" office:value="1" table:style-name="ce12">
            <text:p>1,0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51676489826687222" table:formula="of:=((1/(SQRT(2*PI())*[.S$11])))*EXP((-1/2)*(([.A24]-[.S$3])^2)/(([.S$11])^2))" table:style-name="ce14">
            <text:p>0,516765</text:p>
          </table:table-cell>
          <table:table-cell office:value-type="float" office:value="1.0010087265543191" table:formula="of:=((1/(SQRT(2*PI())*[.S$12])))*EXP((-1/2)*(([.B24]-[.S$4])^2)/(([.S$12])^2))" table:style-name="ce14">
            <text:p>1,001009</text:p>
          </table:table-cell>
          <table:table-cell office:value-type="float" office:value="5.2101866551804481E-2" table:formula="of:=((1/(SQRT(2*PI())*[.S$13])))*EXP((-1/2)*(([.C24]-[.S$5])^2)/(([.S$13])^2))" table:style-name="ce14">
            <text:p>0,052102</text:p>
          </table:table-cell>
          <table:table-cell office:value-type="float" office:value="3.5780471403328127" table:formula="of:=((1/(SQRT(2*PI())*[.S$14])))*EXP((-1/2)*(([.D24]-[.S$6])^2)/(([.S$14])^2))" table:style-name="ce14">
            <text:p>3,578047</text:p>
          </table:table-cell>
          <table:table-cell office:value-type="float" office:value="0.17242872424736466" table:formula="of:=1/3*[.F24]*[.G24]" table:style-name="ce1">
            <text:p>0,172428724</text:p>
          </table:table-cell>
          <table:table-cell office:value-type="float" office:value="8.9748052560524646E-3" table:formula="of:=1/3*[.F24]*[.H24]" table:style-name="ce1">
            <text:p>0,008974805</text:p>
          </table:table-cell>
          <table:table-cell office:value-type="float" office:value="0.61633638882271968" table:formula="of:=1/3*[.F24]*[.I24]" table:style-name="ce1">
            <text:p>0,616336389</text:p>
          </table:table-cell>
          <table:table-cell office:value-type="float" office:value="1.7384807696041622E-2" table:formula="of:=1/3*[.G24]*[.H24]" table:style-name="ce1">
            <text:p>0,017384808</text:p>
          </table:table-cell>
          <table:table-cell office:value-type="float" office:value="1.1938854704986239" table:formula="of:=1/3*[.G24]*[.I24]" table:style-name="ce1">
            <text:p>1,19388547</text:p>
          </table:table-cell>
          <table:table-cell office:value-type="float" office:value="6.2140978207228616E-2" table:formula="of:=1/3*[.H24]*[.I24]" table:style-name="ce1">
            <text:p>0,062140978</text:p>
          </table:table-cell>
          <table:table-cell table:number-columns-repeated="2" table:style-name="ce1"/>
          <table:table-cell office:value-type="float" office:value="6" table:style-name="ce16">
            <text:p>6</text:p>
          </table:table-cell>
          <table:table-cell office:value-type="float" office:value="3.4392992468676685E-2" table:formula="of:=((1/(SQRT(2*PI())*[.S$11])))*EXP((-1/2)*(([.R24]-[.S$3])^2)/(([.S$11])^2))" table:style-name="ce22">
            <text:p>0,034392992469</text:p>
          </table:table-cell>
          <table:table-cell office:value-type="float" office:value="0.7472901794835104" table:formula="of:=((1/(SQRT(2*PI())*[.T$11])))*EXP((-1/2)*(([.R24]-[.T$3])^2)/(([.T$11])^2))" table:style-name="ce22">
            <text:p>0,747290179484</text:p>
          </table:table-cell>
          <table:table-cell office:value-type="float" office:value="0.38687712831795201" table:formula="of:=((1/(SQRT(2*PI())*[.U$11])))*EXP((-1/2)*(([.R24]-[.U$3])^2)/(([.U$11])^2))" table:style-name="ce22">
            <text:p>0,386877128318</text:p>
          </table:table-cell>
          <table:table-cell table:number-columns-repeated="8" table:style-name="ce1"/>
          <table:table-cell office:value-type="float" office:value="6" table:style-name="ce16">
            <text:p>6</text:p>
          </table:table-cell>
          <table:table-cell office:value-type="float" office:value="4.5329775318307316E-12" table:formula="of:=((1/(SQRT(2*PI())*[.S$12])))*EXP((-1/2)*(([.AD24]-[.S$4])^2)/(([.S$12])^2)) * ((1/(SQRT(2*PI())*[.S$11])))*EXP((-1/2)*(([.AD24]-[.S$3])^2)/(([.S$11])^2))" table:style-name="ce22">
            <text:p>0,000000000005</text:p>
          </table:table-cell>
          <table:table-cell office:value-type="float" office:value="6.1228838803316112E-23" table:formula="of:=((1/(SQRT(2*PI())*[.T$12])))*EXP((-1/2)*(([.AD24]-[.T$4])^2)/(([.T$12])^2)) * ((1/(SQRT(2*PI())*[.T$11])))*EXP((-1/2)*(([.AD24]-[.T$3])^2)/(([.T$11])^2))" table:style-name="ce22">
            <text:p>0,000000000000</text:p>
          </table:table-cell>
          <table:table-cell office:value-type="float" office:value="1.0051804450952663E-17" table:formula="of:=((1/(SQRT(2*PI())*[.U$12])))*EXP((-1/2)*(([.AD24]-[.U$4])^2)/(([.U$12])^2)) * ((1/(SQRT(2*PI())*[.U$11])))*EXP((-1/2)*(([.AD24]-[.U$3])^2)/(([.U$11])^2))" table:style-name="ce22">
            <text:p>0,000000000000</text:p>
          </table:table-cell>
          <table:table-cell table:number-columns-repeated="16351" table:style-name="ce1"/>
        </table:table-row>
        <table:table-row table:style-name="ro2">
          <table:table-cell office:value-type="float" office:value="5.0999999999999996" table:style-name="ce12">
            <text:p>5,1</text:p>
          </table:table-cell>
          <table:table-cell office:value-type="float" office:value="3.3" table:style-name="ce12">
            <text:p>3,3</text:p>
          </table:table-cell>
          <table:table-cell office:value-type="float" office:value="1.7" table:style-name="ce12">
            <text:p>1,7</text:p>
          </table:table-cell>
          <table:table-cell office:value-type="float" office:value="0.5" table:style-name="ce12">
            <text:p>0,5</text:p>
          </table:table-cell>
          <table:table-cell office:value-type="string" table:style-name="ce13">
            <text:p>Iris-setosa</text:p>
          </table:table-cell>
          <table:table-cell office:value-type="float" office:value="1.088372777046718" table:formula="of:=((1/(SQRT(2*PI())*[.S$11])))*EXP((-1/2)*(([.A25]-[.S$3])^2)/(([.S$11])^2))" table:style-name="ce14">
            <text:p>1,088373</text:p>
          </table:table-cell>
          <table:table-cell office:value-type="float" office:value="0.96207860025303538" table:formula="of:=((1/(SQRT(2*PI())*[.S$12])))*EXP((-1/2)*(([.B25]-[.S$4])^2)/(([.S$12])^2))" table:style-name="ce14">
            <text:p>0,962079</text:p>
          </table:table-cell>
          <table:table-cell office:value-type="float" office:value="1.0071600449157041" table:formula="of:=((1/(SQRT(2*PI())*[.S$13])))*EXP((-1/2)*(([.C25]-[.S$5])^2)/(([.S$13])^2))" table:style-name="ce14">
            <text:p>1,007160</text:p>
          </table:table-cell>
          <table:table-cell office:value-type="float" office:value="0.1640473091440873" table:formula="of:=((1/(SQRT(2*PI())*[.S$14])))*EXP((-1/2)*(([.D25]-[.S$6])^2)/(([.S$14])^2))" table:style-name="ce14">
            <text:p>0,164047</text:p>
          </table:table-cell>
          <table:table-cell office:value-type="float" office:value="0.34903338596487177" table:formula="of:=1/3*[.F25]*[.G25]" table:style-name="ce1">
            <text:p>0,349033386</text:p>
          </table:table-cell>
          <table:table-cell office:value-type="float" office:value="0.36538852500513402" table:formula="of:=1/3*[.F25]*[.H25]" table:style-name="ce1">
            <text:p>0,365388525</text:p>
          </table:table-cell>
          <table:table-cell office:value-type="float" office:value="5.9514875140063914E-2" table:formula="of:=1/3*[.F25]*[.I25]" table:style-name="ce1">
            <text:p>0,059514875</text:p>
          </table:table-cell>
          <table:table-cell office:value-type="float" office:value="0.32298904208109491" table:formula="of:=1/3*[.G25]*[.H25]" table:style-name="ce1">
            <text:p>0,322989042</text:p>
          </table:table-cell>
          <table:table-cell office:value-type="float" office:value="5.2608801852206823E-2" table:formula="of:=1/3*[.G25]*[.I25]" table:style-name="ce1">
            <text:p>0,052608802</text:p>
          </table:table-cell>
          <table:table-cell office:value-type="float" office:value="5.507396508195312E-2" table:formula="of:=1/3*[.H25]*[.I25]" table:style-name="ce1">
            <text:p>0,055073965</text:p>
          </table:table-cell>
          <table:table-cell table:number-columns-repeated="2" table:style-name="ce1"/>
          <table:table-cell office:value-type="float" office:value="7" table:style-name="ce16">
            <text:p>7</text:p>
          </table:table-cell>
          <table:table-cell office:value-type="float" office:value="5.358741858060431E-7" table:formula="of:=((1/(SQRT(2*PI())*[.S$11])))*EXP((-1/2)*(([.R25]-[.S$3])^2)/(([.S$11])^2))" table:style-name="ce22">
            <text:p>0,000000535874</text:p>
          </table:table-cell>
          <table:table-cell office:value-type="float" office:value="0.13317780191966949" table:formula="of:=((1/(SQRT(2*PI())*[.T$11])))*EXP((-1/2)*(([.R25]-[.T$3])^2)/(([.T$11])^2))" table:style-name="ce22">
            <text:p>0,133177801920</text:p>
          </table:table-cell>
          <table:table-cell office:value-type="float" office:value="0.4927176554631385" table:formula="of:=((1/(SQRT(2*PI())*[.U$11])))*EXP((-1/2)*(([.R25]-[.U$3])^2)/(([.U$11])^2))" table:style-name="ce22">
            <text:p>0,492717655463</text:p>
          </table:table-cell>
          <table:table-cell table:number-columns-repeated="8" table:style-name="ce1"/>
          <table:table-cell office:value-type="float" office:value="7" table:style-name="ce16">
            <text:p>7</text:p>
          </table:table-cell>
          <table:table-cell office:value-type="float" office:value="2.989189689623659E-26" table:formula="of:=((1/(SQRT(2*PI())*[.S$12])))*EXP((-1/2)*(([.AD25]-[.S$4])^2)/(([.S$12])^2)) * ((1/(SQRT(2*PI())*[.S$11])))*EXP((-1/2)*(([.AD25]-[.S$3])^2)/(([.S$11])^2))" table:style-name="ce22">
            <text:p>0,000000000000</text:p>
          </table:table-cell>
          <table:table-cell office:value-type="float" office:value="1.5283471983584179E-39" table:formula="of:=((1/(SQRT(2*PI())*[.T$12])))*EXP((-1/2)*(([.AD25]-[.T$4])^2)/(([.T$12])^2)) * ((1/(SQRT(2*PI())*[.T$11])))*EXP((-1/2)*(([.AD25]-[.T$3])^2)/(([.T$11])^2))" table:style-name="ce22">
            <text:p>0,000000000000</text:p>
          </table:table-cell>
          <table:table-cell office:value-type="float" office:value="2.9244072153843324E-30" table:formula="of:=((1/(SQRT(2*PI())*[.U$12])))*EXP((-1/2)*(([.AD25]-[.U$4])^2)/(([.U$12])^2)) * ((1/(SQRT(2*PI())*[.U$11])))*EXP((-1/2)*(([.AD25]-[.U$3])^2)/(([.U$11])^2))" table:style-name="ce22">
            <text:p>0,000000000000</text:p>
          </table:table-cell>
          <table:table-cell table:number-columns-repeated="16351" table:style-name="ce1"/>
        </table:table-row>
        <table:table-row table:style-name="ro1">
          <table:table-cell office:value-type="float" office:value="4.8" table:style-name="ce12">
            <text:p>4,8</text:p>
          </table:table-cell>
          <table:table-cell office:value-type="float" office:value="3.4" table:style-name="ce12">
            <text:p>3,4</text:p>
          </table:table-cell>
          <table:table-cell office:value-type="float" office:value="1.9" table:style-name="ce12">
            <text:p>1,9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87469642777063583" table:formula="of:=((1/(SQRT(2*PI())*[.S$11])))*EXP((-1/2)*(([.A26]-[.S$3])^2)/(([.S$11])^2))" table:style-name="ce14">
            <text:p>0,874696</text:p>
          </table:table-cell>
          <table:table-cell office:value-type="float" office:value="1.0468243155796613" table:formula="of:=((1/(SQRT(2*PI())*[.S$12])))*EXP((-1/2)*(([.B26]-[.S$4])^2)/(([.S$12])^2))" table:style-name="ce14">
            <text:p>1,046824</text:p>
          </table:table-cell>
          <table:table-cell office:value-type="float" office:value="0.11746262965821762" table:formula="of:=((1/(SQRT(2*PI())*[.S$13])))*EXP((-1/2)*(([.C26]-[.S$5])^2)/(([.S$13])^2))" table:style-name="ce14">
            <text:p>0,117463</text:p>
          </table:table-cell>
          <table:table-cell office:value-type="float" office:value="3.5780471403328127" table:formula="of:=((1/(SQRT(2*PI())*[.S$14])))*EXP((-1/2)*(([.D26]-[.S$6])^2)/(([.S$14])^2))" table:style-name="ce14">
            <text:p>3,578047</text:p>
          </table:table-cell>
          <table:table-cell office:value-type="float" office:value="0.30521782978032347" table:formula="of:=1/3*[.F26]*[.G26]" table:style-name="ce1">
            <text:p>0,30521783</text:p>
          </table:table-cell>
          <table:table-cell office:value-type="float" office:value="3.4248047519529361E-2" table:formula="of:=1/3*[.F26]*[.H26]" table:style-name="ce1">
            <text:p>0,034248048</text:p>
          </table:table-cell>
          <table:table-cell office:value-type="float" office:value="1.0432350173480167" table:formula="of:=1/3*[.F26]*[.I26]" table:style-name="ce1">
            <text:p>1,043235017</text:p>
          </table:table-cell>
          <table:table-cell office:value-type="float" office:value="4.0987578966050292E-2" table:formula="of:=1/3*[.G26]*[.H26]" table:style-name="ce1">
            <text:p>0,040987579</text:p>
          </table:table-cell>
          <table:table-cell office:value-type="float" office:value="1.2485289162635536" table:formula="of:=1/3*[.G26]*[.I26]" table:style-name="ce1">
            <text:p>1,248528916</text:p>
          </table:table-cell>
          <table:table-cell office:value-type="float" office:value="0.14009560871485258" table:formula="of:=1/3*[.H26]*[.I26]" table:style-name="ce1">
            <text:p>0,140095609</text:p>
          </table:table-cell>
          <table:table-cell table:number-columns-repeated="2" table:style-name="ce1"/>
          <table:table-cell office:value-type="float" office:value="8" table:style-name="ce16">
            <text:p>8</text:p>
          </table:table-cell>
          <table:table-cell office:value-type="float" office:value="4.1302183111332174E-15" table:formula="of:=((1/(SQRT(2*PI())*[.S$11])))*EXP((-1/2)*(([.R26]-[.S$3])^2)/(([.S$11])^2))" table:style-name="ce22">
            <text:p>0,000000000000</text:p>
          </table:table-cell>
          <table:table-cell office:value-type="float" office:value="7.0978960564152343E-4" table:formula="of:=((1/(SQRT(2*PI())*[.T$11])))*EXP((-1/2)*(([.R26]-[.T$3])^2)/(([.T$11])^2))" table:style-name="ce22">
            <text:p>0,000709789606</text:p>
          </table:table-cell>
          <table:table-cell office:value-type="float" office:value="7.9628351787455476E-2" table:formula="of:=((1/(SQRT(2*PI())*[.U$11])))*EXP((-1/2)*(([.R26]-[.U$3])^2)/(([.U$11])^2))" table:style-name="ce22">
            <text:p>0,079628351787</text:p>
          </table:table-cell>
          <table:table-cell table:number-columns-repeated="8" table:style-name="ce1"/>
          <table:table-cell office:value-type="float" office:value="8" table:style-name="ce16">
            <text:p>8</text:p>
          </table:table-cell>
          <table:table-cell office:value-type="float" office:value="7.8878672568031456E-47" table:formula="of:=((1/(SQRT(2*PI())*[.S$12])))*EXP((-1/2)*(([.AD26]-[.S$4])^2)/(([.S$12])^2)) * ((1/(SQRT(2*PI())*[.S$11])))*EXP((-1/2)*(([.AD26]-[.S$3])^2)/(([.S$11])^2))" table:style-name="ce22">
            <text:p>0,000000000000</text:p>
          </table:table-cell>
          <table:table-cell office:value-type="float" office:value="6.4350962243301176E-62" table:formula="of:=((1/(SQRT(2*PI())*[.T$12])))*EXP((-1/2)*(([.AD26]-[.T$4])^2)/(([.T$12])^2)) * ((1/(SQRT(2*PI())*[.T$11])))*EXP((-1/2)*(([.AD26]-[.T$3])^2)/(([.T$11])^2))" table:style-name="ce22">
            <text:p>0,000000000000</text:p>
          </table:table-cell>
          <table:table-cell office:value-type="float" office:value="3.0564415858424621E-47" table:formula="of:=((1/(SQRT(2*PI())*[.U$12])))*EXP((-1/2)*(([.AD26]-[.U$4])^2)/(([.U$12])^2)) * ((1/(SQRT(2*PI())*[.U$11])))*EXP((-1/2)*(([.AD26]-[.U$3])^2)/(([.U$11])^2))" table:style-name="ce22">
            <text:p>0,000000000000</text:p>
          </table:table-cell>
          <table:table-cell table:number-columns-repeated="16351" table:style-name="ce1"/>
        </table:table-row>
        <table:table-row table:style-name="ro1">
          <table:table-cell office:value-type="float" office:value="5" table:style-name="ce12">
            <text:p>5,0</text:p>
          </table:table-cell>
          <table:table-cell office:value-type="float" office:value="3" table:style-name="ce12">
            <text:p>3,0</text:p>
          </table:table-cell>
          <table:table-cell office:value-type="float" office:value="1.6" table:style-name="ce12">
            <text:p>1,6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1.0919289779837835" table:formula="of:=((1/(SQRT(2*PI())*[.S$11])))*EXP((-1/2)*(([.A27]-[.S$3])^2)/(([.S$11])^2))" table:style-name="ce14">
            <text:p>1,091929</text:p>
          </table:table-cell>
          <table:table-cell office:value-type="float" office:value="0.48718728763651514" table:formula="of:=((1/(SQRT(2*PI())*[.S$12])))*EXP((-1/2)*(([.B27]-[.S$4])^2)/(([.S$12])^2))" table:style-name="ce14">
            <text:p>0,487187</text:p>
          </table:table-cell>
          <table:table-cell office:value-type="float" office:value="1.790255321058086" table:formula="of:=((1/(SQRT(2*PI())*[.S$13])))*EXP((-1/2)*(([.C27]-[.S$5])^2)/(([.S$13])^2))" table:style-name="ce14">
            <text:p>1,790255</text:p>
          </table:table-cell>
          <table:table-cell office:value-type="float" office:value="3.5780471403328127" table:formula="of:=((1/(SQRT(2*PI())*[.S$14])))*EXP((-1/2)*(([.D27]-[.S$6])^2)/(([.S$14])^2))" table:style-name="ce14">
            <text:p>3,578047</text:p>
          </table:table-cell>
          <table:table-cell office:value-type="float" office:value="0.17732463902521051" table:formula="of:=1/3*[.F27]*[.G27]" table:style-name="ce1">
            <text:p>0,177324639</text:p>
          </table:table-cell>
          <table:table-cell office:value-type="float" office:value="0.65161055435099535" table:formula="of:=1/3*[.F27]*[.H27]" table:style-name="ce1">
            <text:p>0,651610554</text:p>
          </table:table-cell>
          <table:table-cell office:value-type="float" office:value="1.3023244523738025" table:formula="of:=1/3*[.F27]*[.I27]" table:style-name="ce1">
            <text:p>1,302324452</text:p>
          </table:table-cell>
          <table:table-cell office:value-type="float" office:value="0.29072987801437583" table:formula="of:=1/3*[.G27]*[.H27]" table:style-name="ce1">
            <text:p>0,290729878</text:p>
          </table:table-cell>
          <table:table-cell office:value-type="float" office:value="0.58105969377811073" table:formula="of:=1/3*[.G27]*[.I27]" table:style-name="ce1">
            <text:p>0,581059694</text:p>
          </table:table-cell>
          <table:table-cell office:value-type="float" office:value="2.1352059773258283" table:formula="of:=1/3*[.H27]*[.I27]" table:style-name="ce1">
            <text:p>2,135205977</text:p>
          </table:table-cell>
          <table:table-cell table:number-columns-repeated="2" table:style-name="ce1"/>
          <table:table-cell office:value-type="float" office:value="9" table:style-name="ce16">
            <text:p>9</text:p>
          </table:table-cell>
          <table:table-cell office:value-type="float" office:value="1.5747096103595496E-26" table:formula="of:=((1/(SQRT(2*PI())*[.S$11])))*EXP((-1/2)*(([.R27]-[.S$3])^2)/(([.S$11])^2))" table:style-name="ce22">
            <text:p>0,000000000000</text:p>
          </table:table-cell>
          <table:table-cell office:value-type="float" office:value="1.1313126738254751E-7" table:formula="of:=((1/(SQRT(2*PI())*[.T$11])))*EXP((-1/2)*(([.R27]-[.T$3])^2)/(([.T$11])^2))" table:style-name="ce22">
            <text:p>0,000000113131</text:p>
          </table:table-cell>
          <table:table-cell office:value-type="float" office:value="1.6329837430931855E-3" table:formula="of:=((1/(SQRT(2*PI())*[.U$11])))*EXP((-1/2)*(([.R27]-[.U$3])^2)/(([.U$11])^2))" table:style-name="ce22">
            <text:p>0,001632983743</text:p>
          </table:table-cell>
          <table:table-cell table:number-columns-repeated="8" table:style-name="ce1"/>
          <table:table-cell office:value-type="float" office:value="9" table:style-name="ce16">
            <text:p>9</text:p>
          </table:table-cell>
          <table:table-cell office:value-type="float" office:value="8.3291737099777553E-74" table:formula="of:=((1/(SQRT(2*PI())*[.S$12])))*EXP((-1/2)*(([.AD27]-[.S$4])^2)/(([.S$12])^2)) * ((1/(SQRT(2*PI())*[.S$11])))*EXP((-1/2)*(([.AD27]-[.S$3])^2)/(([.S$11])^2))" table:style-name="ce22">
            <text:p>0,000000000000</text:p>
          </table:table-cell>
          <table:table-cell office:value-type="float" office:value="4.570409182227685E-90" table:formula="of:=((1/(SQRT(2*PI())*[.T$12])))*EXP((-1/2)*(([.AD27]-[.T$4])^2)/(([.T$12])^2)) * ((1/(SQRT(2*PI())*[.T$11])))*EXP((-1/2)*(([.AD27]-[.T$3])^2)/(([.T$11])^2))" table:style-name="ce22">
            <text:p>0,000000000000</text:p>
          </table:table-cell>
          <table:table-cell office:value-type="float" office:value="1.1475689555044308E-68" table:formula="of:=((1/(SQRT(2*PI())*[.U$12])))*EXP((-1/2)*(([.AD27]-[.U$4])^2)/(([.U$12])^2)) * ((1/(SQRT(2*PI())*[.U$11])))*EXP((-1/2)*(([.AD27]-[.U$3])^2)/(([.U$11])^2))" table:style-name="ce22">
            <text:p>0,000000000000</text:p>
          </table:table-cell>
          <table:table-cell table:number-columns-repeated="16351" table:style-name="ce1"/>
        </table:table-row>
        <table:table-row table:style-name="ro1">
          <table:table-cell office:value-type="float" office:value="5" table:style-name="ce12">
            <text:p>5,0</text:p>
          </table:table-cell>
          <table:table-cell office:value-type="float" office:value="3.4" table:style-name="ce12">
            <text:p>3,4</text:p>
          </table:table-cell>
          <table:table-cell office:value-type="float" office:value="1.6" table:style-name="ce12">
            <text:p>1,6</text:p>
          </table:table-cell>
          <table:table-cell office:value-type="float" office:value="0.4" table:style-name="ce12">
            <text:p>0,4</text:p>
          </table:table-cell>
          <table:table-cell office:value-type="string" table:style-name="ce13">
            <text:p>Iris-setosa</text:p>
          </table:table-cell>
          <table:table-cell office:value-type="float" office:value="1.0919289779837835" table:formula="of:=((1/(SQRT(2*PI())*[.S$11])))*EXP((-1/2)*(([.A28]-[.S$3])^2)/(([.S$11])^2))" table:style-name="ce14">
            <text:p>1,091929</text:p>
          </table:table-cell>
          <table:table-cell office:value-type="float" office:value="1.0468243155796613" table:formula="of:=((1/(SQRT(2*PI())*[.S$12])))*EXP((-1/2)*(([.B28]-[.S$4])^2)/(([.S$12])^2))" table:style-name="ce14">
            <text:p>1,046824</text:p>
          </table:table-cell>
          <table:table-cell office:value-type="float" office:value="1.790255321058086" table:formula="of:=((1/(SQRT(2*PI())*[.S$13])))*EXP((-1/2)*(([.C28]-[.S$5])^2)/(([.S$13])^2))" table:style-name="ce14">
            <text:p>1,790255</text:p>
          </table:table-cell>
          <table:table-cell office:value-type="float" office:value="1.1664186122760216" table:formula="of:=((1/(SQRT(2*PI())*[.S$14])))*EXP((-1/2)*(([.D28]-[.S$6])^2)/(([.S$14])^2))" table:style-name="ce14">
            <text:p>1,166419</text:p>
          </table:table-cell>
          <table:table-cell office:value-type="float" office:value="0.38101926834649108" table:formula="of:=1/3*[.F28]*[.G28]" table:style-name="ce1">
            <text:p>0,381019268</text:p>
          </table:table-cell>
          <table:table-cell office:value-type="float" office:value="0.65161055435099535" table:formula="of:=1/3*[.F28]*[.H28]" table:style-name="ce1">
            <text:p>0,651610554</text:p>
          </table:table-cell>
          <table:table-cell office:value-type="float" office:value="0.42454876106793976" table:formula="of:=1/3*[.F28]*[.I28]" table:style-name="ce1">
            <text:p>0,424548761</text:p>
          </table:table-cell>
          <table:table-cell office:value-type="float" office:value="0.62469426705982589" table:formula="of:=1/3*[.G28]*[.H28]" table:style-name="ce1">
            <text:p>0,624694267</text:p>
          </table:table-cell>
          <table:table-cell office:value-type="float" office:value="0.40701178849174152" table:formula="of:=1/3*[.G28]*[.I28]" table:style-name="ce1">
            <text:p>0,407011788</text:p>
          </table:table-cell>
          <table:table-cell office:value-type="float" office:value="0.69606237573611196" table:formula="of:=1/3*[.H28]*[.I28]" table:style-name="ce1">
            <text:p>0,696062376</text:p>
          </table:table-cell>
          <table:table-cell table:number-columns-repeated="2" table:style-name="ce1"/>
          <table:table-cell office:value-type="float" office:value="10" table:style-name="ce16">
            <text:p>10</text:p>
          </table:table-cell>
          <table:table-cell office:value-type="float" office:value="2.9699233934110242E-41" table:formula="of:=((1/(SQRT(2*PI())*[.S$11])))*EXP((-1/2)*(([.R28]-[.S$3])^2)/(([.S$11])^2))" table:style-name="ce22">
            <text:p>0,000000000000</text:p>
          </table:table-cell>
          <table:table-cell office:value-type="float" office:value="5.3925091987878536E-13" table:formula="of:=((1/(SQRT(2*PI())*[.T$11])))*EXP((-1/2)*(([.R28]-[.T$3])^2)/(([.T$11])^2))" table:style-name="ce22">
            <text:p>0,000000000001</text:p>
          </table:table-cell>
          <table:table-cell office:value-type="float" office:value="4.2495263730283862E-6" table:formula="of:=((1/(SQRT(2*PI())*[.U$11])))*EXP((-1/2)*(([.R28]-[.U$3])^2)/(([.U$11])^2))" table:style-name="ce22">
            <text:p>0,000004249526</text:p>
          </table:table-cell>
          <table:table-cell table:number-columns-repeated="8" table:style-name="ce1"/>
          <table:table-cell office:value-type="float" office:value="10" table:style-name="ce16">
            <text:p>10</text:p>
          </table:table-cell>
          <table:table-cell office:value-type="float" office:value="3.5194958263924935E-107" table:formula="of:=((1/(SQRT(2*PI())*[.S$12])))*EXP((-1/2)*(([.AD28]-[.S$4])^2)/(([.S$12])^2)) * ((1/(SQRT(2*PI())*[.S$11])))*EXP((-1/2)*(([.AD28]-[.S$3])^2)/(([.S$11])^2))" table:style-name="ce22">
            <text:p>0,000000000000</text:p>
          </table:table-cell>
          <table:table-cell office:value-type="float" office:value="5.4754792812108245E-124" table:formula="of:=((1/(SQRT(2*PI())*[.T$12])))*EXP((-1/2)*(([.AD28]-[.T$4])^2)/(([.T$12])^2)) * ((1/(SQRT(2*PI())*[.T$11])))*EXP((-1/2)*(([.AD28]-[.T$3])^2)/(([.T$11])^2))" table:style-name="ce22">
            <text:p>0,000000000000</text:p>
          </table:table-cell>
          <table:table-cell office:value-type="float" office:value="1.5478394796131763E-94" table:formula="of:=((1/(SQRT(2*PI())*[.U$12])))*EXP((-1/2)*(([.AD28]-[.U$4])^2)/(([.U$12])^2)) * ((1/(SQRT(2*PI())*[.U$11])))*EXP((-1/2)*(([.AD28]-[.U$3])^2)/(([.U$11])^2))" table:style-name="ce22">
            <text:p>0,000000000000</text:p>
          </table:table-cell>
          <table:table-cell table:number-columns-repeated="16351" table:style-name="ce1"/>
        </table:table-row>
        <table:table-row table:style-name="ro1">
          <table:table-cell office:value-type="float" office:value="5.2" table:style-name="ce12">
            <text:p>5,2</text:p>
          </table:table-cell>
          <table:table-cell office:value-type="float" office:value="3.5" table:style-name="ce12">
            <text:p>3,5</text:p>
          </table:table-cell>
          <table:table-cell office:value-type="float" office:value="1.5" table:style-name="ce12">
            <text:p>1,5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1.0053195363575278" table:formula="of:=((1/(SQRT(2*PI())*[.S$11])))*EXP((-1/2)*(([.A29]-[.S$3])^2)/(([.S$11])^2))" table:style-name="ce14">
            <text:p>1,005320</text:p>
          </table:table-cell>
          <table:table-cell office:value-type="float" office:value="1.0607578103705189" table:formula="of:=((1/(SQRT(2*PI())*[.S$12])))*EXP((-1/2)*(([.B29]-[.S$4])^2)/(([.S$12])^2))" table:style-name="ce14">
            <text:p>1,060758</text:p>
          </table:table-cell>
          <table:table-cell office:value-type="float" office:value="2.2814424845383012" table:formula="of:=((1/(SQRT(2*PI())*[.S$13])))*EXP((-1/2)*(([.C29]-[.S$5])^2)/(([.S$13])^2))" table:style-name="ce14">
            <text:p>2,281442</text:p>
          </table:table-cell>
          <table:table-cell office:value-type="float" office:value="3.5780471403328127" table:formula="of:=((1/(SQRT(2*PI())*[.S$14])))*EXP((-1/2)*(([.D29]-[.S$6])^2)/(([.S$14])^2))" table:style-name="ce14">
            <text:p>3,578047</text:p>
          </table:table-cell>
          <table:table-cell office:value-type="float" office:value="0.3554668500364388" table:formula="of:=1/3*[.F29]*[.G29]" table:style-name="ce1">
            <text:p>0,35546685</text:p>
          </table:table-cell>
          <table:table-cell office:value-type="float" office:value="0.76452623359413707" table:formula="of:=1/3*[.F29]*[.H29]" table:style-name="ce1">
            <text:p>0,764526234</text:p>
          </table:table-cell>
          <table:table-cell office:value-type="float" office:value="1.1990268973949205" table:formula="of:=1/3*[.F29]*[.I29]" table:style-name="ce1">
            <text:p>1,199026897</text:p>
          </table:table-cell>
          <table:table-cell office:value-type="float" office:value="0.80668597812837484" table:formula="of:=1/3*[.G29]*[.H29]" table:style-name="ce1">
            <text:p>0,806685978</text:p>
          </table:table-cell>
          <table:table-cell office:value-type="float" office:value="1.2651471499939768" table:formula="of:=1/3*[.G29]*[.I29]" table:style-name="ce1">
            <text:p>1,26514715</text:p>
          </table:table-cell>
          <table:table-cell office:value-type="float" office:value="2.721036252545352" table:formula="of:=1/3*[.H29]*[.I29]" table:style-name="ce1">
            <text:p>2,721036253</text:p>
          </table:table-cell>
          <table:table-cell table:number-columns-repeated="16369" table:style-name="ce1"/>
        </table:table-row>
        <table:table-row table:style-name="ro1">
          <table:table-cell office:value-type="float" office:value="5.2" table:style-name="ce12">
            <text:p>5,2</text:p>
          </table:table-cell>
          <table:table-cell office:value-type="float" office:value="3.4" table:style-name="ce12">
            <text:p>3,4</text:p>
          </table:table-cell>
          <table:table-cell office:value-type="float" office:value="1.4" table:style-name="ce12">
            <text:p>1,4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1.0053195363575278" table:formula="of:=((1/(SQRT(2*PI())*[.S$11])))*EXP((-1/2)*(([.A30]-[.S$3])^2)/(([.S$11])^2))" table:style-name="ce14">
            <text:p>1,005320</text:p>
          </table:table-cell>
          <table:table-cell office:value-type="float" office:value="1.0468243155796613" table:formula="of:=((1/(SQRT(2*PI())*[.S$12])))*EXP((-1/2)*(([.B30]-[.S$4])^2)/(([.S$12])^2))" table:style-name="ce14">
            <text:p>1,046824</text:p>
          </table:table-cell>
          <table:table-cell office:value-type="float" office:value="2.0844051750143828" table:formula="of:=((1/(SQRT(2*PI())*[.S$13])))*EXP((-1/2)*(([.C30]-[.S$5])^2)/(([.S$13])^2))" table:style-name="ce14">
            <text:p>2,084405</text:p>
          </table:table-cell>
          <table:table-cell office:value-type="float" office:value="3.5780471403328127" table:formula="of:=((1/(SQRT(2*PI())*[.S$14])))*EXP((-1/2)*(([.D30]-[.S$6])^2)/(([.S$14])^2))" table:style-name="ce14">
            <text:p>3,578047</text:p>
          </table:table-cell>
          <table:table-cell office:value-type="float" office:value="0.35079764519544376" table:formula="of:=1/3*[.F30]*[.G30]" table:style-name="ce1">
            <text:p>0,350797645</text:p>
          </table:table-cell>
          <table:table-cell office:value-type="float" office:value="0.6984977480422303" table:formula="of:=1/3*[.F30]*[.H30]" table:style-name="ce1">
            <text:p>0,698497748</text:p>
          </table:table-cell>
          <table:table-cell office:value-type="float" office:value="1.1990268973949205" table:formula="of:=1/3*[.F30]*[.I30]" table:style-name="ce1">
            <text:p>1,199026897</text:p>
          </table:table-cell>
          <table:table-cell office:value-type="float" office:value="0.72733534024171176" table:formula="of:=1/3*[.G30]*[.H30]" table:style-name="ce1">
            <text:p>0,72733534</text:p>
          </table:table-cell>
          <table:table-cell office:value-type="float" office:value="1.2485289162635536" table:formula="of:=1/3*[.G30]*[.I30]" table:style-name="ce1">
            <text:p>1,248528916</text:p>
          </table:table-cell>
          <table:table-cell office:value-type="float" office:value="2.4860333252517091" table:formula="of:=1/3*[.H30]*[.I30]" table:style-name="ce1">
            <text:p>2,486033325</text:p>
          </table:table-cell>
          <table:table-cell table:number-columns-repeated="2" table:style-name="ce1"/>
          <table:table-cell office:value-type="string" table:style-name="ce7">
            <text:p>SW</text:p>
          </table:table-cell>
          <table:table-cell office:value-type="string" table:style-name="ce7">
            <text:p>SETOSA</text:p>
          </table:table-cell>
          <table:table-cell office:value-type="string" table:style-name="ce8">
            <text:p>VERSICOLOR</text:p>
          </table:table-cell>
          <table:table-cell office:value-type="string" table:style-name="ce8">
            <text:p>VIRGINICA</text:p>
          </table:table-cell>
          <table:table-cell table:style-name="ce1"/>
          <table:table-cell table:style-name="ce1">
            <draw:frame draw:z-index="2" draw:id="id1" draw:style-name="a1" draw:name="Gráfico 3" svg:x="0.01042in" svg:y="0.02083in" svg:width="4.47488in" svg:height="2.479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1" table:style-name="ce1"/>
        </table:table-row>
        <table:table-row table:style-name="ro1">
          <table:table-cell office:value-type="float" office:value="4.7" table:style-name="ce12">
            <text:p>4,7</text:p>
          </table:table-cell>
          <table:table-cell office:value-type="float" office:value="3.2" table:style-name="ce12">
            <text:p>3,2</text:p>
          </table:table-cell>
          <table:table-cell office:value-type="float" office:value="1.6" table:style-name="ce12">
            <text:p>1,6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69839897452730437" table:formula="of:=((1/(SQRT(2*PI())*[.S$11])))*EXP((-1/2)*(([.A31]-[.S$3])^2)/(([.S$11])^2))" table:style-name="ce14">
            <text:p>0,698399</text:p>
          </table:table-cell>
          <table:table-cell office:value-type="float" office:value="0.82342964152061415" table:formula="of:=((1/(SQRT(2*PI())*[.S$12])))*EXP((-1/2)*(([.B31]-[.S$4])^2)/(([.S$12])^2))" table:style-name="ce14">
            <text:p>0,823430</text:p>
          </table:table-cell>
          <table:table-cell office:value-type="float" office:value="1.790255321058086" table:formula="of:=((1/(SQRT(2*PI())*[.S$13])))*EXP((-1/2)*(([.C31]-[.S$5])^2)/(([.S$13])^2))" table:style-name="ce14">
            <text:p>1,790255</text:p>
          </table:table-cell>
          <table:table-cell office:value-type="float" office:value="3.5780471403328127" table:formula="of:=((1/(SQRT(2*PI())*[.S$14])))*EXP((-1/2)*(([.D31]-[.S$6])^2)/(([.S$14])^2))" table:style-name="ce14">
            <text:p>3,578047</text:p>
          </table:table-cell>
          <table:table-cell office:value-type="float" office:value="0.19169413907779426" table:formula="of:=1/3*[.F31]*[.G31]" table:style-name="ce1">
            <text:p>0,191694139</text:p>
          </table:table-cell>
          <table:table-cell office:value-type="float" office:value="0.41677082678967242" table:formula="of:=1/3*[.F31]*[.H31]" table:style-name="ce1">
            <text:p>0,416770827</text:p>
          </table:table-cell>
          <table:table-cell office:value-type="float" office:value="0.83296815120626344" table:formula="of:=1/3*[.F31]*[.I31]" table:style-name="ce1">
            <text:p>0,832968151</text:p>
          </table:table-cell>
          <table:table-cell office:value-type="float" office:value="0.49138309908307726" table:formula="of:=1/3*[.G31]*[.H31]" table:style-name="ce1">
            <text:p>0,491383099</text:p>
          </table:table-cell>
          <table:table-cell office:value-type="float" office:value="0.98209002470270212" table:formula="of:=1/3*[.G31]*[.I31]" table:style-name="ce1">
            <text:p>0,982090025</text:p>
          </table:table-cell>
          <table:table-cell office:value-type="float" office:value="2.1352059773258283" table:formula="of:=1/3*[.H31]*[.I31]" table:style-name="ce1">
            <text:p>2,135205977</text:p>
          </table:table-cell>
          <table:table-cell table:number-columns-repeated="2" table:style-name="ce1"/>
          <table:table-cell office:value-type="float" office:value="0" table:style-name="ce16">
            <text:p>0</text:p>
          </table:table-cell>
          <table:table-cell office:value-type="float" office:value="2.6714587882955574E-19" table:formula="of:=((1/(SQRT(2*PI())*[.S$12])))*EXP((-1/2)*(([.R31]-[.S$4])^2)/(([.S$12])^2))" table:style-name="ce22">
            <text:p>0,000000000000</text:p>
          </table:table-cell>
          <table:table-cell office:value-type="float" office:value="6.5024017815310956E-17" table:formula="of:=((1/(SQRT(2*PI())*[.T$12])))*EXP((-1/2)*(([.R31]-[.T$4])^2)/(([.T$12])^2))" table:style-name="ce22">
            <text:p>0,000000000000</text:p>
          </table:table-cell>
          <table:table-cell office:value-type="float" office:value="5.6597402143224666E-16" table:formula="of:=((1/(SQRT(2*PI())*[.U$12])))*EXP((-1/2)*(([.R31]-[.U$4])^2)/(([.U$12])^2))" table:style-name="ce22">
            <text:p>0,000000000000</text:p>
          </table:table-cell>
          <table:table-cell table:number-columns-repeated="16363" table:style-name="ce1"/>
        </table:table-row>
        <table:table-row table:style-name="ro1">
          <table:table-cell office:value-type="float" office:value="4.8" table:style-name="ce12">
            <text:p>4,8</text:p>
          </table:table-cell>
          <table:table-cell office:value-type="float" office:value="3.1" table:style-name="ce12">
            <text:p>3,1</text:p>
          </table:table-cell>
          <table:table-cell office:value-type="float" office:value="1.6" table:style-name="ce12">
            <text:p>1,6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87469642777063583" table:formula="of:=((1/(SQRT(2*PI())*[.S$11])))*EXP((-1/2)*(([.A32]-[.S$3])^2)/(([.S$11])^2))" table:style-name="ce14">
            <text:p>0,874696</text:p>
          </table:table-cell>
          <table:table-cell office:value-type="float" office:value="0.65632905053798574" table:formula="of:=((1/(SQRT(2*PI())*[.S$12])))*EXP((-1/2)*(([.B32]-[.S$4])^2)/(([.S$12])^2))" table:style-name="ce14">
            <text:p>0,656329</text:p>
          </table:table-cell>
          <table:table-cell office:value-type="float" office:value="1.790255321058086" table:formula="of:=((1/(SQRT(2*PI())*[.S$13])))*EXP((-1/2)*(([.C32]-[.S$5])^2)/(([.S$13])^2))" table:style-name="ce14">
            <text:p>1,790255</text:p>
          </table:table-cell>
          <table:table-cell office:value-type="float" office:value="3.5780471403328127" table:formula="of:=((1/(SQRT(2*PI())*[.S$14])))*EXP((-1/2)*(([.D32]-[.S$6])^2)/(([.S$14])^2))" table:style-name="ce14">
            <text:p>3,578047</text:p>
          </table:table-cell>
          <table:table-cell office:value-type="float" office:value="0.1913628919825564" table:formula="of:=1/3*[.F32]*[.G32]" table:style-name="ce1">
            <text:p>0,191362892</text:p>
          </table:table-cell>
          <table:table-cell office:value-type="float" office:value="0.52197664470896021" table:formula="of:=1/3*[.F32]*[.H32]" table:style-name="ce1">
            <text:p>0,521976645</text:p>
          </table:table-cell>
          <table:table-cell office:value-type="float" office:value="1.0432350173480167" table:formula="of:=1/3*[.F32]*[.I32]" table:style-name="ce1">
            <text:p>1,043235017</text:p>
          </table:table-cell>
          <table:table-cell office:value-type="float" office:value="0.39166552503021013" table:formula="of:=1/3*[.G32]*[.H32]" table:style-name="ce1">
            <text:p>0,391665525</text:p>
          </table:table-cell>
          <table:table-cell office:value-type="float" office:value="0.78279209413159656" table:formula="of:=1/3*[.G32]*[.I32]" table:style-name="ce1">
            <text:p>0,782792094</text:p>
          </table:table-cell>
          <table:table-cell office:value-type="float" office:value="2.1352059773258283" table:formula="of:=1/3*[.H32]*[.I32]" table:style-name="ce1">
            <text:p>2,135205977</text:p>
          </table:table-cell>
          <table:table-cell table:number-columns-repeated="2" table:style-name="ce1"/>
          <table:table-cell office:value-type="float" office:value="1" table:style-name="ce16">
            <text:p>1</text:p>
          </table:table-cell>
          <table:table-cell office:value-type="float" office:value="4.0347075307727471E-10" table:formula="of:=((1/(SQRT(2*PI())*[.S$12])))*EXP((-1/2)*(([.R32]-[.S$4])^2)/(([.S$12])^2))" table:style-name="ce22">
            <text:p>0,000000000403</text:p>
          </table:table-cell>
          <table:table-cell office:value-type="float" office:value="2.8283065258182654E-7" table:formula="of:=((1/(SQRT(2*PI())*[.T$12])))*EXP((-1/2)*(([.R32]-[.T$4])^2)/(([.T$12])^2))" table:style-name="ce22">
            <text:p>0,000000282831</text:p>
          </table:table-cell>
          <table:table-cell office:value-type="float" office:value="2.5114573942696689E-7" table:formula="of:=((1/(SQRT(2*PI())*[.U$12])))*EXP((-1/2)*(([.R32]-[.U$4])^2)/(([.U$12])^2))" table:style-name="ce22">
            <text:p>0,000000251146</text:p>
          </table:table-cell>
          <table:table-cell table:number-columns-repeated="16363" table:style-name="ce1"/>
        </table:table-row>
        <table:table-row table:style-name="ro1">
          <table:table-cell office:value-type="float" office:value="5.4" table:style-name="ce12">
            <text:p>5,4</text:p>
          </table:table-cell>
          <table:table-cell office:value-type="float" office:value="3.4" table:style-name="ce12">
            <text:p>3,4</text:p>
          </table:table-cell>
          <table:table-cell office:value-type="float" office:value="1.5" table:style-name="ce12">
            <text:p>1,5</text:p>
          </table:table-cell>
          <table:table-cell office:value-type="float" office:value="0.4" table:style-name="ce12">
            <text:p>0,4</text:p>
          </table:table-cell>
          <table:table-cell office:value-type="string" table:style-name="ce13">
            <text:p>Iris-setosa</text:p>
          </table:table-cell>
          <table:table-cell office:value-type="float" office:value="0.68263184581203518" table:formula="of:=((1/(SQRT(2*PI())*[.S$11])))*EXP((-1/2)*(([.A33]-[.S$3])^2)/(([.S$11])^2))" table:style-name="ce14">
            <text:p>0,682632</text:p>
          </table:table-cell>
          <table:table-cell office:value-type="float" office:value="1.0468243155796613" table:formula="of:=((1/(SQRT(2*PI())*[.S$12])))*EXP((-1/2)*(([.B33]-[.S$4])^2)/(([.S$12])^2))" table:style-name="ce14">
            <text:p>1,046824</text:p>
          </table:table-cell>
          <table:table-cell office:value-type="float" office:value="2.2814424845383012" table:formula="of:=((1/(SQRT(2*PI())*[.S$13])))*EXP((-1/2)*(([.C33]-[.S$5])^2)/(([.S$13])^2))" table:style-name="ce14">
            <text:p>2,281442</text:p>
          </table:table-cell>
          <table:table-cell office:value-type="float" office:value="1.1664186122760216" table:formula="of:=((1/(SQRT(2*PI())*[.S$14])))*EXP((-1/2)*(([.D33]-[.S$6])^2)/(([.S$14])^2))" table:style-name="ce14">
            <text:p>1,166419</text:p>
          </table:table-cell>
          <table:table-cell office:value-type="float" office:value="0.23819853826168819" table:formula="of:=1/3*[.F33]*[.G33]" table:style-name="ce1">
            <text:p>0,238198538</text:p>
          </table:table-cell>
          <table:table-cell office:value-type="float" office:value="0.51912843144479204" table:formula="of:=1/3*[.F33]*[.H33]" table:style-name="ce1">
            <text:p>0,519128431</text:p>
          </table:table-cell>
          <table:table-cell office:value-type="float" office:value="0.26541149676249776" table:formula="of:=1/3*[.F33]*[.I33]" table:style-name="ce1">
            <text:p>0,265411497</text:p>
          </table:table-cell>
          <table:table-cell office:value-type="float" office:value="0.79608982247038962" table:formula="of:=1/3*[.G33]*[.H33]" table:style-name="ce1">
            <text:p>0,796089822</text:p>
          </table:table-cell>
          <table:table-cell office:value-type="float" office:value="0.40701178849174152" table:formula="of:=1/3*[.G33]*[.I33]" table:style-name="ce1">
            <text:p>0,407011788</text:p>
          </table:table-cell>
          <table:table-cell office:value-type="float" office:value="0.88703899226757477" table:formula="of:=1/3*[.H33]*[.I33]" table:style-name="ce1">
            <text:p>0,887038992</text:p>
          </table:table-cell>
          <table:table-cell table:number-columns-repeated="2" table:style-name="ce1"/>
          <table:table-cell office:value-type="float" office:value="2" table:style-name="ce16">
            <text:p>2</text:p>
          </table:table-cell>
          <table:table-cell office:value-type="float" office:value="4.9294055359852063E-4" table:formula="of:=((1/(SQRT(2*PI())*[.S$12])))*EXP((-1/2)*(([.R33]-[.S$4])^2)/(([.S$12])^2))" table:style-name="ce22">
            <text:p>0,000492940554</text:p>
          </table:table-cell>
          <table:table-cell office:value-type="float" office:value="6.9389050302293545E-2" table:formula="of:=((1/(SQRT(2*PI())*[.T$12])))*EXP((-1/2)*(([.R33]-[.T$4])^2)/(([.T$12])^2))" table:style-name="ce22">
            <text:p>0,069389050302</text:p>
          </table:table-cell>
          <table:table-cell office:value-type="float" office:value="3.1549685723889033E-2" table:formula="of:=((1/(SQRT(2*PI())*[.U$12])))*EXP((-1/2)*(([.R33]-[.U$4])^2)/(([.U$12])^2))" table:style-name="ce22">
            <text:p>0,031549685724</text:p>
          </table:table-cell>
          <table:table-cell table:number-columns-repeated="16363"/>
        </table:table-row>
        <table:table-row table:style-name="ro1">
          <table:table-cell office:value-type="float" office:value="5.2" table:style-name="ce12">
            <text:p>5,2</text:p>
          </table:table-cell>
          <table:table-cell office:value-type="float" office:value="4.0999999999999996" table:style-name="ce12">
            <text:p>4,1</text:p>
          </table:table-cell>
          <table:table-cell office:value-type="float" office:value="1.5" table:style-name="ce12">
            <text:p>1,5</text:p>
          </table:table-cell>
          <table:table-cell office:value-type="float" office:value="0.1" table:style-name="ce12">
            <text:p>0,1</text:p>
          </table:table-cell>
          <table:table-cell office:value-type="string" table:style-name="ce13">
            <text:p>Iris-setosa</text:p>
          </table:table-cell>
          <table:table-cell office:value-type="float" office:value="1.0053195363575278" table:formula="of:=((1/(SQRT(2*PI())*[.S$11])))*EXP((-1/2)*(([.A34]-[.S$3])^2)/(([.S$11])^2))" table:style-name="ce14">
            <text:p>1,005320</text:p>
          </table:table-cell>
          <table:table-cell office:value-type="float" office:value="0.25747426498137316" table:formula="of:=((1/(SQRT(2*PI())*[.S$12])))*EXP((-1/2)*(([.B34]-[.S$4])^2)/(([.S$12])^2))" table:style-name="ce14">
            <text:p>0,257474</text:p>
          </table:table-cell>
          <table:table-cell office:value-type="float" office:value="2.2814424845383012" table:formula="of:=((1/(SQRT(2*PI())*[.S$13])))*EXP((-1/2)*(([.C34]-[.S$5])^2)/(([.S$13])^2))" table:style-name="ce14">
            <text:p>2,281442</text:p>
          </table:table-cell>
          <table:table-cell office:value-type="float" office:value="1.5436624687650176" table:formula="of:=((1/(SQRT(2*PI())*[.S$14])))*EXP((-1/2)*(([.D34]-[.S$6])^2)/(([.S$14])^2))" table:style-name="ce14">
            <text:p>1,543662</text:p>
          </table:table-cell>
          <table:table-cell office:value-type="float" office:value="8.6281302898356435E-2" table:formula="of:=1/3*[.F34]*[.G34]" table:style-name="ce1">
            <text:p>0,086281303</text:p>
          </table:table-cell>
          <table:table-cell office:value-type="float" office:value="0.76452623359413707" table:formula="of:=1/3*[.F34]*[.H34]" table:style-name="ce1">
            <text:p>0,764526234</text:p>
          </table:table-cell>
          <table:table-cell office:value-type="float" office:value="0.51729134579712133" table:formula="of:=1/3*[.F34]*[.I34]" table:style-name="ce1">
            <text:p>0,517291346</text:p>
          </table:table-cell>
          <table:table-cell office:value-type="float" office:value="0.19580424226792564" table:formula="of:=1/3*[.G34]*[.H34]" table:style-name="ce1">
            <text:p>0,195804242</text:p>
          </table:table-cell>
          <table:table-cell office:value-type="float" office:value="0.13248445317486826" table:formula="of:=1/3*[.G34]*[.I34]" table:style-name="ce1">
            <text:p>0,132484453</text:p>
          </table:table-cell>
          <table:table-cell office:value-type="float" office:value="1.1739257126759299" table:formula="of:=1/3*[.H34]*[.I34]" table:style-name="ce1">
            <text:p>1,173925713</text:p>
          </table:table-cell>
          <table:table-cell table:number-columns-repeated="2" table:style-name="ce1"/>
          <table:table-cell office:value-type="float" office:value="3" table:style-name="ce16">
            <text:p>3</text:p>
          </table:table-cell>
          <table:table-cell office:value-type="float" office:value="0.48718728763651514" table:formula="of:=((1/(SQRT(2*PI())*[.S$12])))*EXP((-1/2)*(([.R34]-[.S$4])^2)/(([.S$12])^2))" table:style-name="ce22">
            <text:p>0,487187287637</text:p>
          </table:table-cell>
          <table:table-cell office:value-type="float" office:value="0.9602121671808681" table:formula="of:=((1/(SQRT(2*PI())*[.T$12])))*EXP((-1/2)*(([.R34]-[.T$4])^2)/(([.T$12])^2))" table:style-name="ce22">
            <text:p>0,960212167181</text:p>
          </table:table-cell>
          <table:table-cell office:value-type="float" office:value="1.1220292142554429" table:formula="of:=((1/(SQRT(2*PI())*[.U$12])))*EXP((-1/2)*(([.R34]-[.U$4])^2)/(([.U$12])^2))" table:style-name="ce22">
            <text:p>1,122029214255</text:p>
          </table:table-cell>
          <table:table-cell table:number-columns-repeated="16363"/>
        </table:table-row>
        <table:table-row table:style-name="ro1">
          <table:table-cell office:value-type="float" office:value="5.5" table:style-name="ce12">
            <text:p>5,5</text:p>
          </table:table-cell>
          <table:table-cell office:value-type="float" office:value="4.2" table:style-name="ce12">
            <text:p>4,2</text:p>
          </table:table-cell>
          <table:table-cell office:value-type="float" office:value="1.4" table:style-name="ce12">
            <text:p>1,4</text:p>
          </table:table-cell>
          <table:table-cell office:value-type="float" office:value="0.2" table:style-name="ce12">
            <text:p>0,2</text:p>
          </table:table-cell>
          <table:table-cell office:value-type="string" table:style-name="ce13">
            <text:p>Iris-setosa</text:p>
          </table:table-cell>
          <table:table-cell office:value-type="float" office:value="0.5018137022146486" table:formula="of:=((1/(SQRT(2*PI())*[.S$11])))*EXP((-1/2)*(([.A35]-[.S$3])^2)/(([.S$11])^2))" table:style-name="ce14">
            <text:p>0,501814</text:p>
          </table:table-cell>
          <table:table-cell office:value-type="float" office:value="0.15850048191178392" table:formula="of:=((1/(SQRT(2*PI())*[.S$12])))*EXP((-1/2)*(([.B35]-[.S$4])^2)/(([.S$12])^2))" table:style-name="ce14">
            <text:p>0,158500</text:p>
          </table:table-cell>
          <table:table-cell office:value-type="float" office:value="2.0844051750143828" table:formula="of:=((1/(SQRT(2*PI())*[.S$13])))*EXP((-1/2)*(([.C35]-[.S$5])^2)/(([.S$13])^2))" table:style-name="ce14">
            <text:p>2,084405</text:p>
          </table:table-cell>
          <table:table-cell office:value-type="float" office:value="3.5780471403328127" table:formula="of:=((1/(SQRT(2*PI())*[.S$14])))*EXP((-1/2)*(([.D35]-[.S$6])^2)/(([.S$14])^2))" table:style-name="ce14">
            <text:p>3,578047</text:p>
          </table:table-cell>
          <table:table-cell office:value-type="float" office:value="2.6512571210319413E-2" table:formula="of:=1/3*[.F35]*[.G35]" table:style-name="ce1">
            <text:p>0,026512571</text:p>
          </table:table-cell>
          <table:table-cell office:value-type="float" office:value="0.34866102592977999" table:formula="of:=1/3*[.F35]*[.H35]" table:style-name="ce1">
            <text:p>0,348661026</text:p>
          </table:table-cell>
          <table:table-cell office:value-type="float" office:value="0.59850436072964841" table:formula="of:=1/3*[.F35]*[.I35]" table:style-name="ce1">
            <text:p>0,598504361</text:p>
          </table:table-cell>
          <table:table-cell office:value-type="float" office:value="0.11012640824639866" table:formula="of:=1/3*[.G35]*[.H35]" table:style-name="ce1">
            <text:p>0,110126408</text:p>
          </table:table-cell>
          <table:table-cell office:value-type="float" office:value="0.18904073201527705" table:formula="of:=1/3*[.G35]*[.I35]" table:style-name="ce1">
            <text:p>0,189040732</text:p>
          </table:table-cell>
          <table:table-cell office:value-type="float" office:value="2.4860333252517091" table:formula="of:=1/3*[.H35]*[.I35]" table:style-name="ce1">
            <text:p>2,486033325</text:p>
          </table:table-cell>
          <table:table-cell table:number-columns-repeated="2" table:style-name="ce1"/>
          <table:table-cell office:value-type="float" office:value="4" table:style-name="ce16">
            <text:p>4</text:p>
          </table:table-cell>
          <table:table-cell office:value-type="float" office:value="0.38950788716247664" table:formula="of:=((1/(SQRT(2*PI())*[.S$12])))*EXP((-1/2)*(([.R35]-[.S$4])^2)/(([.S$12])^2))" table:style-name="ce22">
            <text:p>0,389507887162</text:p>
          </table:table-cell>
          <table:table-cell office:value-type="float" office:value="7.4947173575050222E-4" table:formula="of:=((1/(SQRT(2*PI())*[.T$12])))*EXP((-1/2)*(([.R35]-[.T$4])^2)/(([.T$12])^2))" table:style-name="ce22">
            <text:p>0,000749471736</text:p>
          </table:table-cell>
          <table:table-cell office:value-type="float" office:value="1.1296741653115581E-2" table:formula="of:=((1/(SQRT(2*PI())*[.U$12])))*EXP((-1/2)*(([.R35]-[.U$4])^2)/(([.U$12])^2))" table:style-name="ce22">
            <text:p>0,011296741653</text:p>
          </table:table-cell>
          <table:table-cell table:number-columns-repeated="16363"/>
        </table:table-row>
        <table:table-row table:style-name="ro1">
          <table:table-cell office:value-type="float" office:value="4.9000000000000004" table:style-name="ce12">
            <text:p>4,9</text:p>
          </table:table-cell>
          <table:table-cell office:value-type="float" office:value="3.1" table:style-name="ce12">
            <text:p>3,1</text:p>
          </table:table-cell>
          <table:table-cell office:value-type="float" office:value="1.5" table:style-name="ce12">
            <text:p>1,5</text:p>
          </table:table-cell>
          <table:table-cell office:value-type="float" office:value="0.1" table:style-name="ce12">
            <text:p>0,1</text:p>
          </table:table-cell>
          <table:table-cell office:value-type="string" table:style-name="ce13">
            <text:p>Iris-setosa</text:p>
          </table:table-cell>
          <table:table-cell office:value-type="float" office:value="1.0152062569384694" table:formula="of:=((1/(SQRT(2*PI())*[.S$11])))*EXP((-1/2)*(([.A36]-[.S$3])^2)/(([.S$11])^2))" table:style-name="ce14">
            <text:p>1,015206</text:p>
          </table:table-cell>
          <table:table-cell office:value-type="float" office:value="0.65632905053798574" table:formula="of:=((1/(SQRT(2*PI())*[.S$12])))*EXP((-1/2)*(([.B36]-[.S$4])^2)/(([.S$12])^2))" table:style-name="ce14">
            <text:p>0,656329</text:p>
          </table:table-cell>
          <table:table-cell office:value-type="float" office:value="2.2814424845383012" table:formula="of:=((1/(SQRT(2*PI())*[.S$13])))*EXP((-1/2)*(([.C36]-[.S$5])^2)/(([.S$13])^2))" table:style-name="ce14">
            <text:p>2,281442</text:p>
          </table:table-cell>
          <table:table-cell office:value-type="float" office:value="1.5436624687650176" table:formula="of:=((1/(SQRT(2*PI())*[.S$14])))*EXP((-1/2)*(([.D36]-[.S$6])^2)/(([.S$14])^2))" table:style-name="ce14">
            <text:p>1,543662</text:p>
          </table:table-cell>
          <table:table-cell office:value-type="float" office:value="0.22210311957221601" table:formula="of:=1/3*[.F36]*[.G36]" table:style-name="ce1">
            <text:p>0,22210312</text:p>
          </table:table-cell>
          <table:table-cell office:value-type="float" office:value="0.77204489504951024" table:formula="of:=1/3*[.F36]*[.H36]" table:style-name="ce1">
            <text:p>0,772044895</text:p>
          </table:table-cell>
          <table:table-cell office:value-type="float" office:value="0.52237859896377681" table:formula="of:=1/3*[.F36]*[.I36]" table:style-name="ce1">
            <text:p>0,522378599</text:p>
          </table:table-cell>
          <table:table-cell office:value-type="float" office:value="0.49912565991134877" table:formula="of:=1/3*[.G36]*[.H36]" table:style-name="ce1">
            <text:p>0,49912566</text:p>
          </table:table-cell>
          <table:table-cell office:value-type="float" office:value="0.3377168408252223" table:formula="of:=1/3*[.G36]*[.I36]" table:style-name="ce1">
            <text:p>0,337716841</text:p>
          </table:table-cell>
          <table:table-cell office:value-type="float" office:value="1.1739257126759299" table:formula="of:=1/3*[.H36]*[.I36]" table:style-name="ce1">
            <text:p>1,173925713</text:p>
          </table:table-cell>
          <table:table-cell table:number-columns-repeated="2" table:style-name="ce1"/>
          <table:table-cell office:value-type="float" office:value="5" table:style-name="ce16">
            <text:p>5</text:p>
          </table:table-cell>
          <table:table-cell office:value-type="float" office:value="2.5191583898565093E-4" table:formula="of:=((1/(SQRT(2*PI())*[.S$12])))*EXP((-1/2)*(([.R36]-[.S$4])^2)/(([.S$12])^2))" table:style-name="ce22">
            <text:p>0,000251915839</text:p>
          </table:table-cell>
          <table:table-cell office:value-type="float" office:value="3.2995529874597979E-11" table:formula="of:=((1/(SQRT(2*PI())*[.T$12])))*EXP((-1/2)*(([.R36]-[.T$4])^2)/(([.T$12])^2))" table:style-name="ce22">
            <text:p>0,000000000033</text:p>
          </table:table-cell>
          <table:table-cell office:value-type="float" office:value="3.2198981449532978E-8" table:formula="of:=((1/(SQRT(2*PI())*[.U$12])))*EXP((-1/2)*(([.R36]-[.U$4])^2)/(([.U$12])^2))" table:style-name="ce22">
            <text:p>0,000000032199</text:p>
          </table:table-cell>
          <table:table-cell table:number-columns-repeated="16363"/>
        </table:table-row>
        <table:table-row table:style-name="ro1">
          <table:table-cell office:value-type="float" office:value="7" table:style-name="ce23">
            <text:p>7,0</text:p>
          </table:table-cell>
          <table:table-cell office:value-type="float" office:value="3.2" table:style-name="ce23">
            <text:p>3,2</text:p>
          </table:table-cell>
          <table:table-cell office:value-type="float" office:value="4.7" table:style-name="ce23">
            <text:p>4,7</text:p>
          </table:table-cell>
          <table:table-cell office:value-type="float" office:value="1.4" table:style-name="ce23">
            <text:p>1,4</text:p>
          </table:table-cell>
          <table:table-cell office:value-type="string" table:style-name="ce24">
            <text:p>Iris-versicolor</text:p>
          </table:table-cell>
          <table:table-cell office:value-type="float" office:value="0.13317780191966949" table:formula="of:=((1/(SQRT(2*PI())*[.T$11])))*EXP((-1/2)*(([.A37]-[.T$3])^2)/(([.T$11])^2))" table:style-name="ce14">
            <text:p>0,133178</text:p>
          </table:table-cell>
          <table:table-cell office:value-type="float" office:value="0.50204179329013721" table:formula="of:=((1/(SQRT(2*PI())*[.T$12])))*EXP((-1/2)*(([.B37]-[.T$4])^2)/(([.T$12])^2))" table:style-name="ce14">
            <text:p>0,502042</text:p>
          </table:table-cell>
          <table:table-cell office:value-type="float" office:value="0.60490576488823788" table:formula="of:=((1/(SQRT(2*PI())*[.T$13])))*EXP((-1/2)*(([.C37]-[.T$5])^2)/(([.T$13])^2))" table:style-name="ce14">
            <text:p>0,604906</text:p>
          </table:table-cell>
          <table:table-cell office:value-type="float" office:value="1.7837498656061797" table:formula="of:=((1/(SQRT(2*PI())*[.T$14])))*EXP((-1/2)*(([.D37]-[.T$6])^2)/(([.T$14])^2))" table:style-name="ce14">
            <text:p>1,783750</text:p>
          </table:table-cell>
          <table:table-cell office:value-type="float" office:value="2.2286940834063181E-2" table:formula="of:=1/3*[.F37]*[.G37]" table:style-name="ce1">
            <text:p>0,022286941</text:p>
          </table:table-cell>
          <table:table-cell office:value-type="float" office:value="2.6853340045450633E-2" table:formula="of:=1/3*[.F37]*[.H37]" table:style-name="ce1">
            <text:p>0,02685334</text:p>
          </table:table-cell>
          <table:table-cell office:value-type="float" office:value="7.9185295425312288E-2" table:formula="of:=1/3*[.F37]*[.I37]" table:style-name="ce1">
            <text:p>0,079185295</text:p>
          </table:table-cell>
          <table:table-cell office:value-type="float" office:value="0.10122932499201101" table:formula="of:=1/3*[.G37]*[.H37]" table:style-name="ce1">
            <text:p>0,101229325</text:p>
          </table:table-cell>
          <table:table-cell office:value-type="float" office:value="0.29850566043665583" table:formula="of:=1/3*[.G37]*[.I37]" table:style-name="ce1">
            <text:p>0,29850566</text:p>
          </table:table-cell>
          <table:table-cell office:value-type="float" office:value="0.35966685894126588" table:formula="of:=1/3*[.H37]*[.I37]" table:style-name="ce1">
            <text:p>0,359666859</text:p>
          </table:table-cell>
          <table:table-cell table:number-columns-repeated="2" table:style-name="ce1"/>
          <table:table-cell office:value-type="float" office:value="6" table:style-name="ce16">
            <text:p>6</text:p>
          </table:table-cell>
          <table:table-cell office:value-type="float" office:value="1.3179945118061845E-10" table:formula="of:=((1/(SQRT(2*PI())*[.S$12])))*EXP((-1/2)*(([.R37]-[.S$4])^2)/(([.S$12])^2))" table:style-name="ce22">
            <text:p>0,000000000132</text:p>
          </table:table-cell>
          <table:table-cell office:value-type="float" office:value="8.1934488749249233E-23" table:formula="of:=((1/(SQRT(2*PI())*[.T$12])))*EXP((-1/2)*(([.R37]-[.T$4])^2)/(([.T$12])^2))" table:style-name="ce22">
            <text:p>0,000000000000</text:p>
          </table:table-cell>
          <table:table-cell office:value-type="float" office:value="2.5981904111663236E-17" table:formula="of:=((1/(SQRT(2*PI())*[.U$12])))*EXP((-1/2)*(([.R37]-[.U$4])^2)/(([.U$12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4" table:style-name="ce23">
            <text:p>6,4</text:p>
          </table:table-cell>
          <table:table-cell office:value-type="float" office:value="3.2" table:style-name="ce23">
            <text:p>3,2</text:p>
          </table:table-cell>
          <table:table-cell office:value-type="float" office:value="4.5" table:style-name="ce23">
            <text:p>4,5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57118352863087829" table:formula="of:=((1/(SQRT(2*PI())*[.T$11])))*EXP((-1/2)*(([.A38]-[.T$3])^2)/(([.T$11])^2))" table:style-name="ce14">
            <text:p>0,571184</text:p>
          </table:table-cell>
          <table:table-cell office:value-type="float" office:value="0.50204179329013721" table:formula="of:=((1/(SQRT(2*PI())*[.T$12])))*EXP((-1/2)*(([.B38]-[.T$4])^2)/(([.T$12])^2))" table:style-name="ce14">
            <text:p>0,502042</text:p>
          </table:table-cell>
          <table:table-cell office:value-type="float" office:value="0.78103168150176294" table:formula="of:=((1/(SQRT(2*PI())*[.T$13])))*EXP((-1/2)*(([.C38]-[.T$5])^2)/(([.T$13])^2))" table:style-name="ce14">
            <text:p>0,781032</text:p>
          </table:table-cell>
          <table:table-cell office:value-type="float" office:value="1.4176322987779144" table:formula="of:=((1/(SQRT(2*PI())*[.T$14])))*EXP((-1/2)*(([.D38]-[.T$6])^2)/(([.T$14])^2))" table:style-name="ce14">
            <text:p>1,417632</text:p>
          </table:table-cell>
          <table:table-cell office:value-type="float" office:value="9.5586001003878179E-2" table:formula="of:=1/3*[.F38]*[.G38]" table:style-name="ce1">
            <text:p>0,095586001</text:p>
          </table:table-cell>
          <table:table-cell office:value-type="float" office:value="0.14870414393756173" table:formula="of:=1/3*[.F38]*[.H38]" table:style-name="ce1">
            <text:p>0,148704144</text:p>
          </table:table-cell>
          <table:table-cell office:value-type="float" office:value="0.26990940623902421" table:formula="of:=1/3*[.F38]*[.I38]" table:style-name="ce1">
            <text:p>0,269909406</text:p>
          </table:table-cell>
          <table:table-cell office:value-type="float" office:value="0.13070351533251878" table:formula="of:=1/3*[.G38]*[.H38]" table:style-name="ce1">
            <text:p>0,130703515</text:p>
          </table:table-cell>
          <table:table-cell office:value-type="float" office:value="0.23723688716816121" table:formula="of:=1/3*[.G38]*[.I38]" table:style-name="ce1">
            <text:p>0,237236887</text:p>
          </table:table-cell>
          <table:table-cell office:value-type="float" office:value="0.3690719126885747" table:formula="of:=1/3*[.H38]*[.I38]" table:style-name="ce1">
            <text:p>0,369071913</text:p>
          </table:table-cell>
          <table:table-cell table:number-columns-repeated="2" table:style-name="ce1"/>
          <table:table-cell office:value-type="float" office:value="7" table:style-name="ce16">
            <text:p>7</text:p>
          </table:table-cell>
          <table:table-cell office:value-type="float" office:value="5.5781557850700075E-20" table:formula="of:=((1/(SQRT(2*PI())*[.S$12])))*EXP((-1/2)*(([.R38]-[.S$4])^2)/(([.S$12])^2))" table:style-name="ce22">
            <text:p>0,000000000000</text:p>
          </table:table-cell>
          <table:table-cell office:value-type="float" office:value="1.1475990565456922E-38" table:formula="of:=((1/(SQRT(2*PI())*[.T$12])))*EXP((-1/2)*(([.R38]-[.T$4])^2)/(([.T$12])^2))" table:style-name="ce22">
            <text:p>0,000000000000</text:p>
          </table:table-cell>
          <table:table-cell office:value-type="float" office:value="5.9352596420265984E-30" table:formula="of:=((1/(SQRT(2*PI())*[.U$12])))*EXP((-1/2)*(([.R38]-[.U$4])^2)/(([.U$12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9" table:style-name="ce23">
            <text:p>6,9</text:p>
          </table:table-cell>
          <table:table-cell office:value-type="float" office:value="3.1" table:style-name="ce23">
            <text:p>3,1</text:p>
          </table:table-cell>
          <table:table-cell office:value-type="float" office:value="4.9000000000000004" table:style-name="ce23">
            <text:p>4,9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18532269226539133" table:formula="of:=((1/(SQRT(2*PI())*[.T$11])))*EXP((-1/2)*(([.A39]-[.T$3])^2)/(([.T$11])^2))" table:style-name="ce14">
            <text:p>0,185323</text:p>
          </table:table-cell>
          <table:table-cell office:value-type="float" office:value="0.72911658903159038" table:formula="of:=((1/(SQRT(2*PI())*[.T$12])))*EXP((-1/2)*(([.B39]-[.T$4])^2)/(([.T$12])^2))" table:style-name="ce14">
            <text:p>0,729117</text:p>
          </table:table-cell>
          <table:table-cell office:value-type="float" office:value="0.39176005045771739" table:formula="of:=((1/(SQRT(2*PI())*[.T$13])))*EXP((-1/2)*(([.C39]-[.T$5])^2)/(([.T$13])^2))" table:style-name="ce14">
            <text:p>0,391760</text:p>
          </table:table-cell>
          <table:table-cell office:value-type="float" office:value="1.4176322987779144" table:formula="of:=((1/(SQRT(2*PI())*[.T$14])))*EXP((-1/2)*(([.D39]-[.T$6])^2)/(([.T$14])^2))" table:style-name="ce14">
            <text:p>1,417632</text:p>
          </table:table-cell>
          <table:table-cell office:value-type="float" office:value="4.5040616418231073E-2" table:formula="of:=1/3*[.F39]*[.G39]" table:style-name="ce1">
            <text:p>0,045040616</text:p>
          </table:table-cell>
          <table:table-cell office:value-type="float" office:value="2.4200675757616578E-2" table:formula="of:=1/3*[.F39]*[.H39]" table:style-name="ce1">
            <text:p>0,024200676</text:p>
          </table:table-cell>
          <table:table-cell office:value-type="float" office:value="8.7573144750632909E-2" table:formula="of:=1/3*[.F39]*[.I39]" table:style-name="ce1">
            <text:p>0,087573145</text:p>
          </table:table-cell>
          <table:table-cell office:value-type="float" office:value="9.5212917236191547E-2" table:formula="of:=1/3*[.G39]*[.H39]" table:style-name="ce1">
            <text:p>0,095212917</text:p>
          </table:table-cell>
          <table:table-cell office:value-type="float" office:value="0.34453974206198845" table:formula="of:=1/3*[.G39]*[.I39]" table:style-name="ce1">
            <text:p>0,344539742</text:p>
          </table:table-cell>
          <table:table-cell office:value-type="float" office:value="0.18512390029990855" table:formula="of:=1/3*[.H39]*[.I39]" table:style-name="ce1">
            <text:p>0,1851239</text:p>
          </table:table-cell>
          <table:table-cell table:number-columns-repeated="2" table:style-name="ce1"/>
          <table:table-cell office:value-type="float" office:value="8" table:style-name="ce16">
            <text:p>8</text:p>
          </table:table-cell>
          <table:table-cell office:value-type="float" office:value="1.9097942681482456E-32" table:formula="of:=((1/(SQRT(2*PI())*[.S$12])))*EXP((-1/2)*(([.R39]-[.S$4])^2)/(([.S$12])^2))" table:style-name="ce22">
            <text:p>0,000000000000</text:p>
          </table:table-cell>
          <table:table-cell office:value-type="float" office:value="9.0662023974187903E-59" table:formula="of:=((1/(SQRT(2*PI())*[.T$12])))*EXP((-1/2)*(([.R39]-[.T$4])^2)/(([.T$12])^2))" table:style-name="ce22">
            <text:p>0,000000000000</text:p>
          </table:table-cell>
          <table:table-cell office:value-type="float" office:value="3.8383835872940536E-46" table:formula="of:=((1/(SQRT(2*PI())*[.U$12])))*EXP((-1/2)*(([.R39]-[.U$4])^2)/(([.U$12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5.5" table:style-name="ce23">
            <text:p>5,5</text:p>
          </table:table-cell>
          <table:table-cell office:value-type="float" office:value="2.2999999999999998" table:style-name="ce23">
            <text:p>2,3</text:p>
          </table:table-cell>
          <table:table-cell office:value-type="float" office:value="4" table:style-name="ce23">
            <text:p>4,0</text:p>
          </table:table-cell>
          <table:table-cell office:value-type="float" office:value="1.3" table:style-name="ce23">
            <text:p>1,3</text:p>
          </table:table-cell>
          <table:table-cell office:value-type="string" table:style-name="ce24">
            <text:p>Iris-versicolor</text:p>
          </table:table-cell>
          <table:table-cell office:value-type="float" office:value="0.47470761720783838" table:formula="of:=((1/(SQRT(2*PI())*[.T$11])))*EXP((-1/2)*(([.A40]-[.T$3])^2)/(([.T$11])^2))" table:style-name="ce14">
            <text:p>0,474708</text:p>
          </table:table-cell>
          <table:table-cell office:value-type="float" office:value="0.42631055318647409" table:formula="of:=((1/(SQRT(2*PI())*[.T$12])))*EXP((-1/2)*(([.B40]-[.T$4])^2)/(([.T$12])^2))" table:style-name="ce14">
            <text:p>0,426311</text:p>
          </table:table-cell>
          <table:table-cell office:value-type="float" office:value="0.67645962290382611" table:formula="of:=((1/(SQRT(2*PI())*[.T$13])))*EXP((-1/2)*(([.C40]-[.T$5])^2)/(([.T$13])^2))" table:style-name="ce14">
            <text:p>0,676460</text:p>
          </table:table-cell>
          <table:table-cell office:value-type="float" office:value="1.811278826505067" table:formula="of:=((1/(SQRT(2*PI())*[.T$14])))*EXP((-1/2)*(([.D40]-[.T$6])^2)/(([.T$14])^2))" table:style-name="ce14">
            <text:p>1,811279</text:p>
          </table:table-cell>
          <table:table-cell office:value-type="float" office:value="6.7457622297902184E-2" table:formula="of:=1/3*[.F40]*[.G40]" table:style-name="ce1">
            <text:p>0,067457622</text:p>
          </table:table-cell>
          <table:table-cell office:value-type="float" office:value="0.10704017857532938" table:formula="of:=1/3*[.F40]*[.H40]" table:style-name="ce1">
            <text:p>0,107040179</text:p>
          </table:table-cell>
          <table:table-cell office:value-type="float" office:value="0.28660928527641" table:formula="of:=1/3*[.F40]*[.I40]" table:style-name="ce1">
            <text:p>0,286609285</text:p>
          </table:table-cell>
          <table:table-cell office:value-type="float" office:value="9.6127292016147906E-2" table:formula="of:=1/3*[.G40]*[.H40]" table:style-name="ce1">
            <text:p>0,096127292</text:p>
          </table:table-cell>
          <table:table-cell office:value-type="float" office:value="0.25738909283410755" table:formula="of:=1/3*[.G40]*[.I40]" table:style-name="ce1">
            <text:p>0,257389093</text:p>
          </table:table-cell>
          <table:table-cell office:value-type="float" office:value="0.40841899731710074" table:formula="of:=1/3*[.H40]*[.I40]" table:style-name="ce1">
            <text:p>0,408418997</text:p>
          </table:table-cell>
          <table:table-cell table:number-columns-repeated="2" table:style-name="ce1"/>
          <table:table-cell office:value-type="float" office:value="9" table:style-name="ce16">
            <text:p>9</text:p>
          </table:table-cell>
          <table:table-cell office:value-type="float" office:value="5.2893394789633477E-48" table:formula="of:=((1/(SQRT(2*PI())*[.S$12])))*EXP((-1/2)*(([.R40]-[.S$4])^2)/(([.S$12])^2))" table:style-name="ce22">
            <text:p>0,000000000000</text:p>
          </table:table-cell>
          <table:table-cell office:value-type="float" office:value="4.0399168929780336E-83" table:formula="of:=((1/(SQRT(2*PI())*[.T$12])))*EXP((-1/2)*(([.R40]-[.T$4])^2)/(([.T$12])^2))" table:style-name="ce22">
            <text:p>0,000000000000</text:p>
          </table:table-cell>
          <table:table-cell office:value-type="float" office:value="7.0274364968919682E-66" table:formula="of:=((1/(SQRT(2*PI())*[.U$12])))*EXP((-1/2)*(([.R40]-[.U$4])^2)/(([.U$12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5" table:style-name="ce23">
            <text:p>6,5</text:p>
          </table:table-cell>
          <table:table-cell office:value-type="float" office:value="2.8" table:style-name="ce23">
            <text:p>2,8</text:p>
          </table:table-cell>
          <table:table-cell office:value-type="float" office:value="4.5999999999999996" table:style-name="ce23">
            <text:p>4,6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48920530251510841" table:formula="of:=((1/(SQRT(2*PI())*[.T$11])))*EXP((-1/2)*(([.A41]-[.T$3])^2)/(([.T$11])^2))" table:style-name="ce14">
            <text:p>0,489205</text:p>
          </table:table-cell>
          <table:table-cell office:value-type="float" office:value="1.2417867142281156" table:formula="of:=((1/(SQRT(2*PI())*[.T$12])))*EXP((-1/2)*(([.B41]-[.T$4])^2)/(([.T$12])^2))" table:style-name="ce14">
            <text:p>1,241787</text:p>
          </table:table-cell>
          <table:table-cell office:value-type="float" office:value="0.70289267631354047" table:formula="of:=((1/(SQRT(2*PI())*[.T$13])))*EXP((-1/2)*(([.C41]-[.T$5])^2)/(([.T$13])^2))" table:style-name="ce14">
            <text:p>0,702893</text:p>
          </table:table-cell>
          <table:table-cell office:value-type="float" office:value="1.4176322987779144" table:formula="of:=((1/(SQRT(2*PI())*[.T$14])))*EXP((-1/2)*(([.D41]-[.T$6])^2)/(([.T$14])^2))" table:style-name="ce14">
            <text:p>1,417632</text:p>
          </table:table-cell>
          <table:table-cell office:value-type="float" office:value="0.2024962150644026" table:formula="of:=1/3*[.F41]*[.G41]" table:style-name="ce1">
            <text:p>0,202496215</text:p>
          </table:table-cell>
          <table:table-cell office:value-type="float" office:value="0.11461960811720658" table:formula="of:=1/3*[.F41]*[.H41]" table:style-name="ce1">
            <text:p>0,114619608</text:p>
          </table:table-cell>
          <table:table-cell office:value-type="float" office:value="0.23117107919294605" table:formula="of:=1/3*[.F41]*[.I41]" table:style-name="ce1">
            <text:p>0,231171079</text:p>
          </table:table-cell>
          <table:table-cell office:value-type="float" office:value="0.29094759565813261" table:formula="of:=1/3*[.G41]*[.H41]" table:style-name="ce1">
            <text:p>0,290947596</text:p>
          </table:table-cell>
          <table:table-cell office:value-type="float" office:value="0.58679898476102543" table:formula="of:=1/3*[.G41]*[.I41]" table:style-name="ce1">
            <text:p>0,586798985</text:p>
          </table:table-cell>
          <table:table-cell office:value-type="float" office:value="0.33214778683884161" table:formula="of:=1/3*[.H41]*[.I41]" table:style-name="ce1">
            <text:p>0,332147787</text:p>
          </table:table-cell>
          <table:table-cell table:number-columns-repeated="2" table:style-name="ce1"/>
          <table:table-cell office:value-type="float" office:value="10" table:style-name="ce16">
            <text:p>10</text:p>
          </table:table-cell>
          <table:table-cell office:value-type="float" office:value="1.1850459962033813E-66" table:formula="of:=((1/(SQRT(2*PI())*[.S$12])))*EXP((-1/2)*(([.R41]-[.S$4])^2)/(([.S$12])^2))" table:style-name="ce22">
            <text:p>0,000000000000</text:p>
          </table:table-cell>
          <table:table-cell office:value-type="float" office:value="1.0153861735537923E-111" table:formula="of:=((1/(SQRT(2*PI())*[.T$12])))*EXP((-1/2)*(([.R41]-[.T$4])^2)/(([.T$12])^2))" table:style-name="ce22">
            <text:p>0,000000000000</text:p>
          </table:table-cell>
          <table:table-cell office:value-type="float" office:value="3.642381159079906E-89" table:formula="of:=((1/(SQRT(2*PI())*[.U$12])))*EXP((-1/2)*(([.R41]-[.U$4])^2)/(([.U$12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5.7" table:style-name="ce23">
            <text:p>5,7</text:p>
          </table:table-cell>
          <table:table-cell office:value-type="float" office:value="2.8" table:style-name="ce23">
            <text:p>2,8</text:p>
          </table:table-cell>
          <table:table-cell office:value-type="float" office:value="4.5" table:style-name="ce23">
            <text:p>4,5</text:p>
          </table:table-cell>
          <table:table-cell office:value-type="float" office:value="1.3" table:style-name="ce23">
            <text:p>1,3</text:p>
          </table:table-cell>
          <table:table-cell office:value-type="string" table:style-name="ce24">
            <text:p>Iris-versicolor</text:p>
          </table:table-cell>
          <table:table-cell office:value-type="float" office:value="0.63238094257604582" table:formula="of:=((1/(SQRT(2*PI())*[.T$11])))*EXP((-1/2)*(([.A42]-[.T$3])^2)/(([.T$11])^2))" table:style-name="ce14">
            <text:p>0,632381</text:p>
          </table:table-cell>
          <table:table-cell office:value-type="float" office:value="1.2417867142281156" table:formula="of:=((1/(SQRT(2*PI())*[.T$12])))*EXP((-1/2)*(([.B42]-[.T$4])^2)/(([.T$12])^2))" table:style-name="ce14">
            <text:p>1,241787</text:p>
          </table:table-cell>
          <table:table-cell office:value-type="float" office:value="0.78103168150176294" table:formula="of:=((1/(SQRT(2*PI())*[.T$13])))*EXP((-1/2)*(([.C42]-[.T$5])^2)/(([.T$13])^2))" table:style-name="ce14">
            <text:p>0,781032</text:p>
          </table:table-cell>
          <table:table-cell office:value-type="float" office:value="1.811278826505067" table:formula="of:=((1/(SQRT(2*PI())*[.T$14])))*EXP((-1/2)*(([.D42]-[.T$6])^2)/(([.T$14])^2))" table:style-name="ce14">
            <text:p>1,811279</text:p>
          </table:table-cell>
          <table:table-cell office:value-type="float" office:value="0.2617607509406622" table:formula="of:=1/3*[.F42]*[.G42]" table:style-name="ce1">
            <text:p>0,261760751</text:p>
          </table:table-cell>
          <table:table-cell office:value-type="float" office:value="0.16463651697661294" table:formula="of:=1/3*[.F42]*[.H42]" table:style-name="ce1">
            <text:p>0,164636517</text:p>
          </table:table-cell>
          <table:table-cell office:value-type="float" office:value="0.3818060705244361" table:formula="of:=1/3*[.F42]*[.I42]" table:style-name="ce1">
            <text:p>0,381806071</text:p>
          </table:table-cell>
          <table:table-cell office:value-type="float" office:value="0.32329158849337808" table:formula="of:=1/3*[.G42]*[.H42]" table:style-name="ce1">
            <text:p>0,323291588</text:p>
          </table:table-cell>
          <table:table-cell office:value-type="float" office:value="0.74974066083889468" table:formula="of:=1/3*[.G42]*[.I42]" table:style-name="ce1">
            <text:p>0,749740661</text:p>
          </table:table-cell>
          <table:table-cell office:value-type="float" office:value="0.47155538251126417" table:formula="of:=1/3*[.H42]*[.I42]" table:style-name="ce1">
            <text:p>0,471555383</text:p>
          </table:table-cell>
          <table:table-cell table:number-columns-repeated="16369" table:style-name="ce1"/>
        </table:table-row>
        <table:table-row table:style-name="ro1">
          <table:table-cell office:value-type="float" office:value="6.3" table:style-name="ce23">
            <text:p>6,3</text:p>
          </table:table-cell>
          <table:table-cell office:value-type="float" office:value="3.3" table:style-name="ce23">
            <text:p>3,3</text:p>
          </table:table-cell>
          <table:table-cell office:value-type="float" office:value="4.7" table:style-name="ce23">
            <text:p>4,7</text:p>
          </table:table-cell>
          <table:table-cell office:value-type="float" office:value="1.6" table:style-name="ce23">
            <text:p>1,6</text:p>
          </table:table-cell>
          <table:table-cell office:value-type="string" table:style-name="ce24">
            <text:p>Iris-versicolor</text:p>
          </table:table-cell>
          <table:table-cell office:value-type="float" office:value="0.64389899418404861" table:formula="of:=((1/(SQRT(2*PI())*[.T$11])))*EXP((-1/2)*(([.A43]-[.T$3])^2)/(([.T$11])^2))" table:style-name="ce14">
            <text:p>0,643899</text:p>
          </table:table-cell>
          <table:table-cell office:value-type="float" office:value="0.31346992704590249" table:formula="of:=((1/(SQRT(2*PI())*[.T$12])))*EXP((-1/2)*(([.B43]-[.T$4])^2)/(([.T$12])^2))" table:style-name="ce14">
            <text:p>0,313470</text:p>
          </table:table-cell>
          <table:table-cell office:value-type="float" office:value="0.60490576488823788" table:formula="of:=((1/(SQRT(2*PI())*[.T$13])))*EXP((-1/2)*(([.C43]-[.T$5])^2)/(([.T$13])^2))" table:style-name="ce14">
            <text:p>0,604906</text:p>
          </table:table-cell>
          <table:table-cell office:value-type="float" office:value="0.90923102933917588" table:formula="of:=((1/(SQRT(2*PI())*[.T$14])))*EXP((-1/2)*(([.D43]-[.T$6])^2)/(([.T$14])^2))" table:style-name="ce14">
            <text:p>0,909231</text:p>
          </table:table-cell>
          <table:table-cell office:value-type="float" office:value="6.7280990243934566E-2" table:formula="of:=1/3*[.F43]*[.G43]" table:style-name="ce1">
            <text:p>0,06728099</text:p>
          </table:table-cell>
          <table:table-cell office:value-type="float" office:value="0.12983273786255631" table:formula="of:=1/3*[.F43]*[.H43]" table:style-name="ce1">
            <text:p>0,129832738</text:p>
          </table:table-cell>
          <table:table-cell office:value-type="float" office:value="0.19515098175747417" table:formula="of:=1/3*[.F43]*[.I43]" table:style-name="ce1">
            <text:p>0,195150982</text:p>
          </table:table-cell>
          <table:table-cell office:value-type="float" office:value="6.3206588663053925E-2" table:formula="of:=1/3*[.G43]*[.H43]" table:style-name="ce1">
            <text:p>0,063206589</text:p>
          </table:table-cell>
          <table:table-cell office:value-type="float" office:value="9.500552814494076E-2" table:formula="of:=1/3*[.G43]*[.I43]" table:style-name="ce1">
            <text:p>0,095005528</text:p>
          </table:table-cell>
          <table:table-cell office:value-type="float" office:value="0.18333303042084467" table:formula="of:=1/3*[.H43]*[.I43]" table:style-name="ce1">
            <text:p>0,18333303</text:p>
          </table:table-cell>
          <table:table-cell table:number-columns-repeated="2" table:style-name="ce1"/>
          <table:table-cell office:value-type="string" table:style-name="ce7">
            <text:p>PL</text:p>
          </table:table-cell>
          <table:table-cell office:value-type="string" table:style-name="ce7">
            <text:p>SETOSA</text:p>
          </table:table-cell>
          <table:table-cell office:value-type="string" table:style-name="ce8">
            <text:p>VERSICOLOR</text:p>
          </table:table-cell>
          <table:table-cell office:value-type="string" table:style-name="ce8">
            <text:p>VIRGINICA</text:p>
          </table:table-cell>
          <table:table-cell/>
          <table:table-cell table:style-name="ce1">
            <draw:frame draw:z-index="3" draw:id="id2" draw:style-name="a2" draw:name="Gráfico 4" svg:x="0.01042in" svg:y="0.01042in" svg:width="4.47488in" svg:height="2.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office:value-type="float" office:value="4.9000000000000004" table:style-name="ce23">
            <text:p>4,9</text:p>
          </table:table-cell>
          <table:table-cell office:value-type="float" office:value="2.4" table:style-name="ce23">
            <text:p>2,4</text:p>
          </table:table-cell>
          <table:table-cell office:value-type="float" office:value="3.3" table:style-name="ce23">
            <text:p>3,3</text:p>
          </table:table-cell>
          <table:table-cell office:value-type="float" office:value="1" table:style-name="ce23">
            <text:p>1,0</text:p>
          </table:table-cell>
          <table:table-cell office:value-type="string" table:style-name="ce24">
            <text:p>Iris-versicolor</text:p>
          </table:table-cell>
          <table:table-cell office:value-type="float" office:value="8.6486781427157669E-2" table:formula="of:=((1/(SQRT(2*PI())*[.T$11])))*EXP((-1/2)*(([.A44]-[.T$3])^2)/(([.T$11])^2))" table:style-name="ce14">
            <text:p>0,086487</text:p>
          </table:table-cell>
          <table:table-cell office:value-type="float" office:value="0.64204287799976789" table:formula="of:=((1/(SQRT(2*PI())*[.T$12])))*EXP((-1/2)*(([.B44]-[.T$4])^2)/(([.T$12])^2))" table:style-name="ce14">
            <text:p>0,642043</text:p>
          </table:table-cell>
          <table:table-cell office:value-type="float" office:value="8.4554082783705881E-2" table:formula="of:=((1/(SQRT(2*PI())*[.T$13])))*EXP((-1/2)*(([.C44]-[.T$5])^2)/(([.T$13])^2))" table:style-name="ce14">
            <text:p>0,084554</text:p>
          </table:table-cell>
          <table:table-cell office:value-type="float" office:value="0.52387225593796893" table:formula="of:=((1/(SQRT(2*PI())*[.T$14])))*EXP((-1/2)*(([.D44]-[.T$6])^2)/(([.T$14])^2))" table:style-name="ce14">
            <text:p>0,523872</text:p>
          </table:table-cell>
          <table:table-cell office:value-type="float" office:value="1.850940735214306E-2" table:formula="of:=1/3*[.F44]*[.G44]" table:style-name="ce1">
            <text:p>0,018509407</text:p>
          </table:table-cell>
          <table:table-cell office:value-type="float" office:value="2.437603492162722E-3" table:formula="of:=1/3*[.F44]*[.H44]" table:style-name="ce1">
            <text:p>0,002437603</text:p>
          </table:table-cell>
          <table:table-cell office:value-type="float" office:value="1.5102675098353039E-2" table:formula="of:=1/3*[.F44]*[.I44]" table:style-name="ce1">
            <text:p>0,015102675</text:p>
          </table:table-cell>
          <table:table-cell office:value-type="float" office:value="1.8095782219027048E-2" table:formula="of:=1/3*[.G44]*[.H44]" table:style-name="ce1">
            <text:p>0,018095782</text:p>
          </table:table-cell>
          <table:table-cell office:value-type="float" office:value="0.11211615030221485" table:formula="of:=1/3*[.G44]*[.I44]" table:style-name="ce1">
            <text:p>0,11211615</text:p>
          </table:table-cell>
          <table:table-cell office:value-type="float" office:value="1.4765179365555259E-2" table:formula="of:=1/3*[.H44]*[.I44]" table:style-name="ce1">
            <text:p>0,014765179</text:p>
          </table:table-cell>
          <table:table-cell table:number-columns-repeated="2" table:style-name="ce1"/>
          <table:table-cell office:value-type="float" office:value="0" table:style-name="ce16">
            <text:p>0</text:p>
          </table:table-cell>
          <table:table-cell office:value-type="float" office:value="3.9354626966740484E-16" table:formula="of:=((1/(SQRT(2*PI())*[.S$13])))*EXP((-1/2)*(([.R44]-[.S$5])^2)/(([.S$13])^2))" table:style-name="ce22">
            <text:p>0,000000000000</text:p>
          </table:table-cell>
          <table:table-cell office:value-type="float" office:value="7.101198415628703E-19" table:formula="of:=((1/(SQRT(2*PI())*[.T$13])))*EXP((-1/2)*(([.R44]-[.T$5])^2)/(([.T$13])^2))" table:style-name="ce22">
            <text:p>0,000000000000</text:p>
          </table:table-cell>
          <table:table-cell office:value-type="float" office:value="1.3656622313754985E-19" table:formula="of:=((1/(SQRT(2*PI())*[.U$13])))*EXP((-1/2)*(([.R44]-[.U$5])^2)/(([.U$13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6" table:style-name="ce23">
            <text:p>6,6</text:p>
          </table:table-cell>
          <table:table-cell office:value-type="float" office:value="2.9" table:style-name="ce23">
            <text:p>2,9</text:p>
          </table:table-cell>
          <table:table-cell office:value-type="float" office:value="4.5999999999999996" table:style-name="ce23">
            <text:p>4,6</text:p>
          </table:table-cell>
          <table:table-cell office:value-type="float" office:value="1.3" table:style-name="ce23">
            <text:p>1,3</text:p>
          </table:table-cell>
          <table:table-cell office:value-type="string" table:style-name="ce24">
            <text:p>Iris-versicolor</text:p>
          </table:table-cell>
          <table:table-cell office:value-type="float" office:value="0.40454253224344822" table:formula="of:=((1/(SQRT(2*PI())*[.T$11])))*EXP((-1/2)*(([.A45]-[.T$3])^2)/(([.T$11])^2))" table:style-name="ce14">
            <text:p>0,404543</text:p>
          </table:table-cell>
          <table:table-cell office:value-type="float" office:value="1.1467019418248148" table:formula="of:=((1/(SQRT(2*PI())*[.T$12])))*EXP((-1/2)*(([.B45]-[.T$4])^2)/(([.T$12])^2))" table:style-name="ce14">
            <text:p>1,146702</text:p>
          </table:table-cell>
          <table:table-cell office:value-type="float" office:value="0.70289267631354047" table:formula="of:=((1/(SQRT(2*PI())*[.T$13])))*EXP((-1/2)*(([.C45]-[.T$5])^2)/(([.T$13])^2))" table:style-name="ce14">
            <text:p>0,702893</text:p>
          </table:table-cell>
          <table:table-cell office:value-type="float" office:value="1.811278826505067" table:formula="of:=((1/(SQRT(2*PI())*[.T$14])))*EXP((-1/2)*(([.D45]-[.T$6])^2)/(([.T$14])^2))" table:style-name="ce14">
            <text:p>1,811279</text:p>
          </table:table-cell>
          <table:table-cell office:value-type="float" office:value="0.15462990242476327" table:formula="of:=1/3*[.F45]*[.G45]" table:style-name="ce1">
            <text:p>0,154629902</text:p>
          </table:table-cell>
          <table:table-cell office:value-type="float" office:value="9.4783327723751351E-2" table:formula="of:=1/3*[.F45]*[.H45]" table:style-name="ce1">
            <text:p>0,094783328</text:p>
          </table:table-cell>
          <table:table-cell office:value-type="float" office:value="0.24424644102443369" table:formula="of:=1/3*[.F45]*[.I45]" table:style-name="ce1">
            <text:p>0,244246441</text:p>
          </table:table-cell>
          <table:table-cell office:value-type="float" office:value="0.26866946560772592" table:formula="of:=1/3*[.G45]*[.H45]" table:style-name="ce1">
            <text:p>0,268669466</text:p>
          </table:table-cell>
          <table:table-cell office:value-type="float" office:value="0.69233231584651067" table:formula="of:=1/3*[.G45]*[.I45]" table:style-name="ce1">
            <text:p>0,692332316</text:p>
          </table:table-cell>
          <table:table-cell office:value-type="float" office:value="0.42437820730406511" table:formula="of:=1/3*[.H45]*[.I45]" table:style-name="ce1">
            <text:p>0,424378207</text:p>
          </table:table-cell>
          <table:table-cell table:number-columns-repeated="2" table:style-name="ce1"/>
          <table:table-cell office:value-type="float" office:value="1" table:style-name="ce16">
            <text:p>1</text:p>
          </table:table-cell>
          <table:table-cell office:value-type="float" office:value="5.2101866551804481E-2" table:formula="of:=((1/(SQRT(2*PI())*[.S$13])))*EXP((-1/2)*(([.R45]-[.S$5])^2)/(([.S$13])^2))" table:style-name="ce22">
            <text:p>0,052101866552</text:p>
          </table:table-cell>
          <table:table-cell office:value-type="float" office:value="1.816805970897894E-11" table:formula="of:=((1/(SQRT(2*PI())*[.T$13])))*EXP((-1/2)*(([.R45]-[.T$5])^2)/(([.T$13])^2))" table:style-name="ce22">
            <text:p>0,000000000018</text:p>
          </table:table-cell>
          <table:table-cell office:value-type="float" office:value="1.5379153077825519E-13" table:formula="of:=((1/(SQRT(2*PI())*[.U$13])))*EXP((-1/2)*(([.R45]-[.U$5])^2)/(([.U$13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5.2" table:style-name="ce23">
            <text:p>5,2</text:p>
          </table:table-cell>
          <table:table-cell office:value-type="float" office:value="2.7" table:style-name="ce23">
            <text:p>2,7</text:p>
          </table:table-cell>
          <table:table-cell office:value-type="float" office:value="3.9" table:style-name="ce23">
            <text:p>3,9</text:p>
          </table:table-cell>
          <table:table-cell office:value-type="float" office:value="1.4" table:style-name="ce23">
            <text:p>1,4</text:p>
          </table:table-cell>
          <table:table-cell office:value-type="string" table:style-name="ce24">
            <text:p>Iris-versicolor</text:p>
          </table:table-cell>
          <table:table-cell office:value-type="float" office:value="0.23728975219031564" table:formula="of:=((1/(SQRT(2*PI())*[.T$11])))*EXP((-1/2)*(([.A46]-[.T$3])^2)/(([.T$11])^2))" table:style-name="ce14">
            <text:p>0,237290</text:p>
          </table:table-cell>
          <table:table-cell office:value-type="float" office:value="1.2194291939182957" table:formula="of:=((1/(SQRT(2*PI())*[.T$12])))*EXP((-1/2)*(([.B46]-[.T$4])^2)/(([.T$12])^2))" table:style-name="ce14">
            <text:p>1,219429</text:p>
          </table:table-cell>
          <table:table-cell office:value-type="float" office:value="0.57476661968428178" table:formula="of:=((1/(SQRT(2*PI())*[.T$13])))*EXP((-1/2)*(([.C46]-[.T$5])^2)/(([.T$13])^2))" table:style-name="ce14">
            <text:p>0,574767</text:p>
          </table:table-cell>
          <table:table-cell office:value-type="float" office:value="1.7837498656061797" table:formula="of:=((1/(SQRT(2*PI())*[.T$14])))*EXP((-1/2)*(([.D46]-[.T$6])^2)/(([.T$14])^2))" table:style-name="ce14">
            <text:p>1,783750</text:p>
          </table:table-cell>
          <table:table-cell office:value-type="float" office:value="9.6452683746169582E-2" table:formula="of:=1/3*[.F46]*[.G46]" table:style-name="ce1">
            <text:p>0,096452684</text:p>
          </table:table-cell>
          <table:table-cell office:value-type="float" office:value="4.5462076250716202E-2" table:formula="of:=1/3*[.F46]*[.H46]" table:style-name="ce1">
            <text:p>0,045462076</text:p>
          </table:table-cell>
          <table:table-cell office:value-type="float" office:value="0.14108852119306639" table:formula="of:=1/3*[.F46]*[.I46]" table:style-name="ce1">
            <text:p>0,141088521</text:p>
          </table:table-cell>
          <table:table-cell office:value-type="float" office:value="0.23362906524424912" table:formula="of:=1/3*[.G46]*[.H46]" table:style-name="ce1">
            <text:p>0,233629065</text:p>
          </table:table-cell>
          <table:table-cell office:value-type="float" office:value="0.72505222025600402" table:formula="of:=1/3*[.G46]*[.I46]" table:style-name="ce1">
            <text:p>0,72505222</text:p>
          </table:table-cell>
          <table:table-cell office:value-type="float" office:value="0.34174662687225194" table:formula="of:=1/3*[.H46]*[.I46]" table:style-name="ce1">
            <text:p>0,341746627</text:p>
          </table:table-cell>
          <table:table-cell table:number-columns-repeated="2" table:style-name="ce1"/>
          <table:table-cell office:value-type="float" office:value="2" table:style-name="ce16">
            <text:p>2</text:p>
          </table:table-cell>
          <table:table-cell office:value-type="float" office:value="2.435103554738095E-2" table:formula="of:=((1/(SQRT(2*PI())*[.S$13])))*EXP((-1/2)*(([.R46]-[.S$5])^2)/(([.S$13])^2))" table:style-name="ce22">
            <text:p>0,024351035547</text:p>
          </table:table-cell>
          <table:table-cell office:value-type="float" office:value="5.3103020052440744E-6" table:formula="of:=((1/(SQRT(2*PI())*[.T$13])))*EXP((-1/2)*(([.R46]-[.T$5])^2)/(([.T$13])^2))" table:style-name="ce22">
            <text:p>0,000005310302</text:p>
          </table:table-cell>
          <table:table-cell office:value-type="float" office:value="1.142584193290548E-8" table:formula="of:=((1/(SQRT(2*PI())*[.U$13])))*EXP((-1/2)*(([.R46]-[.U$5])^2)/(([.U$13])^2))" table:style-name="ce22">
            <text:p>0,000000011426</text:p>
          </table:table-cell>
          <table:table-cell table:number-columns-repeated="16363"/>
        </table:table-row>
        <table:table-row table:style-name="ro1">
          <table:table-cell office:value-type="float" office:value="5" table:style-name="ce23">
            <text:p>5,0</text:p>
          </table:table-cell>
          <table:table-cell office:value-type="float" office:value="2" table:style-name="ce23">
            <text:p>2,0</text:p>
          </table:table-cell>
          <table:table-cell office:value-type="float" office:value="3.5" table:style-name="ce23">
            <text:p>3,5</text:p>
          </table:table-cell>
          <table:table-cell office:value-type="float" office:value="1" table:style-name="ce23">
            <text:p>1,0</text:p>
          </table:table-cell>
          <table:table-cell office:value-type="string" table:style-name="ce24">
            <text:p>Iris-versicolor</text:p>
          </table:table-cell>
          <table:table-cell office:value-type="float" office:value="0.12540126924558198" table:formula="of:=((1/(SQRT(2*PI())*[.T$11])))*EXP((-1/2)*(([.A47]-[.T$3])^2)/(([.T$11])^2))" table:style-name="ce14">
            <text:p>0,125401</text:p>
          </table:table-cell>
          <table:table-cell office:value-type="float" office:value="6.9389050302293545E-2" table:formula="of:=((1/(SQRT(2*PI())*[.T$12])))*EXP((-1/2)*(([.B47]-[.T$4])^2)/(([.T$12])^2))" table:style-name="ce14">
            <text:p>0,069389</text:p>
          </table:table-cell>
          <table:table-cell office:value-type="float" office:value="0.19154620428716757" table:formula="of:=((1/(SQRT(2*PI())*[.T$13])))*EXP((-1/2)*(([.C47]-[.T$5])^2)/(([.T$13])^2))" table:style-name="ce14">
            <text:p>0,191546</text:p>
          </table:table-cell>
          <table:table-cell office:value-type="float" office:value="0.52387225593796893" table:formula="of:=((1/(SQRT(2*PI())*[.T$14])))*EXP((-1/2)*(([.D47]-[.T$6])^2)/(([.T$14])^2))" table:style-name="ce14">
            <text:p>0,523872</text:p>
          </table:table-cell>
          <table:table-cell office:value-type="float" office:value="2.9004916598843813E-3" table:formula="of:=1/3*[.F47]*[.G47]" table:style-name="ce1">
            <text:p>0,002900492</text:p>
          </table:table-cell>
          <table:table-cell office:value-type="float" office:value="8.0067123789281172E-3" table:formula="of:=1/3*[.F47]*[.H47]" table:style-name="ce1">
            <text:p>0,008006712</text:p>
          </table:table-cell>
          <table:table-cell office:value-type="float" office:value="2.1898081939055892E-2" table:formula="of:=1/3*[.F47]*[.I47]" table:style-name="ce1">
            <text:p>0,021898082</text:p>
          </table:table-cell>
          <table:table-cell office:value-type="float" office:value="4.4304030681652212E-3" table:formula="of:=1/3*[.G47]*[.H47]" table:style-name="ce1">
            <text:p>0,004430403</text:p>
          </table:table-cell>
          <table:table-cell office:value-type="float" office:value="1.2116999439751907E-2" table:formula="of:=1/3*[.G47]*[.I47]" table:style-name="ce1">
            <text:p>0,012116999</text:p>
          </table:table-cell>
          <table:table-cell office:value-type="float" office:value="3.3448580718757843E-2" table:formula="of:=1/3*[.H47]*[.I47]" table:style-name="ce1">
            <text:p>0,033448581</text:p>
          </table:table-cell>
          <table:table-cell table:number-columns-repeated="2" table:style-name="ce1"/>
          <table:table-cell office:value-type="float" office:value="3" table:style-name="ce16">
            <text:p>3</text:p>
          </table:table-cell>
          <table:table-cell office:value-type="float" office:value="4.0177994740603458E-17" table:formula="of:=((1/(SQRT(2*PI())*[.S$13])))*EXP((-1/2)*(([.R47]-[.S$5])^2)/(([.S$13])^2))" table:style-name="ce22">
            <text:p>0,000000000000</text:p>
          </table:table-cell>
          <table:table-cell office:value-type="float" office:value="1.773224259874747E-2" table:formula="of:=((1/(SQRT(2*PI())*[.T$13])))*EXP((-1/2)*(([.R47]-[.T$5])^2)/(([.T$13])^2))" table:style-name="ce22">
            <text:p>0,017732242599</text:p>
          </table:table-cell>
          <table:table-cell office:value-type="float" office:value="5.6002920353078142E-5" table:formula="of:=((1/(SQRT(2*PI())*[.U$13])))*EXP((-1/2)*(([.R47]-[.U$5])^2)/(([.U$13])^2))" table:style-name="ce22">
            <text:p>0,000056002920</text:p>
          </table:table-cell>
          <table:table-cell table:number-columns-repeated="16363"/>
        </table:table-row>
        <table:table-row table:style-name="ro1">
          <table:table-cell office:value-type="float" office:value="5.9" table:style-name="ce23">
            <text:p>5,9</text:p>
          </table:table-cell>
          <table:table-cell office:value-type="float" office:value="3" table:style-name="ce23">
            <text:p>3,0</text:p>
          </table:table-cell>
          <table:table-cell office:value-type="float" office:value="4.2" table:style-name="ce23">
            <text:p>4,2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73208507941796597" table:formula="of:=((1/(SQRT(2*PI())*[.T$11])))*EXP((-1/2)*(([.A48]-[.T$3])^2)/(([.T$11])^2))" table:style-name="ce14">
            <text:p>0,732085</text:p>
          </table:table-cell>
          <table:table-cell office:value-type="float" office:value="0.9602121671808681" table:formula="of:=((1/(SQRT(2*PI())*[.T$12])))*EXP((-1/2)*(([.B48]-[.T$4])^2)/(([.T$12])^2))" table:style-name="ce14">
            <text:p>0,960212</text:p>
          </table:table-cell>
          <table:table-cell office:value-type="float" office:value="0.81936531318290839" table:formula="of:=((1/(SQRT(2*PI())*[.T$13])))*EXP((-1/2)*(([.C48]-[.T$5])^2)/(([.T$13])^2))" table:style-name="ce14">
            <text:p>0,819365</text:p>
          </table:table-cell>
          <table:table-cell office:value-type="float" office:value="1.4176322987779144" table:formula="of:=((1/(SQRT(2*PI())*[.T$14])))*EXP((-1/2)*(([.D48]-[.T$6])^2)/(([.T$14])^2))" table:style-name="ce14">
            <text:p>1,417632</text:p>
          </table:table-cell>
          <table:table-cell office:value-type="float" office:value="0.234319000222901" table:formula="of:=1/3*[.F48]*[.G48]" table:style-name="ce1">
            <text:p>0,234319</text:p>
          </table:table-cell>
          <table:table-cell office:value-type="float" office:value="0.19994837345794533" table:formula="of:=1/3*[.F48]*[.H48]" table:style-name="ce1">
            <text:p>0,199948373</text:p>
          </table:table-cell>
          <table:table-cell office:value-type="float" office:value="0.3459424846787677" table:formula="of:=1/3*[.F48]*[.I48]" table:style-name="ce1">
            <text:p>0,345942485</text:p>
          </table:table-cell>
          <table:table-cell office:value-type="float" office:value="0.26225484769473034" table:formula="of:=1/3*[.G48]*[.H48]" table:style-name="ce1">
            <text:p>0,262254848</text:p>
          </table:table-cell>
          <table:table-cell office:value-type="float" office:value="0.45374259395837896" table:formula="of:=1/3*[.G48]*[.I48]" table:style-name="ce1">
            <text:p>0,453742594</text:p>
          </table:table-cell>
          <table:table-cell office:value-type="float" office:value="0.38718624415545738" table:formula="of:=1/3*[.H48]*[.I48]" table:style-name="ce1">
            <text:p>0,387186244</text:p>
          </table:table-cell>
          <table:table-cell table:number-columns-repeated="2" table:style-name="ce1"/>
          <table:table-cell office:value-type="float" office:value="4" table:style-name="ce16">
            <text:p>4</text:p>
          </table:table-cell>
          <table:table-cell office:value-type="float" office:value="2.3402688442138069E-46" table:formula="of:=((1/(SQRT(2*PI())*[.S$13])))*EXP((-1/2)*(([.R48]-[.S$5])^2)/(([.S$13])^2))" table:style-name="ce22">
            <text:p>0,000000000000</text:p>
          </table:table-cell>
          <table:table-cell office:value-type="float" office:value="0.67645962290382611" table:formula="of:=((1/(SQRT(2*PI())*[.T$13])))*EXP((-1/2)*(([.R48]-[.T$5])^2)/(([.T$13])^2))" table:style-name="ce22">
            <text:p>0,676459622904</text:p>
          </table:table-cell>
          <table:table-cell office:value-type="float" office:value="1.8109222647826453E-2" table:formula="of:=((1/(SQRT(2*PI())*[.U$13])))*EXP((-1/2)*(([.R48]-[.U$5])^2)/(([.U$13])^2))" table:style-name="ce22">
            <text:p>0,018109222648</text:p>
          </table:table-cell>
          <table:table-cell table:number-columns-repeated="16363"/>
        </table:table-row>
        <table:table-row table:style-name="ro1">
          <table:table-cell office:value-type="float" office:value="6" table:style-name="ce23">
            <text:p>6,0</text:p>
          </table:table-cell>
          <table:table-cell office:value-type="float" office:value="2.2000000000000002" table:style-name="ce23">
            <text:p>2,2</text:p>
          </table:table-cell>
          <table:table-cell office:value-type="float" office:value="4" table:style-name="ce23">
            <text:p>4,0</text:p>
          </table:table-cell>
          <table:table-cell office:value-type="float" office:value="1" table:style-name="ce23">
            <text:p>1,0</text:p>
          </table:table-cell>
          <table:table-cell office:value-type="string" table:style-name="ce24">
            <text:p>Iris-versicolor</text:p>
          </table:table-cell>
          <table:table-cell office:value-type="float" office:value="0.7472901794835104" table:formula="of:=((1/(SQRT(2*PI())*[.T$11])))*EXP((-1/2)*(([.A49]-[.T$3])^2)/(([.T$11])^2))" table:style-name="ce14">
            <text:p>0,747290</text:p>
          </table:table-cell>
          <table:table-cell office:value-type="float" office:value="0.25668545033424445" table:formula="of:=((1/(SQRT(2*PI())*[.T$12])))*EXP((-1/2)*(([.B49]-[.T$4])^2)/(([.T$12])^2))" table:style-name="ce14">
            <text:p>0,256685</text:p>
          </table:table-cell>
          <table:table-cell office:value-type="float" office:value="0.67645962290382611" table:formula="of:=((1/(SQRT(2*PI())*[.T$13])))*EXP((-1/2)*(([.C49]-[.T$5])^2)/(([.T$13])^2))" table:style-name="ce14">
            <text:p>0,676460</text:p>
          </table:table-cell>
          <table:table-cell office:value-type="float" office:value="0.52387225593796893" table:formula="of:=((1/(SQRT(2*PI())*[.T$14])))*EXP((-1/2)*(([.D49]-[.T$6])^2)/(([.T$14])^2))" table:style-name="ce14">
            <text:p>0,523872</text:p>
          </table:table-cell>
          <table:table-cell office:value-type="float" office:value="6.3939505417027739E-2" table:formula="of:=1/3*[.F49]*[.G49]" table:style-name="ce1">
            <text:p>0,063939505</text:p>
          </table:table-cell>
          <table:table-cell office:value-type="float" office:value="0.16850387767104932" table:formula="of:=1/3*[.F49]*[.H49]" table:style-name="ce1">
            <text:p>0,168503878</text:p>
          </table:table-cell>
          <table:table-cell office:value-type="float" office:value="0.13049486405543875" table:formula="of:=1/3*[.F49]*[.I49]" table:style-name="ce1">
            <text:p>0,130494864</text:p>
          </table:table-cell>
          <table:table-cell office:value-type="float" office:value="5.7879114312667256E-2" table:formula="of:=1/3*[.G49]*[.H49]" table:style-name="ce1">
            <text:p>0,057879114</text:p>
          </table:table-cell>
          <table:table-cell office:value-type="float" office:value="4.4823461977684699E-2" table:formula="of:=1/3*[.G49]*[.I49]" table:style-name="ce1">
            <text:p>0,044823462</text:p>
          </table:table-cell>
          <table:table-cell office:value-type="float" office:value="0.11812614290052503" table:formula="of:=1/3*[.H49]*[.I49]" table:style-name="ce1">
            <text:p>0,118126143</text:p>
          </table:table-cell>
          <table:table-cell table:number-columns-repeated="2" table:style-name="ce1"/>
          <table:table-cell office:value-type="float" office:value="5" table:style-name="ce16">
            <text:p>5</text:p>
          </table:table-cell>
          <table:table-cell office:value-type="float" office:value="4.8122692089710407E-90" table:formula="of:=((1/(SQRT(2*PI())*[.S$13])))*EXP((-1/2)*(([.R49]-[.S$5])^2)/(([.S$13])^2))" table:style-name="ce22">
            <text:p>0,000000000000</text:p>
          </table:table-cell>
          <table:table-cell office:value-type="float" office:value="0.29481791146731745" table:formula="of:=((1/(SQRT(2*PI())*[.T$13])))*EXP((-1/2)*(([.R49]-[.T$5])^2)/(([.T$13])^2))" table:style-name="ce22">
            <text:p>0,294817911467</text:p>
          </table:table-cell>
          <table:table-cell office:value-type="float" office:value="0.38632749050547049" table:formula="of:=((1/(SQRT(2*PI())*[.U$13])))*EXP((-1/2)*(([.R49]-[.U$5])^2)/(([.U$13])^2))" table:style-name="ce22">
            <text:p>0,386327490505</text:p>
          </table:table-cell>
          <table:table-cell table:number-columns-repeated="16363"/>
        </table:table-row>
        <table:table-row table:style-name="ro1">
          <table:table-cell office:value-type="float" office:value="6.1" table:style-name="ce23">
            <text:p>6,1</text:p>
          </table:table-cell>
          <table:table-cell office:value-type="float" office:value="2.9" table:style-name="ce23">
            <text:p>2,9</text:p>
          </table:table-cell>
          <table:table-cell office:value-type="float" office:value="4.7" table:style-name="ce23">
            <text:p>4,7</text:p>
          </table:table-cell>
          <table:table-cell office:value-type="float" office:value="1.4" table:style-name="ce23">
            <text:p>1,4</text:p>
          </table:table-cell>
          <table:table-cell office:value-type="string" table:style-name="ce24">
            <text:p>Iris-versicolor</text:p>
          </table:table-cell>
          <table:table-cell office:value-type="float" office:value="0.73650304487530083" table:formula="of:=((1/(SQRT(2*PI())*[.T$11])))*EXP((-1/2)*(([.A50]-[.T$3])^2)/(([.T$11])^2))" table:style-name="ce14">
            <text:p>0,736503</text:p>
          </table:table-cell>
          <table:table-cell office:value-type="float" office:value="1.1467019418248148" table:formula="of:=((1/(SQRT(2*PI())*[.T$12])))*EXP((-1/2)*(([.B50]-[.T$4])^2)/(([.T$12])^2))" table:style-name="ce14">
            <text:p>1,146702</text:p>
          </table:table-cell>
          <table:table-cell office:value-type="float" office:value="0.60490576488823788" table:formula="of:=((1/(SQRT(2*PI())*[.T$13])))*EXP((-1/2)*(([.C50]-[.T$5])^2)/(([.T$13])^2))" table:style-name="ce14">
            <text:p>0,604906</text:p>
          </table:table-cell>
          <table:table-cell office:value-type="float" office:value="1.7837498656061797" table:formula="of:=((1/(SQRT(2*PI())*[.T$14])))*EXP((-1/2)*(([.D50]-[.T$6])^2)/(([.T$14])^2))" table:style-name="ce14">
            <text:p>1,783750</text:p>
          </table:table-cell>
          <table:table-cell office:value-type="float" office:value="0.28151649057279871" table:formula="of:=1/3*[.F50]*[.G50]" table:style-name="ce1">
            <text:p>0,281516491</text:p>
          </table:table-cell>
          <table:table-cell office:value-type="float" office:value="0.14850497923427" table:formula="of:=1/3*[.F50]*[.H50]" table:style-name="ce1">
            <text:p>0,148504979</text:p>
          </table:table-cell>
          <table:table-cell office:value-type="float" office:value="0.43791240243828661" table:formula="of:=1/3*[.F50]*[.I50]" table:style-name="ce1">
            <text:p>0,437912402</text:p>
          </table:table-cell>
          <table:table-cell office:value-type="float" office:value="0.23121553840612241" table:formula="of:=1/3*[.G50]*[.H50]" table:style-name="ce1">
            <text:p>0,231215538</text:p>
          </table:table-cell>
          <table:table-cell office:value-type="float" office:value="0.68180981154011955" table:formula="of:=1/3*[.G50]*[.I50]" table:style-name="ce1">
            <text:p>0,681809812</text:p>
          </table:table-cell>
          <table:table-cell office:value-type="float" office:value="0.35966685894126588" table:formula="of:=1/3*[.H50]*[.I50]" table:style-name="ce1">
            <text:p>0,359666859</text:p>
          </table:table-cell>
          <table:table-cell table:number-columns-repeated="2" table:style-name="ce1"/>
          <table:table-cell office:value-type="float" office:value="6" table:style-name="ce16">
            <text:p>6</text:p>
          </table:table-cell>
          <table:table-cell office:value-type="float" office:value="3.4933391333354821E-148" table:formula="of:=((1/(SQRT(2*PI())*[.S$13])))*EXP((-1/2)*(([.R50]-[.S$5])^2)/(([.S$13])^2))" table:style-name="ce22">
            <text:p>0,000000000000</text:p>
          </table:table-cell>
          <table:table-cell office:value-type="float" office:value="1.4679106541839824E-3" table:formula="of:=((1/(SQRT(2*PI())*[.T$13])))*EXP((-1/2)*(([.R50]-[.T$5])^2)/(([.T$13])^2))" table:style-name="ce22">
            <text:p>0,001467910654</text:p>
          </table:table-cell>
          <table:table-cell office:value-type="float" office:value="0.54372348101350476" table:formula="of:=((1/(SQRT(2*PI())*[.U$13])))*EXP((-1/2)*(([.R50]-[.U$5])^2)/(([.U$13])^2))" table:style-name="ce22">
            <text:p>0,543723481014</text:p>
          </table:table-cell>
          <table:table-cell table:number-columns-repeated="16363"/>
        </table:table-row>
        <table:table-row table:style-name="ro1">
          <table:table-cell office:value-type="float" office:value="5.6" table:style-name="ce23">
            <text:p>5,6</text:p>
          </table:table-cell>
          <table:table-cell office:value-type="float" office:value="2.9" table:style-name="ce23">
            <text:p>2,9</text:p>
          </table:table-cell>
          <table:table-cell office:value-type="float" office:value="3.6" table:style-name="ce23">
            <text:p>3,6</text:p>
          </table:table-cell>
          <table:table-cell office:value-type="float" office:value="1.3" table:style-name="ce23">
            <text:p>1,3</text:p>
          </table:table-cell>
          <table:table-cell office:value-type="string" table:style-name="ce24">
            <text:p>Iris-versicolor</text:p>
          </table:table-cell>
          <table:table-cell office:value-type="float" office:value="0.55760121436302268" table:formula="of:=((1/(SQRT(2*PI())*[.T$11])))*EXP((-1/2)*(([.A51]-[.T$3])^2)/(([.T$11])^2))" table:style-name="ce14">
            <text:p>0,557601</text:p>
          </table:table-cell>
          <table:table-cell office:value-type="float" office:value="1.1467019418248148" table:formula="of:=((1/(SQRT(2*PI())*[.T$12])))*EXP((-1/2)*(([.B51]-[.T$4])^2)/(([.T$12])^2))" table:style-name="ce14">
            <text:p>1,146702</text:p>
          </table:table-cell>
          <table:table-cell office:value-type="float" office:value="0.26959419755163899" table:formula="of:=((1/(SQRT(2*PI())*[.T$13])))*EXP((-1/2)*(([.C51]-[.T$5])^2)/(([.T$13])^2))" table:style-name="ce14">
            <text:p>0,269594</text:p>
          </table:table-cell>
          <table:table-cell office:value-type="float" office:value="1.811278826505067" table:formula="of:=((1/(SQRT(2*PI())*[.T$14])))*EXP((-1/2)*(([.D51]-[.T$6])^2)/(([.T$14])^2))" table:style-name="ce14">
            <text:p>1,811279</text:p>
          </table:table-cell>
          <table:table-cell office:value-type="float" office:value="0.21313413175798429" table:formula="of:=1/3*[.F51]*[.G51]" table:style-name="ce1">
            <text:p>0,213134132</text:p>
          </table:table-cell>
          <table:table-cell office:value-type="float" office:value="5.0108683980006181E-2" table:formula="of:=1/3*[.F51]*[.H51]" table:style-name="ce1">
            <text:p>0,050108684</text:p>
          </table:table-cell>
          <table:table-cell office:value-type="float" office:value="0.336657091069752" table:formula="of:=1/3*[.F51]*[.I51]" table:style-name="ce1">
            <text:p>0,336657091</text:p>
          </table:table-cell>
          <table:table-cell office:value-type="float" office:value="0.10304806327905572" table:formula="of:=1/3*[.G51]*[.H51]" table:style-name="ce1">
            <text:p>0,103048063</text:p>
          </table:table-cell>
          <table:table-cell office:value-type="float" office:value="0.69233231584651067" table:formula="of:=1/3*[.G51]*[.I51]" table:style-name="ce1">
            <text:p>0,692332316</text:p>
          </table:table-cell>
          <table:table-cell office:value-type="float" office:value="0.16277008725796929" table:formula="of:=1/3*[.H51]*[.I51]" table:style-name="ce1">
            <text:p>0,162770087</text:p>
          </table:table-cell>
          <table:table-cell table:number-columns-repeated="2" table:style-name="ce1"/>
          <table:table-cell office:value-type="float" office:value="7" table:style-name="ce16">
            <text:p>7</text:p>
          </table:table-cell>
          <table:table-cell office:value-type="float" office:value="8.9523747508549267E-221" table:formula="of:=((1/(SQRT(2*PI())*[.S$13])))*EXP((-1/2)*(([.R51]-[.S$5])^2)/(([.S$13])^2))" table:style-name="ce22">
            <text:p>0,000000000000</text:p>
          </table:table-cell>
          <table:table-cell office:value-type="float" office:value="8.349859181397661E-8" table:formula="of:=((1/(SQRT(2*PI())*[.T$13])))*EXP((-1/2)*(([.R51]-[.T$5])^2)/(([.T$13])^2))" table:style-name="ce22">
            <text:p>0,000000083499</text:p>
          </table:table-cell>
          <table:table-cell office:value-type="float" office:value="5.0485566662795169E-2" table:formula="of:=((1/(SQRT(2*PI())*[.U$13])))*EXP((-1/2)*(([.R51]-[.U$5])^2)/(([.U$13])^2))" table:style-name="ce22">
            <text:p>0,050485566663</text:p>
          </table:table-cell>
          <table:table-cell table:number-columns-repeated="16363"/>
        </table:table-row>
        <table:table-row table:style-name="ro1">
          <table:table-cell office:value-type="float" office:value="6.7" table:style-name="ce23">
            <text:p>6,7</text:p>
          </table:table-cell>
          <table:table-cell office:value-type="float" office:value="3.1" table:style-name="ce23">
            <text:p>3,1</text:p>
          </table:table-cell>
          <table:table-cell office:value-type="float" office:value="4.4000000000000004" table:style-name="ce23">
            <text:p>4,4</text:p>
          </table:table-cell>
          <table:table-cell office:value-type="float" office:value="1.4" table:style-name="ce23">
            <text:p>1,4</text:p>
          </table:table-cell>
          <table:table-cell office:value-type="string" table:style-name="ce24">
            <text:p>Iris-versicolor</text:p>
          </table:table-cell>
          <table:table-cell office:value-type="float" office:value="0.32299423715952352" table:formula="of:=((1/(SQRT(2*PI())*[.T$11])))*EXP((-1/2)*(([.A52]-[.T$3])^2)/(([.T$11])^2))" table:style-name="ce14">
            <text:p>0,322994</text:p>
          </table:table-cell>
          <table:table-cell office:value-type="float" office:value="0.72911658903159038" table:formula="of:=((1/(SQRT(2*PI())*[.T$12])))*EXP((-1/2)*(([.B52]-[.T$4])^2)/(([.T$12])^2))" table:style-name="ce14">
            <text:p>0,729117</text:p>
          </table:table-cell>
          <table:table-cell office:value-type="float" office:value="0.82990163663753047" table:formula="of:=((1/(SQRT(2*PI())*[.T$13])))*EXP((-1/2)*(([.C52]-[.T$5])^2)/(([.T$13])^2))" table:style-name="ce14">
            <text:p>0,829902</text:p>
          </table:table-cell>
          <table:table-cell office:value-type="float" office:value="1.7837498656061797" table:formula="of:=((1/(SQRT(2*PI())*[.T$14])))*EXP((-1/2)*(([.D52]-[.T$6])^2)/(([.T$14])^2))" table:style-name="ce14">
            <text:p>1,783750</text:p>
          </table:table-cell>
          <table:table-cell office:value-type="float" office:value="7.8500152158204106E-2" table:formula="of:=1/3*[.F52]*[.G52]" table:style-name="ce1">
            <text:p>0,078500152</text:p>
          </table:table-cell>
          <table:table-cell office:value-type="float" office:value="8.9351148681059742E-2" table:formula="of:=1/3*[.F52]*[.H52]" table:style-name="ce1">
            <text:p>0,089351149</text:p>
          </table:table-cell>
          <table:table-cell office:value-type="float" office:value="0.19204697570829019" table:formula="of:=1/3*[.F52]*[.I52]" table:style-name="ce1">
            <text:p>0,192046976</text:p>
          </table:table-cell>
          <table:table-cell office:value-type="float" office:value="0.20169835017896351" table:formula="of:=1/3*[.G52]*[.H52]" table:style-name="ce1">
            <text:p>0,20169835</text:p>
          </table:table-cell>
          <table:table-cell office:value-type="float" office:value="0.43352053923211181" table:formula="of:=1/3*[.G52]*[.I52]" table:style-name="ce1">
            <text:p>0,433520539</text:p>
          </table:table-cell>
          <table:table-cell office:value-type="float" office:value="0.49344564427284776" table:formula="of:=1/3*[.H52]*[.I52]" table:style-name="ce1">
            <text:p>0,493445644</text:p>
          </table:table-cell>
          <table:table-cell table:number-columns-repeated="2" table:style-name="ce1"/>
          <table:table-cell office:value-type="float" office:value="8" table:style-name="ce16">
            <text:p>8</text:p>
          </table:table-cell>
          <table:table-cell office:value-type="float" office:value="8.0992056944157163E-308" table:formula="of:=((1/(SQRT(2*PI())*[.S$13])))*EXP((-1/2)*(([.R52]-[.S$5])^2)/(([.S$13])^2))" table:style-name="ce22">
            <text:p>0,000000000000</text:p>
          </table:table-cell>
          <table:table-cell office:value-type="float" office:value="5.4261581959020752E-14" table:formula="of:=((1/(SQRT(2*PI())*[.T$13])))*EXP((-1/2)*(([.R52]-[.T$5])^2)/(([.T$13])^2))" table:style-name="ce22">
            <text:p>0,000000000000</text:p>
          </table:table-cell>
          <table:table-cell office:value-type="float" office:value="3.0925950240715683E-4" table:formula="of:=((1/(SQRT(2*PI())*[.U$13])))*EXP((-1/2)*(([.R52]-[.U$5])^2)/(([.U$13])^2))" table:style-name="ce22">
            <text:p>0,000309259502</text:p>
          </table:table-cell>
          <table:table-cell table:number-columns-repeated="16363"/>
        </table:table-row>
        <table:table-row table:style-name="ro1">
          <table:table-cell office:value-type="float" office:value="5.6" table:style-name="ce23">
            <text:p>5,6</text:p>
          </table:table-cell>
          <table:table-cell office:value-type="float" office:value="3" table:style-name="ce23">
            <text:p>3,0</text:p>
          </table:table-cell>
          <table:table-cell office:value-type="float" office:value="4.5" table:style-name="ce23">
            <text:p>4,5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55760121436302268" table:formula="of:=((1/(SQRT(2*PI())*[.T$11])))*EXP((-1/2)*(([.A53]-[.T$3])^2)/(([.T$11])^2))" table:style-name="ce14">
            <text:p>0,557601</text:p>
          </table:table-cell>
          <table:table-cell office:value-type="float" office:value="0.9602121671808681" table:formula="of:=((1/(SQRT(2*PI())*[.T$12])))*EXP((-1/2)*(([.B53]-[.T$4])^2)/(([.T$12])^2))" table:style-name="ce14">
            <text:p>0,960212</text:p>
          </table:table-cell>
          <table:table-cell office:value-type="float" office:value="0.78103168150176294" table:formula="of:=((1/(SQRT(2*PI())*[.T$13])))*EXP((-1/2)*(([.C53]-[.T$5])^2)/(([.T$13])^2))" table:style-name="ce14">
            <text:p>0,781032</text:p>
          </table:table-cell>
          <table:table-cell office:value-type="float" office:value="1.4176322987779144" table:formula="of:=((1/(SQRT(2*PI())*[.T$14])))*EXP((-1/2)*(([.D53]-[.T$6])^2)/(([.T$14])^2))" table:style-name="ce14">
            <text:p>1,417632</text:p>
          </table:table-cell>
          <table:table-cell office:value-type="float" office:value="0.17847182348873394" table:formula="of:=1/3*[.F53]*[.G53]" table:style-name="ce1">
            <text:p>0,178471823</text:p>
          </table:table-cell>
          <table:table-cell office:value-type="float" office:value="0.1451680713537922" table:formula="of:=1/3*[.F53]*[.H53]" table:style-name="ce1">
            <text:p>0,145168071</text:p>
          </table:table-cell>
          <table:table-cell office:value-type="float" office:value="0.26349116377293613" table:formula="of:=1/3*[.F53]*[.I53]" table:style-name="ce1">
            <text:p>0,263491164</text:p>
          </table:table-cell>
          <table:table-cell office:value-type="float" office:value="0.24998537451057509" table:formula="of:=1/3*[.G53]*[.H53]" table:style-name="ce1">
            <text:p>0,249985375</text:p>
          </table:table-cell>
          <table:table-cell office:value-type="float" office:value="0.45374259395837896" table:formula="of:=1/3*[.G53]*[.I53]" table:style-name="ce1">
            <text:p>0,453742594</text:p>
          </table:table-cell>
          <table:table-cell office:value-type="float" office:value="0.3690719126885747" table:formula="of:=1/3*[.H53]*[.I53]" table:style-name="ce1">
            <text:p>0,369071913</text:p>
          </table:table-cell>
          <table:table-cell table:number-columns-repeated="2" table:style-name="ce1"/>
          <table:table-cell office:value-type="float" office:value="9" table:style-name="ce16">
            <text:p>9</text:p>
          </table:table-cell>
          <table:table-cell office:value-type="float" office:value="0" table:formula="of:=((1/(SQRT(2*PI())*[.S$13])))*EXP((-1/2)*(([.R53]-[.S$5])^2)/(([.S$13])^2))" table:style-name="ce22">
            <text:p>0,000000000000</text:p>
          </table:table-cell>
          <table:table-cell office:value-type="float" office:value="4.0284643281614439E-22" table:formula="of:=((1/(SQRT(2*PI())*[.T$13])))*EXP((-1/2)*(([.R53]-[.T$5])^2)/(([.T$13])^2))" table:style-name="ce22">
            <text:p>0,000000000000</text:p>
          </table:table-cell>
          <table:table-cell office:value-type="float" office:value="1.2498144491006487E-7" table:formula="of:=((1/(SQRT(2*PI())*[.U$13])))*EXP((-1/2)*(([.R53]-[.U$5])^2)/(([.U$13])^2))" table:style-name="ce22">
            <text:p>0,000000124981</text:p>
          </table:table-cell>
          <table:table-cell table:number-columns-repeated="16363"/>
        </table:table-row>
        <table:table-row table:style-name="ro1">
          <table:table-cell office:value-type="float" office:value="5.8" table:style-name="ce23">
            <text:p>5,8</text:p>
          </table:table-cell>
          <table:table-cell office:value-type="float" office:value="2.7" table:style-name="ce23">
            <text:p>2,7</text:p>
          </table:table-cell>
          <table:table-cell office:value-type="float" office:value="4.0999999999999996" table:style-name="ce23">
            <text:p>4,1</text:p>
          </table:table-cell>
          <table:table-cell office:value-type="float" office:value="1" table:style-name="ce23">
            <text:p>1,0</text:p>
          </table:table-cell>
          <table:table-cell office:value-type="string" table:style-name="ce24">
            <text:p>Iris-versicolor</text:p>
          </table:table-cell>
          <table:table-cell office:value-type="float" office:value="0.6924547336454635" table:formula="of:=((1/(SQRT(2*PI())*[.T$11])))*EXP((-1/2)*(([.A54]-[.T$3])^2)/(([.T$11])^2))" table:style-name="ce14">
            <text:p>0,692455</text:p>
          </table:table-cell>
          <table:table-cell office:value-type="float" office:value="1.2194291939182957" table:formula="of:=((1/(SQRT(2*PI())*[.T$12])))*EXP((-1/2)*(([.B54]-[.T$4])^2)/(([.T$12])^2))" table:style-name="ce14">
            <text:p>1,219429</text:p>
          </table:table-cell>
          <table:table-cell office:value-type="float" office:value="0.76132581849168735" table:formula="of:=((1/(SQRT(2*PI())*[.T$13])))*EXP((-1/2)*(([.C54]-[.T$5])^2)/(([.T$13])^2))" table:style-name="ce14">
            <text:p>0,761326</text:p>
          </table:table-cell>
          <table:table-cell office:value-type="float" office:value="0.52387225593796893" table:formula="of:=((1/(SQRT(2*PI())*[.T$14])))*EXP((-1/2)*(([.D54]-[.T$6])^2)/(([.T$14])^2))" table:style-name="ce14">
            <text:p>0,523872</text:p>
          </table:table-cell>
          <table:table-cell office:value-type="float" office:value="0.28146650589139854" table:formula="of:=1/3*[.F54]*[.G54]" table:style-name="ce1">
            <text:p>0,281466506</text:p>
          </table:table-cell>
          <table:table-cell office:value-type="float" office:value="0.17572788895369193" table:formula="of:=1/3*[.F54]*[.H54]" table:style-name="ce1">
            <text:p>0,175727889</text:p>
          </table:table-cell>
          <table:table-cell office:value-type="float" office:value="0.12091927448325811" table:formula="of:=1/3*[.F54]*[.I54]" table:style-name="ce1">
            <text:p>0,120919274</text:p>
          </table:table-cell>
          <table:table-cell office:value-type="float" office:value="0.30946097638416836" table:formula="of:=1/3*[.G54]*[.H54]" table:style-name="ce1">
            <text:p>0,309460976</text:p>
          </table:table-cell>
          <table:table-cell office:value-type="float" office:value="0.21294170759153219" table:formula="of:=1/3*[.G54]*[.I54]" table:style-name="ce1">
            <text:p>0,212941708</text:p>
          </table:table-cell>
          <table:table-cell office:value-type="float" office:value="0.1329458246790203" table:formula="of:=1/3*[.H54]*[.I54]" table:style-name="ce1">
            <text:p>0,132945825</text:p>
          </table:table-cell>
          <table:table-cell table:number-columns-repeated="2" table:style-name="ce1"/>
          <table:table-cell office:value-type="float" office:value="10" table:style-name="ce16">
            <text:p>10</text:p>
          </table:table-cell>
          <table:table-cell office:value-type="float" office:value="0" table:formula="of:=((1/(SQRT(2*PI())*[.S$13])))*EXP((-1/2)*(([.R54]-[.S$5])^2)/(([.S$13])^2))" table:style-name="ce22">
            <text:p>0,000000000000</text:p>
          </table:table-cell>
          <table:table-cell office:value-type="float" office:value="3.4168063441029761E-32" table:formula="of:=((1/(SQRT(2*PI())*[.T$13])))*EXP((-1/2)*(([.R54]-[.T$5])^2)/(([.T$13])^2))" table:style-name="ce22">
            <text:p>0,000000000000</text:p>
          </table:table-cell>
          <table:table-cell office:value-type="float" office:value="3.3322279331236712E-12" table:formula="of:=((1/(SQRT(2*PI())*[.U$13])))*EXP((-1/2)*(([.R54]-[.U$5])^2)/(([.U$13])^2))" table:style-name="ce22">
            <text:p>0,000000000003</text:p>
          </table:table-cell>
          <table:table-cell table:number-columns-repeated="16363"/>
        </table:table-row>
        <table:table-row table:style-name="ro1">
          <table:table-cell office:value-type="float" office:value="6.2" table:style-name="ce23">
            <text:p>6,2</text:p>
          </table:table-cell>
          <table:table-cell office:value-type="float" office:value="2.2000000000000002" table:style-name="ce23">
            <text:p>2,2</text:p>
          </table:table-cell>
          <table:table-cell office:value-type="float" office:value="4.5" table:style-name="ce23">
            <text:p>4,5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70083756260693097" table:formula="of:=((1/(SQRT(2*PI())*[.T$11])))*EXP((-1/2)*(([.A55]-[.T$3])^2)/(([.T$11])^2))" table:style-name="ce14">
            <text:p>0,700838</text:p>
          </table:table-cell>
          <table:table-cell office:value-type="float" office:value="0.25668545033424445" table:formula="of:=((1/(SQRT(2*PI())*[.T$12])))*EXP((-1/2)*(([.B55]-[.T$4])^2)/(([.T$12])^2))" table:style-name="ce14">
            <text:p>0,256685</text:p>
          </table:table-cell>
          <table:table-cell office:value-type="float" office:value="0.78103168150176294" table:formula="of:=((1/(SQRT(2*PI())*[.T$13])))*EXP((-1/2)*(([.C55]-[.T$5])^2)/(([.T$13])^2))" table:style-name="ce14">
            <text:p>0,781032</text:p>
          </table:table-cell>
          <table:table-cell office:value-type="float" office:value="1.4176322987779144" table:formula="of:=((1/(SQRT(2*PI())*[.T$14])))*EXP((-1/2)*(([.D55]-[.T$6])^2)/(([.T$14])^2))" table:style-name="ce14">
            <text:p>1,417632</text:p>
          </table:table-cell>
          <table:table-cell office:value-type="float" office:value="5.9964935122971436E-2" table:formula="of:=1/3*[.F55]*[.G55]" table:style-name="ce1">
            <text:p>0,059964935</text:p>
          </table:table-cell>
          <table:table-cell office:value-type="float" office:value="0.1824587799941628" table:formula="of:=1/3*[.F55]*[.H55]" table:style-name="ce1">
            <text:p>0,18245878</text:p>
          </table:table-cell>
          <table:table-cell office:value-type="float" office:value="0.33117665498279136" table:formula="of:=1/3*[.F55]*[.I55]" table:style-name="ce1">
            <text:p>0,331176655</text:p>
          </table:table-cell>
          <table:table-cell office:value-type="float" office:value="6.6826489630530728E-2" table:formula="of:=1/3*[.G55]*[.H55]" table:style-name="ce1">
            <text:p>0,06682649</text:p>
          </table:table-cell>
          <table:table-cell office:value-type="float" office:value="0.12129519500672636" table:formula="of:=1/3*[.G55]*[.I55]" table:style-name="ce1">
            <text:p>0,121295195</text:p>
          </table:table-cell>
          <table:table-cell office:value-type="float" office:value="0.3690719126885747" table:formula="of:=1/3*[.H55]*[.I55]" table:style-name="ce1">
            <text:p>0,369071913</text:p>
          </table:table-cell>
          <table:table-cell table:number-columns-repeated="16369" table:style-name="ce1"/>
        </table:table-row>
        <table:table-row table:style-name="ro1">
          <table:table-cell office:value-type="float" office:value="5.6" table:style-name="ce23">
            <text:p>5,6</text:p>
          </table:table-cell>
          <table:table-cell office:value-type="float" office:value="2.5" table:style-name="ce23">
            <text:p>2,5</text:p>
          </table:table-cell>
          <table:table-cell office:value-type="float" office:value="3.9" table:style-name="ce23">
            <text:p>3,9</text:p>
          </table:table-cell>
          <table:table-cell office:value-type="float" office:value="1.1000000000000001" table:style-name="ce23">
            <text:p>1,1</text:p>
          </table:table-cell>
          <table:table-cell office:value-type="string" table:style-name="ce24">
            <text:p>Iris-versicolor</text:p>
          </table:table-cell>
          <table:table-cell office:value-type="float" office:value="0.55760121436302268" table:formula="of:=((1/(SQRT(2*PI())*[.T$11])))*EXP((-1/2)*(([.A56]-[.T$3])^2)/(([.T$11])^2))" table:style-name="ce14">
            <text:p>0,557601</text:p>
          </table:table-cell>
          <table:table-cell office:value-type="float" office:value="0.8768293934447815" table:formula="of:=((1/(SQRT(2*PI())*[.T$12])))*EXP((-1/2)*(([.B56]-[.T$4])^2)/(([.T$12])^2))" table:style-name="ce14">
            <text:p>0,876829</text:p>
          </table:table-cell>
          <table:table-cell office:value-type="float" office:value="0.57476661968428178" table:formula="of:=((1/(SQRT(2*PI())*[.T$13])))*EXP((-1/2)*(([.C56]-[.T$5])^2)/(([.T$13])^2))" table:style-name="ce14">
            <text:p>0,574767</text:p>
          </table:table-cell>
          <table:table-cell office:value-type="float" office:value="0.9815920517751352" table:formula="of:=((1/(SQRT(2*PI())*[.T$14])))*EXP((-1/2)*(([.D56]-[.T$6])^2)/(([.T$14])^2))" table:style-name="ce14">
            <text:p>0,981592</text:p>
          </table:table-cell>
          <table:table-cell office:value-type="float" office:value="0.16297371152466758" table:formula="of:=1/3*[.F56]*[.G56]" table:style-name="ce1">
            <text:p>0,162973712</text:p>
          </table:table-cell>
          <table:table-cell office:value-type="float" office:value="0.10683018837042838" table:formula="of:=1/3*[.F56]*[.H56]" table:style-name="ce1">
            <text:p>0,106830188</text:p>
          </table:table-cell>
          <table:table-cell office:value-type="float" office:value="0.18244564002630215" table:formula="of:=1/3*[.F56]*[.I56]" table:style-name="ce1">
            <text:p>0,18244564</text:p>
          </table:table-cell>
          <table:table-cell office:value-type="float" office:value="0.16799075550335874" table:formula="of:=1/3*[.G56]*[.H56]" table:style-name="ce1">
            <text:p>0,167990756</text:p>
          </table:table-cell>
          <table:table-cell office:value-type="float" office:value="0.28689625445607014" table:formula="of:=1/3*[.G56]*[.I56]" table:style-name="ce1">
            <text:p>0,286896254</text:p>
          </table:table-cell>
          <table:table-cell office:value-type="float" office:value="0.18806211516925098" table:formula="of:=1/3*[.H56]*[.I56]" table:style-name="ce1">
            <text:p>0,188062115</text:p>
          </table:table-cell>
          <table:table-cell table:number-columns-repeated="2" table:style-name="ce1"/>
          <table:table-cell office:value-type="string" table:style-name="ce7">
            <text:p>PW</text:p>
          </table:table-cell>
          <table:table-cell office:value-type="string" table:style-name="ce7">
            <text:p>SETOSA</text:p>
          </table:table-cell>
          <table:table-cell office:value-type="string" table:style-name="ce8">
            <text:p>VERSICOLOR</text:p>
          </table:table-cell>
          <table:table-cell office:value-type="string" table:style-name="ce8">
            <text:p>VIRGINICA</text:p>
          </table:table-cell>
          <table:table-cell/>
          <table:table-cell table:style-name="ce1">
            <draw:frame draw:z-index="4" draw:id="id3" draw:style-name="a3" draw:name="Gráfico 7" svg:x="0.00521in" svg:y="0.01042in" svg:width="4.52175in" svg:height="2.4895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office:value-type="float" office:value="5.9" table:style-name="ce23">
            <text:p>5,9</text:p>
          </table:table-cell>
          <table:table-cell office:value-type="float" office:value="3.2" table:style-name="ce23">
            <text:p>3,2</text:p>
          </table:table-cell>
          <table:table-cell office:value-type="float" office:value="4.8" table:style-name="ce23">
            <text:p>4,8</text:p>
          </table:table-cell>
          <table:table-cell office:value-type="float" office:value="1.8" table:style-name="ce23">
            <text:p>1,8</text:p>
          </table:table-cell>
          <table:table-cell office:value-type="string" table:style-name="ce24">
            <text:p>Iris-versicolor</text:p>
          </table:table-cell>
          <table:table-cell office:value-type="float" office:value="0.73208507941796597" table:formula="of:=((1/(SQRT(2*PI())*[.T$11])))*EXP((-1/2)*(([.A57]-[.T$3])^2)/(([.T$11])^2))" table:style-name="ce14">
            <text:p>0,732085</text:p>
          </table:table-cell>
          <table:table-cell office:value-type="float" office:value="0.50204179329013721" table:formula="of:=((1/(SQRT(2*PI())*[.T$12])))*EXP((-1/2)*(([.B57]-[.T$4])^2)/(([.T$12])^2))" table:style-name="ce14">
            <text:p>0,502042</text:p>
          </table:table-cell>
          <table:table-cell office:value-type="float" office:value="0.49781131805273393" table:formula="of:=((1/(SQRT(2*PI())*[.T$13])))*EXP((-1/2)*(([.C57]-[.T$5])^2)/(([.T$13])^2))" table:style-name="ce14">
            <text:p>0,497811</text:p>
          </table:table-cell>
          <table:table-cell office:value-type="float" office:value="0.19657964908608694" table:formula="of:=((1/(SQRT(2*PI())*[.T$14])))*EXP((-1/2)*(([.D57]-[.T$6])^2)/(([.T$14])^2))" table:style-name="ce14">
            <text:p>0,196580</text:p>
          </table:table-cell>
          <table:table-cell office:value-type="float" office:value="0.12251243537064938" table:formula="of:=1/3*[.F57]*[.G57]" table:style-name="ce1">
            <text:p>0,122512435</text:p>
          </table:table-cell>
          <table:table-cell office:value-type="float" office:value="0.12148007943726601" table:formula="of:=1/3*[.F57]*[.H57]" table:style-name="ce1">
            <text:p>0,121480079</text:p>
          </table:table-cell>
          <table:table-cell office:value-type="float" office:value="4.7971009337714608E-2" table:formula="of:=1/3*[.F57]*[.I57]" table:style-name="ce1">
            <text:p>0,047971009</text:p>
          </table:table-cell>
          <table:table-cell office:value-type="float" office:value="8.3307362278440461E-2" table:formula="of:=1/3*[.G57]*[.H57]" table:style-name="ce1">
            <text:p>0,083307362</text:p>
          </table:table-cell>
          <table:table-cell office:value-type="float" office:value="3.2897066517174986E-2" table:formula="of:=1/3*[.G57]*[.I57]" table:style-name="ce1">
            <text:p>0,032897067</text:p>
          </table:table-cell>
          <table:table-cell office:value-type="float" office:value="3.2619858071296283E-2" table:formula="of:=1/3*[.H57]*[.I57]" table:style-name="ce1">
            <text:p>0,032619858</text:p>
          </table:table-cell>
          <table:table-cell table:number-columns-repeated="2" table:style-name="ce1"/>
          <table:table-cell office:value-type="float" office:value="-5" table:style-name="ce16">
            <text:p>-5</text:p>
          </table:table-cell>
          <table:table-cell office:value-type="float" office:value="0" table:formula="of:=((1/(SQRT(2*PI())*[.S$14])))*EXP((-1/2)*(([.R57]-[.S$6])^2)/(([.S$14])^2))" table:style-name="ce22">
            <text:p>0,000000000000</text:p>
          </table:table-cell>
          <table:table-cell office:value-type="float" office:value="8.8945258819693519E-188" table:formula="of:=((1/(SQRT(2*PI())*[.T$14])))*EXP((-1/2)*(([.R57]-[.T$6])^2)/(([.T$14])^2))" table:style-name="ce22">
            <text:p>0,000000000000</text:p>
          </table:table-cell>
          <table:table-cell office:value-type="float" office:value="5.7553751334123987E-142" table:formula="of:=((1/(SQRT(2*PI())*[.U$14])))*EXP((-1/2)*(([.R57]-[.U$6])^2)/(([.U$14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1" table:style-name="ce23">
            <text:p>6,1</text:p>
          </table:table-cell>
          <table:table-cell office:value-type="float" office:value="2.8" table:style-name="ce23">
            <text:p>2,8</text:p>
          </table:table-cell>
          <table:table-cell office:value-type="float" office:value="4" table:style-name="ce23">
            <text:p>4,0</text:p>
          </table:table-cell>
          <table:table-cell office:value-type="float" office:value="1.3" table:style-name="ce23">
            <text:p>1,3</text:p>
          </table:table-cell>
          <table:table-cell office:value-type="string" table:style-name="ce24">
            <text:p>Iris-versicolor</text:p>
          </table:table-cell>
          <table:table-cell office:value-type="float" office:value="0.73650304487530083" table:formula="of:=((1/(SQRT(2*PI())*[.T$11])))*EXP((-1/2)*(([.A58]-[.T$3])^2)/(([.T$11])^2))" table:style-name="ce14">
            <text:p>0,736503</text:p>
          </table:table-cell>
          <table:table-cell office:value-type="float" office:value="1.2417867142281156" table:formula="of:=((1/(SQRT(2*PI())*[.T$12])))*EXP((-1/2)*(([.B58]-[.T$4])^2)/(([.T$12])^2))" table:style-name="ce14">
            <text:p>1,241787</text:p>
          </table:table-cell>
          <table:table-cell office:value-type="float" office:value="0.67645962290382611" table:formula="of:=((1/(SQRT(2*PI())*[.T$13])))*EXP((-1/2)*(([.C58]-[.T$5])^2)/(([.T$13])^2))" table:style-name="ce14">
            <text:p>0,676460</text:p>
          </table:table-cell>
          <table:table-cell office:value-type="float" office:value="1.811278826505067" table:formula="of:=((1/(SQRT(2*PI())*[.T$14])))*EXP((-1/2)*(([.D58]-[.T$6])^2)/(([.T$14])^2))" table:style-name="ce14">
            <text:p>1,811279</text:p>
          </table:table-cell>
          <table:table-cell office:value-type="float" office:value="0.30485989870490071" table:formula="of:=1/3*[.F58]*[.G58]" table:style-name="ce1">
            <text:p>0,304859899</text:p>
          </table:table-cell>
          <table:table-cell office:value-type="float" office:value="0.16607152400128858" table:formula="of:=1/3*[.F58]*[.H58]" table:style-name="ce1">
            <text:p>0,166071524</text:p>
          </table:table-cell>
          <table:table-cell office:value-type="float" office:value="0.44467079027971451" table:formula="of:=1/3*[.F58]*[.I58]" table:style-name="ce1">
            <text:p>0,44467079</text:p>
          </table:table-cell>
          <table:table-cell office:value-type="float" office:value="0.28000619081124412" table:formula="of:=1/3*[.G58]*[.H58]" table:style-name="ce1">
            <text:p>0,280006191</text:p>
          </table:table-cell>
          <table:table-cell office:value-type="float" office:value="0.74974066083889468" table:formula="of:=1/3*[.G58]*[.I58]" table:style-name="ce1">
            <text:p>0,749740661</text:p>
          </table:table-cell>
          <table:table-cell office:value-type="float" office:value="0.40841899731710074" table:formula="of:=1/3*[.H58]*[.I58]" table:style-name="ce1">
            <text:p>0,408418997</text:p>
          </table:table-cell>
          <table:table-cell table:number-columns-repeated="2" table:style-name="ce1"/>
          <table:table-cell office:value-type="float" office:value="-4" table:style-name="ce16">
            <text:p>-4</text:p>
          </table:table-cell>
          <table:table-cell office:value-type="float" office:value="0" table:formula="of:=((1/(SQRT(2*PI())*[.S$14])))*EXP((-1/2)*(([.R58]-[.S$6])^2)/(([.S$14])^2))" table:style-name="ce22">
            <text:p>0,000000000000</text:p>
          </table:table-cell>
          <table:table-cell office:value-type="float" office:value="2.2762632719683653E-133" table:formula="of:=((1/(SQRT(2*PI())*[.T$14])))*EXP((-1/2)*(([.R58]-[.T$6])^2)/(([.T$14])^2))" table:style-name="ce22">
            <text:p>0,000000000000</text:p>
          </table:table-cell>
          <table:table-cell office:value-type="float" office:value="2.4481580904188624E-104" table:formula="of:=((1/(SQRT(2*PI())*[.U$14])))*EXP((-1/2)*(([.R58]-[.U$6])^2)/(([.U$14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3" table:style-name="ce23">
            <text:p>6,3</text:p>
          </table:table-cell>
          <table:table-cell office:value-type="float" office:value="2.5" table:style-name="ce23">
            <text:p>2,5</text:p>
          </table:table-cell>
          <table:table-cell office:value-type="float" office:value="4.9000000000000004" table:style-name="ce23">
            <text:p>4,9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64389899418404861" table:formula="of:=((1/(SQRT(2*PI())*[.T$11])))*EXP((-1/2)*(([.A59]-[.T$3])^2)/(([.T$11])^2))" table:style-name="ce14">
            <text:p>0,643899</text:p>
          </table:table-cell>
          <table:table-cell office:value-type="float" office:value="0.8768293934447815" table:formula="of:=((1/(SQRT(2*PI())*[.T$12])))*EXP((-1/2)*(([.B59]-[.T$4])^2)/(([.T$12])^2))" table:style-name="ce14">
            <text:p>0,876829</text:p>
          </table:table-cell>
          <table:table-cell office:value-type="float" office:value="0.39176005045771739" table:formula="of:=((1/(SQRT(2*PI())*[.T$13])))*EXP((-1/2)*(([.C59]-[.T$5])^2)/(([.T$13])^2))" table:style-name="ce14">
            <text:p>0,391760</text:p>
          </table:table-cell>
          <table:table-cell office:value-type="float" office:value="1.4176322987779144" table:formula="of:=((1/(SQRT(2*PI())*[.T$14])))*EXP((-1/2)*(([.D59]-[.T$6])^2)/(([.T$14])^2))" table:style-name="ce14">
            <text:p>1,417632</text:p>
          </table:table-cell>
          <table:table-cell office:value-type="float" office:value="0.18819652150336807" table:formula="of:=1/3*[.F59]*[.G59]" table:style-name="ce1">
            <text:p>0,188196522</text:p>
          </table:table-cell>
          <table:table-cell office:value-type="float" office:value="8.4084634150405443E-2" table:formula="of:=1/3*[.F59]*[.H59]" table:style-name="ce1">
            <text:p>0,084084634</text:p>
          </table:table-cell>
          <table:table-cell office:value-type="float" office:value="0.30427067043530659" table:formula="of:=1/3*[.F59]*[.I59]" table:style-name="ce1">
            <text:p>0,30427067</text:p>
          </table:table-cell>
          <table:table-cell office:value-type="float" office:value="0.11450224247291245" table:formula="of:=1/3*[.G59]*[.H59]" table:style-name="ce1">
            <text:p>0,114502242</text:p>
          </table:table-cell>
          <table:table-cell office:value-type="float" office:value="0.41434055622172333" table:formula="of:=1/3*[.G59]*[.I59]" table:style-name="ce1">
            <text:p>0,414340556</text:p>
          </table:table-cell>
          <table:table-cell office:value-type="float" office:value="0.18512390029990855" table:formula="of:=1/3*[.H59]*[.I59]" table:style-name="ce1">
            <text:p>0,1851239</text:p>
          </table:table-cell>
          <table:table-cell table:number-columns-repeated="2" table:style-name="ce1"/>
          <table:table-cell office:value-type="float" office:value="-3" table:style-name="ce16">
            <text:p>-3</text:p>
          </table:table-cell>
          <table:table-cell office:value-type="float" office:value="4.6072897158237522E-213" table:formula="of:=((1/(SQRT(2*PI())*[.S$14])))*EXP((-1/2)*(([.R59]-[.S$6])^2)/(([.S$14])^2))" table:style-name="ce22">
            <text:p>0,000000000000</text:p>
          </table:table-cell>
          <table:table-cell office:value-type="float" office:value="2.8406810670885158E-88" table:formula="of:=((1/(SQRT(2*PI())*[.T$14])))*EXP((-1/2)*(([.R59]-[.T$6])^2)/(([.T$14])^2))" table:style-name="ce22">
            <text:p>0,000000000000</text:p>
          </table:table-cell>
          <table:table-cell office:value-type="float" office:value="1.6148622466116944E-72" table:formula="of:=((1/(SQRT(2*PI())*[.U$14])))*EXP((-1/2)*(([.R59]-[.U$6])^2)/(([.U$14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1" table:style-name="ce23">
            <text:p>6,1</text:p>
          </table:table-cell>
          <table:table-cell office:value-type="float" office:value="2.8" table:style-name="ce23">
            <text:p>2,8</text:p>
          </table:table-cell>
          <table:table-cell office:value-type="float" office:value="4.7" table:style-name="ce23">
            <text:p>4,7</text:p>
          </table:table-cell>
          <table:table-cell office:value-type="float" office:value="1.2" table:style-name="ce23">
            <text:p>1,2</text:p>
          </table:table-cell>
          <table:table-cell office:value-type="string" table:style-name="ce24">
            <text:p>Iris-versicolor</text:p>
          </table:table-cell>
          <table:table-cell office:value-type="float" office:value="0.73650304487530083" table:formula="of:=((1/(SQRT(2*PI())*[.T$11])))*EXP((-1/2)*(([.A60]-[.T$3])^2)/(([.T$11])^2))" table:style-name="ce14">
            <text:p>0,736503</text:p>
          </table:table-cell>
          <table:table-cell office:value-type="float" office:value="1.2417867142281156" table:formula="of:=((1/(SQRT(2*PI())*[.T$12])))*EXP((-1/2)*(([.B60]-[.T$4])^2)/(([.T$12])^2))" table:style-name="ce14">
            <text:p>1,241787</text:p>
          </table:table-cell>
          <table:table-cell office:value-type="float" office:value="0.60490576488823788" table:formula="of:=((1/(SQRT(2*PI())*[.T$13])))*EXP((-1/2)*(([.C60]-[.T$5])^2)/(([.T$13])^2))" table:style-name="ce14">
            <text:p>0,604906</text:p>
          </table:table-cell>
          <table:table-cell office:value-type="float" office:value="1.4842862703376611" table:formula="of:=((1/(SQRT(2*PI())*[.T$14])))*EXP((-1/2)*(([.D60]-[.T$6])^2)/(([.T$14])^2))" table:style-name="ce14">
            <text:p>1,484286</text:p>
          </table:table-cell>
          <table:table-cell office:value-type="float" office:value="0.30485989870490071" table:formula="of:=1/3*[.F60]*[.G60]" table:style-name="ce1">
            <text:p>0,304859899</text:p>
          </table:table-cell>
          <table:table-cell office:value-type="float" office:value="0.14850497923427" table:formula="of:=1/3*[.F60]*[.H60]" table:style-name="ce1">
            <text:p>0,148504979</text:p>
          </table:table-cell>
          <table:table-cell office:value-type="float" office:value="0.36439378585676374" table:formula="of:=1/3*[.F60]*[.I60]" table:style-name="ce1">
            <text:p>0,364393786</text:p>
          </table:table-cell>
          <table:table-cell office:value-type="float" office:value="0.2503879807327366" table:formula="of:=1/3*[.G60]*[.H60]" table:style-name="ce1">
            <text:p>0,250387981</text:p>
          </table:table-cell>
          <table:table-cell office:value-type="float" office:value="0.61438899020550286" table:formula="of:=1/3*[.G60]*[.I60]" table:style-name="ce1">
            <text:p>0,61438899</text:p>
          </table:table-cell>
          <table:table-cell office:value-type="float" office:value="0.29928444055723757" table:formula="of:=1/3*[.H60]*[.I60]" table:style-name="ce1">
            <text:p>0,299284441</text:p>
          </table:table-cell>
          <table:table-cell table:number-columns-repeated="2" table:style-name="ce1"/>
          <table:table-cell office:value-type="float" office:value="-2" table:style-name="ce16">
            <text:p>-2</text:p>
          </table:table-cell>
          <table:table-cell office:value-type="float" office:value="6.5192567999757769E-102" table:formula="of:=((1/(SQRT(2*PI())*[.S$14])))*EXP((-1/2)*(([.R60]-[.S$6])^2)/(([.S$14])^2))" table:style-name="ce22">
            <text:p>0,000000000000</text:p>
          </table:table-cell>
          <table:table-cell office:value-type="float" office:value="1.7287124526361218E-52" table:formula="of:=((1/(SQRT(2*PI())*[.T$14])))*EXP((-1/2)*(([.R60]-[.T$6])^2)/(([.T$14])^2))" table:style-name="ce22">
            <text:p>0,000000000000</text:p>
          </table:table-cell>
          <table:table-cell office:value-type="float" office:value="1.6518161316840761E-46" table:formula="of:=((1/(SQRT(2*PI())*[.U$14])))*EXP((-1/2)*(([.R60]-[.U$6])^2)/(([.U$14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4" table:style-name="ce23">
            <text:p>6,4</text:p>
          </table:table-cell>
          <table:table-cell office:value-type="float" office:value="2.9" table:style-name="ce23">
            <text:p>2,9</text:p>
          </table:table-cell>
          <table:table-cell office:value-type="float" office:value="4.3" table:style-name="ce23">
            <text:p>4,3</text:p>
          </table:table-cell>
          <table:table-cell office:value-type="float" office:value="1.3" table:style-name="ce23">
            <text:p>1,3</text:p>
          </table:table-cell>
          <table:table-cell office:value-type="string" table:style-name="ce24">
            <text:p>Iris-versicolor</text:p>
          </table:table-cell>
          <table:table-cell office:value-type="float" office:value="0.57118352863087829" table:formula="of:=((1/(SQRT(2*PI())*[.T$11])))*EXP((-1/2)*(([.A61]-[.T$3])^2)/(([.T$11])^2))" table:style-name="ce14">
            <text:p>0,571184</text:p>
          </table:table-cell>
          <table:table-cell office:value-type="float" office:value="1.1467019418248148" table:formula="of:=((1/(SQRT(2*PI())*[.T$12])))*EXP((-1/2)*(([.B61]-[.T$4])^2)/(([.T$12])^2))" table:style-name="ce14">
            <text:p>1,146702</text:p>
          </table:table-cell>
          <table:table-cell office:value-type="float" office:value="0.84326277454099552" table:formula="of:=((1/(SQRT(2*PI())*[.T$13])))*EXP((-1/2)*(([.C61]-[.T$5])^2)/(([.T$13])^2))" table:style-name="ce14">
            <text:p>0,843263</text:p>
          </table:table-cell>
          <table:table-cell office:value-type="float" office:value="1.811278826505067" table:formula="of:=((1/(SQRT(2*PI())*[.T$14])))*EXP((-1/2)*(([.D61]-[.T$6])^2)/(([.T$14])^2))" table:style-name="ce14">
            <text:p>1,811279</text:p>
          </table:table-cell>
          <table:table-cell office:value-type="float" office:value="0.21832575380645924" table:formula="of:=1/3*[.F61]*[.G61]" table:style-name="ce1">
            <text:p>0,218325754</text:p>
          </table:table-cell>
          <table:table-cell office:value-type="float" office:value="0.16055260237513017" table:formula="of:=1/3*[.F61]*[.H61]" table:style-name="ce1">
            <text:p>0,160552602</text:p>
          </table:table-cell>
          <table:table-cell office:value-type="float" office:value="0.34485754381918682" table:formula="of:=1/3*[.F61]*[.I61]" table:style-name="ce1">
            <text:p>0,344857544</text:p>
          </table:table-cell>
          <table:table-cell office:value-type="float" office:value="0.32232368701158015" table:formula="of:=1/3*[.G61]*[.H61]" table:style-name="ce1">
            <text:p>0,322323687</text:p>
          </table:table-cell>
          <table:table-cell office:value-type="float" office:value="0.69233231584651067" table:formula="of:=1/3*[.G61]*[.I61]" table:style-name="ce1">
            <text:p>0,692332316</text:p>
          </table:table-cell>
          <table:table-cell office:value-type="float" office:value="0.50912800290200699" table:formula="of:=1/3*[.H61]*[.I61]" table:style-name="ce1">
            <text:p>0,509128003</text:p>
          </table:table-cell>
          <table:table-cell table:number-columns-repeated="2" table:style-name="ce1"/>
          <table:table-cell office:value-type="float" office:value="-1" table:style-name="ce16">
            <text:p>-1</text:p>
          </table:table-cell>
          <table:table-cell office:value-type="float" office:value="2.5060086460376439E-31" table:formula="of:=((1/(SQRT(2*PI())*[.S$14])))*EXP((-1/2)*(([.R61]-[.S$6])^2)/(([.S$14])^2))" table:style-name="ce22">
            <text:p>0,000000000000</text:p>
          </table:table-cell>
          <table:table-cell office:value-type="float" office:value="5.1300706011707752E-26" table:formula="of:=((1/(SQRT(2*PI())*[.T$14])))*EXP((-1/2)*(([.R61]-[.T$6])^2)/(([.T$14])^2))" table:style-name="ce22">
            <text:p>0,000000000000</text:p>
          </table:table-cell>
          <table:table-cell office:value-type="float" office:value="2.6201015509713192E-26" table:formula="of:=((1/(SQRT(2*PI())*[.U$14])))*EXP((-1/2)*(([.R61]-[.U$6])^2)/(([.U$14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6.6" table:style-name="ce23">
            <text:p>6,6</text:p>
          </table:table-cell>
          <table:table-cell office:value-type="float" office:value="3" table:style-name="ce23">
            <text:p>3,0</text:p>
          </table:table-cell>
          <table:table-cell office:value-type="float" office:value="4.4000000000000004" table:style-name="ce23">
            <text:p>4,4</text:p>
          </table:table-cell>
          <table:table-cell office:value-type="float" office:value="1.4" table:style-name="ce23">
            <text:p>1,4</text:p>
          </table:table-cell>
          <table:table-cell office:value-type="string" table:style-name="ce24">
            <text:p>Iris-versicolor</text:p>
          </table:table-cell>
          <table:table-cell office:value-type="float" office:value="0.40454253224344822" table:formula="of:=((1/(SQRT(2*PI())*[.T$11])))*EXP((-1/2)*(([.A62]-[.T$3])^2)/(([.T$11])^2))" table:style-name="ce14">
            <text:p>0,404543</text:p>
          </table:table-cell>
          <table:table-cell office:value-type="float" office:value="0.9602121671808681" table:formula="of:=((1/(SQRT(2*PI())*[.T$12])))*EXP((-1/2)*(([.B62]-[.T$4])^2)/(([.T$12])^2))" table:style-name="ce14">
            <text:p>0,960212</text:p>
          </table:table-cell>
          <table:table-cell office:value-type="float" office:value="0.82990163663753047" table:formula="of:=((1/(SQRT(2*PI())*[.T$13])))*EXP((-1/2)*(([.C62]-[.T$5])^2)/(([.T$13])^2))" table:style-name="ce14">
            <text:p>0,829902</text:p>
          </table:table-cell>
          <table:table-cell office:value-type="float" office:value="1.7837498656061797" table:formula="of:=((1/(SQRT(2*PI())*[.T$14])))*EXP((-1/2)*(([.D62]-[.T$6])^2)/(([.T$14])^2))" table:style-name="ce14">
            <text:p>1,783750</text:p>
          </table:table-cell>
          <table:table-cell office:value-type="float" office:value="0.12948222053410588" table:formula="of:=1/3*[.F62]*[.G62]" table:style-name="ce1">
            <text:p>0,129482221</text:p>
          </table:table-cell>
          <table:table-cell office:value-type="float" office:value="0.11191016986610954" table:formula="of:=1/3*[.F62]*[.H62]" table:style-name="ce1">
            <text:p>0,11191017</text:p>
          </table:table-cell>
          <table:table-cell office:value-type="float" office:value="0.24053422917374476" table:formula="of:=1/3*[.F62]*[.I62]" table:style-name="ce1">
            <text:p>0,240534229</text:p>
          </table:table-cell>
          <table:table-cell office:value-type="float" office:value="0.26562721635422415" table:formula="of:=1/3*[.G62]*[.H62]" table:style-name="ce1">
            <text:p>0,265627216</text:p>
          </table:table-cell>
          <table:table-cell office:value-type="float" office:value="0.57092610805409727" table:formula="of:=1/3*[.G62]*[.I62]" table:style-name="ce1">
            <text:p>0,570926108</text:p>
          </table:table-cell>
          <table:table-cell office:value-type="float" office:value="0.49344564427284776" table:formula="of:=1/3*[.H62]*[.I62]" table:style-name="ce1">
            <text:p>0,493445644</text:p>
          </table:table-cell>
          <table:table-cell table:number-columns-repeated="2" table:style-name="ce1"/>
          <table:table-cell office:value-type="float" office:value="0" table:style-name="ce16">
            <text:p>0</text:p>
          </table:table-cell>
          <table:table-cell office:value-type="float" office:value="0.26169712500896986" table:formula="of:=((1/(SQRT(2*PI())*[.S$14])))*EXP((-1/2)*(([.R62]-[.S$6])^2)/(([.S$14])^2))" table:style-name="ce22">
            <text:p>0,261697125009</text:p>
          </table:table-cell>
          <table:table-cell office:value-type="float" office:value="7.423765098189618E-9" table:formula="of:=((1/(SQRT(2*PI())*[.T$14])))*EXP((-1/2)*(([.R62]-[.T$6])^2)/(([.T$14])^2))" table:style-name="ce22">
            <text:p>0,000000007424</text:p>
          </table:table-cell>
          <table:table-cell office:value-type="float" office:value="6.4447302554574011E-12" table:formula="of:=((1/(SQRT(2*PI())*[.U$14])))*EXP((-1/2)*(([.R62]-[.U$6])^2)/(([.U$14])^2))" table:style-name="ce22">
            <text:p>0,000000000006</text:p>
          </table:table-cell>
          <table:table-cell table:number-columns-repeated="16363"/>
        </table:table-row>
        <table:table-row table:style-name="ro1">
          <table:table-cell office:value-type="float" office:value="6.8" table:style-name="ce23">
            <text:p>6,8</text:p>
          </table:table-cell>
          <table:table-cell office:value-type="float" office:value="2.8" table:style-name="ce23">
            <text:p>2,8</text:p>
          </table:table-cell>
          <table:table-cell office:value-type="float" office:value="4.8" table:style-name="ce23">
            <text:p>4,8</text:p>
          </table:table-cell>
          <table:table-cell office:value-type="float" office:value="1.4" table:style-name="ce23">
            <text:p>1,4</text:p>
          </table:table-cell>
          <table:table-cell office:value-type="string" table:style-name="ce24">
            <text:p>Iris-versicolor</text:p>
          </table:table-cell>
          <table:table-cell office:value-type="float" office:value="0.24899057672303029" table:formula="of:=((1/(SQRT(2*PI())*[.T$11])))*EXP((-1/2)*(([.A63]-[.T$3])^2)/(([.T$11])^2))" table:style-name="ce14">
            <text:p>0,248991</text:p>
          </table:table-cell>
          <table:table-cell office:value-type="float" office:value="1.2417867142281156" table:formula="of:=((1/(SQRT(2*PI())*[.T$12])))*EXP((-1/2)*(([.B63]-[.T$4])^2)/(([.T$12])^2))" table:style-name="ce14">
            <text:p>1,241787</text:p>
          </table:table-cell>
          <table:table-cell office:value-type="float" office:value="0.49781131805273393" table:formula="of:=((1/(SQRT(2*PI())*[.T$13])))*EXP((-1/2)*(([.C63]-[.T$5])^2)/(([.T$13])^2))" table:style-name="ce14">
            <text:p>0,497811</text:p>
          </table:table-cell>
          <table:table-cell office:value-type="float" office:value="1.7837498656061797" table:formula="of:=((1/(SQRT(2*PI())*[.T$14])))*EXP((-1/2)*(([.D63]-[.T$6])^2)/(([.T$14])^2))" table:style-name="ce14">
            <text:p>1,783750</text:p>
          </table:table-cell>
          <table:table-cell office:value-type="float" office:value="0.10306439671421844" table:formula="of:=1/3*[.F63]*[.G63]" table:style-name="ce1">
            <text:p>0,103064397</text:p>
          </table:table-cell>
          <table:table-cell office:value-type="float" office:value="4.1316775727067358E-2" table:formula="of:=1/3*[.F63]*[.H63]" table:style-name="ce1">
            <text:p>0,041316776</text:p>
          </table:table-cell>
          <table:table-cell office:value-type="float" office:value="0.14804563592230346" table:formula="of:=1/3*[.F63]*[.I63]" table:style-name="ce1">
            <text:p>0,148045636</text:p>
          </table:table-cell>
          <table:table-cell office:value-type="float" office:value="0.2060584936500906" table:formula="of:=1/3*[.G63]*[.H63]" table:style-name="ce1">
            <text:p>0,206058494</text:p>
          </table:table-cell>
          <table:table-cell office:value-type="float" office:value="0.73834562820531346" table:formula="of:=1/3*[.G63]*[.I63]" table:style-name="ce1">
            <text:p>0,738345628</text:p>
          </table:table-cell>
          <table:table-cell office:value-type="float" office:value="0.29599029055793308" table:formula="of:=1/3*[.H63]*[.I63]" table:style-name="ce1">
            <text:p>0,295990291</text:p>
          </table:table-cell>
          <table:table-cell table:number-columns-repeated="2" table:style-name="ce1"/>
          <table:table-cell office:value-type="float" office:value="1" table:style-name="ce16">
            <text:p>1</text:p>
          </table:table-cell>
          <table:table-cell office:value-type="float" office:value="7.4241587223373066E-12" table:formula="of:=((1/(SQRT(2*PI())*[.S$14])))*EXP((-1/2)*(([.R63]-[.S$6])^2)/(([.S$14])^2))" table:style-name="ce22">
            <text:p>0,000000000007</text:p>
          </table:table-cell>
          <table:table-cell office:value-type="float" office:value="0.52387225593796893" table:formula="of:=((1/(SQRT(2*PI())*[.T$14])))*EXP((-1/2)*(([.R63]-[.T$6])^2)/(([.T$14])^2))" table:style-name="ce22">
            <text:p>0,523872255938</text:p>
          </table:table-cell>
          <table:table-cell office:value-type="float" office:value="2.4582246227061425E-3" table:formula="of:=((1/(SQRT(2*PI())*[.U$14])))*EXP((-1/2)*(([.R63]-[.U$6])^2)/(([.U$14])^2))" table:style-name="ce22">
            <text:p>0,002458224623</text:p>
          </table:table-cell>
          <table:table-cell table:number-columns-repeated="16363"/>
        </table:table-row>
        <table:table-row table:style-name="ro1">
          <table:table-cell office:value-type="float" office:value="6.7" table:style-name="ce23">
            <text:p>6,7</text:p>
          </table:table-cell>
          <table:table-cell office:value-type="float" office:value="3" table:style-name="ce23">
            <text:p>3,0</text:p>
          </table:table-cell>
          <table:table-cell office:value-type="float" office:value="5" table:style-name="ce23">
            <text:p>5,0</text:p>
          </table:table-cell>
          <table:table-cell office:value-type="float" office:value="1.7" table:style-name="ce23">
            <text:p>1,7</text:p>
          </table:table-cell>
          <table:table-cell office:value-type="string" table:style-name="ce24">
            <text:p>Iris-versicolor</text:p>
          </table:table-cell>
          <table:table-cell office:value-type="float" office:value="0.32299423715952352" table:formula="of:=((1/(SQRT(2*PI())*[.T$11])))*EXP((-1/2)*(([.A64]-[.T$3])^2)/(([.T$11])^2))" table:style-name="ce14">
            <text:p>0,322994</text:p>
          </table:table-cell>
          <table:table-cell office:value-type="float" office:value="0.9602121671808681" table:formula="of:=((1/(SQRT(2*PI())*[.T$12])))*EXP((-1/2)*(([.B64]-[.T$4])^2)/(([.T$12])^2))" table:style-name="ce14">
            <text:p>0,960212</text:p>
          </table:table-cell>
          <table:table-cell office:value-type="float" office:value="0.29481791146731745" table:formula="of:=((1/(SQRT(2*PI())*[.T$13])))*EXP((-1/2)*(([.C64]-[.T$5])^2)/(([.T$13])^2))" table:style-name="ce14">
            <text:p>0,294818</text:p>
          </table:table-cell>
          <table:table-cell office:value-type="float" office:value="0.47061514637387664" table:formula="of:=((1/(SQRT(2*PI())*[.T$14])))*EXP((-1/2)*(([.D64]-[.T$6])^2)/(([.T$14])^2))" table:style-name="ce14">
            <text:p>0,470615</text:p>
          </table:table-cell>
          <table:table-cell office:value-type="float" office:value="0.10338099881662578" table:formula="of:=1/3*[.F64]*[.G64]" table:style-name="ce1">
            <text:p>0,103380999</text:p>
          </table:table-cell>
          <table:table-cell office:value-type="float" office:value="3.1741495471783378E-2" table:formula="of:=1/3*[.F64]*[.H64]" table:style-name="ce1">
            <text:p>0,031741495</text:p>
          </table:table-cell>
          <table:table-cell office:value-type="float" office:value="5.066866006624926E-2" table:formula="of:=1/3*[.F64]*[.I64]" table:style-name="ce1">
            <text:p>0,05066866</text:p>
          </table:table-cell>
          <table:table-cell office:value-type="float" office:value="9.4362581897923389E-2" table:formula="of:=1/3*[.G64]*[.H64]" table:style-name="ce1">
            <text:p>0,094362582</text:p>
          </table:table-cell>
          <table:table-cell office:value-type="float" office:value="0.15063012986926716" table:formula="of:=1/3*[.G64]*[.I64]" table:style-name="ce1">
            <text:p>0,15063013</text:p>
          </table:table-cell>
          <table:table-cell office:value-type="float" office:value="4.6248591519610728E-2" table:formula="of:=1/3*[.H64]*[.I64]" table:style-name="ce1">
            <text:p>0,046248592</text:p>
          </table:table-cell>
          <table:table-cell table:number-columns-repeated="2" table:style-name="ce1"/>
          <table:table-cell office:value-type="float" office:value="2" table:style-name="ce16">
            <text:p>2</text:p>
          </table:table-cell>
          <table:table-cell office:value-type="float" office:value="5.7217312476423423E-63" table:formula="of:=((1/(SQRT(2*PI())*[.S$14])))*EXP((-1/2)*(([.R64]-[.S$6])^2)/(([.S$14])^2))" table:style-name="ce22">
            <text:p>0,000000000000</text:p>
          </table:table-cell>
          <table:table-cell office:value-type="float" office:value="1.8027141779903819E-2" table:formula="of:=((1/(SQRT(2*PI())*[.T$14])))*EXP((-1/2)*(([.R64]-[.T$6])^2)/(([.T$14])^2))" table:style-name="ce22">
            <text:p>0,018027141780</text:p>
          </table:table-cell>
          <table:table-cell office:value-type="float" office:value="1.4540139847939622" table:formula="of:=((1/(SQRT(2*PI())*[.U$14])))*EXP((-1/2)*(([.R64]-[.U$6])^2)/(([.U$14])^2))" table:style-name="ce22">
            <text:p>1,454013984794</text:p>
          </table:table-cell>
          <table:table-cell table:number-columns-repeated="16363"/>
        </table:table-row>
        <table:table-row table:style-name="ro1">
          <table:table-cell office:value-type="float" office:value="6" table:style-name="ce23">
            <text:p>6,0</text:p>
          </table:table-cell>
          <table:table-cell office:value-type="float" office:value="2.9" table:style-name="ce23">
            <text:p>2,9</text:p>
          </table:table-cell>
          <table:table-cell office:value-type="float" office:value="4.5" table:style-name="ce23">
            <text:p>4,5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7472901794835104" table:formula="of:=((1/(SQRT(2*PI())*[.T$11])))*EXP((-1/2)*(([.A65]-[.T$3])^2)/(([.T$11])^2))" table:style-name="ce14">
            <text:p>0,747290</text:p>
          </table:table-cell>
          <table:table-cell office:value-type="float" office:value="1.1467019418248148" table:formula="of:=((1/(SQRT(2*PI())*[.T$12])))*EXP((-1/2)*(([.B65]-[.T$4])^2)/(([.T$12])^2))" table:style-name="ce14">
            <text:p>1,146702</text:p>
          </table:table-cell>
          <table:table-cell office:value-type="float" office:value="0.78103168150176294" table:formula="of:=((1/(SQRT(2*PI())*[.T$13])))*EXP((-1/2)*(([.C65]-[.T$5])^2)/(([.T$13])^2))" table:style-name="ce14">
            <text:p>0,781032</text:p>
          </table:table-cell>
          <table:table-cell office:value-type="float" office:value="1.4176322987779144" table:formula="of:=((1/(SQRT(2*PI())*[.T$14])))*EXP((-1/2)*(([.D65]-[.T$6])^2)/(([.T$14])^2))" table:style-name="ce14">
            <text:p>1,417632</text:p>
          </table:table-cell>
          <table:table-cell office:value-type="float" office:value="0.2856396999734519" table:formula="of:=1/3*[.F65]*[.G65]" table:style-name="ce1">
            <text:p>0,2856397</text:p>
          </table:table-cell>
          <table:table-cell office:value-type="float" office:value="0.19455243515058679" table:formula="of:=1/3*[.F65]*[.H65]" table:style-name="ce1">
            <text:p>0,194552435</text:p>
          </table:table-cell>
          <table:table-cell office:value-type="float" office:value="0.35312756499845638" table:formula="of:=1/3*[.F65]*[.I65]" table:style-name="ce1">
            <text:p>0,353127565</text:p>
          </table:table-cell>
          <table:table-cell office:value-type="float" office:value="0.29853684860159058" table:formula="of:=1/3*[.G65]*[.H65]" table:style-name="ce1">
            <text:p>0,298536849</text:p>
          </table:table-cell>
          <table:table-cell office:value-type="float" office:value="0.54186723660073677" table:formula="of:=1/3*[.G65]*[.I65]" table:style-name="ce1">
            <text:p>0,541867237</text:p>
          </table:table-cell>
          <table:table-cell office:value-type="float" office:value="0.3690719126885747" table:formula="of:=1/3*[.H65]*[.I65]" table:style-name="ce1">
            <text:p>0,369071913</text:p>
          </table:table-cell>
          <table:table-cell table:number-columns-repeated="2" table:style-name="ce1"/>
          <table:table-cell office:value-type="float" office:value="3" table:style-name="ce16">
            <text:p>3</text:p>
          </table:table-cell>
          <table:table-cell office:value-type="float" office:value="1.1979524273267935E-154" table:formula="of:=((1/(SQRT(2*PI())*[.S$14])))*EXP((-1/2)*(([.R65]-[.S$6])^2)/(([.S$14])^2))" table:style-name="ce22">
            <text:p>0,000000000000</text:p>
          </table:table-cell>
          <table:table-cell office:value-type="float" office:value="3.0250227677471714E-13" table:formula="of:=((1/(SQRT(2*PI())*[.T$14])))*EXP((-1/2)*(([.R65]-[.T$6])^2)/(([.T$14])^2))" table:style-name="ce22">
            <text:p>0,000000000000</text:p>
          </table:table-cell>
          <table:table-cell office:value-type="float" office:value="1.3336620771728306E-3" table:formula="of:=((1/(SQRT(2*PI())*[.U$14])))*EXP((-1/2)*(([.R65]-[.U$6])^2)/(([.U$14])^2))" table:style-name="ce22">
            <text:p>0,001333662077</text:p>
          </table:table-cell>
          <table:table-cell table:number-columns-repeated="16363"/>
        </table:table-row>
        <table:table-row table:style-name="ro1">
          <table:table-cell office:value-type="float" office:value="5.7" table:style-name="ce23">
            <text:p>5,7</text:p>
          </table:table-cell>
          <table:table-cell office:value-type="float" office:value="2.6" table:style-name="ce23">
            <text:p>2,6</text:p>
          </table:table-cell>
          <table:table-cell office:value-type="float" office:value="3.5" table:style-name="ce23">
            <text:p>3,5</text:p>
          </table:table-cell>
          <table:table-cell office:value-type="float" office:value="1" table:style-name="ce23">
            <text:p>1,0</text:p>
          </table:table-cell>
          <table:table-cell office:value-type="string" table:style-name="ce24">
            <text:p>Iris-versicolor</text:p>
          </table:table-cell>
          <table:table-cell office:value-type="float" office:value="0.63238094257604582" table:formula="of:=((1/(SQRT(2*PI())*[.T$11])))*EXP((-1/2)*(([.A66]-[.T$3])^2)/(([.T$11])^2))" table:style-name="ce14">
            <text:p>0,632381</text:p>
          </table:table-cell>
          <table:table-cell office:value-type="float" office:value="1.0858736262146018" table:formula="of:=((1/(SQRT(2*PI())*[.T$12])))*EXP((-1/2)*(([.B66]-[.T$4])^2)/(([.T$12])^2))" table:style-name="ce14">
            <text:p>1,085874</text:p>
          </table:table-cell>
          <table:table-cell office:value-type="float" office:value="0.19154620428716757" table:formula="of:=((1/(SQRT(2*PI())*[.T$13])))*EXP((-1/2)*(([.C66]-[.T$5])^2)/(([.T$13])^2))" table:style-name="ce14">
            <text:p>0,191546</text:p>
          </table:table-cell>
          <table:table-cell office:value-type="float" office:value="0.52387225593796893" table:formula="of:=((1/(SQRT(2*PI())*[.T$14])))*EXP((-1/2)*(([.D66]-[.T$6])^2)/(([.T$14])^2))" table:style-name="ce14">
            <text:p>0,523872</text:p>
          </table:table-cell>
          <table:table-cell office:value-type="float" office:value="0.22889526242135291" table:formula="of:=1/3*[.F66]*[.G66]" table:style-name="ce1">
            <text:p>0,228895262</text:p>
          </table:table-cell>
          <table:table-cell office:value-type="float" office:value="4.0376723071327614E-2" table:formula="of:=1/3*[.F66]*[.H66]" table:style-name="ce1">
            <text:p>0,040376723</text:p>
          </table:table-cell>
          <table:table-cell office:value-type="float" office:value="0.11042894366649743" table:formula="of:=1/3*[.F66]*[.I66]" table:style-name="ce1">
            <text:p>0,110428944</text:p>
          </table:table-cell>
          <table:table-cell office:value-type="float" office:value="6.9331657145649844E-2" table:formula="of:=1/3*[.G66]*[.H66]" table:style-name="ce1">
            <text:p>0,069331657</text:p>
          </table:table-cell>
          <table:table-cell office:value-type="float" office:value="0.18961968874286209" table:formula="of:=1/3*[.G66]*[.I66]" table:style-name="ce1">
            <text:p>0,189619689</text:p>
          </table:table-cell>
          <table:table-cell office:value-type="float" office:value="3.3448580718757843E-2" table:formula="of:=1/3*[.H66]*[.I66]" table:style-name="ce1">
            <text:p>0,033448581</text:p>
          </table:table-cell>
          <table:table-cell table:number-columns-repeated="2" table:style-name="ce1"/>
          <table:table-cell office:value-type="float" office:value="4" table:style-name="ce16">
            <text:p>4</text:p>
          </table:table-cell>
          <table:table-cell office:value-type="float" office:value="6.8137092685112502E-287" table:formula="of:=((1/(SQRT(2*PI())*[.S$14])))*EXP((-1/2)*(([.R66]-[.S$6])^2)/(([.S$14])^2))" table:style-name="ce22">
            <text:p>0,000000000000</text:p>
          </table:table-cell>
          <table:table-cell office:value-type="float" office:value="2.4753163984577313E-33" table:formula="of:=((1/(SQRT(2*PI())*[.T$14])))*EXP((-1/2)*(([.R66]-[.T$6])^2)/(([.T$14])^2))" table:style-name="ce22">
            <text:p>0,000000000000</text:p>
          </table:table-cell>
          <table:table-cell office:value-type="float" office:value="1.8969383646729769E-12" table:formula="of:=((1/(SQRT(2*PI())*[.U$14])))*EXP((-1/2)*(([.R66]-[.U$6])^2)/(([.U$14])^2))" table:style-name="ce22">
            <text:p>0,000000000002</text:p>
          </table:table-cell>
          <table:table-cell table:number-columns-repeated="16363"/>
        </table:table-row>
        <table:table-row table:style-name="ro1">
          <table:table-cell office:value-type="float" office:value="5.5" table:style-name="ce23">
            <text:p>5,5</text:p>
          </table:table-cell>
          <table:table-cell office:value-type="float" office:value="2.4" table:style-name="ce23">
            <text:p>2,4</text:p>
          </table:table-cell>
          <table:table-cell office:value-type="float" office:value="3.8" table:style-name="ce23">
            <text:p>3,8</text:p>
          </table:table-cell>
          <table:table-cell office:value-type="float" office:value="1.1000000000000001" table:style-name="ce23">
            <text:p>1,1</text:p>
          </table:table-cell>
          <table:table-cell office:value-type="string" table:style-name="ce24">
            <text:p>Iris-versicolor</text:p>
          </table:table-cell>
          <table:table-cell office:value-type="float" office:value="0.47470761720783838" table:formula="of:=((1/(SQRT(2*PI())*[.T$11])))*EXP((-1/2)*(([.A67]-[.T$3])^2)/(([.T$11])^2))" table:style-name="ce14">
            <text:p>0,474708</text:p>
          </table:table-cell>
          <table:table-cell office:value-type="float" office:value="0.64204287799976789" table:formula="of:=((1/(SQRT(2*PI())*[.T$12])))*EXP((-1/2)*(([.B67]-[.T$4])^2)/(([.T$12])^2))" table:style-name="ce14">
            <text:p>0,642043</text:p>
          </table:table-cell>
          <table:table-cell office:value-type="float" office:value="0.46700285380673207" table:formula="of:=((1/(SQRT(2*PI())*[.T$13])))*EXP((-1/2)*(([.C67]-[.T$5])^2)/(([.T$13])^2))" table:style-name="ce14">
            <text:p>0,467003</text:p>
          </table:table-cell>
          <table:table-cell office:value-type="float" office:value="0.9815920517751352" table:formula="of:=((1/(SQRT(2*PI())*[.T$14])))*EXP((-1/2)*(([.D67]-[.T$6])^2)/(([.T$14])^2))" table:style-name="ce14">
            <text:p>0,981592</text:p>
          </table:table-cell>
          <table:table-cell office:value-type="float" office:value="0.10159421492017755" table:formula="of:=1/3*[.F67]*[.G67]" table:style-name="ce1">
            <text:p>0,101594215</text:p>
          </table:table-cell>
          <table:table-cell office:value-type="float" office:value="7.3896603986618084E-2" table:formula="of:=1/3*[.F67]*[.H67]" table:style-name="ce1">
            <text:p>0,073896604</text:p>
          </table:table-cell>
          <table:table-cell office:value-type="float" office:value="0.15532307465610917" table:formula="of:=1/3*[.F67]*[.I67]" table:style-name="ce1">
            <text:p>0,155323075</text:p>
          </table:table-cell>
          <table:table-cell office:value-type="float" office:value="9.9945285430726366E-2" table:formula="of:=1/3*[.G67]*[.H67]" table:style-name="ce1">
            <text:p>0,099945285</text:p>
          </table:table-cell>
          <table:table-cell office:value-type="float" office:value="0.21007472864780163" table:formula="of:=1/3*[.G67]*[.I67]" table:style-name="ce1">
            <text:p>0,210074729</text:p>
          </table:table-cell>
          <table:table-cell office:value-type="float" office:value="0.15280209648433121" table:formula="of:=1/3*[.H67]*[.I67]" table:style-name="ce1">
            <text:p>0,152802096</text:p>
          </table:table-cell>
          <table:table-cell table:number-columns-repeated="2" table:style-name="ce1"/>
          <table:table-cell office:value-type="float" office:value="5" table:style-name="ce16">
            <text:p>5</text:p>
          </table:table-cell>
          <table:table-cell office:value-type="float" office:value="0" table:formula="of:=((1/(SQRT(2*PI())*[.S$14])))*EXP((-1/2)*(([.R67]-[.S$6])^2)/(([.S$14])^2))" table:style-name="ce22">
            <text:p>0,000000000000</text:p>
          </table:table-cell>
          <table:table-cell office:value-type="float" office:value="9.8771827243335538E-63" table:formula="of:=((1/(SQRT(2*PI())*[.T$14])))*EXP((-1/2)*(([.R67]-[.T$6])^2)/(([.T$14])^2))" table:style-name="ce22">
            <text:p>0,000000000000</text:p>
          </table:table-cell>
          <table:table-cell office:value-type="float" office:value="4.1839919209770029E-27" table:formula="of:=((1/(SQRT(2*PI())*[.U$14])))*EXP((-1/2)*(([.R67]-[.U$6])^2)/(([.U$14])^2))" table:style-name="ce22">
            <text:p>0,000000000000</text:p>
          </table:table-cell>
          <table:table-cell table:number-columns-repeated="16363"/>
        </table:table-row>
        <table:table-row table:style-name="ro1">
          <table:table-cell office:value-type="float" office:value="5.5" table:style-name="ce23">
            <text:p>5,5</text:p>
          </table:table-cell>
          <table:table-cell office:value-type="float" office:value="2.4" table:style-name="ce23">
            <text:p>2,4</text:p>
          </table:table-cell>
          <table:table-cell office:value-type="float" office:value="3.7" table:style-name="ce23">
            <text:p>3,7</text:p>
          </table:table-cell>
          <table:table-cell office:value-type="float" office:value="1" table:style-name="ce23">
            <text:p>1,0</text:p>
          </table:table-cell>
          <table:table-cell office:value-type="string" table:style-name="ce24">
            <text:p>Iris-versicolor</text:p>
          </table:table-cell>
          <table:table-cell office:value-type="float" office:value="0.47470761720783838" table:formula="of:=((1/(SQRT(2*PI())*[.T$11])))*EXP((-1/2)*(([.A68]-[.T$3])^2)/(([.T$11])^2))" table:style-name="ce14">
            <text:p>0,474708</text:p>
          </table:table-cell>
          <table:table-cell office:value-type="float" office:value="0.64204287799976789" table:formula="of:=((1/(SQRT(2*PI())*[.T$12])))*EXP((-1/2)*(([.B68]-[.T$4])^2)/(([.T$12])^2))" table:style-name="ce14">
            <text:p>0,642043</text:p>
          </table:table-cell>
          <table:table-cell office:value-type="float" office:value="0.36284894838475068" table:formula="of:=((1/(SQRT(2*PI())*[.T$13])))*EXP((-1/2)*(([.C68]-[.T$5])^2)/(([.T$13])^2))" table:style-name="ce14">
            <text:p>0,362849</text:p>
          </table:table-cell>
          <table:table-cell office:value-type="float" office:value="0.52387225593796893" table:formula="of:=((1/(SQRT(2*PI())*[.T$14])))*EXP((-1/2)*(([.D68]-[.T$6])^2)/(([.T$14])^2))" table:style-name="ce14">
            <text:p>0,523872</text:p>
          </table:table-cell>
          <table:table-cell office:value-type="float" office:value="0.10159421492017755" table:formula="of:=1/3*[.F68]*[.G68]" table:style-name="ce1">
            <text:p>0,101594215</text:p>
          </table:table-cell>
          <table:table-cell office:value-type="float" office:value="5.7415719898031639E-2" table:formula="of:=1/3*[.F68]*[.H68]" table:style-name="ce1">
            <text:p>0,05741572</text:p>
          </table:table-cell>
          <table:table-cell office:value-type="float" office:value="8.2895383445869358E-2" table:formula="of:=1/3*[.F68]*[.I68]" table:style-name="ce1">
            <text:p>0,082895383</text:p>
          </table:table-cell>
          <table:table-cell office:value-type="float" office:value="7.7654861033378181E-2" table:formula="of:=1/3*[.G68]*[.H68]" table:style-name="ce1">
            <text:p>0,077654861</text:p>
          </table:table-cell>
          <table:table-cell office:value-type="float" office:value="0.11211615030221485" table:formula="of:=1/3*[.G68]*[.I68]" table:style-name="ce1">
            <text:p>0,11211615</text:p>
          </table:table-cell>
          <table:table-cell office:value-type="float" office:value="6.3362165718346325E-2" table:formula="of:=1/3*[.H68]*[.I68]" table:style-name="ce1">
            <text:p>0,063362166</text:p>
          </table:table-cell>
          <table:table-cell table:number-columns-repeated="16369" table:style-name="ce1"/>
        </table:table-row>
        <table:table-row table:style-name="ro1">
          <table:table-cell office:value-type="float" office:value="5.8" table:style-name="ce23">
            <text:p>5,8</text:p>
          </table:table-cell>
          <table:table-cell office:value-type="float" office:value="2.7" table:style-name="ce23">
            <text:p>2,7</text:p>
          </table:table-cell>
          <table:table-cell office:value-type="float" office:value="3.9" table:style-name="ce23">
            <text:p>3,9</text:p>
          </table:table-cell>
          <table:table-cell office:value-type="float" office:value="1.2" table:style-name="ce23">
            <text:p>1,2</text:p>
          </table:table-cell>
          <table:table-cell office:value-type="string" table:style-name="ce24">
            <text:p>Iris-versicolor</text:p>
          </table:table-cell>
          <table:table-cell office:value-type="float" office:value="0.6924547336454635" table:formula="of:=((1/(SQRT(2*PI())*[.T$11])))*EXP((-1/2)*(([.A69]-[.T$3])^2)/(([.T$11])^2))" table:style-name="ce14">
            <text:p>0,692455</text:p>
          </table:table-cell>
          <table:table-cell office:value-type="float" office:value="1.2194291939182957" table:formula="of:=((1/(SQRT(2*PI())*[.T$12])))*EXP((-1/2)*(([.B69]-[.T$4])^2)/(([.T$12])^2))" table:style-name="ce14">
            <text:p>1,219429</text:p>
          </table:table-cell>
          <table:table-cell office:value-type="float" office:value="0.57476661968428178" table:formula="of:=((1/(SQRT(2*PI())*[.T$13])))*EXP((-1/2)*(([.C69]-[.T$5])^2)/(([.T$13])^2))" table:style-name="ce14">
            <text:p>0,574767</text:p>
          </table:table-cell>
          <table:table-cell office:value-type="float" office:value="1.4842862703376611" table:formula="of:=((1/(SQRT(2*PI())*[.T$14])))*EXP((-1/2)*(([.D69]-[.T$6])^2)/(([.T$14])^2))" table:style-name="ce14">
            <text:p>1,484286</text:p>
          </table:table-cell>
          <table:table-cell office:value-type="float" office:value="0.28146650589139854" table:formula="of:=1/3*[.F69]*[.G69]" table:style-name="ce1">
            <text:p>0,281466506</text:p>
          </table:table-cell>
          <table:table-cell office:value-type="float" office:value="0.13266662218059425" table:formula="of:=1/3*[.F69]*[.H69]" table:style-name="ce1">
            <text:p>0,132666622</text:p>
          </table:table-cell>
          <table:table-cell office:value-type="float" office:value="0.34260035132676114" table:formula="of:=1/3*[.F69]*[.I69]" table:style-name="ce1">
            <text:p>0,342600351</text:p>
          </table:table-cell>
          <table:table-cell office:value-type="float" office:value="0.23362906524424912" table:formula="of:=1/3*[.G69]*[.H69]" table:style-name="ce1">
            <text:p>0,233629065</text:p>
          </table:table-cell>
          <table:table-cell office:value-type="float" office:value="0.60332733672728256" table:formula="of:=1/3*[.G69]*[.I69]" table:style-name="ce1">
            <text:p>0,603327337</text:p>
          </table:table-cell>
          <table:table-cell office:value-type="float" office:value="0.28437273408192248" table:formula="of:=1/3*[.H69]*[.I69]" table:style-name="ce1">
            <text:p>0,284372734</text:p>
          </table:table-cell>
          <table:table-cell table:number-columns-repeated="16369" table:style-name="ce1"/>
        </table:table-row>
        <table:table-row table:style-name="ro1">
          <table:table-cell office:value-type="float" office:value="6" table:style-name="ce23">
            <text:p>6,0</text:p>
          </table:table-cell>
          <table:table-cell office:value-type="float" office:value="2.7" table:style-name="ce23">
            <text:p>2,7</text:p>
          </table:table-cell>
          <table:table-cell office:value-type="float" office:value="5.0999999999999996" table:style-name="ce23">
            <text:p>5,1</text:p>
          </table:table-cell>
          <table:table-cell office:value-type="float" office:value="1.6" table:style-name="ce23">
            <text:p>1,6</text:p>
          </table:table-cell>
          <table:table-cell office:value-type="string" table:style-name="ce24">
            <text:p>Iris-versicolor</text:p>
          </table:table-cell>
          <table:table-cell office:value-type="float" office:value="0.7472901794835104" table:formula="of:=((1/(SQRT(2*PI())*[.T$11])))*EXP((-1/2)*(([.A70]-[.T$3])^2)/(([.T$11])^2))" table:style-name="ce14">
            <text:p>0,747290</text:p>
          </table:table-cell>
          <table:table-cell office:value-type="float" office:value="1.2194291939182957" table:formula="of:=((1/(SQRT(2*PI())*[.T$12])))*EXP((-1/2)*(([.B70]-[.T$4])^2)/(([.T$12])^2))" table:style-name="ce14">
            <text:p>1,219429</text:p>
          </table:table-cell>
          <table:table-cell office:value-type="float" office:value="0.21216117955909936" table:formula="of:=((1/(SQRT(2*PI())*[.T$13])))*EXP((-1/2)*(([.C70]-[.T$5])^2)/(([.T$13])^2))" table:style-name="ce14">
            <text:p>0,212161</text:p>
          </table:table-cell>
          <table:table-cell office:value-type="float" office:value="0.90923102933917588" table:formula="of:=((1/(SQRT(2*PI())*[.T$14])))*EXP((-1/2)*(([.D70]-[.T$6])^2)/(([.T$14])^2))" table:style-name="ce14">
            <text:p>0,909231</text:p>
          </table:table-cell>
          <table:table-cell office:value-type="float" office:value="0.30375582039687854" table:formula="of:=1/3*[.F70]*[.G70]" table:style-name="ce1">
            <text:p>0,30375582</text:p>
          </table:table-cell>
          <table:table-cell office:value-type="float" office:value="5.2848655317384211E-2" table:formula="of:=1/3*[.F70]*[.H70]" table:style-name="ce1">
            <text:p>0,052848655</text:p>
          </table:table-cell>
          <table:table-cell office:value-type="float" office:value="0.22648647303561653" table:formula="of:=1/3*[.F70]*[.I70]" table:style-name="ce1">
            <text:p>0,226486473</text:p>
          </table:table-cell>
          <table:table-cell office:value-type="float" office:value="8.6238512056835775E-2" table:formula="of:=1/3*[.G70]*[.H70]" table:style-name="ce1">
            <text:p>0,086238512</text:p>
          </table:table-cell>
          <table:table-cell office:value-type="float" office:value="0.36958095373085786" table:formula="of:=1/3*[.G70]*[.I70]" table:style-name="ce1">
            <text:p>0,369580954</text:p>
          </table:table-cell>
          <table:table-cell office:value-type="float" office:value="6.4301175892111206E-2" table:formula="of:=1/3*[.H70]*[.I70]" table:style-name="ce1">
            <text:p>0,064301176</text:p>
          </table:table-cell>
          <table:table-cell table:number-columns-repeated="16369" table:style-name="ce1"/>
        </table:table-row>
        <table:table-row table:style-name="ro1">
          <table:table-cell office:value-type="float" office:value="5.4" table:style-name="ce23">
            <text:p>5,4</text:p>
          </table:table-cell>
          <table:table-cell office:value-type="float" office:value="3" table:style-name="ce23">
            <text:p>3,0</text:p>
          </table:table-cell>
          <table:table-cell office:value-type="float" office:value="4.5" table:style-name="ce23">
            <text:p>4,5</text:p>
          </table:table-cell>
          <table:table-cell office:value-type="float" office:value="1.5" table:style-name="ce23">
            <text:p>1,5</text:p>
          </table:table-cell>
          <table:table-cell office:value-type="string" table:style-name="ce24">
            <text:p>Iris-versicolor</text:p>
          </table:table-cell>
          <table:table-cell office:value-type="float" office:value="0.39019908113265928" table:formula="of:=((1/(SQRT(2*PI())*[.T$11])))*EXP((-1/2)*(([.A71]-[.T$3])^2)/(([.T$11])^2))" table:style-name="ce14">
            <text:p>0,390199</text:p>
          </table:table-cell>
          <table:table-cell office:value-type="float" office:value="0.9602121671808681" table:formula="of:=((1/(SQRT(2*PI())*[.T$12])))*EXP((-1/2)*(([.B71]-[.T$4])^2)/(([.T$12])^2))" table:style-name="ce14">
            <text:p>0,960212</text:p>
          </table:table-cell>
          <table:table-cell office:value-type="float" office:value="0.78103168150176294" table:formula="of:=((1/(SQRT(2*PI())*[.T$13])))*EXP((-1/2)*(([.C71]-[.T$5])^2)/(([.T$13])^2))" table:style-name="ce14">
            <text:p>0,781032</text:p>
          </table:table-cell>
          <table:table-cell office:value-type="float" office:value="1.4176322987779144" table:formula="of:=((1/(SQRT(2*PI())*[.T$14])))*EXP((-1/2)*(([.D71]-[.T$6])^2)/(([.T$14])^2))" table:style-name="ce14">
            <text:p>1,417632</text:p>
          </table:table-cell>
          <table:table-cell office:value-type="float" office:value="0.12489130177545806" table:formula="of:=1/3*[.F71]*[.G71]" table:style-name="ce1">
            <text:p>0,124891302</text:p>
          </table:table-cell>
          <table:table-cell office:value-type="float" office:value="0.10158594815249457" table:formula="of:=1/3*[.F71]*[.H71]" table:style-name="ce1">
            <text:p>0,101585948</text:p>
          </table:table-cell>
          <table:table-cell office:value-type="float" office:value="0.18438627345570724" table:formula="of:=1/3*[.F71]*[.I71]" table:style-name="ce1">
            <text:p>0,184386273</text:p>
          </table:table-cell>
          <table:table-cell office:value-type="float" office:value="0.24998537451057509" table:formula="of:=1/3*[.G71]*[.H71]" table:style-name="ce1">
            <text:p>0,249985375</text:p>
          </table:table-cell>
          <table:table-cell office:value-type="float" office:value="0.45374259395837896" table:formula="of:=1/3*[.G71]*[.I71]" table:style-name="ce1">
            <text:p>0,453742594</text:p>
          </table:table-cell>
          <table:table-cell office:value-type="float" office:value="0.3690719126885747" table:formula="of:=1/3*[.H71]*[.I71]" table:style-name="ce1">
            <text:p>0,369071913</text:p>
          </table:table-cell>
          <table:table-cell table:number-columns-repeated="16369" table:style-name="ce1"/>
        </table:table-row>
        <table:table-row table:style-name="ro1">
          <table:table-cell office:value-type="float" office:value="6.3" table:style-name="ce25">
            <text:p>6,3</text:p>
          </table:table-cell>
          <table:table-cell office:value-type="float" office:value="3.3" table:style-name="ce25">
            <text:p>3,3</text:p>
          </table:table-cell>
          <table:table-cell office:value-type="float" office:value="6" table:style-name="ce25">
            <text:p>6,0</text:p>
          </table:table-cell>
          <table:table-cell office:value-type="float" office:value="2.5" table:style-name="ce25">
            <text:p>2,5</text:p>
          </table:table-cell>
          <table:table-cell office:value-type="string" table:style-name="ce26">
            <text:p>Iris-virginica</text:p>
          </table:table-cell>
          <table:table-cell office:value-type="float" office:value="0.5166767276081099" table:formula="of:=((1/(SQRT(2*PI())*[.U$11])))*EXP((-1/2)*(([.A72]-[.U$3])^2)/(([.U$11])^2))" table:style-name="ce14">
            <text:p>0,516677</text:p>
          </table:table-cell>
          <table:table-cell office:value-type="float" office:value="0.52203445797663217" table:formula="of:=((1/(SQRT(2*PI()))))*EXP((([.B72]-[.U$4])^2)/(2*[.U$12])^2)" table:style-name="ce14">
            <text:p>0,522034</text:p>
          </table:table-cell>
          <table:table-cell office:value-type="float" office:value="0.54372348101350476" table:formula="of:=((1/(SQRT(2*PI())*[.U$13])))*EXP((-1/2)*(([.C72]-[.U$5])^2)/(([.U$13])^2))" table:style-name="ce14">
            <text:p>0,543723</text:p>
          </table:table-cell>
          <table:table-cell office:value-type="float" office:value="0.99530843939135805" table:formula="of:=((1/(SQRT(2*PI()))))*EXP((([.D72]-[.U$6])^2)/(2*[.U$14])^2)" table:style-name="ce14">
            <text:p>0,995308</text:p>
          </table:table-cell>
          <table:table-cell office:value-type="float" office:value="8.9907685148679889E-2" table:formula="of:=1/3*[.F72]*[.G72]" table:style-name="ce1">
            <text:p>0,089907685</text:p>
          </table:table-cell>
          <table:table-cell office:value-type="float" office:value="9.3643089631249302E-2" table:formula="of:=1/3*[.F72]*[.H72]" table:style-name="ce1">
            <text:p>0,09364309</text:p>
          </table:table-cell>
          <table:table-cell office:value-type="float" office:value="0.17141756914182055" table:formula="of:=1/3*[.F72]*[.I72]" table:style-name="ce1">
            <text:p>0,171417569</text:p>
          </table:table-cell>
          <table:table-cell office:value-type="float" office:value="9.4614130900017537E-2" table:formula="of:=1/3*[.G72]*[.H72]" table:style-name="ce1">
            <text:p>0,094614131</text:p>
          </table:table-cell>
          <table:table-cell office:value-type="float" office:value="0.17319510055907841" table:formula="of:=1/3*[.G72]*[.I72]" table:style-name="ce1">
            <text:p>0,173195101</text:p>
          </table:table-cell>
          <table:table-cell office:value-type="float" office:value="0.18039085644932937" table:formula="of:=1/3*[.H72]*[.I72]" table:style-name="ce1">
            <text:p>0,180390856</text:p>
          </table:table-cell>
          <table:table-cell table:number-columns-repeated="16369" table:style-name="ce1"/>
        </table:table-row>
        <table:table-row table:style-name="ro1">
          <table:table-cell office:value-type="float" office:value="5.8" table:style-name="ce25">
            <text:p>5,8</text:p>
          </table:table-cell>
          <table:table-cell office:value-type="float" office:value="2.7" table:style-name="ce25">
            <text:p>2,7</text:p>
          </table:table-cell>
          <table:table-cell office:value-type="float" office:value="5.0999999999999996" table:style-name="ce25">
            <text:p>5,1</text:p>
          </table:table-cell>
          <table:table-cell office:value-type="float" office:value="1.9" table:style-name="ce25">
            <text:p>1,9</text:p>
          </table:table-cell>
          <table:table-cell office:value-type="string" table:style-name="ce26">
            <text:p>Iris-virginica</text:p>
          </table:table-cell>
          <table:table-cell office:value-type="float" office:value="0.28772750891085369" table:formula="of:=((1/(SQRT(2*PI())*[.U$11])))*EXP((-1/2)*(([.A73]-[.U$3])^2)/(([.U$11])^2))" table:style-name="ce14">
            <text:p>0,287728</text:p>
          </table:table-cell>
          <table:table-cell office:value-type="float" office:value="0.44749985031462397" table:formula="of:=((1/(SQRT(2*PI()))))*EXP((([.B73]-[.U$4])^2)/(2*[.U$12])^2)" table:style-name="ce14">
            <text:p>0,447500</text:p>
          </table:table-cell>
          <table:table-cell office:value-type="float" office:value="0.4517793335075842" table:formula="of:=((1/(SQRT(2*PI())*[.U$13])))*EXP((-1/2)*(([.C73]-[.U$5])^2)/(([.U$13])^2))" table:style-name="ce14">
            <text:p>0,451779</text:p>
          </table:table-cell>
          <table:table-cell office:value-type="float" office:value="0.40696132081983111" table:formula="of:=((1/(SQRT(2*PI()))))*EXP((([.D73]-[.U$6])^2)/(2*[.U$14])^2)" table:style-name="ce14">
            <text:p>0,406961</text:p>
          </table:table-cell>
          <table:table-cell office:value-type="float" office:value="4.2919339056335555E-2" table:formula="of:=1/3*[.F73]*[.G73]" table:style-name="ce1">
            <text:p>0,042919339</text:p>
          </table:table-cell>
          <table:table-cell office:value-type="float" office:value="4.3329780735847659E-2" table:formula="of:=1/3*[.F73]*[.H73]" table:style-name="ce1">
            <text:p>0,043329781</text:p>
          </table:table-cell>
          <table:table-cell office:value-type="float" office:value="3.9031322354186916E-2" table:formula="of:=1/3*[.F73]*[.I73]" table:style-name="ce1">
            <text:p>0,039031322</text:p>
          </table:table-cell>
          <table:table-cell office:value-type="float" office:value="6.7390394706628165E-2" table:formula="of:=1/3*[.G73]*[.H73]" table:style-name="ce1">
            <text:p>0,067390395</text:p>
          </table:table-cell>
          <table:table-cell office:value-type="float" office:value="6.0705043383572022E-2" table:formula="of:=1/3*[.G73]*[.I73]" table:style-name="ce1">
            <text:p>0,060705043</text:p>
          </table:table-cell>
          <table:table-cell office:value-type="float" office:value="6.1285571427783139E-2" table:formula="of:=1/3*[.H73]*[.I73]" table:style-name="ce1">
            <text:p>0,061285571</text:p>
          </table:table-cell>
          <table:table-cell table:number-columns-repeated="16369" table:style-name="ce1"/>
        </table:table-row>
        <table:table-row table:style-name="ro1">
          <table:table-cell office:value-type="float" office:value="7.1" table:style-name="ce25">
            <text:p>7,1</text:p>
          </table:table-cell>
          <table:table-cell office:value-type="float" office:value="3" table:style-name="ce25">
            <text:p>3,0</text:p>
          </table:table-cell>
          <table:table-cell office:value-type="float" office:value="5.9" table:style-name="ce25">
            <text:p>5,9</text:p>
          </table:table-cell>
          <table:table-cell office:value-type="float" office:value="2.1" table:style-name="ce25">
            <text:p>2,1</text:p>
          </table:table-cell>
          <table:table-cell office:value-type="string" table:style-name="ce26">
            <text:p>Iris-virginica</text:p>
          </table:table-cell>
          <table:table-cell office:value-type="float" office:value="0.45059885182432285" table:formula="of:=((1/(SQRT(2*PI())*[.U$11])))*EXP((-1/2)*(([.A74]-[.U$3])^2)/(([.U$11])^2))" table:style-name="ce14">
            <text:p>0,450599</text:p>
          </table:table-cell>
          <table:table-cell office:value-type="float" office:value="0.40217463865257275" table:formula="of:=((1/(SQRT(2*PI()))))*EXP((([.B74]-[.U$4])^2)/(2*[.U$12])^2)" table:style-name="ce14">
            <text:p>0,402175</text:p>
          </table:table-cell>
          <table:table-cell office:value-type="float" office:value="0.59383301739400318" table:formula="of:=((1/(SQRT(2*PI())*[.U$13])))*EXP((-1/2)*(([.C74]-[.U$5])^2)/(([.U$13])^2))" table:style-name="ce14">
            <text:p>0,593833</text:p>
          </table:table-cell>
          <table:table-cell office:value-type="float" office:value="0.41959656312585919" table:formula="of:=((1/(SQRT(2*PI()))))*EXP((([.D74]-[.U$6])^2)/(2*[.U$14])^2)" table:style-name="ce14">
            <text:p>0,419597</text:p>
          </table:table-cell>
          <table:table-cell office:value-type="float" office:value="6.0406476803237061E-2" table:formula="of:=1/3*[.F74]*[.G74]" table:style-name="ce1">
            <text:p>0,060406477</text:p>
          </table:table-cell>
          <table:table-cell office:value-type="float" office:value="8.9193491937703651E-2" table:formula="of:=1/3*[.F74]*[.H74]" table:style-name="ce1">
            <text:p>0,089193492</text:p>
          </table:table-cell>
          <table:table-cell office:value-type="float" office:value="6.3023243191314707E-2" table:formula="of:=1/3*[.F74]*[.I74]" table:style-name="ce1">
            <text:p>0,063023243</text:p>
          </table:table-cell>
          <table:table-cell office:value-type="float" office:value="7.9608193063466712E-2" table:formula="of:=1/3*[.G74]*[.H74]" table:style-name="ce1">
            <text:p>0,079608193</text:p>
          </table:table-cell>
          <table:table-cell office:value-type="float" office:value="5.6250365385001277E-2" table:formula="of:=1/3*[.G74]*[.I74]" table:style-name="ce1">
            <text:p>0,056250365</text:p>
          </table:table-cell>
          <table:table-cell office:value-type="float" office:value="8.3056764389727422E-2" table:formula="of:=1/3*[.H74]*[.I74]" table:style-name="ce1">
            <text:p>0,083056764</text:p>
          </table:table-cell>
          <table:table-cell table:number-columns-repeated="16369" table:style-name="ce1"/>
        </table:table-row>
        <table:table-row table:style-name="ro1">
          <table:table-cell office:value-type="float" office:value="6.3" table:style-name="ce25">
            <text:p>6,3</text:p>
          </table:table-cell>
          <table:table-cell office:value-type="float" office:value="2.9" table:style-name="ce25">
            <text:p>2,9</text:p>
          </table:table-cell>
          <table:table-cell office:value-type="float" office:value="5.6" table:style-name="ce25">
            <text:p>5,6</text:p>
          </table:table-cell>
          <table:table-cell office:value-type="float" office:value="1.8" table:style-name="ce25">
            <text:p>1,8</text:p>
          </table:table-cell>
          <table:table-cell office:value-type="string" table:style-name="ce26">
            <text:p>Iris-virginica</text:p>
          </table:table-cell>
          <table:table-cell office:value-type="float" office:value="0.5166767276081099" table:formula="of:=((1/(SQRT(2*PI())*[.U$11])))*EXP((-1/2)*(([.A75]-[.U$3])^2)/(([.U$11])^2))" table:style-name="ce14">
            <text:p>0,516677</text:p>
          </table:table-cell>
          <table:table-cell office:value-type="float" office:value="0.40006797180400666" table:formula="of:=((1/(SQRT(2*PI()))))*EXP((([.B75]-[.U$4])^2)/(2*[.U$12])^2)" table:style-name="ce14">
            <text:p>0,400068</text:p>
          </table:table-cell>
          <table:table-cell office:value-type="float" office:value="0.65718114979870013" table:formula="of:=((1/(SQRT(2*PI())*[.U$13])))*EXP((-1/2)*(([.C75]-[.U$5])^2)/(([.U$13])^2))" table:style-name="ce14">
            <text:p>0,657181</text:p>
          </table:table-cell>
          <table:table-cell office:value-type="float" office:value="0.4430826695036818" table:formula="of:=((1/(SQRT(2*PI()))))*EXP((([.D75]-[.U$6])^2)/(2*[.U$14])^2)" table:style-name="ce14">
            <text:p>0,443083</text:p>
          </table:table-cell>
          <table:table-cell office:value-type="float" office:value="6.8901936830835911E-2" table:formula="of:=1/3*[.F75]*[.G75]" table:style-name="ce1">
            <text:p>0,068901937</text:p>
          </table:table-cell>
          <table:table-cell office:value-type="float" office:value="0.11318340197457581" table:formula="of:=1/3*[.F75]*[.H75]" table:style-name="ce1">
            <text:p>0,113183402</text:p>
          </table:table-cell>
          <table:table-cell office:value-type="float" office:value="7.6310167913009319E-2" table:formula="of:=1/3*[.F75]*[.I75]" table:style-name="ce1">
            <text:p>0,076310168</text:p>
          </table:table-cell>
          <table:table-cell office:value-type="float" office:value="8.7639043235930345E-2" table:formula="of:=1/3*[.G75]*[.H75]" table:style-name="ce1">
            <text:p>0,087639043</text:p>
          </table:table-cell>
          <table:table-cell office:value-type="float" office:value="5.9087728309947657E-2" table:formula="of:=1/3*[.G75]*[.I75]" table:style-name="ce1">
            <text:p>0,059087728</text:p>
          </table:table-cell>
          <table:table-cell office:value-type="float" office:value="9.706185940010234E-2" table:formula="of:=1/3*[.H75]*[.I75]" table:style-name="ce1">
            <text:p>0,097061859</text:p>
          </table:table-cell>
          <table:table-cell table:number-columns-repeated="16369" table:style-name="ce1"/>
        </table:table-row>
        <table:table-row table:style-name="ro1">
          <table:table-cell office:value-type="float" office:value="6.5" table:style-name="ce25">
            <text:p>6,5</text:p>
          </table:table-cell>
          <table:table-cell office:value-type="float" office:value="3" table:style-name="ce25">
            <text:p>3,0</text:p>
          </table:table-cell>
          <table:table-cell office:value-type="float" office:value="5.8" table:style-name="ce25">
            <text:p>5,8</text:p>
          </table:table-cell>
          <table:table-cell office:value-type="float" office:value="2.2000000000000002" table:style-name="ce25">
            <text:p>2,2</text:p>
          </table:table-cell>
          <table:table-cell office:value-type="string" table:style-name="ce26">
            <text:p>Iris-virginica</text:p>
          </table:table-cell>
          <table:table-cell office:value-type="float" office:value="0.56513866769056775" table:formula="of:=((1/(SQRT(2*PI())*[.U$11])))*EXP((-1/2)*(([.A76]-[.U$3])^2)/(([.U$11])^2))" table:style-name="ce14">
            <text:p>0,565139</text:p>
          </table:table-cell>
          <table:table-cell office:value-type="float" office:value="0.40217463865257275" table:formula="of:=((1/(SQRT(2*PI()))))*EXP((([.B76]-[.U$4])^2)/(2*[.U$12])^2)" table:style-name="ce14">
            <text:p>0,402175</text:p>
          </table:table-cell>
          <table:table-cell office:value-type="float" office:value="0.63116696477466061" table:formula="of:=((1/(SQRT(2*PI())*[.U$13])))*EXP((-1/2)*(([.C76]-[.U$5])^2)/(([.U$13])^2))" table:style-name="ce14">
            <text:p>0,631167</text:p>
          </table:table-cell>
          <table:table-cell office:value-type="float" office:value="0.47102324472054102" table:formula="of:=((1/(SQRT(2*PI()))))*EXP((([.D76]-[.U$6])^2)/(2*[.U$14])^2)" table:style-name="ce14">
            <text:p>0,471023</text:p>
          </table:table-cell>
          <table:table-cell office:value-type="float" office:value="7.5761479822350153E-2" table:formula="of:=1/3*[.F76]*[.G76]" table:style-name="ce1">
            <text:p>0,07576148</text:p>
          </table:table-cell>
          <table:table-cell office:value-type="float" office:value="0.11889895252101705" table:formula="of:=1/3*[.F76]*[.H76]" table:style-name="ce1">
            <text:p>0,118898953</text:p>
          </table:table-cell>
          <table:table-cell office:value-type="float" office:value="8.8731149657551592E-2" table:formula="of:=1/3*[.F76]*[.I76]" table:style-name="ce1">
            <text:p>0,08873115</text:p>
          </table:table-cell>
          <table:table-cell office:value-type="float" office:value="8.4613115329230063E-2" table:formula="of:=1/3*[.G76]*[.H76]" table:style-name="ce1">
            <text:p>0,084613115</text:p>
          </table:table-cell>
          <table:table-cell office:value-type="float" office:value="6.3144534414148634E-2" table:formula="of:=1/3*[.G76]*[.I76]" table:style-name="ce1">
            <text:p>0,063144534</text:p>
          </table:table-cell>
          <table:table-cell office:value-type="float" office:value="9.9098103902858684E-2" table:formula="of:=1/3*[.H76]*[.I76]" table:style-name="ce1">
            <text:p>0,099098104</text:p>
          </table:table-cell>
          <table:table-cell table:number-columns-repeated="16369" table:style-name="ce1"/>
        </table:table-row>
        <table:table-row table:style-name="ro1">
          <table:table-cell office:value-type="float" office:value="7.6" table:style-name="ce25">
            <text:p>7,6</text:p>
          </table:table-cell>
          <table:table-cell office:value-type="float" office:value="3" table:style-name="ce25">
            <text:p>3,0</text:p>
          </table:table-cell>
          <table:table-cell office:value-type="float" office:value="6.6" table:style-name="ce25">
            <text:p>6,6</text:p>
          </table:table-cell>
          <table:table-cell office:value-type="float" office:value="2.1" table:style-name="ce25">
            <text:p>2,1</text:p>
          </table:table-cell>
          <table:table-cell office:value-type="string" table:style-name="ce26">
            <text:p>Iris-virginica</text:p>
          </table:table-cell>
          <table:table-cell office:value-type="float" office:value="0.21147865602214838" table:formula="of:=((1/(SQRT(2*PI())*[.U$11])))*EXP((-1/2)*(([.A77]-[.U$3])^2)/(([.U$11])^2))" table:style-name="ce14">
            <text:p>0,211479</text:p>
          </table:table-cell>
          <table:table-cell office:value-type="float" office:value="0.40217463865257275" table:formula="of:=((1/(SQRT(2*PI()))))*EXP((([.B77]-[.U$4])^2)/(2*[.U$12])^2)" table:style-name="ce14">
            <text:p>0,402175</text:p>
          </table:table-cell>
          <table:table-cell office:value-type="float" office:value="0.18102042329507576" table:formula="of:=((1/(SQRT(2*PI())*[.U$13])))*EXP((-1/2)*(([.C77]-[.U$5])^2)/(([.U$13])^2))" table:style-name="ce14">
            <text:p>0,181020</text:p>
          </table:table-cell>
          <table:table-cell office:value-type="float" office:value="0.41959656312585919" table:formula="of:=((1/(SQRT(2*PI()))))*EXP((([.D77]-[.U$6])^2)/(2*[.U$14])^2)" table:style-name="ce14">
            <text:p>0,419597</text:p>
          </table:table-cell>
          <table:table-cell office:value-type="float" office:value="2.835045068947975E-2" table:formula="of:=1/3*[.F77]*[.G77]" table:style-name="ce1">
            <text:p>0,028350451</text:p>
          </table:table-cell>
          <table:table-cell office:value-type="float" office:value="1.2760651943667673E-2" table:formula="of:=1/3*[.F77]*[.H77]" table:style-name="ce1">
            <text:p>0,012760652</text:p>
          </table:table-cell>
          <table:table-cell office:value-type="float" office:value="2.957857241378975E-2" table:formula="of:=1/3*[.F77]*[.I77]" table:style-name="ce1">
            <text:p>0,029578572</text:p>
          </table:table-cell>
          <table:table-cell office:value-type="float" office:value="2.4267274442477615E-2" table:formula="of:=1/3*[.G77]*[.H77]" table:style-name="ce1">
            <text:p>0,024267274</text:p>
          </table:table-cell>
          <table:table-cell office:value-type="float" office:value="5.6250365385001277E-2" table:formula="of:=1/3*[.G77]*[.I77]" table:style-name="ce1">
            <text:p>0,056250365</text:p>
          </table:table-cell>
          <table:table-cell office:value-type="float" office:value="2.5318515823400667E-2" table:formula="of:=1/3*[.H77]*[.I77]" table:style-name="ce1">
            <text:p>0,025318516</text:p>
          </table:table-cell>
          <table:table-cell table:number-columns-repeated="16369" table:style-name="ce1"/>
        </table:table-row>
        <table:table-row table:style-name="ro1">
          <table:table-cell office:value-type="float" office:value="4.9000000000000004" table:style-name="ce25">
            <text:p>4,9</text:p>
          </table:table-cell>
          <table:table-cell office:value-type="float" office:value="2.5" table:style-name="ce25">
            <text:p>2,5</text:p>
          </table:table-cell>
          <table:table-cell office:value-type="float" office:value="4.5" table:style-name="ce25">
            <text:p>4,5</text:p>
          </table:table-cell>
          <table:table-cell office:value-type="float" office:value="1.7" table:style-name="ce25">
            <text:p>1,7</text:p>
          </table:table-cell>
          <table:table-cell office:value-type="string" table:style-name="ce26">
            <text:p>Iris-virginica</text:p>
          </table:table-cell>
          <table:table-cell office:value-type="float" office:value="2.7322718966503227E-2" table:formula="of:=((1/(SQRT(2*PI())*[.U$11])))*EXP((-1/2)*(([.A78]-[.U$3])^2)/(([.U$11])^2))" table:style-name="ce14">
            <text:p>0,027323</text:p>
          </table:table-cell>
          <table:table-cell office:value-type="float" office:value="0.58940417275697288" table:formula="of:=((1/(SQRT(2*PI()))))*EXP((([.B78]-[.U$4])^2)/(2*[.U$12])^2)" table:style-name="ce14">
            <text:p>0,589404</text:p>
          </table:table-cell>
          <table:table-cell office:value-type="float" office:value="0.11749161588651087" table:formula="of:=((1/(SQRT(2*PI())*[.U$13])))*EXP((-1/2)*(([.C78]-[.U$5])^2)/(([.U$13])^2))" table:style-name="ce14">
            <text:p>0,117492</text:p>
          </table:table-cell>
          <table:table-cell office:value-type="float" office:value="0.5157791024217836" table:formula="of:=((1/(SQRT(2*PI()))))*EXP((([.D78]-[.U$6])^2)/(2*[.U$14])^2)" table:style-name="ce14">
            <text:p>0,515779</text:p>
          </table:table-cell>
          <table:table-cell office:value-type="float" office:value="5.3680415233076954E-3" table:formula="of:=1/3*[.F78]*[.G78]" table:style-name="ce1">
            <text:p>0,005368042</text:p>
          </table:table-cell>
          <table:table-cell office:value-type="float" office:value="1.0700634672624941E-3" table:formula="of:=1/3*[.F78]*[.H78]" table:style-name="ce1">
            <text:p>0,001070063</text:p>
          </table:table-cell>
          <table:table-cell office:value-type="float" office:value="4.6974958214218918E-3" table:formula="of:=1/3*[.F78]*[.I78]" table:style-name="ce1">
            <text:p>0,004697496</text:p>
          </table:table-cell>
          <table:table-cell office:value-type="float" office:value="2.3083349555822981E-2" table:formula="of:=1/3*[.G78]*[.H78]" table:style-name="ce1">
            <text:p>0,02308335</text:p>
          </table:table-cell>
          <table:table-cell office:value-type="float" office:value="0.10133411839608178" table:formula="of:=1/3*[.G78]*[.I78]" table:style-name="ce1">
            <text:p>0,101334118</text:p>
          </table:table-cell>
          <table:table-cell office:value-type="float" office:value="2.019990672800985E-2" table:formula="of:=1/3*[.H78]*[.I78]" table:style-name="ce1">
            <text:p>0,020199907</text:p>
          </table:table-cell>
          <table:table-cell table:number-columns-repeated="16369" table:style-name="ce1"/>
        </table:table-row>
        <table:table-row table:style-name="ro1">
          <table:table-cell office:value-type="float" office:value="7.3" table:style-name="ce25">
            <text:p>7,3</text:p>
          </table:table-cell>
          <table:table-cell office:value-type="float" office:value="2.9" table:style-name="ce25">
            <text:p>2,9</text:p>
          </table:table-cell>
          <table:table-cell office:value-type="float" office:value="6.3" table:style-name="ce25">
            <text:p>6,3</text:p>
          </table:table-cell>
          <table:table-cell office:value-type="float" office:value="1.8" table:style-name="ce25">
            <text:p>1,8</text:p>
          </table:table-cell>
          <table:table-cell office:value-type="string" table:style-name="ce26">
            <text:p>Iris-virginica</text:p>
          </table:table-cell>
          <table:table-cell office:value-type="float" office:value="0.35422346677205735" table:formula="of:=((1/(SQRT(2*PI())*[.U$11])))*EXP((-1/2)*(([.A79]-[.U$3])^2)/(([.U$11])^2))" table:style-name="ce14">
            <text:p>0,354223</text:p>
          </table:table-cell>
          <table:table-cell office:value-type="float" office:value="0.40006797180400666" table:formula="of:=((1/(SQRT(2*PI()))))*EXP((([.B79]-[.U$4])^2)/(2*[.U$12])^2)" table:style-name="ce14">
            <text:p>0,400068</text:p>
          </table:table-cell>
          <table:table-cell office:value-type="float" office:value="0.35455313694643598" table:formula="of:=((1/(SQRT(2*PI())*[.U$13])))*EXP((-1/2)*(([.C79]-[.U$5])^2)/(([.U$13])^2))" table:style-name="ce14">
            <text:p>0,354553</text:p>
          </table:table-cell>
          <table:table-cell office:value-type="float" office:value="0.4430826695036818" table:formula="of:=((1/(SQRT(2*PI()))))*EXP((([.D79]-[.U$6])^2)/(2*[.U$14])^2)" table:style-name="ce14">
            <text:p>0,443083</text:p>
          </table:table-cell>
          <table:table-cell office:value-type="float" office:value="4.7237821305626974E-2" table:formula="of:=1/3*[.F79]*[.G79]" table:style-name="ce1">
            <text:p>0,047237821</text:p>
          </table:table-cell>
          <table:table-cell office:value-type="float" office:value="4.1863680441358186E-2" table:formula="of:=1/3*[.F79]*[.H79]" table:style-name="ce1">
            <text:p>0,04186368</text:p>
          </table:table-cell>
          <table:table-cell office:value-type="float" office:value="5.23167597527373E-2" table:formula="of:=1/3*[.F79]*[.I79]" table:style-name="ce1">
            <text:p>0,05231676</text:p>
          </table:table-cell>
          <table:table-cell office:value-type="float" office:value="4.7281784798302952E-2" table:formula="of:=1/3*[.G79]*[.H79]" table:style-name="ce1">
            <text:p>0,047281785</text:p>
          </table:table-cell>
          <table:table-cell office:value-type="float" office:value="5.9087728309947657E-2" table:formula="of:=1/3*[.G79]*[.I79]" table:style-name="ce1">
            <text:p>0,059087728</text:p>
          </table:table-cell>
          <table:table-cell office:value-type="float" office:value="5.2365450133043771E-2" table:formula="of:=1/3*[.H79]*[.I79]" table:style-name="ce1">
            <text:p>0,05236545</text:p>
          </table:table-cell>
          <table:table-cell table:number-columns-repeated="16369" table:style-name="ce1"/>
        </table:table-row>
        <table:table-row table:style-name="ro1">
          <table:table-cell office:value-type="float" office:value="6.7" table:style-name="ce25">
            <text:p>6,7</text:p>
          </table:table-cell>
          <table:table-cell office:value-type="float" office:value="2.5" table:style-name="ce25">
            <text:p>2,5</text:p>
          </table:table-cell>
          <table:table-cell office:value-type="float" office:value="5.8" table:style-name="ce25">
            <text:p>5,8</text:p>
          </table:table-cell>
          <table:table-cell office:value-type="float" office:value="1.8" table:style-name="ce25">
            <text:p>1,8</text:p>
          </table:table-cell>
          <table:table-cell office:value-type="string" table:style-name="ce26">
            <text:p>Iris-virginica</text:p>
          </table:table-cell>
          <table:table-cell office:value-type="float" office:value="0.56915286703603196" table:formula="of:=((1/(SQRT(2*PI())*[.U$11])))*EXP((-1/2)*(([.A80]-[.U$3])^2)/(([.U$11])^2))" table:style-name="ce14">
            <text:p>0,569153</text:p>
          </table:table-cell>
          <table:table-cell office:value-type="float" office:value="0.58940417275697288" table:formula="of:=((1/(SQRT(2*PI()))))*EXP((([.B80]-[.U$4])^2)/(2*[.U$12])^2)" table:style-name="ce14">
            <text:p>0,589404</text:p>
          </table:table-cell>
          <table:table-cell office:value-type="float" office:value="0.63116696477466061" table:formula="of:=((1/(SQRT(2*PI())*[.U$13])))*EXP((-1/2)*(([.C80]-[.U$5])^2)/(([.U$13])^2))" table:style-name="ce14">
            <text:p>0,631167</text:p>
          </table:table-cell>
          <table:table-cell office:value-type="float" office:value="0.4430826695036818" table:formula="of:=((1/(SQRT(2*PI()))))*EXP((([.D80]-[.U$6])^2)/(2*[.U$14])^2)" table:style-name="ce14">
            <text:p>0,443083</text:p>
          </table:table-cell>
          <table:table-cell office:value-type="float" office:value="0.11182035825587726" table:formula="of:=1/3*[.F80]*[.G80]" table:style-name="ce1">
            <text:p>0,111820358</text:p>
          </table:table-cell>
          <table:table-cell office:value-type="float" office:value="0.11974349585997608" table:formula="of:=1/3*[.F80]*[.H80]" table:style-name="ce1">
            <text:p>0,119743496</text:p>
          </table:table-cell>
          <table:table-cell office:value-type="float" office:value="8.4060590560666365E-2" table:formula="of:=1/3*[.F80]*[.I80]" table:style-name="ce1">
            <text:p>0,084060591</text:p>
          </table:table-cell>
          <table:table-cell office:value-type="float" office:value="0.12400414758151275" table:formula="of:=1/3*[.G80]*[.H80]" table:style-name="ce1">
            <text:p>0,124004148</text:p>
          </table:table-cell>
          <table:table-cell office:value-type="float" office:value="8.7051591427256256E-2" table:formula="of:=1/3*[.G80]*[.I80]" table:style-name="ce1">
            <text:p>0,087051591</text:p>
          </table:table-cell>
          <table:table-cell office:value-type="float" office:value="9.3219714551630972E-2" table:formula="of:=1/3*[.H80]*[.I80]" table:style-name="ce1">
            <text:p>0,093219715</text:p>
          </table:table-cell>
          <table:table-cell table:number-columns-repeated="16369" table:style-name="ce1"/>
        </table:table-row>
        <table:table-row table:style-name="ro1">
          <table:table-cell office:value-type="float" office:value="7.2" table:style-name="ce25">
            <text:p>7,2</text:p>
          </table:table-cell>
          <table:table-cell office:value-type="float" office:value="3.6" table:style-name="ce25">
            <text:p>3,6</text:p>
          </table:table-cell>
          <table:table-cell office:value-type="float" office:value="6.1" table:style-name="ce25">
            <text:p>6,1</text:p>
          </table:table-cell>
          <table:table-cell office:value-type="float" office:value="2.5" table:style-name="ce25">
            <text:p>2,5</text:p>
          </table:table-cell>
          <table:table-cell office:value-type="string" table:style-name="ce26">
            <text:p>Iris-virginica</text:p>
          </table:table-cell>
          <table:table-cell office:value-type="float" office:value="0.40366071236421924" table:formula="of:=((1/(SQRT(2*PI())*[.U$11])))*EXP((-1/2)*(([.A81]-[.U$3])^2)/(([.U$11])^2))" table:style-name="ce14">
            <text:p>0,403661</text:p>
          </table:table-cell>
          <table:table-cell office:value-type="float" office:value="0.9786927359905907" table:formula="of:=((1/(SQRT(2*PI()))))*EXP((([.B81]-[.U$4])^2)/(2*[.U$12])^2)" table:style-name="ce14">
            <text:p>0,978693</text:p>
          </table:table-cell>
          <table:table-cell office:value-type="float" office:value="0.48449076484680903" table:formula="of:=((1/(SQRT(2*PI())*[.U$13])))*EXP((-1/2)*(([.C81]-[.U$5])^2)/(([.U$13])^2))" table:style-name="ce14">
            <text:p>0,484491</text:p>
          </table:table-cell>
          <table:table-cell office:value-type="float" office:value="0.99530843939135805" table:formula="of:=((1/(SQRT(2*PI()))))*EXP((([.D81]-[.U$6])^2)/(2*[.U$14])^2)" table:style-name="ce14">
            <text:p>0,995308</text:p>
          </table:table-cell>
          <table:table-cell office:value-type="float" office:value="0.13168660233188284" table:formula="of:=1/3*[.F81]*[.G81]" table:style-name="ce1">
            <text:p>0,131686602</text:p>
          </table:table-cell>
          <table:table-cell office:value-type="float" office:value="6.5189962423982784E-2" table:formula="of:=1/3*[.F81]*[.H81]" table:style-name="ce1">
            <text:p>0,065189962</text:p>
          </table:table-cell>
          <table:table-cell office:value-type="float" office:value="0.13392230455561163" table:formula="of:=1/3*[.F81]*[.I81]" table:style-name="ce1">
            <text:p>0,133922305</text:p>
          </table:table-cell>
          <table:table-cell office:value-type="float" office:value="0.15805586407003247" table:formula="of:=1/3*[.G81]*[.H81]" table:style-name="ce1">
            <text:p>0,158055864</text:p>
          </table:table-cell>
          <table:table-cell office:value-type="float" office:value="0.32470037990081774" table:formula="of:=1/3*[.G81]*[.I81]" table:style-name="ce1">
            <text:p>0,32470038</text:p>
          </table:table-cell>
          <table:table-cell office:value-type="float" office:value="0.1607392490197343" table:formula="of:=1/3*[.H81]*[.I81]" table:style-name="ce1">
            <text:p>0,160739249</text:p>
          </table:table-cell>
          <table:table-cell table:number-columns-repeated="16369"/>
        </table:table-row>
        <table:table-row table:style-name="ro1">
          <table:table-cell office:value-type="float" office:value="6.5" table:style-name="ce25">
            <text:p>6,5</text:p>
          </table:table-cell>
          <table:table-cell office:value-type="float" office:value="3.2" table:style-name="ce25">
            <text:p>3,2</text:p>
          </table:table-cell>
          <table:table-cell office:value-type="float" office:value="5.0999999999999996" table:style-name="ce25">
            <text:p>5,1</text:p>
          </table:table-cell>
          <table:table-cell office:value-type="float" office:value="2" table:style-name="ce25">
            <text:p>2,0</text:p>
          </table:table-cell>
          <table:table-cell office:value-type="string" table:style-name="ce26">
            <text:p>Iris-virginica</text:p>
          </table:table-cell>
          <table:table-cell office:value-type="float" office:value="0.56513866769056775" table:formula="of:=((1/(SQRT(2*PI())*[.U$11])))*EXP((-1/2)*(([.A82]-[.U$3])^2)/(([.U$11])^2))" table:style-name="ce14">
            <text:p>0,565139</text:p>
          </table:table-cell>
          <table:table-cell office:value-type="float" office:value="0.45940675140295656" table:formula="of:=((1/(SQRT(2*PI()))))*EXP((([.B82]-[.U$4])^2)/(2*[.U$12])^2)" table:style-name="ce14">
            <text:p>0,459407</text:p>
          </table:table-cell>
          <table:table-cell office:value-type="float" office:value="0.4517793335075842" table:formula="of:=((1/(SQRT(2*PI())*[.U$13])))*EXP((-1/2)*(([.C82]-[.U$5])^2)/(([.U$13])^2))" table:style-name="ce14">
            <text:p>0,451779</text:p>
          </table:table-cell>
          <table:table-cell office:value-type="float" office:value="0.39963991112097957" table:formula="of:=((1/(SQRT(2*PI()))))*EXP((([.D82]-[.U$6])^2)/(2*[.U$14])^2)" table:style-name="ce14">
            <text:p>0,399640</text:p>
          </table:table-cell>
          <table:table-cell office:value-type="float" office:value="8.6542839805306235E-2" table:formula="of:=1/3*[.F82]*[.G82]" table:style-name="ce1">
            <text:p>0,08654284</text:p>
          </table:table-cell>
          <table:table-cell office:value-type="float" office:value="8.5105990209536256E-2" table:formula="of:=1/3*[.F82]*[.H82]" table:style-name="ce1">
            <text:p>0,08510599</text:p>
          </table:table-cell>
          <table:table-cell office:value-type="float" office:value="7.5283988975629101E-2" table:formula="of:=1/3*[.F82]*[.I82]" table:style-name="ce1">
            <text:p>0,075283989</text:p>
          </table:table-cell>
          <table:table-cell office:value-type="float" office:value="6.9183491985904053E-2" table:formula="of:=1/3*[.G82]*[.H82]" table:style-name="ce1">
            <text:p>0,069183492</text:p>
          </table:table-cell>
          <table:table-cell office:value-type="float" office:value="6.1199091099685174E-2" table:formula="of:=1/3*[.G82]*[.I82]" table:style-name="ce1">
            <text:p>0,061199091</text:p>
          </table:table-cell>
          <table:table-cell office:value-type="float" office:value="6.0183017563088775E-2" table:formula="of:=1/3*[.H82]*[.I82]" table:style-name="ce1">
            <text:p>0,060183018</text:p>
          </table:table-cell>
          <table:table-cell table:number-columns-repeated="16369"/>
        </table:table-row>
        <table:table-row table:style-name="ro1">
          <table:table-cell office:value-type="float" office:value="6.4" table:style-name="ce25">
            <text:p>6,4</text:p>
          </table:table-cell>
          <table:table-cell office:value-type="float" office:value="2.7" table:style-name="ce25">
            <text:p>2,7</text:p>
          </table:table-cell>
          <table:table-cell office:value-type="float" office:value="5.3" table:style-name="ce25">
            <text:p>5,3</text:p>
          </table:table-cell>
          <table:table-cell office:value-type="float" office:value="1.9" table:style-name="ce25">
            <text:p>1,9</text:p>
          </table:table-cell>
          <table:table-cell office:value-type="string" table:style-name="ce26">
            <text:p>Iris-virginica</text:p>
          </table:table-cell>
          <table:table-cell office:value-type="float" office:value="0.5459712062115577" table:formula="of:=((1/(SQRT(2*PI())*[.U$11])))*EXP((-1/2)*(([.A83]-[.U$3])^2)/(([.U$11])^2))" table:style-name="ce14">
            <text:p>0,545971</text:p>
          </table:table-cell>
          <table:table-cell office:value-type="float" office:value="0.44749985031462397" table:formula="of:=((1/(SQRT(2*PI()))))*EXP((([.B83]-[.U$4])^2)/(2*[.U$12])^2)" table:style-name="ce14">
            <text:p>0,447500</text:p>
          </table:table-cell>
          <table:table-cell office:value-type="float" office:value="0.5694411598743615" table:formula="of:=((1/(SQRT(2*PI())*[.U$13])))*EXP((-1/2)*(([.C83]-[.U$5])^2)/(([.U$13])^2))" table:style-name="ce14">
            <text:p>0,569441</text:p>
          </table:table-cell>
          <table:table-cell office:value-type="float" office:value="0.40696132081983111" table:formula="of:=((1/(SQRT(2*PI()))))*EXP((([.D83]-[.U$6])^2)/(2*[.U$14])^2)" table:style-name="ce14">
            <text:p>0,406961</text:p>
          </table:table-cell>
          <table:table-cell office:value-type="float" office:value="8.1440677685255591E-2" table:formula="of:=1/3*[.F83]*[.G83]" table:style-name="ce1">
            <text:p>0,081440678</text:p>
          </table:table-cell>
          <table:table-cell office:value-type="float" office:value="0.10363282564103787" table:formula="of:=1/3*[.F83]*[.H83]" table:style-name="ce1">
            <text:p>0,103632826</text:p>
          </table:table-cell>
          <table:table-cell office:value-type="float" office:value="7.4063054403150627E-2" table:formula="of:=1/3*[.F83]*[.I83]" table:style-name="ce1">
            <text:p>0,074063054</text:p>
          </table:table-cell>
          <table:table-cell office:value-type="float" office:value="8.4941611268920872E-2" table:formula="of:=1/3*[.G83]*[.H83]" table:style-name="ce1">
            <text:p>0,084941611</text:p>
          </table:table-cell>
          <table:table-cell office:value-type="float" office:value="6.0705043383572022E-2" table:formula="of:=1/3*[.G83]*[.I83]" table:style-name="ce1">
            <text:p>0,060705043</text:p>
          </table:table-cell>
          <table:table-cell office:value-type="float" office:value="7.7246842183882253E-2" table:formula="of:=1/3*[.H83]*[.I83]" table:style-name="ce1">
            <text:p>0,077246842</text:p>
          </table:table-cell>
          <table:table-cell table:number-columns-repeated="16369"/>
        </table:table-row>
        <table:table-row table:style-name="ro1">
          <table:table-cell office:value-type="float" office:value="6.8" table:style-name="ce25">
            <text:p>6,8</text:p>
          </table:table-cell>
          <table:table-cell office:value-type="float" office:value="3" table:style-name="ce25">
            <text:p>3,0</text:p>
          </table:table-cell>
          <table:table-cell office:value-type="float" office:value="5.5" table:style-name="ce25">
            <text:p>5,5</text:p>
          </table:table-cell>
          <table:table-cell office:value-type="float" office:value="2.1" table:style-name="ce25">
            <text:p>2,1</text:p>
          </table:table-cell>
          <table:table-cell office:value-type="string" table:style-name="ce26">
            <text:p>Iris-virginica</text:p>
          </table:table-cell>
          <table:table-cell office:value-type="float" office:value="0.55375485656740431" table:formula="of:=((1/(SQRT(2*PI())*[.U$11])))*EXP((-1/2)*(([.A84]-[.U$3])^2)/(([.U$11])^2))" table:style-name="ce14">
            <text:p>0,553755</text:p>
          </table:table-cell>
          <table:table-cell office:value-type="float" office:value="0.40217463865257275" table:formula="of:=((1/(SQRT(2*PI()))))*EXP((([.B84]-[.U$4])^2)/(2*[.U$12])^2)" table:style-name="ce14">
            <text:p>0,402175</text:p>
          </table:table-cell>
          <table:table-cell office:value-type="float" office:value="0.64379265416844389" table:formula="of:=((1/(SQRT(2*PI())*[.U$13])))*EXP((-1/2)*(([.C84]-[.U$5])^2)/(([.U$13])^2))" table:style-name="ce14">
            <text:p>0,643793</text:p>
          </table:table-cell>
          <table:table-cell office:value-type="float" office:value="0.41959656312585919" table:formula="of:=((1/(SQRT(2*PI()))))*EXP((([.D84]-[.U$6])^2)/(2*[.U$14])^2)" table:style-name="ce14">
            <text:p>0,419597</text:p>
          </table:table-cell>
          <table:table-cell office:value-type="float" office:value="7.4235386447367685E-2" table:formula="of:=1/3*[.F84]*[.G84]" table:style-name="ce1">
            <text:p>0,074235386</text:p>
          </table:table-cell>
          <table:table-cell office:value-type="float" office:value="0.11883443628939838" table:formula="of:=1/3*[.F84]*[.H84]" table:style-name="ce1">
            <text:p>0,118834436</text:p>
          </table:table-cell>
          <table:table-cell office:value-type="float" office:value="7.7451211543311985E-2" table:formula="of:=1/3*[.F84]*[.I84]" table:style-name="ce1">
            <text:p>0,077451212</text:p>
          </table:table-cell>
          <table:table-cell office:value-type="float" office:value="8.6305692685791538E-2" table:formula="of:=1/3*[.G84]*[.H84]" table:style-name="ce1">
            <text:p>0,086305693</text:p>
          </table:table-cell>
          <table:table-cell office:value-type="float" office:value="5.6250365385001277E-2" table:formula="of:=1/3*[.G84]*[.I84]" table:style-name="ce1">
            <text:p>0,056250365</text:p>
          </table:table-cell>
          <table:table-cell office:value-type="float" office:value="9.0044395018251289E-2" table:formula="of:=1/3*[.H84]*[.I84]" table:style-name="ce1">
            <text:p>0,090044395</text:p>
          </table:table-cell>
          <table:table-cell table:number-columns-repeated="16369"/>
        </table:table-row>
        <table:table-row table:style-name="ro1">
          <table:table-cell office:value-type="float" office:value="5.7" table:style-name="ce25">
            <text:p>5,7</text:p>
          </table:table-cell>
          <table:table-cell office:value-type="float" office:value="2.5" table:style-name="ce25">
            <text:p>2,5</text:p>
          </table:table-cell>
          <table:table-cell office:value-type="float" office:value="5" table:style-name="ce25">
            <text:p>5,0</text:p>
          </table:table-cell>
          <table:table-cell office:value-type="float" office:value="2" table:style-name="ce25">
            <text:p>2,0</text:p>
          </table:table-cell>
          <table:table-cell office:value-type="string" table:style-name="ce26">
            <text:p>Iris-virginica</text:p>
          </table:table-cell>
          <table:table-cell office:value-type="float" office:value="0.24056764610662673" table:formula="of:=((1/(SQRT(2*PI())*[.U$11])))*EXP((-1/2)*(([.A85]-[.U$3])^2)/(([.U$11])^2))" table:style-name="ce14">
            <text:p>0,240568</text:p>
          </table:table-cell>
          <table:table-cell office:value-type="float" office:value="0.58940417275697288" table:formula="of:=((1/(SQRT(2*PI()))))*EXP((([.B85]-[.U$4])^2)/(2*[.U$12])^2)" table:style-name="ce14">
            <text:p>0,589404</text:p>
          </table:table-cell>
          <table:table-cell office:value-type="float" office:value="0.38632749050547049" table:formula="of:=((1/(SQRT(2*PI())*[.U$13])))*EXP((-1/2)*(([.C85]-[.U$5])^2)/(([.U$13])^2))" table:style-name="ce14">
            <text:p>0,386327</text:p>
          </table:table-cell>
          <table:table-cell office:value-type="float" office:value="0.39963991112097957" table:formula="of:=((1/(SQRT(2*PI()))))*EXP((([.D85]-[.U$6])^2)/(2*[.U$14])^2)" table:style-name="ce14">
            <text:p>0,399640</text:p>
          </table:table-cell>
          <table:table-cell office:value-type="float" office:value="4.7263858148522846E-2" table:formula="of:=1/3*[.F85]*[.G85]" table:style-name="ce1">
            <text:p>0,047263858</text:p>
          </table:table-cell>
          <table:table-cell office:value-type="float" office:value="3.0979298339060407E-2" table:formula="of:=1/3*[.F85]*[.H85]" table:style-name="ce1">
            <text:p>0,030979298</text:p>
          </table:table-cell>
          <table:table-cell office:value-type="float" office:value="3.2046810902878524E-2" table:formula="of:=1/3*[.F85]*[.I85]" table:style-name="ce1">
            <text:p>0,032046811</text:p>
          </table:table-cell>
          <table:table-cell office:value-type="float" office:value="7.5901011651551373E-2" table:formula="of:=1/3*[.G85]*[.H85]" table:style-name="ce1">
            <text:p>0,075901012</text:p>
          </table:table-cell>
          <table:table-cell office:value-type="float" office:value="7.8516477071643706E-2" table:formula="of:=1/3*[.G85]*[.I85]" table:style-name="ce1">
            <text:p>0,078516477</text:p>
          </table:table-cell>
          <table:table-cell office:value-type="float" office:value="5.1463961323065764E-2" table:formula="of:=1/3*[.H85]*[.I85]" table:style-name="ce1">
            <text:p>0,051463961</text:p>
          </table:table-cell>
          <table:table-cell table:number-columns-repeated="16369"/>
        </table:table-row>
        <table:table-row table:style-name="ro1">
          <table:table-cell office:value-type="float" office:value="5.8" table:style-name="ce25">
            <text:p>5,8</text:p>
          </table:table-cell>
          <table:table-cell office:value-type="float" office:value="2.8" table:style-name="ce25">
            <text:p>2,8</text:p>
          </table:table-cell>
          <table:table-cell office:value-type="float" office:value="5.0999999999999996" table:style-name="ce25">
            <text:p>5,1</text:p>
          </table:table-cell>
          <table:table-cell office:value-type="float" office:value="2.4" table:style-name="ce25">
            <text:p>2,4</text:p>
          </table:table-cell>
          <table:table-cell office:value-type="string" table:style-name="ce26">
            <text:p>Iris-virginica</text:p>
          </table:table-cell>
          <table:table-cell office:value-type="float" office:value="0.28772750891085369" table:formula="of:=((1/(SQRT(2*PI())*[.U$11])))*EXP((-1/2)*(([.A86]-[.U$3])^2)/(([.U$11])^2))" table:style-name="ce14">
            <text:p>0,287728</text:p>
          </table:table-cell>
          <table:table-cell office:value-type="float" office:value="0.41456553034093269" table:formula="of:=((1/(SQRT(2*PI()))))*EXP((([.B86]-[.U$4])^2)/(2*[.U$12])^2)" table:style-name="ce14">
            <text:p>0,414566</text:p>
          </table:table-cell>
          <table:table-cell office:value-type="float" office:value="0.4517793335075842" table:formula="of:=((1/(SQRT(2*PI())*[.U$13])))*EXP((-1/2)*(([.C86]-[.U$5])^2)/(([.U$13])^2))" table:style-name="ce14">
            <text:p>0,451779</text:p>
          </table:table-cell>
          <table:table-cell office:value-type="float" office:value="0.72544621975382073" table:formula="of:=((1/(SQRT(2*PI()))))*EXP((([.D86]-[.U$6])^2)/(2*[.U$14])^2)" table:style-name="ce14">
            <text:p>0,725446</text:p>
          </table:table-cell>
          <table:table-cell office:value-type="float" office:value="3.9760635775101166E-2" table:formula="of:=1/3*[.F86]*[.G86]" table:style-name="ce1">
            <text:p>0,039760636</text:p>
          </table:table-cell>
          <table:table-cell office:value-type="float" office:value="4.3329780735847659E-2" table:formula="of:=1/3*[.F86]*[.H86]" table:style-name="ce1">
            <text:p>0,043329781</text:p>
          </table:table-cell>
          <table:table-cell office:value-type="float" office:value="6.9576944552854195E-2" table:formula="of:=1/3*[.F86]*[.I86]" table:style-name="ce1">
            <text:p>0,069576945</text:p>
          </table:table-cell>
          <table:table-cell office:value-type="float" office:value="6.2430712997548245E-2" table:formula="of:=1/3*[.G86]*[.H86]" table:style-name="ce1">
            <text:p>0,062430713</text:p>
          </table:table-cell>
          <table:table-cell office:value-type="float" office:value="0.10024833227535582" table:formula="of:=1/3*[.G86]*[.I86]" table:style-name="ce1">
            <text:p>0,100248332</text:p>
          </table:table-cell>
          <table:table-cell office:value-type="float" office:value="0.10924720321865919" table:formula="of:=1/3*[.H86]*[.I86]" table:style-name="ce1">
            <text:p>0,109247203</text:p>
          </table:table-cell>
          <table:table-cell table:number-columns-repeated="16369"/>
        </table:table-row>
        <table:table-row table:style-name="ro1">
          <table:table-cell office:value-type="float" office:value="6.4" table:style-name="ce25">
            <text:p>6,4</text:p>
          </table:table-cell>
          <table:table-cell office:value-type="float" office:value="3.2" table:style-name="ce25">
            <text:p>3,2</text:p>
          </table:table-cell>
          <table:table-cell office:value-type="float" office:value="5.3" table:style-name="ce25">
            <text:p>5,3</text:p>
          </table:table-cell>
          <table:table-cell office:value-type="float" office:value="2.2999999999999998" table:style-name="ce25">
            <text:p>2,3</text:p>
          </table:table-cell>
          <table:table-cell office:value-type="string" table:style-name="ce26">
            <text:p>Iris-virginica</text:p>
          </table:table-cell>
          <table:table-cell office:value-type="float" office:value="0.5459712062115577" table:formula="of:=((1/(SQRT(2*PI())*[.U$11])))*EXP((-1/2)*(([.A87]-[.U$3])^2)/(([.U$11])^2))" table:style-name="ce14">
            <text:p>0,545971</text:p>
          </table:table-cell>
          <table:table-cell office:value-type="float" office:value="0.45940675140295656" table:formula="of:=((1/(SQRT(2*PI()))))*EXP((([.B87]-[.U$4])^2)/(2*[.U$12])^2)" table:style-name="ce14">
            <text:p>0,459407</text:p>
          </table:table-cell>
          <table:table-cell office:value-type="float" office:value="0.5694411598743615" table:formula="of:=((1/(SQRT(2*PI())*[.U$13])))*EXP((-1/2)*(([.C87]-[.U$5])^2)/(([.U$13])^2))" table:style-name="ce14">
            <text:p>0,569441</text:p>
          </table:table-cell>
          <table:table-cell office:value-type="float" office:value="0.56532749277014971" table:formula="of:=((1/(SQRT(2*PI()))))*EXP((([.D87]-[.U$6])^2)/(2*[.U$14])^2)" table:style-name="ce14">
            <text:p>0,565327</text:p>
          </table:table-cell>
          <table:table-cell office:value-type="float" office:value="8.3607619401735139E-2" table:formula="of:=1/3*[.F87]*[.G87]" table:style-name="ce1">
            <text:p>0,083607619</text:p>
          </table:table-cell>
          <table:table-cell office:value-type="float" office:value="0.10363282564103787" table:formula="of:=1/3*[.F87]*[.H87]" table:style-name="ce1">
            <text:p>0,103632826</text:p>
          </table:table-cell>
          <table:table-cell office:value-type="float" office:value="0.1028841777107581" table:formula="of:=1/3*[.F87]*[.I87]" table:style-name="ce1">
            <text:p>0,102884178</text:p>
          </table:table-cell>
          <table:table-cell office:value-type="float" office:value="8.7201704457670684E-2" table:formula="of:=1/3*[.G87]*[.H87]" table:style-name="ce1">
            <text:p>0,087201704</text:p>
          </table:table-cell>
          <table:table-cell office:value-type="float" office:value="8.6571755644104298E-2" table:formula="of:=1/3*[.G87]*[.I87]" table:style-name="ce1">
            <text:p>0,086571756</text:p>
          </table:table-cell>
          <table:table-cell office:value-type="float" office:value="0.10730691439729959" table:formula="of:=1/3*[.H87]*[.I87]" table:style-name="ce1">
            <text:p>0,107306914</text:p>
          </table:table-cell>
          <table:table-cell table:number-columns-repeated="16369"/>
        </table:table-row>
        <table:table-row table:style-name="ro1">
          <table:table-cell office:value-type="float" office:value="6.5" table:style-name="ce25">
            <text:p>6,5</text:p>
          </table:table-cell>
          <table:table-cell office:value-type="float" office:value="3" table:style-name="ce25">
            <text:p>3,0</text:p>
          </table:table-cell>
          <table:table-cell office:value-type="float" office:value="5.5" table:style-name="ce25">
            <text:p>5,5</text:p>
          </table:table-cell>
          <table:table-cell office:value-type="float" office:value="1.8" table:style-name="ce25">
            <text:p>1,8</text:p>
          </table:table-cell>
          <table:table-cell office:value-type="string" table:style-name="ce26">
            <text:p>Iris-virginica</text:p>
          </table:table-cell>
          <table:table-cell office:value-type="float" office:value="0.56513866769056775" table:formula="of:=((1/(SQRT(2*PI())*[.U$11])))*EXP((-1/2)*(([.A88]-[.U$3])^2)/(([.U$11])^2))" table:style-name="ce14">
            <text:p>0,565139</text:p>
          </table:table-cell>
          <table:table-cell office:value-type="float" office:value="0.40217463865257275" table:formula="of:=((1/(SQRT(2*PI()))))*EXP((([.B88]-[.U$4])^2)/(2*[.U$12])^2)" table:style-name="ce14">
            <text:p>0,402175</text:p>
          </table:table-cell>
          <table:table-cell office:value-type="float" office:value="0.64379265416844389" table:formula="of:=((1/(SQRT(2*PI())*[.U$13])))*EXP((-1/2)*(([.C88]-[.U$5])^2)/(([.U$13])^2))" table:style-name="ce14">
            <text:p>0,643793</text:p>
          </table:table-cell>
          <table:table-cell office:value-type="float" office:value="0.4430826695036818" table:formula="of:=((1/(SQRT(2*PI()))))*EXP((([.D88]-[.U$6])^2)/(2*[.U$14])^2)" table:style-name="ce14">
            <text:p>0,443083</text:p>
          </table:table-cell>
          <table:table-cell office:value-type="float" office:value="7.5761479822350153E-2" table:formula="of:=1/3*[.F88]*[.G88]" table:style-name="ce1">
            <text:p>0,07576148</text:p>
          </table:table-cell>
          <table:table-cell office:value-type="float" office:value="0.1212773742819096" table:formula="of:=1/3*[.F88]*[.H88]" table:style-name="ce1">
            <text:p>0,121277374</text:p>
          </table:table-cell>
          <table:table-cell office:value-type="float" office:value="8.346771650669696E-2" table:formula="of:=1/3*[.F88]*[.I88]" table:style-name="ce1">
            <text:p>0,083467717</text:p>
          </table:table-cell>
          <table:table-cell office:value-type="float" office:value="8.6305692685791538E-2" table:formula="of:=1/3*[.G88]*[.H88]" table:style-name="ce1">
            <text:p>0,086305693</text:p>
          </table:table-cell>
          <table:table-cell office:value-type="float" office:value="5.9398870833620172E-2" table:formula="of:=1/3*[.G88]*[.I88]" table:style-name="ce1">
            <text:p>0,059398871</text:p>
          </table:table-cell>
          <table:table-cell office:value-type="float" office:value="9.50844559386049E-2" table:formula="of:=1/3*[.H88]*[.I88]" table:style-name="ce1">
            <text:p>0,095084456</text:p>
          </table:table-cell>
          <table:table-cell table:number-columns-repeated="16369"/>
        </table:table-row>
        <table:table-row table:style-name="ro1">
          <table:table-cell office:value-type="float" office:value="7.7" table:style-name="ce25">
            <text:p>7,7</text:p>
          </table:table-cell>
          <table:table-cell office:value-type="float" office:value="3.8" table:style-name="ce25">
            <text:p>3,8</text:p>
          </table:table-cell>
          <table:table-cell office:value-type="float" office:value="6.7" table:style-name="ce25">
            <text:p>6,7</text:p>
          </table:table-cell>
          <table:table-cell office:value-type="float" office:value="2.2000000000000002" table:style-name="ce25">
            <text:p>2,2</text:p>
          </table:table-cell>
          <table:table-cell office:value-type="string" table:style-name="ce26">
            <text:p>Iris-virginica</text:p>
          </table:table-cell>
          <table:table-cell office:value-type="float" office:value="0.17086974445418607" table:formula="of:=((1/(SQRT(2*PI())*[.U$11])))*EXP((-1/2)*(([.A89]-[.U$3])^2)/(([.U$11])^2))" table:style-name="ce14">
            <text:p>0,170870</text:p>
          </table:table-cell>
          <table:table-cell office:value-type="float" office:value="1.8252092607053196" table:formula="of:=((1/(SQRT(2*PI()))))*EXP((([.B89]-[.U$4])^2)/(2*[.U$12])^2)" table:style-name="ce14">
            <text:p>1,825209</text:p>
          </table:table-cell>
          <table:table-cell office:value-type="float" office:value="0.13702411028675165" table:formula="of:=((1/(SQRT(2*PI())*[.U$13])))*EXP((-1/2)*(([.C89]-[.U$5])^2)/(([.U$13])^2))" table:style-name="ce14">
            <text:p>0,137024</text:p>
          </table:table-cell>
          <table:table-cell office:value-type="float" office:value="0.47102324472054102" table:formula="of:=((1/(SQRT(2*PI()))))*EXP((([.D89]-[.U$6])^2)/(2*[.U$14])^2)" table:style-name="ce14">
            <text:p>0,471023</text:p>
          </table:table-cell>
          <table:table-cell office:value-type="float" office:value="0.10395767998404394" table:formula="of:=1/3*[.F89]*[.G89]" table:style-name="ce1">
            <text:p>0,10395768</text:p>
          </table:table-cell>
          <table:table-cell office:value-type="float" office:value="7.8044249029198213E-3" table:formula="of:=1/3*[.F89]*[.H89]" table:style-name="ce1">
            <text:p>0,007804425</text:p>
          </table:table-cell>
          <table:table-cell office:value-type="float" office:value="2.6827873819126796E-2" table:formula="of:=1/3*[.F89]*[.I89]" table:style-name="ce1">
            <text:p>0,026827874</text:p>
          </table:table-cell>
          <table:table-cell office:value-type="float" office:value="8.3365891678428714E-2" table:formula="of:=1/3*[.G89]*[.H89]" table:style-name="ce1">
            <text:p>0,083365892</text:p>
          </table:table-cell>
          <table:table-cell office:value-type="float" office:value="0.28657199609046646" table:formula="of:=1/3*[.G89]*[.I89]" table:style-name="ce1">
            <text:p>0,286571996</text:p>
          </table:table-cell>
          <table:table-cell office:value-type="float" office:value="2.1513847010737008E-2" table:formula="of:=1/3*[.H89]*[.I89]" table:style-name="ce1">
            <text:p>0,021513847</text:p>
          </table:table-cell>
          <table:table-cell table:number-columns-repeated="16369"/>
        </table:table-row>
        <table:table-row table:style-name="ro1">
          <table:table-cell office:value-type="float" office:value="7.7" table:style-name="ce25">
            <text:p>7,7</text:p>
          </table:table-cell>
          <table:table-cell office:value-type="float" office:value="2.6" table:style-name="ce25">
            <text:p>2,6</text:p>
          </table:table-cell>
          <table:table-cell office:value-type="float" office:value="6.9" table:style-name="ce25">
            <text:p>6,9</text:p>
          </table:table-cell>
          <table:table-cell office:value-type="float" office:value="2.2999999999999998" table:style-name="ce25">
            <text:p>2,3</text:p>
          </table:table-cell>
          <table:table-cell office:value-type="string" table:style-name="ce26">
            <text:p>Iris-virginica</text:p>
          </table:table-cell>
          <table:table-cell office:value-type="float" office:value="0.17086974445418607" table:formula="of:=((1/(SQRT(2*PI())*[.U$11])))*EXP((-1/2)*(([.A90]-[.U$3])^2)/(([.U$11])^2))" table:style-name="ce14">
            <text:p>0,170870</text:p>
          </table:table-cell>
          <table:table-cell office:value-type="float" office:value="0.50319104084943356" table:formula="of:=((1/(SQRT(2*PI()))))*EXP((([.B90]-[.U$4])^2)/(2*[.U$12])^2)" table:style-name="ce14">
            <text:p>0,503191</text:p>
          </table:table-cell>
          <table:table-cell office:value-type="float" office:value="7.2363042824086884E-2" table:formula="of:=((1/(SQRT(2*PI())*[.U$13])))*EXP((-1/2)*(([.C90]-[.U$5])^2)/(([.U$13])^2))" table:style-name="ce14">
            <text:p>0,072363</text:p>
          </table:table-cell>
          <table:table-cell office:value-type="float" office:value="0.56532749277014971" table:formula="of:=((1/(SQRT(2*PI()))))*EXP((([.D90]-[.U$6])^2)/(2*[.U$14])^2)" table:style-name="ce14">
            <text:p>0,565327</text:p>
          </table:table-cell>
          <table:table-cell office:value-type="float" office:value="2.8660041520526203E-2" table:formula="of:=1/3*[.F90]*[.G90]" table:style-name="ce1">
            <text:p>0,028660042</text:p>
          </table:table-cell>
          <table:table-cell office:value-type="float" office:value="4.1215515450930161E-3" table:formula="of:=1/3*[.F90]*[.H90]" table:style-name="ce1">
            <text:p>0,004121552</text:p>
          </table:table-cell>
          <table:table-cell office:value-type="float" office:value="3.2199121407520397E-2" table:formula="of:=1/3*[.F90]*[.I90]" table:style-name="ce1">
            <text:p>0,032199121</text:p>
          </table:table-cell>
          <table:table-cell office:value-type="float" office:value="1.2137478279228137E-2" table:formula="of:=1/3*[.G90]*[.H90]" table:style-name="ce1">
            <text:p>0,012137478</text:p>
          </table:table-cell>
          <table:table-cell office:value-type="float" office:value="9.4822576502604075E-2" table:formula="of:=1/3*[.G90]*[.I90]" table:style-name="ce1">
            <text:p>0,094822577</text:p>
          </table:table-cell>
          <table:table-cell office:value-type="float" office:value="1.3636272522986669E-2" table:formula="of:=1/3*[.H90]*[.I90]" table:style-name="ce1">
            <text:p>0,013636273</text:p>
          </table:table-cell>
          <table:table-cell table:number-columns-repeated="16369"/>
        </table:table-row>
        <table:table-row table:style-name="ro1">
          <table:table-cell office:value-type="float" office:value="6" table:style-name="ce25">
            <text:p>6,0</text:p>
          </table:table-cell>
          <table:table-cell office:value-type="float" office:value="2.2000000000000002" table:style-name="ce25">
            <text:p>2,2</text:p>
          </table:table-cell>
          <table:table-cell office:value-type="float" office:value="5" table:style-name="ce25">
            <text:p>5,0</text:p>
          </table:table-cell>
          <table:table-cell office:value-type="float" office:value="1.5" table:style-name="ce25">
            <text:p>1,5</text:p>
          </table:table-cell>
          <table:table-cell office:value-type="string" table:style-name="ce26">
            <text:p>Iris-virginica</text:p>
          </table:table-cell>
          <table:table-cell office:value-type="float" office:value="0.38687712831795201" table:formula="of:=((1/(SQRT(2*PI())*[.U$11])))*EXP((-1/2)*(([.A91]-[.U$3])^2)/(([.U$11])^2))" table:style-name="ce14">
            <text:p>0,386877</text:p>
          </table:table-cell>
          <table:table-cell office:value-type="float" office:value="1.2103080654047571" table:formula="of:=((1/(SQRT(2*PI()))))*EXP((([.B91]-[.U$4])^2)/(2*[.U$12])^2)" table:style-name="ce14">
            <text:p>1,210308</text:p>
          </table:table-cell>
          <table:table-cell office:value-type="float" office:value="0.38632749050547049" table:formula="of:=((1/(SQRT(2*PI())*[.U$13])))*EXP((-1/2)*(([.C91]-[.U$5])^2)/(([.U$13])^2))" table:style-name="ce14">
            <text:p>0,386327</text:p>
          </table:table-cell>
          <table:table-cell office:value-type="float" office:value="0.85420821933199365" table:formula="of:=((1/(SQRT(2*PI()))))*EXP((([.D91]-[.U$6])^2)/(2*[.U$14])^2)" table:style-name="ce14">
            <text:p>0,854208</text:p>
          </table:table-cell>
          <table:table-cell office:value-type="float" office:value="0.15608016957461615" table:formula="of:=1/3*[.F91]*[.G91]" table:style-name="ce1">
            <text:p>0,15608017</text:p>
          </table:table-cell>
          <table:table-cell office:value-type="float" office:value="4.9820423372345761E-2" table:formula="of:=1/3*[.F91]*[.H91]" table:style-name="ce1">
            <text:p>0,049820423</text:p>
          </table:table-cell>
          <table:table-cell office:value-type="float" office:value="0.11015787429358433" table:formula="of:=1/3*[.F91]*[.I91]" table:style-name="ce1">
            <text:p>0,110157874</text:p>
          </table:table-cell>
          <table:table-cell office:value-type="float" office:value="0.15585842588211687" table:formula="of:=1/3*[.G91]*[.H91]" table:style-name="ce1">
            <text:p>0,155858426</text:p>
          </table:table-cell>
          <table:table-cell office:value-type="float" office:value="0.34461836579751587" table:formula="of:=1/3*[.G91]*[.I91]" table:style-name="ce1">
            <text:p>0,344618366</text:p>
          </table:table-cell>
          <table:table-cell office:value-type="float" office:value="0.11000137258122519" table:formula="of:=1/3*[.H91]*[.I91]" table:style-name="ce1">
            <text:p>0,110001373</text:p>
          </table:table-cell>
          <table:table-cell table:number-columns-repeated="16369"/>
        </table:table-row>
        <table:table-row table:style-name="ro1">
          <table:table-cell office:value-type="float" office:value="6.9" table:style-name="ce25">
            <text:p>6,9</text:p>
          </table:table-cell>
          <table:table-cell office:value-type="float" office:value="3.2" table:style-name="ce25">
            <text:p>3,2</text:p>
          </table:table-cell>
          <table:table-cell office:value-type="float" office:value="5.7" table:style-name="ce25">
            <text:p>5,7</text:p>
          </table:table-cell>
          <table:table-cell office:value-type="float" office:value="2.2999999999999998" table:style-name="ce25">
            <text:p>2,3</text:p>
          </table:table-cell>
          <table:table-cell office:value-type="string" table:style-name="ce26">
            <text:p>Iris-virginica</text:p>
          </table:table-cell>
          <table:table-cell office:value-type="float" office:value="0.5277650341590554" table:formula="of:=((1/(SQRT(2*PI())*[.U$11])))*EXP((-1/2)*(([.A92]-[.U$3])^2)/(([.U$11])^2))" table:style-name="ce14">
            <text:p>0,527765</text:p>
          </table:table-cell>
          <table:table-cell office:value-type="float" office:value="0.45940675140295656" table:formula="of:=((1/(SQRT(2*PI()))))*EXP((([.B92]-[.U$4])^2)/(2*[.U$12])^2)" table:style-name="ce14">
            <text:p>0,459407</text:p>
          </table:table-cell>
          <table:table-cell office:value-type="float" office:value="0.65285667003053105" table:formula="of:=((1/(SQRT(2*PI())*[.U$13])))*EXP((-1/2)*(([.C92]-[.U$5])^2)/(([.U$13])^2))" table:style-name="ce14">
            <text:p>0,652857</text:p>
          </table:table-cell>
          <table:table-cell office:value-type="float" office:value="0.56532749277014971" table:formula="of:=((1/(SQRT(2*PI()))))*EXP((([.D92]-[.U$6])^2)/(2*[.U$14])^2)" table:style-name="ce14">
            <text:p>0,565327</text:p>
          </table:table-cell>
          <table:table-cell office:value-type="float" office:value="8.0819606615694012E-2" table:formula="of:=1/3*[.F92]*[.G92]" table:style-name="ce1">
            <text:p>0,080819607</text:p>
          </table:table-cell>
          <table:table-cell office:value-type="float" office:value="0.11485164091987678" table:formula="of:=1/3*[.F92]*[.H92]" table:style-name="ce1">
            <text:p>0,114851641</text:p>
          </table:table-cell>
          <table:table-cell office:value-type="float" office:value="9.9453361177630387E-2" table:formula="of:=1/3*[.F92]*[.I92]" table:style-name="ce1">
            <text:p>0,099453361</text:p>
          </table:table-cell>
          <table:table-cell office:value-type="float" office:value="9.9975587303492736E-2" table:formula="of:=1/3*[.G92]*[.H92]" table:style-name="ce1">
            <text:p>0,099975587</text:p>
          </table:table-cell>
          <table:table-cell office:value-type="float" office:value="8.6571755644104298E-2" table:formula="of:=1/3*[.G92]*[.I92]" table:style-name="ce1">
            <text:p>0,086571756</text:p>
          </table:table-cell>
          <table:table-cell office:value-type="float" office:value="0.12302594146887634" table:formula="of:=1/3*[.H92]*[.I92]" table:style-name="ce1">
            <text:p>0,123025941</text:p>
          </table:table-cell>
          <table:table-cell table:number-columns-repeated="16369"/>
        </table:table-row>
        <table:table-row table:style-name="ro1">
          <table:table-cell office:value-type="float" office:value="5.6" table:style-name="ce25">
            <text:p>5,6</text:p>
          </table:table-cell>
          <table:table-cell office:value-type="float" office:value="2.8" table:style-name="ce25">
            <text:p>2,8</text:p>
          </table:table-cell>
          <table:table-cell office:value-type="float" office:value="4.9000000000000004" table:style-name="ce25">
            <text:p>4,9</text:p>
          </table:table-cell>
          <table:table-cell office:value-type="float" office:value="2" table:style-name="ce25">
            <text:p>2,0</text:p>
          </table:table-cell>
          <table:table-cell office:value-type="string" table:style-name="ce26">
            <text:p>Iris-virginica</text:p>
          </table:table-cell>
          <table:table-cell office:value-type="float" office:value="0.19702779504850881" table:formula="of:=((1/(SQRT(2*PI())*[.U$11])))*EXP((-1/2)*(([.A93]-[.U$3])^2)/(([.U$11])^2))" table:style-name="ce14">
            <text:p>0,197028</text:p>
          </table:table-cell>
          <table:table-cell office:value-type="float" office:value="0.41456553034093269" table:formula="of:=((1/(SQRT(2*PI()))))*EXP((([.B93]-[.U$4])^2)/(2*[.U$12])^2)" table:style-name="ce14">
            <text:p>0,414566</text:p>
          </table:table-cell>
          <table:table-cell office:value-type="float" office:value="0.32149819008249386" table:formula="of:=((1/(SQRT(2*PI())*[.U$13])))*EXP((-1/2)*(([.C93]-[.U$5])^2)/(([.U$13])^2))" table:style-name="ce14">
            <text:p>0,321498</text:p>
          </table:table-cell>
          <table:table-cell office:value-type="float" office:value="0.39963991112097957" table:formula="of:=((1/(SQRT(2*PI()))))*EXP((([.D93]-[.U$6])^2)/(2*[.U$14])^2)" table:style-name="ce14">
            <text:p>0,399640</text:p>
          </table:table-cell>
          <table:table-cell office:value-type="float" office:value="2.7226977448729879E-2" table:formula="of:=1/3*[.F93]*[.G93]" table:style-name="ce1">
            <text:p>0,027226977</text:p>
          </table:table-cell>
          <table:table-cell office:value-type="float" office:value="2.1114693168013374E-2" table:formula="of:=1/3*[.F93]*[.H93]" table:style-name="ce1">
            <text:p>0,021114693</text:p>
          </table:table-cell>
          <table:table-cell office:value-type="float" office:value="2.6246723500516211E-2" table:formula="of:=1/3*[.F93]*[.I93]" table:style-name="ce1">
            <text:p>0,026246724</text:p>
          </table:table-cell>
          <table:table-cell office:value-type="float" office:value="4.4427355891733016E-2" table:formula="of:=1/3*[.G93]*[.H93]" table:style-name="ce1">
            <text:p>0,044427356</text:p>
          </table:table-cell>
          <table:table-cell office:value-type="float" office:value="5.5225643899757364E-2" table:formula="of:=1/3*[.G93]*[.I93]" table:style-name="ce1">
            <text:p>0,055225644</text:p>
          </table:table-cell>
          <table:table-cell office:value-type="float" office:value="4.2827836036707881E-2" table:formula="of:=1/3*[.H93]*[.I93]" table:style-name="ce1">
            <text:p>0,042827836</text:p>
          </table:table-cell>
          <table:table-cell table:number-columns-repeated="16369"/>
        </table:table-row>
        <table:table-row table:style-name="ro1">
          <table:table-cell office:value-type="float" office:value="7.7" table:style-name="ce25">
            <text:p>7,7</text:p>
          </table:table-cell>
          <table:table-cell office:value-type="float" office:value="2.8" table:style-name="ce25">
            <text:p>2,8</text:p>
          </table:table-cell>
          <table:table-cell office:value-type="float" office:value="6.7" table:style-name="ce25">
            <text:p>6,7</text:p>
          </table:table-cell>
          <table:table-cell office:value-type="float" office:value="2" table:style-name="ce25">
            <text:p>2,0</text:p>
          </table:table-cell>
          <table:table-cell office:value-type="string" table:style-name="ce26">
            <text:p>Iris-virginica</text:p>
          </table:table-cell>
          <table:table-cell office:value-type="float" office:value="0.17086974445418607" table:formula="of:=((1/(SQRT(2*PI())*[.U$11])))*EXP((-1/2)*(([.A94]-[.U$3])^2)/(([.U$11])^2))" table:style-name="ce14">
            <text:p>0,170870</text:p>
          </table:table-cell>
          <table:table-cell office:value-type="float" office:value="0.41456553034093269" table:formula="of:=((1/(SQRT(2*PI()))))*EXP((([.B94]-[.U$4])^2)/(2*[.U$12])^2)" table:style-name="ce14">
            <text:p>0,414566</text:p>
          </table:table-cell>
          <table:table-cell office:value-type="float" office:value="0.13702411028675165" table:formula="of:=((1/(SQRT(2*PI())*[.U$13])))*EXP((-1/2)*(([.C94]-[.U$5])^2)/(([.U$13])^2))" table:style-name="ce14">
            <text:p>0,137024</text:p>
          </table:table-cell>
          <table:table-cell office:value-type="float" office:value="0.39963991112097957" table:formula="of:=((1/(SQRT(2*PI()))))*EXP((([.D94]-[.U$6])^2)/(2*[.U$14])^2)" table:style-name="ce14">
            <text:p>0,399640</text:p>
          </table:table-cell>
          <table:table-cell office:value-type="float" office:value="2.3612235409623095E-2" table:formula="of:=1/3*[.F94]*[.G94]" table:style-name="ce1">
            <text:p>0,023612235</text:p>
          </table:table-cell>
          <table:table-cell office:value-type="float" office:value="7.8044249029198213E-3" table:formula="of:=1/3*[.F94]*[.H94]" table:style-name="ce1">
            <text:p>0,007804425</text:p>
          </table:table-cell>
          <table:table-cell office:value-type="float" office:value="2.2762123162311802E-2" table:formula="of:=1/3*[.F94]*[.I94]" table:style-name="ce1">
            <text:p>0,022762123</text:p>
          </table:table-cell>
          <table:table-cell office:value-type="float" office:value="1.8935157650173881E-2" table:formula="of:=1/3*[.G94]*[.H94]" table:style-name="ce1">
            <text:p>0,018935158</text:p>
          </table:table-cell>
          <table:table-cell office:value-type="float" office:value="5.5225643899757364E-2" table:formula="of:=1/3*[.G94]*[.I94]" table:style-name="ce1">
            <text:p>0,055225644</text:p>
          </table:table-cell>
          <table:table-cell office:value-type="float" office:value="1.825343441880958E-2" table:formula="of:=1/3*[.H94]*[.I94]" table:style-name="ce1">
            <text:p>0,018253434</text:p>
          </table:table-cell>
          <table:table-cell table:number-columns-repeated="16369"/>
        </table:table-row>
        <table:table-row table:style-name="ro1">
          <table:table-cell office:value-type="float" office:value="6.3" table:style-name="ce25">
            <text:p>6,3</text:p>
          </table:table-cell>
          <table:table-cell office:value-type="float" office:value="2.7" table:style-name="ce25">
            <text:p>2,7</text:p>
          </table:table-cell>
          <table:table-cell office:value-type="float" office:value="4.9000000000000004" table:style-name="ce25">
            <text:p>4,9</text:p>
          </table:table-cell>
          <table:table-cell office:value-type="float" office:value="1.8" table:style-name="ce25">
            <text:p>1,8</text:p>
          </table:table-cell>
          <table:table-cell office:value-type="string" table:style-name="ce26">
            <text:p>Iris-virginica</text:p>
          </table:table-cell>
          <table:table-cell office:value-type="float" office:value="0.5166767276081099" table:formula="of:=((1/(SQRT(2*PI())*[.U$11])))*EXP((-1/2)*(([.A95]-[.U$3])^2)/(([.U$11])^2))" table:style-name="ce14">
            <text:p>0,516677</text:p>
          </table:table-cell>
          <table:table-cell office:value-type="float" office:value="0.44749985031462397" table:formula="of:=((1/(SQRT(2*PI()))))*EXP((([.B95]-[.U$4])^2)/(2*[.U$12])^2)" table:style-name="ce14">
            <text:p>0,447500</text:p>
          </table:table-cell>
          <table:table-cell office:value-type="float" office:value="0.32149819008249386" table:formula="of:=((1/(SQRT(2*PI())*[.U$13])))*EXP((-1/2)*(([.C95]-[.U$5])^2)/(([.U$13])^2))" table:style-name="ce14">
            <text:p>0,321498</text:p>
          </table:table-cell>
          <table:table-cell office:value-type="float" office:value="0.4430826695036818" table:formula="of:=((1/(SQRT(2*PI()))))*EXP((([.D95]-[.U$6])^2)/(2*[.U$14])^2)" table:style-name="ce14">
            <text:p>0,443083</text:p>
          </table:table-cell>
          <table:table-cell office:value-type="float" office:value="7.7070919421892967E-2" table:formula="of:=1/3*[.F95]*[.G95]" table:style-name="ce1">
            <text:p>0,077070919</text:p>
          </table:table-cell>
          <table:table-cell office:value-type="float" office:value="5.5370210927917669E-2" table:formula="of:=1/3*[.F95]*[.H95]" table:style-name="ce1">
            <text:p>0,055370211</text:p>
          </table:table-cell>
          <table:table-cell office:value-type="float" office:value="7.6310167913009319E-2" table:formula="of:=1/3*[.F95]*[.I95]" table:style-name="ce1">
            <text:p>0,076310168</text:p>
          </table:table-cell>
          <table:table-cell office:value-type="float" office:value="4.7956797312779506E-2" table:formula="of:=1/3*[.G95]*[.H95]" table:style-name="ce1">
            <text:p>0,047956797</text:p>
          </table:table-cell>
          <table:table-cell office:value-type="float" office:value="6.6093142759967194E-2" table:formula="of:=1/3*[.G95]*[.I95]" table:style-name="ce1">
            <text:p>0,066093143</text:p>
          </table:table-cell>
          <table:table-cell office:value-type="float" office:value="4.7483425434117835E-2" table:formula="of:=1/3*[.H95]*[.I95]" table:style-name="ce1">
            <text:p>0,047483425</text:p>
          </table:table-cell>
          <table:table-cell table:number-columns-repeated="16369"/>
        </table:table-row>
        <table:table-row table:style-name="ro1">
          <table:table-cell office:value-type="float" office:value="6.7" table:style-name="ce25">
            <text:p>6,7</text:p>
          </table:table-cell>
          <table:table-cell office:value-type="float" office:value="3.3" table:style-name="ce25">
            <text:p>3,3</text:p>
          </table:table-cell>
          <table:table-cell office:value-type="float" office:value="5.7" table:style-name="ce25">
            <text:p>5,7</text:p>
          </table:table-cell>
          <table:table-cell office:value-type="float" office:value="2.1" table:style-name="ce25">
            <text:p>2,1</text:p>
          </table:table-cell>
          <table:table-cell office:value-type="string" table:style-name="ce26">
            <text:p>Iris-virginica</text:p>
          </table:table-cell>
          <table:table-cell office:value-type="float" office:value="0.56915286703603196" table:formula="of:=((1/(SQRT(2*PI())*[.U$11])))*EXP((-1/2)*(([.A96]-[.U$3])^2)/(([.U$11])^2))" table:style-name="ce14">
            <text:p>0,569153</text:p>
          </table:table-cell>
          <table:table-cell office:value-type="float" office:value="0.52203445797663217" table:formula="of:=((1/(SQRT(2*PI()))))*EXP((([.B96]-[.U$4])^2)/(2*[.U$12])^2)" table:style-name="ce14">
            <text:p>0,522034</text:p>
          </table:table-cell>
          <table:table-cell office:value-type="float" office:value="0.65285667003053105" table:formula="of:=((1/(SQRT(2*PI())*[.U$13])))*EXP((-1/2)*(([.C96]-[.U$5])^2)/(([.U$13])^2))" table:style-name="ce14">
            <text:p>0,652857</text:p>
          </table:table-cell>
          <table:table-cell office:value-type="float" office:value="0.41959656312585919" table:formula="of:=((1/(SQRT(2*PI()))))*EXP((([.D96]-[.U$6])^2)/(2*[.U$14])^2)" table:style-name="ce14">
            <text:p>0,419597</text:p>
          </table:table-cell>
          <table:table-cell office:value-type="float" office:value="9.9039136149667042E-2" table:formula="of:=1/3*[.F96]*[.G96]" table:style-name="ce1">
            <text:p>0,099039136</text:p>
          </table:table-cell>
          <table:table-cell office:value-type="float" office:value="0.12385841517049113" table:formula="of:=1/3*[.F96]*[.H96]" table:style-name="ce1">
            <text:p>0,123858415</text:p>
          </table:table-cell>
          <table:table-cell office:value-type="float" office:value="7.9604862300516041E-2" table:formula="of:=1/3*[.F96]*[.I96]" table:style-name="ce1">
            <text:p>0,079604862</text:p>
          </table:table-cell>
          <table:table-cell office:value-type="float" office:value="0.11360455929193909" table:formula="of:=1/3*[.G96]*[.H96]" table:style-name="ce1">
            <text:p>0,113604559</text:p>
          </table:table-cell>
          <table:table-cell office:value-type="float" office:value="7.3014621466755206E-2" table:formula="of:=1/3*[.G96]*[.I96]" table:style-name="ce1">
            <text:p>0,073014621</text:p>
          </table:table-cell>
          <table:table-cell office:value-type="float" office:value="9.131213831953465E-2" table:formula="of:=1/3*[.H96]*[.I96]" table:style-name="ce1">
            <text:p>0,091312138</text:p>
          </table:table-cell>
          <table:table-cell table:number-columns-repeated="16369"/>
        </table:table-row>
        <table:table-row table:style-name="ro1">
          <table:table-cell office:value-type="float" office:value="7.2" table:style-name="ce25">
            <text:p>7,2</text:p>
          </table:table-cell>
          <table:table-cell office:value-type="float" office:value="3.2" table:style-name="ce25">
            <text:p>3,2</text:p>
          </table:table-cell>
          <table:table-cell office:value-type="float" office:value="6" table:style-name="ce25">
            <text:p>6,0</text:p>
          </table:table-cell>
          <table:table-cell office:value-type="float" office:value="1.8" table:style-name="ce25">
            <text:p>1,8</text:p>
          </table:table-cell>
          <table:table-cell office:value-type="string" table:style-name="ce26">
            <text:p>Iris-virginica</text:p>
          </table:table-cell>
          <table:table-cell office:value-type="float" office:value="0.40366071236421924" table:formula="of:=((1/(SQRT(2*PI())*[.U$11])))*EXP((-1/2)*(([.A97]-[.U$3])^2)/(([.U$11])^2))" table:style-name="ce14">
            <text:p>0,403661</text:p>
          </table:table-cell>
          <table:table-cell office:value-type="float" office:value="0.45940675140295656" table:formula="of:=((1/(SQRT(2*PI()))))*EXP((([.B97]-[.U$4])^2)/(2*[.U$12])^2)" table:style-name="ce14">
            <text:p>0,459407</text:p>
          </table:table-cell>
          <table:table-cell office:value-type="float" office:value="0.54372348101350476" table:formula="of:=((1/(SQRT(2*PI())*[.U$13])))*EXP((-1/2)*(([.C97]-[.U$5])^2)/(([.U$13])^2))" table:style-name="ce14">
            <text:p>0,543723</text:p>
          </table:table-cell>
          <table:table-cell office:value-type="float" office:value="0.4430826695036818" table:formula="of:=((1/(SQRT(2*PI()))))*EXP((([.D97]-[.U$6])^2)/(2*[.U$14])^2)" table:style-name="ce14">
            <text:p>0,443083</text:p>
          </table:table-cell>
          <table:table-cell office:value-type="float" office:value="6.1814818845416397E-2" table:formula="of:=1/3*[.F97]*[.G97]" table:style-name="ce1">
            <text:p>0,061814819</text:p>
          </table:table-cell>
          <table:table-cell office:value-type="float" office:value="7.3159935891688108E-2" table:formula="of:=1/3*[.F97]*[.H97]" table:style-name="ce1">
            <text:p>0,073159936</text:p>
          </table:table-cell>
          <table:table-cell office:value-type="float" office:value="5.9618355336032033E-2" table:formula="of:=1/3*[.F97]*[.I97]" table:style-name="ce1">
            <text:p>0,059618355</text:p>
          </table:table-cell>
          <table:table-cell office:value-type="float" office:value="8.3263412691307118E-2" table:formula="of:=1/3*[.G97]*[.H97]" table:style-name="ce1">
            <text:p>0,083263413</text:p>
          </table:table-cell>
          <table:table-cell office:value-type="float" office:value="6.7851723266545441E-2" table:formula="of:=1/3*[.G97]*[.I97]" table:style-name="ce1">
            <text:p>0,067851723</text:p>
          </table:table-cell>
          <table:table-cell office:value-type="float" office:value="8.0304817146432714E-2" table:formula="of:=1/3*[.H97]*[.I97]" table:style-name="ce1">
            <text:p>0,080304817</text:p>
          </table:table-cell>
          <table:table-cell table:number-columns-repeated="16369"/>
        </table:table-row>
        <table:table-row table:style-name="ro1">
          <table:table-cell office:value-type="float" office:value="6.2" table:style-name="ce25">
            <text:p>6,2</text:p>
          </table:table-cell>
          <table:table-cell office:value-type="float" office:value="2.8" table:style-name="ce25">
            <text:p>2,8</text:p>
          </table:table-cell>
          <table:table-cell office:value-type="float" office:value="4.8" table:style-name="ce25">
            <text:p>4,8</text:p>
          </table:table-cell>
          <table:table-cell office:value-type="float" office:value="1.8" table:style-name="ce25">
            <text:p>1,8</text:p>
          </table:table-cell>
          <table:table-cell office:value-type="string" table:style-name="ce26">
            <text:p>Iris-virginica</text:p>
          </table:table-cell>
          <table:table-cell office:value-type="float" office:value="0.47896359703163216" table:formula="of:=((1/(SQRT(2*PI())*[.U$11])))*EXP((-1/2)*(([.A98]-[.U$3])^2)/(([.U$11])^2))" table:style-name="ce14">
            <text:p>0,478964</text:p>
          </table:table-cell>
          <table:table-cell office:value-type="float" office:value="0.41456553034093269" table:formula="of:=((1/(SQRT(2*PI()))))*EXP((([.B98]-[.U$4])^2)/(2*[.U$12])^2)" table:style-name="ce14">
            <text:p>0,414566</text:p>
          </table:table-cell>
          <table:table-cell office:value-type="float" office:value="0.2603725032083633" table:formula="of:=((1/(SQRT(2*PI())*[.U$13])))*EXP((-1/2)*(([.C98]-[.U$5])^2)/(([.U$13])^2))" table:style-name="ce14">
            <text:p>0,260373</text:p>
          </table:table-cell>
          <table:table-cell office:value-type="float" office:value="0.4430826695036818" table:formula="of:=((1/(SQRT(2*PI()))))*EXP((([.D98]-[.U$6])^2)/(2*[.U$14])^2)" table:style-name="ce14">
            <text:p>0,443083</text:p>
          </table:table-cell>
          <table:table-cell office:value-type="float" office:value="6.6187265872473117E-2" table:formula="of:=1/3*[.F98]*[.G98]" table:style-name="ce1">
            <text:p>0,066187266</text:p>
          </table:table-cell>
          <table:table-cell office:value-type="float" office:value="4.1569650234935959E-2" table:formula="of:=1/3*[.F98]*[.H98]" table:style-name="ce1">
            <text:p>0,04156965</text:p>
          </table:table-cell>
          <table:table-cell office:value-type="float" office:value="7.0740156389287101E-2" table:formula="of:=1/3*[.F98]*[.I98]" table:style-name="ce1">
            <text:p>0,070740156</text:p>
          </table:table-cell>
          <table:table-cell office:value-type="float" office:value="3.5980488292923773E-2" table:formula="of:=1/3*[.G98]*[.H98]" table:style-name="ce1">
            <text:p>0,035980488</text:p>
          </table:table-cell>
          <table:table-cell office:value-type="float" office:value="6.1228933955890012E-2" table:formula="of:=1/3*[.G98]*[.I98]" table:style-name="ce1">
            <text:p>0,061228934</text:p>
          </table:table-cell>
          <table:table-cell office:value-type="float" office:value="3.8455514595639187E-2" table:formula="of:=1/3*[.H98]*[.I98]" table:style-name="ce1">
            <text:p>0,038455515</text:p>
          </table:table-cell>
          <table:table-cell table:number-columns-repeated="16369"/>
        </table:table-row>
        <table:table-row table:style-name="ro1">
          <table:table-cell office:value-type="float" office:value="6.1" table:style-name="ce25">
            <text:p>6,1</text:p>
          </table:table-cell>
          <table:table-cell office:value-type="float" office:value="3" table:style-name="ce25">
            <text:p>3,0</text:p>
          </table:table-cell>
          <table:table-cell office:value-type="float" office:value="4.9000000000000004" table:style-name="ce25">
            <text:p>4,9</text:p>
          </table:table-cell>
          <table:table-cell office:value-type="float" office:value="1.8" table:style-name="ce25">
            <text:p>1,8</text:p>
          </table:table-cell>
          <table:table-cell office:value-type="string" table:style-name="ce26">
            <text:p>Iris-virginica</text:p>
          </table:table-cell>
          <table:table-cell office:value-type="float" office:value="0.43493119535109948" table:formula="of:=((1/(SQRT(2*PI())*[.U$11])))*EXP((-1/2)*(([.A99]-[.U$3])^2)/(([.U$11])^2))" table:style-name="ce14">
            <text:p>0,434931</text:p>
          </table:table-cell>
          <table:table-cell office:value-type="float" office:value="0.40217463865257275" table:formula="of:=((1/(SQRT(2*PI()))))*EXP((([.B99]-[.U$4])^2)/(2*[.U$12])^2)" table:style-name="ce14">
            <text:p>0,402175</text:p>
          </table:table-cell>
          <table:table-cell office:value-type="float" office:value="0.32149819008249386" table:formula="of:=((1/(SQRT(2*PI())*[.U$13])))*EXP((-1/2)*(([.C99]-[.U$5])^2)/(([.U$13])^2))" table:style-name="ce14">
            <text:p>0,321498</text:p>
          </table:table-cell>
          <table:table-cell office:value-type="float" office:value="0.4430826695036818" table:formula="of:=((1/(SQRT(2*PI()))))*EXP((([.D99]-[.U$6])^2)/(2*[.U$14])^2)" table:style-name="ce14">
            <text:p>0,443083</text:p>
          </table:table-cell>
          <table:table-cell office:value-type="float" office:value="5.8306098776353316E-2" table:formula="of:=1/3*[.F99]*[.G99]" table:style-name="ce1">
            <text:p>0,058306099</text:p>
          </table:table-cell>
          <table:table-cell office:value-type="float" office:value="4.6609864038598015E-2" table:formula="of:=1/3*[.F99]*[.H99]" table:style-name="ce1">
            <text:p>0,046609864</text:p>
          </table:table-cell>
          <table:table-cell office:value-type="float" office:value="6.4236825028864158E-2" table:formula="of:=1/3*[.F99]*[.I99]" table:style-name="ce1">
            <text:p>0,064236825</text:p>
          </table:table-cell>
          <table:table-cell office:value-type="float" office:value="4.3099472807961031E-2" table:formula="of:=1/3*[.G99]*[.H99]" table:style-name="ce1">
            <text:p>0,043099473</text:p>
          </table:table-cell>
          <table:table-cell office:value-type="float" office:value="5.9398870833620172E-2" table:formula="of:=1/3*[.G99]*[.I99]" table:style-name="ce1">
            <text:p>0,059398871</text:p>
          </table:table-cell>
          <table:table-cell office:value-type="float" office:value="4.7483425434117835E-2" table:formula="of:=1/3*[.H99]*[.I99]" table:style-name="ce1">
            <text:p>0,047483425</text:p>
          </table:table-cell>
          <table:table-cell table:number-columns-repeated="16369"/>
        </table:table-row>
        <table:table-row table:style-name="ro1">
          <table:table-cell office:value-type="float" office:value="6.4" table:style-name="ce25">
            <text:p>6,4</text:p>
          </table:table-cell>
          <table:table-cell office:value-type="float" office:value="2.8" table:style-name="ce25">
            <text:p>2,8</text:p>
          </table:table-cell>
          <table:table-cell office:value-type="float" office:value="5.6" table:style-name="ce25">
            <text:p>5,6</text:p>
          </table:table-cell>
          <table:table-cell office:value-type="float" office:value="2.1" table:style-name="ce25">
            <text:p>2,1</text:p>
          </table:table-cell>
          <table:table-cell office:value-type="string" table:style-name="ce26">
            <text:p>Iris-virginica</text:p>
          </table:table-cell>
          <table:table-cell office:value-type="float" office:value="0.5459712062115577" table:formula="of:=((1/(SQRT(2*PI())*[.U$11])))*EXP((-1/2)*(([.A100]-[.U$3])^2)/(([.U$11])^2))" table:style-name="ce14">
            <text:p>0,545971</text:p>
          </table:table-cell>
          <table:table-cell office:value-type="float" office:value="0.41456553034093269" table:formula="of:=((1/(SQRT(2*PI()))))*EXP((([.B100]-[.U$4])^2)/(2*[.U$12])^2)" table:style-name="ce14">
            <text:p>0,414566</text:p>
          </table:table-cell>
          <table:table-cell office:value-type="float" office:value="0.65718114979870013" table:formula="of:=((1/(SQRT(2*PI())*[.U$13])))*EXP((-1/2)*(([.C100]-[.U$5])^2)/(([.U$13])^2))" table:style-name="ce14">
            <text:p>0,657181</text:p>
          </table:table-cell>
          <table:table-cell office:value-type="float" office:value="0.41959656312585919" table:formula="of:=((1/(SQRT(2*PI()))))*EXP((([.D100]-[.U$6])^2)/(2*[.U$14])^2)" table:style-name="ce14">
            <text:p>0,419597</text:p>
          </table:table-cell>
          <table:table-cell office:value-type="float" office:value="7.5446947551324375E-2" table:formula="of:=1/3*[.F100]*[.G100]" table:style-name="ce1">
            <text:p>0,075446948</text:p>
          </table:table-cell>
          <table:table-cell office:value-type="float" office:value="0.11960066168503156" table:formula="of:=1/3*[.F100]*[.H100]" table:style-name="ce1">
            <text:p>0,119600662</text:p>
          </table:table-cell>
          <table:table-cell office:value-type="float" office:value="7.6362547230683114E-2" table:formula="of:=1/3*[.F100]*[.I100]" table:style-name="ce1">
            <text:p>0,076362547</text:p>
          </table:table-cell>
          <table:table-cell office:value-type="float" office:value="9.0814883965454007E-2" table:formula="of:=1/3*[.G100]*[.H100]" table:style-name="ce1">
            <text:p>0,090814884</text:p>
          </table:table-cell>
          <table:table-cell office:value-type="float" office:value="5.7983423907168145E-2" table:formula="of:=1/3*[.G100]*[.I100]" table:style-name="ce1">
            <text:p>0,057983424</text:p>
          </table:table-cell>
          <table:table-cell office:value-type="float" office:value="9.1916983935544996E-2" table:formula="of:=1/3*[.H100]*[.I100]" table:style-name="ce1">
            <text:p>0,091916984</text:p>
          </table:table-cell>
          <table:table-cell table:number-columns-repeated="16369"/>
        </table:table-row>
        <table:table-row table:style-name="ro1">
          <table:table-cell office:value-type="float" office:value="7.2" table:style-name="ce25">
            <text:p>7,2</text:p>
          </table:table-cell>
          <table:table-cell office:value-type="float" office:value="3" table:style-name="ce25">
            <text:p>3,0</text:p>
          </table:table-cell>
          <table:table-cell office:value-type="float" office:value="5.8" table:style-name="ce25">
            <text:p>5,8</text:p>
          </table:table-cell>
          <table:table-cell office:value-type="float" office:value="1.6" table:style-name="ce25">
            <text:p>1,6</text:p>
          </table:table-cell>
          <table:table-cell office:value-type="string" table:style-name="ce26">
            <text:p>Iris-virginica</text:p>
          </table:table-cell>
          <table:table-cell office:value-type="float" office:value="0.40366071236421924" table:formula="of:=((1/(SQRT(2*PI())*[.U$11])))*EXP((-1/2)*(([.A101]-[.U$3])^2)/(([.U$11])^2))" table:style-name="ce14">
            <text:p>0,403661</text:p>
          </table:table-cell>
          <table:table-cell office:value-type="float" office:value="0.40217463865257275" table:formula="of:=((1/(SQRT(2*PI()))))*EXP((([.B101]-[.U$4])^2)/(2*[.U$12])^2)" table:style-name="ce14">
            <text:p>0,402175</text:p>
          </table:table-cell>
          <table:table-cell office:value-type="float" office:value="0.63116696477466061" table:formula="of:=((1/(SQRT(2*PI())*[.U$13])))*EXP((-1/2)*(([.C101]-[.U$5])^2)/(([.U$13])^2))" table:style-name="ce14">
            <text:p>0,631167</text:p>
          </table:table-cell>
          <table:table-cell office:value-type="float" office:value="0.6419335430134141" table:formula="of:=((1/(SQRT(2*PI()))))*EXP((([.D101]-[.U$6])^2)/(2*[.U$14])^2)" table:style-name="ce14">
            <text:p>0,641934</text:p>
          </table:table-cell>
          <table:table-cell office:value-type="float" office:value="5.4114033711106652E-2" table:formula="of:=1/3*[.F101]*[.G101]" table:style-name="ce1">
            <text:p>0,054114034</text:p>
          </table:table-cell>
          <table:table-cell office:value-type="float" office:value="8.492576887390052E-2" table:formula="of:=1/3*[.F101]*[.H101]" table:style-name="ce1">
            <text:p>0,084925769</text:p>
          </table:table-cell>
          <table:table-cell office:value-type="float" office:value="8.6374450421093957E-2" table:formula="of:=1/3*[.F101]*[.I101]" table:style-name="ce1">
            <text:p>0,08637445</text:p>
          </table:table-cell>
          <table:table-cell office:value-type="float" office:value="8.4613115329230063E-2" table:formula="of:=1/3*[.G101]*[.H101]" table:style-name="ce1">
            <text:p>0,084613115</text:p>
          </table:table-cell>
          <table:table-cell office:value-type="float" office:value="8.605646356679518E-2" table:formula="of:=1/3*[.G101]*[.I101]" table:style-name="ce1">
            <text:p>0,086056464</text:p>
          </table:table-cell>
          <table:table-cell office:value-type="float" office:value="0.13505574864360687" table:formula="of:=1/3*[.H101]*[.I101]" table:style-name="ce1">
            <text:p>0,135055749</text:p>
          </table:table-cell>
          <table:table-cell table:number-columns-repeated="16369"/>
        </table:table-row>
        <table:table-row table:style-name="ro1">
          <table:table-cell office:value-type="float" office:value="7.4" table:style-name="ce25">
            <text:p>7,4</text:p>
          </table:table-cell>
          <table:table-cell office:value-type="float" office:value="2.8" table:style-name="ce25">
            <text:p>2,8</text:p>
          </table:table-cell>
          <table:table-cell office:value-type="float" office:value="6.1" table:style-name="ce25">
            <text:p>6,1</text:p>
          </table:table-cell>
          <table:table-cell office:value-type="float" office:value="1.9" table:style-name="ce25">
            <text:p>1,9</text:p>
          </table:table-cell>
          <table:table-cell office:value-type="string" table:style-name="ce26">
            <text:p>Iris-virginica</text:p>
          </table:table-cell>
          <table:table-cell office:value-type="float" office:value="0.30448971055847851" table:formula="of:=((1/(SQRT(2*PI())*[.U$11])))*EXP((-1/2)*(([.A102]-[.U$3])^2)/(([.U$11])^2))" table:style-name="ce14">
            <text:p>0,304490</text:p>
          </table:table-cell>
          <table:table-cell office:value-type="float" office:value="0.41456553034093269" table:formula="of:=((1/(SQRT(2*PI()))))*EXP((([.B102]-[.U$4])^2)/(2*[.U$12])^2)" table:style-name="ce14">
            <text:p>0,414566</text:p>
          </table:table-cell>
          <table:table-cell office:value-type="float" office:value="0.48449076484680903" table:formula="of:=((1/(SQRT(2*PI())*[.U$13])))*EXP((-1/2)*(([.C102]-[.U$5])^2)/(([.U$13])^2))" table:style-name="ce14">
            <text:p>0,484491</text:p>
          </table:table-cell>
          <table:table-cell office:value-type="float" office:value="0.40696132081983111" table:formula="of:=((1/(SQRT(2*PI()))))*EXP((([.D102]-[.U$6])^2)/(2*[.U$14])^2)" table:style-name="ce14">
            <text:p>0,406961</text:p>
          </table:table-cell>
          <table:table-cell office:value-type="float" office:value="4.2076979447010908E-2" table:formula="of:=1/3*[.F102]*[.G102]" table:style-name="ce1">
            <text:p>0,042076979</text:p>
          </table:table-cell>
          <table:table-cell office:value-type="float" office:value="4.9174150918820249E-2" table:formula="of:=1/3*[.F102]*[.H102]" table:style-name="ce1">
            <text:p>0,049174151</text:p>
          </table:table-cell>
          <table:table-cell office:value-type="float" office:value="4.1305178261642164E-2" table:formula="of:=1/3*[.F102]*[.I102]" table:style-name="ce1">
            <text:p>0,041305178</text:p>
          </table:table-cell>
          <table:table-cell office:value-type="float" office:value="6.6951056958000493E-2" table:formula="of:=1/3*[.G102]*[.H102]" table:style-name="ce1">
            <text:p>0,066951057</text:p>
          </table:table-cell>
          <table:table-cell office:value-type="float" office:value="5.6237378597973238E-2" table:formula="of:=1/3*[.G102]*[.I102]" table:style-name="ce1">
            <text:p>0,056237379</text:p>
          </table:table-cell>
          <table:table-cell office:value-type="float" office:value="6.5723000529022524E-2" table:formula="of:=1/3*[.H102]*[.I102]" table:style-name="ce1">
            <text:p>0,065723001</text:p>
          </table:table-cell>
          <table:table-cell table:number-columns-repeated="16369"/>
        </table:table-row>
        <table:table-row table:style-name="ro1">
          <table:table-cell office:value-type="float" office:value="7.9" table:style-name="ce25">
            <text:p>7,9</text:p>
          </table:table-cell>
          <table:table-cell office:value-type="float" office:value="3.8" table:style-name="ce25">
            <text:p>3,8</text:p>
          </table:table-cell>
          <table:table-cell office:value-type="float" office:value="6.4" table:style-name="ce25">
            <text:p>6,4</text:p>
          </table:table-cell>
          <table:table-cell office:value-type="float" office:value="2" table:style-name="ce25">
            <text:p>2,0</text:p>
          </table:table-cell>
          <table:table-cell office:value-type="string" table:style-name="ce26">
            <text:p>Iris-virginica</text:p>
          </table:table-cell>
          <table:table-cell office:value-type="float" office:value="0.10484935478317432" table:formula="of:=((1/(SQRT(2*PI())*[.U$11])))*EXP((-1/2)*(([.A103]-[.U$3])^2)/(([.U$11])^2))" table:style-name="ce14">
            <text:p>0,104849</text:p>
          </table:table-cell>
          <table:table-cell office:value-type="float" office:value="1.8252092607053196" table:formula="of:=((1/(SQRT(2*PI()))))*EXP((([.B103]-[.U$4])^2)/(2*[.U$12])^2)" table:style-name="ce14">
            <text:p>1,825209</text:p>
          </table:table-cell>
          <table:table-cell office:value-type="float" office:value="0.29118550129175724" table:formula="of:=((1/(SQRT(2*PI())*[.U$13])))*EXP((-1/2)*(([.C103]-[.U$5])^2)/(([.U$13])^2))" table:style-name="ce14">
            <text:p>0,291186</text:p>
          </table:table-cell>
          <table:table-cell office:value-type="float" office:value="0.39963991112097957" table:formula="of:=((1/(SQRT(2*PI()))))*EXP((([.D103]-[.U$6])^2)/(2*[.U$14])^2)" table:style-name="ce14">
            <text:p>0,399640</text:p>
          </table:table-cell>
          <table:table-cell office:value-type="float" office:value="6.3790671109742444E-2" table:formula="of:=1/3*[.F103]*[.G103]" table:style-name="ce1">
            <text:p>0,063790671</text:p>
          </table:table-cell>
          <table:table-cell office:value-type="float" office:value="1.017687064421864E-2" table:formula="of:=1/3*[.F103]*[.H103]" table:style-name="ce1">
            <text:p>0,010176871</text:p>
          </table:table-cell>
          <table:table-cell office:value-type="float" office:value="1.3967328942213279E-2" table:formula="of:=1/3*[.F103]*[.I103]" table:style-name="ce1">
            <text:p>0,013967329</text:p>
          </table:table-cell>
          <table:table-cell office:value-type="float" office:value="0.17715815784694536" table:formula="of:=1/3*[.G103]*[.H103]" table:style-name="ce1">
            <text:p>0,177158158</text:p>
          </table:table-cell>
          <table:table-cell office:value-type="float" office:value="0.24314215557515423" table:formula="of:=1/3*[.G103]*[.I103]" table:style-name="ce1">
            <text:p>0,243142156</text:p>
          </table:table-cell>
          <table:table-cell office:value-type="float" office:value="3.8789782618651916E-2" table:formula="of:=1/3*[.H103]*[.I103]" table:style-name="ce1">
            <text:p>0,038789783</text:p>
          </table:table-cell>
          <table:table-cell table:number-columns-repeated="16369"/>
        </table:table-row>
        <table:table-row table:style-name="ro1">
          <table:table-cell office:value-type="float" office:value="6.4" table:style-name="ce25">
            <text:p>6,4</text:p>
          </table:table-cell>
          <table:table-cell office:value-type="float" office:value="2.8" table:style-name="ce25">
            <text:p>2,8</text:p>
          </table:table-cell>
          <table:table-cell office:value-type="float" office:value="5.6" table:style-name="ce25">
            <text:p>5,6</text:p>
          </table:table-cell>
          <table:table-cell office:value-type="float" office:value="2.2000000000000002" table:style-name="ce25">
            <text:p>2,2</text:p>
          </table:table-cell>
          <table:table-cell office:value-type="string" table:style-name="ce26">
            <text:p>Iris-virginica</text:p>
          </table:table-cell>
          <table:table-cell office:value-type="float" office:value="0.5459712062115577" table:formula="of:=((1/(SQRT(2*PI())*[.U$11])))*EXP((-1/2)*(([.A104]-[.U$3])^2)/(([.U$11])^2))" table:style-name="ce14">
            <text:p>0,545971</text:p>
          </table:table-cell>
          <table:table-cell office:value-type="float" office:value="0.41456553034093269" table:formula="of:=((1/(SQRT(2*PI()))))*EXP((([.B104]-[.U$4])^2)/(2*[.U$12])^2)" table:style-name="ce14">
            <text:p>0,414566</text:p>
          </table:table-cell>
          <table:table-cell office:value-type="float" office:value="0.65718114979870013" table:formula="of:=((1/(SQRT(2*PI())*[.U$13])))*EXP((-1/2)*(([.C104]-[.U$5])^2)/(([.U$13])^2))" table:style-name="ce14">
            <text:p>0,657181</text:p>
          </table:table-cell>
          <table:table-cell office:value-type="float" office:value="0.47102324472054102" table:formula="of:=((1/(SQRT(2*PI()))))*EXP((([.D104]-[.U$6])^2)/(2*[.U$14])^2)" table:style-name="ce14">
            <text:p>0,471023</text:p>
          </table:table-cell>
          <table:table-cell office:value-type="float" office:value="7.5446947551324375E-2" table:formula="of:=1/3*[.F104]*[.G104]" table:style-name="ce1">
            <text:p>0,075446948</text:p>
          </table:table-cell>
          <table:table-cell office:value-type="float" office:value="0.11960066168503156" table:formula="of:=1/3*[.F104]*[.H104]" table:style-name="ce1">
            <text:p>0,119600662</text:p>
          </table:table-cell>
          <table:table-cell office:value-type="float" office:value="8.5721709691251827E-2" table:formula="of:=1/3*[.F104]*[.I104]" table:style-name="ce1">
            <text:p>0,08572171</text:p>
          </table:table-cell>
          <table:table-cell office:value-type="float" office:value="9.0814883965454007E-2" table:formula="of:=1/3*[.G104]*[.H104]" table:style-name="ce1">
            <text:p>0,090814884</text:p>
          </table:table-cell>
          <table:table-cell office:value-type="float" office:value="6.5090000416825999E-2" table:formula="of:=1/3*[.G104]*[.I104]" table:style-name="ce1">
            <text:p>0,06509</text:p>
          </table:table-cell>
          <table:table-cell office:value-type="float" office:value="0.10318253251578655" table:formula="of:=1/3*[.H104]*[.I104]" table:style-name="ce1">
            <text:p>0,103182533</text:p>
          </table:table-cell>
          <table:table-cell table:number-columns-repeated="16369"/>
        </table:table-row>
        <table:table-row table:style-name="ro1">
          <table:table-cell office:value-type="float" office:value="6.3" table:style-name="ce25">
            <text:p>6,3</text:p>
          </table:table-cell>
          <table:table-cell office:value-type="float" office:value="2.8" table:style-name="ce25">
            <text:p>2,8</text:p>
          </table:table-cell>
          <table:table-cell office:value-type="float" office:value="5.0999999999999996" table:style-name="ce25">
            <text:p>5,1</text:p>
          </table:table-cell>
          <table:table-cell office:value-type="float" office:value="1.5" table:style-name="ce25">
            <text:p>1,5</text:p>
          </table:table-cell>
          <table:table-cell office:value-type="string" table:style-name="ce26">
            <text:p>Iris-virginica</text:p>
          </table:table-cell>
          <table:table-cell office:value-type="float" office:value="0.5166767276081099" table:formula="of:=((1/(SQRT(2*PI())*[.U$11])))*EXP((-1/2)*(([.A105]-[.U$3])^2)/(([.U$11])^2))" table:style-name="ce14">
            <text:p>0,516677</text:p>
          </table:table-cell>
          <table:table-cell office:value-type="float" office:value="0.41456553034093269" table:formula="of:=((1/(SQRT(2*PI()))))*EXP((([.B105]-[.U$4])^2)/(2*[.U$12])^2)" table:style-name="ce14">
            <text:p>0,414566</text:p>
          </table:table-cell>
          <table:table-cell office:value-type="float" office:value="0.4517793335075842" table:formula="of:=((1/(SQRT(2*PI())*[.U$13])))*EXP((-1/2)*(([.C105]-[.U$5])^2)/(([.U$13])^2))" table:style-name="ce14">
            <text:p>0,451779</text:p>
          </table:table-cell>
          <table:table-cell office:value-type="float" office:value="0.85420821933199365" table:formula="of:=((1/(SQRT(2*PI()))))*EXP((([.D105]-[.U$6])^2)/(2*[.U$14])^2)" table:style-name="ce14">
            <text:p>0,854208</text:p>
          </table:table-cell>
          <table:table-cell office:value-type="float" office:value="7.1398787198557898E-2" table:formula="of:=1/3*[.F105]*[.G105]" table:style-name="ce1">
            <text:p>0,071398787</text:p>
          </table:table-cell>
          <table:table-cell office:value-type="float" office:value="7.7807955879223831E-2" table:formula="of:=1/3*[.F105]*[.H105]" table:style-name="ce1">
            <text:p>0,077807956</text:p>
          </table:table-cell>
          <table:table-cell office:value-type="float" office:value="0.14711650248680169" table:formula="of:=1/3*[.F105]*[.I105]" table:style-name="ce1">
            <text:p>0,147116502</text:p>
          </table:table-cell>
          <table:table-cell office:value-type="float" office:value="6.2430712997548245E-2" table:formula="of:=1/3*[.G105]*[.H105]" table:style-name="ce1">
            <text:p>0,062430713</text:p>
          </table:table-cell>
          <table:table-cell office:value-type="float" office:value="0.11804176115631722" table:formula="of:=1/3*[.G105]*[.I105]" table:style-name="ce1">
            <text:p>0,118041761</text:p>
          </table:table-cell>
          <table:table-cell office:value-type="float" office:value="0.12863787333550278" table:formula="of:=1/3*[.H105]*[.I105]" table:style-name="ce1">
            <text:p>0,128637873</text:p>
          </table:table-cell>
          <table:table-cell table:number-columns-repeated="16369"/>
        </table:table-row>
        <table:table-row table:style-name="ro1">
          <table:table-cell office:value-type="float" office:value="6.1" table:style-name="ce25">
            <text:p>6,1</text:p>
          </table:table-cell>
          <table:table-cell office:value-type="float" office:value="2.6" table:style-name="ce25">
            <text:p>2,6</text:p>
          </table:table-cell>
          <table:table-cell office:value-type="float" office:value="5.6" table:style-name="ce25">
            <text:p>5,6</text:p>
          </table:table-cell>
          <table:table-cell office:value-type="float" office:value="1.4" table:style-name="ce25">
            <text:p>1,4</text:p>
          </table:table-cell>
          <table:table-cell office:value-type="string" table:style-name="ce26">
            <text:p>Iris-virginica</text:p>
          </table:table-cell>
          <table:table-cell office:value-type="float" office:value="0.43493119535109948" table:formula="of:=((1/(SQRT(2*PI())*[.U$11])))*EXP((-1/2)*(([.A106]-[.U$3])^2)/(([.U$11])^2))" table:style-name="ce14">
            <text:p>0,434931</text:p>
          </table:table-cell>
          <table:table-cell office:value-type="float" office:value="0.50319104084943356" table:formula="of:=((1/(SQRT(2*PI()))))*EXP((([.B106]-[.U$4])^2)/(2*[.U$12])^2)" table:style-name="ce14">
            <text:p>0,503191</text:p>
          </table:table-cell>
          <table:table-cell office:value-type="float" office:value="0.65718114979870013" table:formula="of:=((1/(SQRT(2*PI())*[.U$13])))*EXP((-1/2)*(([.C106]-[.U$5])^2)/(([.U$13])^2))" table:style-name="ce14">
            <text:p>0,657181</text:p>
          </table:table-cell>
          <table:table-cell office:value-type="float" office:value="1.2153035637374172" table:formula="of:=((1/(SQRT(2*PI()))))*EXP((([.D106]-[.U$6])^2)/(2*[.U$14])^2)" table:style-name="ce14">
            <text:p>1,215304</text:p>
          </table:table-cell>
          <table:table-cell office:value-type="float" office:value="7.2951160295536013E-2" table:formula="of:=1/3*[.F106]*[.G106]" table:style-name="ce1">
            <text:p>0,07295116</text:p>
          </table:table-cell>
          <table:table-cell office:value-type="float" office:value="9.5276194348052859E-2" table:formula="of:=1/3*[.F106]*[.H106]" table:style-name="ce1">
            <text:p>0,095276194</text:p>
          </table:table-cell>
          <table:table-cell office:value-type="float" office:value="0.17619114389692198" table:formula="of:=1/3*[.F106]*[.I106]" table:style-name="ce1">
            <text:p>0,176191144</text:p>
          </table:table-cell>
          <table:table-cell office:value-type="float" office:value="0.11022922226461181" table:formula="of:=1/3*[.G106]*[.H106]" table:style-name="ce1">
            <text:p>0,110229222</text:p>
          </table:table-cell>
          <table:table-cell office:value-type="float" office:value="0.20384328839501895" table:formula="of:=1/3*[.G106]*[.I106]" table:style-name="ce1">
            <text:p>0,203843288</text:p>
          </table:table-cell>
          <table:table-cell office:value-type="float" office:value="0.26622486445713789" table:formula="of:=1/3*[.H106]*[.I106]" table:style-name="ce1">
            <text:p>0,266224864</text:p>
          </table:table-cell>
          <table:table-cell table:number-columns-repeated="16369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2" number:min-integer-digits="1"/>
    </number:number-style>
    <number:number-style style:name="N38">
      <number:number number:decimal-places="6" number:min-integer-digits="1" number:grouping="true"/>
    </number:number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lansu</dc:creator>
    <meta:creation-date>2017-04-03T21:44:02Z</meta:creation-date>
    <dc:date>2017-04-05T01:05:56Z</dc:date>
    <meta:editing-cycles>6</meta:editing-cycles>
    <meta:editing-duration>PT888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178.5002362204724pt" svg:width="319.7425984251968pt" chart:style-name="Crt0">
        <chart:title chart:style-name="CT00">
          <text:p text:style-name="a0" text:class-names="" text:cond-style-name="">SL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Resolução.$S$17" chart:values-cell-range-address="Resolução.$S$18:.$S$28" chart:class="chart:scatter" chart:attached-axis="primary-y" chart:style-name="G0S0">
            <chart:domain table:cell-range-address="Resolução.$R$18:.$R$28"/>
            <chart:data-point chart:repeated="11"/>
          </chart:series>
          <chart:series chart:label-cell-address="Resolução.$T$17" chart:values-cell-range-address="Resolução.$T$18:.$T$28" chart:class="chart:scatter" chart:attached-axis="primary-y" chart:style-name="G0S1">
            <chart:domain table:cell-range-address="Resolução.$R$18:.$R$28"/>
            <chart:data-point chart:repeated="11"/>
          </chart:series>
          <chart:series chart:label-cell-address="Resolução.$U$17" chart:values-cell-range-address="Resolução.$U$18:.$U$28" chart:class="chart:scatter" chart:attached-axis="primary-y" chart:style-name="G0S2">
            <chart:domain table:cell-range-address="Resolução.$R$18:.$R$28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178.5002362204724pt" svg:width="322.1913385826772pt" chart:style-name="Crt0">
        <chart:title chart:style-name="CT00">
          <text:p text:style-name="a0" text:class-names="" text:cond-style-name="">SW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Resolução.$S$30" chart:values-cell-range-address="Resolução.$S$31:.$S$41" chart:class="chart:scatter" chart:attached-axis="primary-y" chart:style-name="G0S0">
            <chart:domain table:cell-range-address="Resolução.$R$31:.$R$41"/>
            <chart:data-point chart:repeated="11"/>
          </chart:series>
          <chart:series chart:label-cell-address="Resolução.$T$30" chart:values-cell-range-address="Resolução.$T$31:.$T$41" chart:class="chart:scatter" chart:attached-axis="primary-y" chart:style-name="G0S1">
            <chart:domain table:cell-range-address="Resolução.$R$31:.$R$41"/>
            <chart:data-point chart:repeated="11"/>
          </chart:series>
          <chart:series chart:label-cell-address="Resolução.$U$30" chart:values-cell-range-address="Resolução.$U$31:.$U$41" chart:class="chart:scatter" chart:attached-axis="primary-y" chart:style-name="G0S2">
            <chart:domain table:cell-range-address="Resolução.$R$31:.$R$41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180.0pt" svg:width="322.1913385826772pt" chart:style-name="Crt0">
        <chart:title chart:style-name="CT00">
          <text:p text:style-name="a0" text:class-names="" text:cond-style-name="">PL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Resolução.$S$43" chart:values-cell-range-address="Resolução.$S$44:.$S$54" chart:class="chart:scatter" chart:attached-axis="primary-y" chart:style-name="G0S0">
            <chart:domain table:cell-range-address="Resolução.$R$44:.$R$54"/>
            <chart:data-point chart:repeated="11"/>
          </chart:series>
          <chart:series chart:label-cell-address="Resolução.$T$43" chart:values-cell-range-address="Resolução.$T$44:.$T$54" chart:class="chart:scatter" chart:attached-axis="primary-y" chart:style-name="G0S1">
            <chart:domain table:cell-range-address="Resolução.$R$44:.$R$54"/>
            <chart:data-point chart:repeated="11"/>
          </chart:series>
          <chart:series chart:label-cell-address="Resolução.$U$43" chart:values-cell-range-address="Resolução.$U$44:.$U$54" chart:class="chart:scatter" chart:attached-axis="primary-y" chart:style-name="G0S2">
            <chart:domain table:cell-range-address="Resolução.$R$44:.$R$54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179.2496850393701pt" svg:width="325.5659842519685pt" chart:style-name="Crt0">
        <chart:title chart:style-name="CT00">
          <text:p text:style-name="a0" text:class-names="" text:cond-style-name="">PW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Resolução.$S$56" chart:values-cell-range-address="Resolução.$S$57:.$S$67" chart:class="chart:scatter" chart:attached-axis="primary-y" chart:style-name="G0S0">
            <chart:domain table:cell-range-address="Resolução.$R$57:.$R$67"/>
            <chart:data-point chart:repeated="11"/>
          </chart:series>
          <chart:series chart:label-cell-address="Resolução.$T$56" chart:values-cell-range-address="Resolução.$T$57:.$T$67" chart:class="chart:scatter" chart:attached-axis="primary-y" chart:style-name="G0S1">
            <chart:domain table:cell-range-address="Resolução.$R$57:.$R$67"/>
            <chart:data-point chart:repeated="11"/>
          </chart:series>
          <chart:series chart:label-cell-address="Resolução.$U$56" chart:values-cell-range-address="Resolução.$U$57:.$U$67" chart:class="chart:scatter" chart:attached-axis="primary-y" chart:style-name="G0S2">
            <chart:domain table:cell-range-address="Resolução.$R$57:.$R$67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Resolução.$AE$17" chart:values-cell-range-address="Resolução.$AE$18:.$AE$28" chart:class="chart:scatter" chart:attached-axis="primary-y" chart:style-name="G0S0">
            <chart:domain table:cell-range-address="Resolução.$AD$18:.$AD$28"/>
            <chart:data-point chart:repeated="11"/>
          </chart:series>
          <chart:series chart:label-cell-address="Resolução.$AF$17" chart:values-cell-range-address="Resolução.$AF$18:.$AF$28" chart:class="chart:scatter" chart:attached-axis="primary-y" chart:style-name="G0S1">
            <chart:domain table:cell-range-address="Resolução.$AD$18:.$AD$28"/>
            <chart:data-point chart:repeated="11"/>
          </chart:series>
          <chart:series chart:label-cell-address="Resolução.$AG$17" chart:values-cell-range-address="Resolução.$AG$18:.$AG$28" chart:class="chart:scatter" chart:attached-axis="primary-y" chart:style-name="G0S2">
            <chart:domain table:cell-range-address="Resolução.$AD$18:.$AD$28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